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36in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18"/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2" table:default-cell-style-name="ce2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891 &lt;br&gt; Longitude : <text:s text:c="6"/>29.340&lt;br&gt;Date Acquired : 2022-06-25 &lt;br&gt;Time: 00:0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9.34036000, <text:s/>51.89069000&lt;/coordinates&gt;&lt;/Point&gt;&lt;/Placemark&gt;</text:p>
          </table:table-cell>
          <table:table-cell office:value-type="float" office:value="883">
            <text:p>883</text:p>
          </table:table-cell>
          <table:table-cell table:formula="of:=IF([.D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];162;10)" office:value-type="string" office:string-value="2022-06-25">
            <text:p>2022-06-25</text:p>
          </table:table-cell>
          <table:table-cell table:formula="of:=RIGHT([.A1];LEN([.A1])-FIND(&quot;&lt;/description&gt;&quot;;[.A1])+1)" office:value-type="string" office:string-value="&lt;/description&gt;&lt;Point&gt;&lt;coordinates&gt;  29.34036000,  51.89069000&lt;/coordinates&gt;&lt;/Point&gt;&lt;/Placemark&gt;">
            <text:p>&lt;/description&gt;&lt;Point&gt;&lt;coordinates&gt; <text:s/>29.34036000, <text:s/>51.89069000&lt;/coordinates&gt;&lt;/Point&gt;&lt;/Placemark&gt;</text:p>
          </table:table-cell>
          <table:table-cell office:value-type="float" office:value="883">
            <text:p>883</text:p>
          </table:table-cell>
          <table:table-cell table:formula="of:=VALUE(LEFT(MID([.A1];FIND(&quot;&lt;coordinates&gt;&quot;;[.A1])+15;26);11))" office:value-type="float" office:value="29.34036">
            <text:p>29.34036000</text:p>
          </table:table-cell>
          <table:table-cell table:formula="of:=VALUE(RIGHT(MID([.A1];FIND(&quot;&lt;coordinates&gt;&quot;;[.A1])+14;26);11))" office:value-type="float" office:value="51.89069">
            <text:p>51.89069000</text:p>
          </table:table-cell>
          <table:table-cell table:formula="of:=SQRT(([.G1]-[.G#REF!])*([.G1]-[.G#REF!])+([.H1]-[.H#REF!])*([.H1]-[.H#REF!]))" office:value-type="float" office:value="0">
            <text:p>#REF!</text:p>
          </table:table-cell>
          <table:table-cell table:number-columns-repeated="2" office:value-type="float" office:value="1">
            <text:p>1</text:p>
          </table:table-cell>
          <table:table-cell table:formula="of:=[.J1]*[.K1]" office:value-type="float" office:value="1">
            <text:p>1</text:p>
          </table:table-cell>
          <table:table-cell office:value-type="float" office:value="0.006">
            <text:p>0.00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874 &lt;br&gt; Longitude : <text:s text:c="6"/>33.415&lt;br&gt;Date Acquired : 2022-06-25 &lt;br&gt;Time: 00:03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41513000, <text:s/>47.87366000&lt;/coordinates&gt;&lt;/Point&gt;&lt;/Placemark&gt;</text:p>
          </table:table-cell>
          <table:table-cell office:value-type="float" office:value="203">
            <text:p>203</text:p>
          </table:table-cell>
          <table:table-cell table:formula="of:=IF([.D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];162;10)" office:value-type="string" office:string-value="2022-06-25">
            <text:p>2022-06-25</text:p>
          </table:table-cell>
          <table:table-cell table:formula="of:=RIGHT([.A2];LEN([.A2])-FIND(&quot;&lt;/description&gt;&quot;;[.A2])+1)" office:value-type="string" office:string-value="&lt;/description&gt;&lt;Point&gt;&lt;coordinates&gt;  33.41513000,  47.87366000&lt;/coordinates&gt;&lt;/Point&gt;&lt;/Placemark&gt;">
            <text:p>&lt;/description&gt;&lt;Point&gt;&lt;coordinates&gt; <text:s/>33.41513000, <text:s/>47.87366000&lt;/coordinates&gt;&lt;/Point&gt;&lt;/Placemark&gt;</text:p>
          </table:table-cell>
          <table:table-cell office:value-type="float" office:value="203">
            <text:p>203</text:p>
          </table:table-cell>
          <table:table-cell table:formula="of:=VALUE(LEFT(MID([.A2];FIND(&quot;&lt;coordinates&gt;&quot;;[.A2])+15;26);11))" office:value-type="float" office:value="33.41513">
            <text:p>33.41513000</text:p>
          </table:table-cell>
          <table:table-cell table:formula="of:=VALUE(RIGHT(MID([.A2];FIND(&quot;&lt;coordinates&gt;&quot;;[.A2])+14;26);11))" office:value-type="float" office:value="47.87366">
            <text:p>47.87366000</text:p>
          </table:table-cell>
          <table:table-cell table:formula="of:=SQRT(([.G2]-[.G1])*([.G2]-[.G1])+([.H2]-[.H1])*([.H2]-[.H1]))" office:value-type="float" office:value="5.72191231790561">
            <text:p>5.7219123179</text:p>
          </table:table-cell>
          <table:table-cell table:number-columns-repeated="2" office:value-type="float" office:value="1">
            <text:p>1</text:p>
          </table:table-cell>
          <table:table-cell table:formula="of:=[.J2]*[.K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867 &lt;br&gt; Longitude : <text:s text:c="6"/>33.430&lt;br&gt;Date Acquired : 2022-06-25 &lt;br&gt;Time: 00:03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43018000, <text:s/>47.86721000&lt;/coordinates&gt;&lt;/Point&gt;&lt;/Placemark&gt;</text:p>
          </table:table-cell>
          <table:table-cell office:value-type="float" office:value="182">
            <text:p>182</text:p>
          </table:table-cell>
          <table:table-cell table:formula="of:=IF([.D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];162;10)" office:value-type="string" office:string-value="2022-06-25">
            <text:p>2022-06-25</text:p>
          </table:table-cell>
          <table:table-cell table:formula="of:=RIGHT([.A3];LEN([.A3])-FIND(&quot;&lt;/description&gt;&quot;;[.A3])+1)" office:value-type="string" office:string-value="&lt;/description&gt;&lt;Point&gt;&lt;coordinates&gt;  33.43018000,  47.86721000&lt;/coordinates&gt;&lt;/Point&gt;&lt;/Placemark&gt;">
            <text:p>&lt;/description&gt;&lt;Point&gt;&lt;coordinates&gt; <text:s/>33.43018000, <text:s/>47.86721000&lt;/coordinates&gt;&lt;/Point&gt;&lt;/Placemark&gt;</text:p>
          </table:table-cell>
          <table:table-cell office:value-type="float" office:value="182">
            <text:p>182</text:p>
          </table:table-cell>
          <table:table-cell table:formula="of:=VALUE(LEFT(MID([.A3];FIND(&quot;&lt;coordinates&gt;&quot;;[.A3])+15;26);11))" office:value-type="float" office:value="33.43018">
            <text:p>33.43018000</text:p>
          </table:table-cell>
          <table:table-cell table:formula="of:=VALUE(RIGHT(MID([.A3];FIND(&quot;&lt;coordinates&gt;&quot;;[.A3])+14;26);11))" office:value-type="float" office:value="47.86721">
            <text:p>47.86721000</text:p>
          </table:table-cell>
          <table:table-cell table:formula="of:=SQRT(([.G3]-[.G2])*([.G3]-[.G2])+([.H3]-[.H2])*([.H3]-[.H2]))" office:value-type="float" office:value="0.0163739121776098">
            <text:p>0.0163739122</text:p>
          </table:table-cell>
          <table:table-cell table:number-columns-repeated="2" office:value-type="float" office:value="1">
            <text:p>1</text:p>
          </table:table-cell>
          <table:table-cell table:formula="of:=[.J3]*[.K3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520 &lt;br&gt; Longitude : <text:s text:c="6"/>33.521&lt;br&gt;Date Acquired : 2022-06-25 &lt;br&gt;Time: 00:03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52098000, <text:s/>47.52044000&lt;/coordinates&gt;&lt;/Point&gt;&lt;/Placemark&gt;</text:p>
          </table:table-cell>
          <table:table-cell office:value-type="float" office:value="18">
            <text:p>18</text:p>
          </table:table-cell>
          <table:table-cell table:formula="of:=IF([.D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];162;10)" office:value-type="string" office:string-value="2022-06-25">
            <text:p>2022-06-25</text:p>
          </table:table-cell>
          <table:table-cell table:formula="of:=RIGHT([.A4];LEN([.A4])-FIND(&quot;&lt;/description&gt;&quot;;[.A4])+1)" office:value-type="string" office:string-value="&lt;/description&gt;&lt;Point&gt;&lt;coordinates&gt;  33.52098000,  47.52044000&lt;/coordinates&gt;&lt;/Point&gt;&lt;/Placemark&gt;">
            <text:p>&lt;/description&gt;&lt;Point&gt;&lt;coordinates&gt; <text:s/>33.52098000, <text:s/>47.52044000&lt;/coordinates&gt;&lt;/Point&gt;&lt;/Placemark&gt;</text:p>
          </table:table-cell>
          <table:table-cell office:value-type="float" office:value="18">
            <text:p>18</text:p>
          </table:table-cell>
          <table:table-cell table:formula="of:=VALUE(LEFT(MID([.A4];FIND(&quot;&lt;coordinates&gt;&quot;;[.A4])+15;26);11))" office:value-type="float" office:value="33.52098">
            <text:p>33.52098000</text:p>
          </table:table-cell>
          <table:table-cell table:formula="of:=VALUE(RIGHT(MID([.A4];FIND(&quot;&lt;coordinates&gt;&quot;;[.A4])+14;26);11))" office:value-type="float" office:value="47.52044">
            <text:p>47.52044000</text:p>
          </table:table-cell>
          <table:table-cell table:formula="of:=SQRT(([.G4]-[.G3])*([.G4]-[.G3])+([.H4]-[.H3])*([.H4]-[.H3]))" office:value-type="float" office:value="0.358460699240516">
            <text:p>0.3584606992</text:p>
          </table:table-cell>
          <table:table-cell table:number-columns-repeated="2" office:value-type="float" office:value="1">
            <text:p>1</text:p>
          </table:table-cell>
          <table:table-cell table:formula="of:=[.J4]*[.K4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626 &lt;br&gt; Longitude : <text:s text:c="6"/>34.356&lt;br&gt;Date Acquired : 2022-06-25 &lt;br&gt;Time: 00:03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35637000, <text:s/>47.62619000&lt;/coordinates&gt;&lt;/Point&gt;&lt;/Placemark&gt;</text:p>
          </table:table-cell>
          <table:table-cell office:value-type="float" office:value="36">
            <text:p>36</text:p>
          </table:table-cell>
          <table:table-cell table:formula="of:=IF([.D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];162;10)" office:value-type="string" office:string-value="2022-06-25">
            <text:p>2022-06-25</text:p>
          </table:table-cell>
          <table:table-cell table:formula="of:=RIGHT([.A5];LEN([.A5])-FIND(&quot;&lt;/description&gt;&quot;;[.A5])+1)" office:value-type="string" office:string-value="&lt;/description&gt;&lt;Point&gt;&lt;coordinates&gt;  34.35637000,  47.62619000&lt;/coordinates&gt;&lt;/Point&gt;&lt;/Placemark&gt;">
            <text:p>&lt;/description&gt;&lt;Point&gt;&lt;coordinates&gt; <text:s/>34.35637000, <text:s/>47.62619000&lt;/coordinates&gt;&lt;/Point&gt;&lt;/Placemark&gt;</text:p>
          </table:table-cell>
          <table:table-cell office:value-type="float" office:value="36">
            <text:p>36</text:p>
          </table:table-cell>
          <table:table-cell table:formula="of:=VALUE(LEFT(MID([.A5];FIND(&quot;&lt;coordinates&gt;&quot;;[.A5])+15;26);11))" office:value-type="float" office:value="34.35637">
            <text:p>34.35637000</text:p>
          </table:table-cell>
          <table:table-cell table:formula="of:=VALUE(RIGHT(MID([.A5];FIND(&quot;&lt;coordinates&gt;&quot;;[.A5])+14;26);11))" office:value-type="float" office:value="47.62619">
            <text:p>47.62619000</text:p>
          </table:table-cell>
          <table:table-cell table:formula="of:=SQRT(([.G5]-[.G4])*([.G5]-[.G4])+([.H5]-[.H4])*([.H5]-[.H4]))" office:value-type="float" office:value="0.842056716973385">
            <text:p>0.842056717</text:p>
          </table:table-cell>
          <table:table-cell table:number-columns-repeated="2" office:value-type="float" office:value="1">
            <text:p>1</text:p>
          </table:table-cell>
          <table:table-cell table:formula="of:=[.J5]*[.K5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859 &lt;br&gt; Longitude : <text:s text:c="6"/>35.140&lt;br&gt;Date Acquired : 2022-06-25 &lt;br&gt;Time: 00:03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13964000, <text:s/>47.85925000&lt;/coordinates&gt;&lt;/Point&gt;&lt;/Placemark&gt;</text:p>
          </table:table-cell>
          <table:table-cell office:value-type="float" office:value="157">
            <text:p>157</text:p>
          </table:table-cell>
          <table:table-cell table:formula="of:=IF([.D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];162;10)" office:value-type="string" office:string-value="2022-06-25">
            <text:p>2022-06-25</text:p>
          </table:table-cell>
          <table:table-cell table:formula="of:=RIGHT([.A6];LEN([.A6])-FIND(&quot;&lt;/description&gt;&quot;;[.A6])+1)" office:value-type="string" office:string-value="&lt;/description&gt;&lt;Point&gt;&lt;coordinates&gt;  35.13964000,  47.85925000&lt;/coordinates&gt;&lt;/Point&gt;&lt;/Placemark&gt;">
            <text:p>&lt;/description&gt;&lt;Point&gt;&lt;coordinates&gt; <text:s/>35.13964000, <text:s/>47.85925000&lt;/coordinates&gt;&lt;/Point&gt;&lt;/Placemark&gt;</text:p>
          </table:table-cell>
          <table:table-cell office:value-type="float" office:value="157">
            <text:p>157</text:p>
          </table:table-cell>
          <table:table-cell table:formula="of:=VALUE(LEFT(MID([.A6];FIND(&quot;&lt;coordinates&gt;&quot;;[.A6])+15;26);11))" office:value-type="float" office:value="35.13964">
            <text:p>35.13964000</text:p>
          </table:table-cell>
          <table:table-cell table:formula="of:=VALUE(RIGHT(MID([.A6];FIND(&quot;&lt;coordinates&gt;&quot;;[.A6])+14;26);11))" office:value-type="float" office:value="47.85925">
            <text:p>47.85925000</text:p>
          </table:table-cell>
          <table:table-cell table:formula="of:=SQRT(([.G6]-[.G5])*([.G6]-[.G5])+([.H6]-[.H5])*([.H6]-[.H5]))" office:value-type="float" office:value="0.817207964045875">
            <text:p>0.817207964</text:p>
          </table:table-cell>
          <table:table-cell table:number-columns-repeated="2" office:value-type="float" office:value="1">
            <text:p>1</text:p>
          </table:table-cell>
          <table:table-cell table:formula="of:=[.J6]*[.K6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862 &lt;br&gt; Longitude : <text:s text:c="6"/>35.147&lt;br&gt;Date Acquired : 2022-06-25 &lt;br&gt;Time: 00:03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14726000, <text:s/>47.86153000&lt;/coordinates&gt;&lt;/Point&gt;&lt;/Placemark&gt;</text:p>
          </table:table-cell>
          <table:table-cell office:value-type="float" office:value="177">
            <text:p>177</text:p>
          </table:table-cell>
          <table:table-cell table:formula="of:=IF([.D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7];162;10)" office:value-type="string" office:string-value="2022-06-25">
            <text:p>2022-06-25</text:p>
          </table:table-cell>
          <table:table-cell table:formula="of:=RIGHT([.A7];LEN([.A7])-FIND(&quot;&lt;/description&gt;&quot;;[.A7])+1)" office:value-type="string" office:string-value="&lt;/description&gt;&lt;Point&gt;&lt;coordinates&gt;  35.14726000,  47.86153000&lt;/coordinates&gt;&lt;/Point&gt;&lt;/Placemark&gt;">
            <text:p>&lt;/description&gt;&lt;Point&gt;&lt;coordinates&gt; <text:s/>35.14726000, <text:s/>47.86153000&lt;/coordinates&gt;&lt;/Point&gt;&lt;/Placemark&gt;</text:p>
          </table:table-cell>
          <table:table-cell office:value-type="float" office:value="177">
            <text:p>177</text:p>
          </table:table-cell>
          <table:table-cell table:formula="of:=VALUE(LEFT(MID([.A7];FIND(&quot;&lt;coordinates&gt;&quot;;[.A7])+15;26);11))" office:value-type="float" office:value="35.14726">
            <text:p>35.14726000</text:p>
          </table:table-cell>
          <table:table-cell table:formula="of:=VALUE(RIGHT(MID([.A7];FIND(&quot;&lt;coordinates&gt;&quot;;[.A7])+14;26);11))" office:value-type="float" office:value="47.86153">
            <text:p>47.86153000</text:p>
          </table:table-cell>
          <table:table-cell table:formula="of:=SQRT(([.G7]-[.G6])*([.G7]-[.G6])+([.H7]-[.H6])*([.H7]-[.H6]))" office:value-type="float" office:value="0.00795379154869164">
            <text:p>0.0079537915</text:p>
          </table:table-cell>
          <table:table-cell table:number-columns-repeated="2" office:value-type="float" office:value="1">
            <text:p>1</text:p>
          </table:table-cell>
          <table:table-cell table:formula="of:=[.J7]*[.K7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874 &lt;br&gt; Longitude : <text:s text:c="6"/>35.160&lt;br&gt;Date Acquired : 2022-06-25 &lt;br&gt;Time: 00:03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15969000, <text:s/>47.87435000&lt;/coordinates&gt;&lt;/Point&gt;&lt;/Placemark&gt;</text:p>
          </table:table-cell>
          <table:table-cell office:value-type="float" office:value="210">
            <text:p>210</text:p>
          </table:table-cell>
          <table:table-cell table:formula="of:=IF([.D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8];162;10)" office:value-type="string" office:string-value="2022-06-25">
            <text:p>2022-06-25</text:p>
          </table:table-cell>
          <table:table-cell table:formula="of:=RIGHT([.A8];LEN([.A8])-FIND(&quot;&lt;/description&gt;&quot;;[.A8])+1)" office:value-type="string" office:string-value="&lt;/description&gt;&lt;Point&gt;&lt;coordinates&gt;  35.15969000,  47.87435000&lt;/coordinates&gt;&lt;/Point&gt;&lt;/Placemark&gt;">
            <text:p>&lt;/description&gt;&lt;Point&gt;&lt;coordinates&gt; <text:s/>35.15969000, <text:s/>47.87435000&lt;/coordinates&gt;&lt;/Point&gt;&lt;/Placemark&gt;</text:p>
          </table:table-cell>
          <table:table-cell office:value-type="float" office:value="210">
            <text:p>210</text:p>
          </table:table-cell>
          <table:table-cell table:formula="of:=VALUE(LEFT(MID([.A8];FIND(&quot;&lt;coordinates&gt;&quot;;[.A8])+15;26);11))" office:value-type="float" office:value="35.15969">
            <text:p>35.15969000</text:p>
          </table:table-cell>
          <table:table-cell table:formula="of:=VALUE(RIGHT(MID([.A8];FIND(&quot;&lt;coordinates&gt;&quot;;[.A8])+14;26);11))" office:value-type="float" office:value="47.87435">
            <text:p>47.87435000</text:p>
          </table:table-cell>
          <table:table-cell table:formula="of:=SQRT(([.G8]-[.G7])*([.G8]-[.G7])+([.H8]-[.H7])*([.H8]-[.H7]))" office:value-type="float" office:value="0.0178565758195634">
            <text:p>0.0178565758</text:p>
          </table:table-cell>
          <table:table-cell table:number-columns-repeated="2" office:value-type="float" office:value="1">
            <text:p>1</text:p>
          </table:table-cell>
          <table:table-cell table:formula="of:=[.J8]*[.K8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870 &lt;br&gt; Longitude : <text:s text:c="6"/>35.164&lt;br&gt;Date Acquired : 2022-06-25 &lt;br&gt;Time: 00:03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16418000, <text:s/>47.86959000&lt;/coordinates&gt;&lt;/Point&gt;&lt;/Placemark&gt;</text:p>
          </table:table-cell>
          <table:table-cell office:value-type="float" office:value="186">
            <text:p>186</text:p>
          </table:table-cell>
          <table:table-cell table:formula="of:=IF([.D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9];162;10)" office:value-type="string" office:string-value="2022-06-25">
            <text:p>2022-06-25</text:p>
          </table:table-cell>
          <table:table-cell table:formula="of:=RIGHT([.A9];LEN([.A9])-FIND(&quot;&lt;/description&gt;&quot;;[.A9])+1)" office:value-type="string" office:string-value="&lt;/description&gt;&lt;Point&gt;&lt;coordinates&gt;  35.16418000,  47.86959000&lt;/coordinates&gt;&lt;/Point&gt;&lt;/Placemark&gt;">
            <text:p>&lt;/description&gt;&lt;Point&gt;&lt;coordinates&gt; <text:s/>35.16418000, <text:s/>47.86959000&lt;/coordinates&gt;&lt;/Point&gt;&lt;/Placemark&gt;</text:p>
          </table:table-cell>
          <table:table-cell office:value-type="float" office:value="186">
            <text:p>186</text:p>
          </table:table-cell>
          <table:table-cell table:formula="of:=VALUE(LEFT(MID([.A9];FIND(&quot;&lt;coordinates&gt;&quot;;[.A9])+15;26);11))" office:value-type="float" office:value="35.16418">
            <text:p>35.16418000</text:p>
          </table:table-cell>
          <table:table-cell table:formula="of:=VALUE(RIGHT(MID([.A9];FIND(&quot;&lt;coordinates&gt;&quot;;[.A9])+14;26);11))" office:value-type="float" office:value="47.86959">
            <text:p>47.86959000</text:p>
          </table:table-cell>
          <table:table-cell table:formula="of:=SQRT(([.G9]-[.G8])*([.G9]-[.G8])+([.H9]-[.H8])*([.H9]-[.H8]))" office:value-type="float" office:value="0.0065435235156613">
            <text:p>0.0065435235</text:p>
          </table:table-cell>
          <table:table-cell table:number-columns-repeated="2" office:value-type="float" office:value="1">
            <text:p>1</text:p>
          </table:table-cell>
          <table:table-cell table:formula="of:=[.J9]*[.K9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880 &lt;br&gt; Longitude : <text:s text:c="6"/>35.189&lt;br&gt;Date Acquired : 2022-06-25 &lt;br&gt;Time: 00:03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18882000, <text:s/>47.87994000&lt;/coordinates&gt;&lt;/Point&gt;&lt;/Placemark&gt;</text:p>
          </table:table-cell>
          <table:table-cell office:value-type="float" office:value="218">
            <text:p>218</text:p>
          </table:table-cell>
          <table:table-cell table:formula="of:=IF([.D1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0];162;10)" office:value-type="string" office:string-value="2022-06-25">
            <text:p>2022-06-25</text:p>
          </table:table-cell>
          <table:table-cell table:formula="of:=RIGHT([.A10];LEN([.A10])-FIND(&quot;&lt;/description&gt;&quot;;[.A10])+1)" office:value-type="string" office:string-value="&lt;/description&gt;&lt;Point&gt;&lt;coordinates&gt;  35.18882000,  47.87994000&lt;/coordinates&gt;&lt;/Point&gt;&lt;/Placemark&gt;">
            <text:p>&lt;/description&gt;&lt;Point&gt;&lt;coordinates&gt; <text:s/>35.18882000, <text:s/>47.87994000&lt;/coordinates&gt;&lt;/Point&gt;&lt;/Placemark&gt;</text:p>
          </table:table-cell>
          <table:table-cell office:value-type="float" office:value="218">
            <text:p>218</text:p>
          </table:table-cell>
          <table:table-cell table:formula="of:=VALUE(LEFT(MID([.A10];FIND(&quot;&lt;coordinates&gt;&quot;;[.A10])+15;26);11))" office:value-type="float" office:value="35.18882">
            <text:p>35.18882000</text:p>
          </table:table-cell>
          <table:table-cell table:formula="of:=VALUE(RIGHT(MID([.A10];FIND(&quot;&lt;coordinates&gt;&quot;;[.A10])+14;26);11))" office:value-type="float" office:value="47.87994">
            <text:p>47.87994000</text:p>
          </table:table-cell>
          <table:table-cell table:formula="of:=SQRT(([.G10]-[.G9])*([.G10]-[.G9])+([.H10]-[.H9])*([.H10]-[.H9]))" office:value-type="float" office:value="0.0267254953181378">
            <text:p>0.0267254953</text:p>
          </table:table-cell>
          <table:table-cell table:number-columns-repeated="2" office:value-type="float" office:value="1">
            <text:p>1</text:p>
          </table:table-cell>
          <table:table-cell table:formula="of:=[.J10]*[.K10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822 &lt;br&gt; Longitude : <text:s text:c="6"/>35.230&lt;br&gt;Date Acquired : 2022-06-25 &lt;br&gt;Time: 00:03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22953000, <text:s/>47.82160000&lt;/coordinates&gt;&lt;/Point&gt;&lt;/Placemark&gt;</text:p>
          </table:table-cell>
          <table:table-cell office:value-type="float" office:value="137">
            <text:p>137</text:p>
          </table:table-cell>
          <table:table-cell table:formula="of:=IF([.D1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1];162;10)" office:value-type="string" office:string-value="2022-06-25">
            <text:p>2022-06-25</text:p>
          </table:table-cell>
          <table:table-cell table:formula="of:=RIGHT([.A11];LEN([.A11])-FIND(&quot;&lt;/description&gt;&quot;;[.A11])+1)" office:value-type="string" office:string-value="&lt;/description&gt;&lt;Point&gt;&lt;coordinates&gt;  35.22953000,  47.82160000&lt;/coordinates&gt;&lt;/Point&gt;&lt;/Placemark&gt;">
            <text:p>&lt;/description&gt;&lt;Point&gt;&lt;coordinates&gt; <text:s/>35.22953000, <text:s/>47.82160000&lt;/coordinates&gt;&lt;/Point&gt;&lt;/Placemark&gt;</text:p>
          </table:table-cell>
          <table:table-cell office:value-type="float" office:value="137">
            <text:p>137</text:p>
          </table:table-cell>
          <table:table-cell table:formula="of:=VALUE(LEFT(MID([.A11];FIND(&quot;&lt;coordinates&gt;&quot;;[.A11])+15;26);11))" office:value-type="float" office:value="35.22953">
            <text:p>35.22953000</text:p>
          </table:table-cell>
          <table:table-cell table:formula="of:=VALUE(RIGHT(MID([.A11];FIND(&quot;&lt;coordinates&gt;&quot;;[.A11])+14;26);11))" office:value-type="float" office:value="47.8216">
            <text:p>47.82160000</text:p>
          </table:table-cell>
          <table:table-cell table:formula="of:=SQRT(([.G11]-[.G10])*([.G11]-[.G10])+([.H11]-[.H10])*([.H11]-[.H10]))" office:value-type="float" office:value="0.0711397195664975">
            <text:p>0.0711397196</text:p>
          </table:table-cell>
          <table:table-cell table:number-columns-repeated="2" office:value-type="float" office:value="1">
            <text:p>1</text:p>
          </table:table-cell>
          <table:table-cell table:formula="of:=[.J11]*[.K11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477 &lt;br&gt; Longitude : <text:s text:c="6"/>36.365&lt;br&gt;Date Acquired : 2022-06-25 &lt;br&gt;Time: 00:03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36465000, <text:s/>47.47670000&lt;/coordinates&gt;&lt;/Point&gt;&lt;/Placemark&gt;</text:p>
          </table:table-cell>
          <table:table-cell office:value-type="float" office:value="9">
            <text:p>9</text:p>
          </table:table-cell>
          <table:table-cell table:formula="of:=IF([.D1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2];162;10)" office:value-type="string" office:string-value="2022-06-25">
            <text:p>2022-06-25</text:p>
          </table:table-cell>
          <table:table-cell table:formula="of:=RIGHT([.A12];LEN([.A12])-FIND(&quot;&lt;/description&gt;&quot;;[.A12])+1)" office:value-type="string" office:string-value="&lt;/description&gt;&lt;Point&gt;&lt;coordinates&gt;  36.36465000,  47.47670000&lt;/coordinates&gt;&lt;/Point&gt;&lt;/Placemark&gt;">
            <text:p>&lt;/description&gt;&lt;Point&gt;&lt;coordinates&gt; <text:s/>36.36465000, <text:s/>47.47670000&lt;/coordinates&gt;&lt;/Point&gt;&lt;/Placemark&gt;</text:p>
          </table:table-cell>
          <table:table-cell office:value-type="float" office:value="9">
            <text:p>9</text:p>
          </table:table-cell>
          <table:table-cell table:formula="of:=VALUE(LEFT(MID([.A12];FIND(&quot;&lt;coordinates&gt;&quot;;[.A12])+15;26);11))" office:value-type="float" office:value="36.36465">
            <text:p>36.36465000</text:p>
          </table:table-cell>
          <table:table-cell table:formula="of:=VALUE(RIGHT(MID([.A12];FIND(&quot;&lt;coordinates&gt;&quot;;[.A12])+14;26);11))" office:value-type="float" office:value="47.4767">
            <text:p>47.47670000</text:p>
          </table:table-cell>
          <table:table-cell table:formula="of:=SQRT(([.G12]-[.G#REF!])*([.G12]-[.G#REF!])+([.H12]-[.H#REF!])*([.H12]-[.H#REF!]))" office:value-type="float" office:value="0">
            <text:p>#REF!</text:p>
          </table:table-cell>
          <table:table-cell table:number-columns-repeated="2" office:value-type="float" office:value="1">
            <text:p>1</text:p>
          </table:table-cell>
          <table:table-cell table:formula="of:=[.J12]*[.K1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652 &lt;br&gt; Longitude : <text:s text:c="6"/>36.747&lt;br&gt;Date Acquired : 2022-06-25 &lt;br&gt;Time: 00:0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74722000, <text:s/>49.65207000&lt;/coordinates&gt;&lt;/Point&gt;&lt;/Placemark&gt;</text:p>
          </table:table-cell>
          <table:table-cell office:value-type="float" office:value="789">
            <text:p>789</text:p>
          </table:table-cell>
          <table:table-cell table:formula="of:=IF([.D1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3];162;10)" office:value-type="string" office:string-value="2022-06-25">
            <text:p>2022-06-25</text:p>
          </table:table-cell>
          <table:table-cell table:formula="of:=RIGHT([.A13];LEN([.A13])-FIND(&quot;&lt;/description&gt;&quot;;[.A13])+1)" office:value-type="string" office:string-value="&lt;/description&gt;&lt;Point&gt;&lt;coordinates&gt;  36.74722000,  49.65207000&lt;/coordinates&gt;&lt;/Point&gt;&lt;/Placemark&gt;">
            <text:p>&lt;/description&gt;&lt;Point&gt;&lt;coordinates&gt; <text:s/>36.74722000, <text:s/>49.65207000&lt;/coordinates&gt;&lt;/Point&gt;&lt;/Placemark&gt;</text:p>
          </table:table-cell>
          <table:table-cell office:value-type="float" office:value="789">
            <text:p>789</text:p>
          </table:table-cell>
          <table:table-cell table:formula="of:=VALUE(LEFT(MID([.A13];FIND(&quot;&lt;coordinates&gt;&quot;;[.A13])+15;26);11))" office:value-type="float" office:value="36.74722">
            <text:p>36.74722000</text:p>
          </table:table-cell>
          <table:table-cell table:formula="of:=VALUE(RIGHT(MID([.A13];FIND(&quot;&lt;coordinates&gt;&quot;;[.A13])+14;26);11))" office:value-type="float" office:value="49.65207">
            <text:p>49.65207000</text:p>
          </table:table-cell>
          <table:table-cell table:formula="of:=SQRT(([.G13]-[.G12])*([.G13]-[.G12])+([.H13]-[.H12])*([.H13]-[.H12]))" office:value-type="float" office:value="2.20875404737603">
            <text:p>2.2087540474</text:p>
          </table:table-cell>
          <table:table-cell table:number-columns-repeated="2" office:value-type="float" office:value="1">
            <text:p>1</text:p>
          </table:table-cell>
          <table:table-cell table:formula="of:=[.J13]*[.K13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847 &lt;br&gt; Longitude : <text:s text:c="6"/>38.304&lt;br&gt;Date Acquired : 2022-06-25 &lt;br&gt;Time: 00:0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0356000, <text:s/>48.84698000&lt;/coordinates&gt;&lt;/Point&gt;&lt;/Placemark&gt;</text:p>
          </table:table-cell>
          <table:table-cell office:value-type="float" office:value="170">
            <text:p>170</text:p>
          </table:table-cell>
          <table:table-cell table:formula="of:=IF([.D1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4];162;10)" office:value-type="string" office:string-value="2022-06-25">
            <text:p>2022-06-25</text:p>
          </table:table-cell>
          <table:table-cell table:formula="of:=RIGHT([.A14];LEN([.A14])-FIND(&quot;&lt;/description&gt;&quot;;[.A14])+1)" office:value-type="string" office:string-value="&lt;/description&gt;&lt;Point&gt;&lt;coordinates&gt;  38.30356000,  48.84698000&lt;/coordinates&gt;&lt;/Point&gt;&lt;/Placemark&gt;">
            <text:p>&lt;/description&gt;&lt;Point&gt;&lt;coordinates&gt; <text:s/>38.30356000, <text:s/>48.84698000&lt;/coordinates&gt;&lt;/Point&gt;&lt;/Placemark&gt;</text:p>
          </table:table-cell>
          <table:table-cell office:value-type="float" office:value="170">
            <text:p>170</text:p>
          </table:table-cell>
          <table:table-cell table:formula="of:=VALUE(LEFT(MID([.A14];FIND(&quot;&lt;coordinates&gt;&quot;;[.A14])+15;26);11))" office:value-type="float" office:value="38.30356">
            <text:p>38.30356000</text:p>
          </table:table-cell>
          <table:table-cell table:formula="of:=VALUE(RIGHT(MID([.A14];FIND(&quot;&lt;coordinates&gt;&quot;;[.A14])+14;26);11))" office:value-type="float" office:value="48.84698">
            <text:p>48.84698000</text:p>
          </table:table-cell>
          <table:table-cell table:formula="of:=SQRT(([.G14]-[.G13])*([.G14]-[.G13])+([.H14]-[.H13])*([.H14]-[.H13]))" office:value-type="float" office:value="1.75224544619183">
            <text:p>1.7522454462</text:p>
          </table:table-cell>
          <table:table-cell table:number-columns-repeated="2" office:value-type="float" office:value="1">
            <text:p>1</text:p>
          </table:table-cell>
          <table:table-cell table:formula="of:=[.J14]*[.K14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805 &lt;br&gt; Longitude : <text:s text:c="6"/>38.356&lt;br&gt;Date Acquired : 2022-06-25 &lt;br&gt;Time: 00:0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5577000, <text:s/>48.80473000&lt;/coordinates&gt;&lt;/Point&gt;&lt;/Placemark&gt;</text:p>
          </table:table-cell>
          <table:table-cell office:value-type="float" office:value="624">
            <text:p>624</text:p>
          </table:table-cell>
          <table:table-cell table:formula="of:=IF([.D1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5];162;10)" office:value-type="string" office:string-value="2022-06-25">
            <text:p>2022-06-25</text:p>
          </table:table-cell>
          <table:table-cell table:formula="of:=RIGHT([.A15];LEN([.A15])-FIND(&quot;&lt;/description&gt;&quot;;[.A15])+1)" office:value-type="string" office:string-value="&lt;/description&gt;&lt;Point&gt;&lt;coordinates&gt;  38.35577000,  48.80473000&lt;/coordinates&gt;&lt;/Point&gt;&lt;/Placemark&gt;">
            <text:p>&lt;/description&gt;&lt;Point&gt;&lt;coordinates&gt; <text:s/>38.35577000, <text:s/>48.80473000&lt;/coordinates&gt;&lt;/Point&gt;&lt;/Placemark&gt;</text:p>
          </table:table-cell>
          <table:table-cell office:value-type="float" office:value="624">
            <text:p>624</text:p>
          </table:table-cell>
          <table:table-cell table:formula="of:=VALUE(LEFT(MID([.A15];FIND(&quot;&lt;coordinates&gt;&quot;;[.A15])+15;26);11))" office:value-type="float" office:value="38.35577">
            <text:p>38.35577000</text:p>
          </table:table-cell>
          <table:table-cell table:formula="of:=VALUE(RIGHT(MID([.A15];FIND(&quot;&lt;coordinates&gt;&quot;;[.A15])+14;26);11))" office:value-type="float" office:value="48.80473">
            <text:p>48.80473000</text:p>
          </table:table-cell>
          <table:table-cell table:formula="of:=SQRT(([.G15]-[.G14])*([.G15]-[.G14])+([.H15]-[.H14])*([.H15]-[.H14]))" office:value-type="float" office:value="0.067163580905134">
            <text:p>0.0671635809</text:p>
          </table:table-cell>
          <table:table-cell table:number-columns-repeated="2" office:value-type="float" office:value="1">
            <text:p>1</text:p>
          </table:table-cell>
          <table:table-cell table:formula="of:=[.J15]*[.K15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839 &lt;br&gt; Longitude : <text:s text:c="6"/>38.413&lt;br&gt;Date Acquired : 2022-06-25 &lt;br&gt;Time: 00:5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41301000, <text:s/>48.83904000&lt;/coordinates&gt;&lt;/Point&gt;&lt;/Placemark&gt;</text:p>
          </table:table-cell>
          <table:table-cell office:value-type="float" office:value="168">
            <text:p>168</text:p>
          </table:table-cell>
          <table:table-cell table:formula="of:=IF([.D1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6];162;10)" office:value-type="string" office:string-value="2022-06-25">
            <text:p>2022-06-25</text:p>
          </table:table-cell>
          <table:table-cell table:formula="of:=RIGHT([.A16];LEN([.A16])-FIND(&quot;&lt;/description&gt;&quot;;[.A16])+1)" office:value-type="string" office:string-value="&lt;/description&gt;&lt;Point&gt;&lt;coordinates&gt;  38.41301000,  48.83904000&lt;/coordinates&gt;&lt;/Point&gt;&lt;/Placemark&gt;">
            <text:p>&lt;/description&gt;&lt;Point&gt;&lt;coordinates&gt; <text:s/>38.41301000, <text:s/>48.83904000&lt;/coordinates&gt;&lt;/Point&gt;&lt;/Placemark&gt;</text:p>
          </table:table-cell>
          <table:table-cell office:value-type="float" office:value="168">
            <text:p>168</text:p>
          </table:table-cell>
          <table:table-cell table:formula="of:=VALUE(LEFT(MID([.A16];FIND(&quot;&lt;coordinates&gt;&quot;;[.A16])+15;26);11))" office:value-type="float" office:value="38.41301">
            <text:p>38.41301000</text:p>
          </table:table-cell>
          <table:table-cell table:formula="of:=VALUE(RIGHT(MID([.A16];FIND(&quot;&lt;coordinates&gt;&quot;;[.A16])+14;26);11))" office:value-type="float" office:value="48.83904">
            <text:p>48.83904000</text:p>
          </table:table-cell>
          <table:table-cell table:formula="of:=SQRT(([.G16]-[.G15])*([.G16]-[.G15])+([.H16]-[.H15])*([.H16]-[.H15]))" office:value-type="float" office:value="0.0667352508049522">
            <text:p>0.0667352508</text:p>
          </table:table-cell>
          <table:table-cell table:number-columns-repeated="2" office:value-type="float" office:value="1">
            <text:p>1</text:p>
          </table:table-cell>
          <table:table-cell table:formula="of:=[.J16]*[.K16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803 &lt;br&gt; Longitude : <text:s text:c="6"/>38.418&lt;br&gt;Date Acquired : 2022-06-25 &lt;br&gt;Time: 00:0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41755000, <text:s/>48.80327000&lt;/coordinates&gt;&lt;/Point&gt;&lt;/Placemark&gt;</text:p>
          </table:table-cell>
          <table:table-cell office:value-type="float" office:value="594">
            <text:p>594</text:p>
          </table:table-cell>
          <table:table-cell table:formula="of:=IF([.D1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7];162;10)" office:value-type="string" office:string-value="2022-06-25">
            <text:p>2022-06-25</text:p>
          </table:table-cell>
          <table:table-cell table:formula="of:=RIGHT([.A17];LEN([.A17])-FIND(&quot;&lt;/description&gt;&quot;;[.A17])+1)" office:value-type="string" office:string-value="&lt;/description&gt;&lt;Point&gt;&lt;coordinates&gt;  38.41755000,  48.80327000&lt;/coordinates&gt;&lt;/Point&gt;&lt;/Placemark&gt;">
            <text:p>&lt;/description&gt;&lt;Point&gt;&lt;coordinates&gt; <text:s/>38.41755000, <text:s/>48.80327000&lt;/coordinates&gt;&lt;/Point&gt;&lt;/Placemark&gt;</text:p>
          </table:table-cell>
          <table:table-cell office:value-type="float" office:value="594">
            <text:p>594</text:p>
          </table:table-cell>
          <table:table-cell table:formula="of:=VALUE(LEFT(MID([.A17];FIND(&quot;&lt;coordinates&gt;&quot;;[.A17])+15;26);11))" office:value-type="float" office:value="38.41755">
            <text:p>38.41755000</text:p>
          </table:table-cell>
          <table:table-cell table:formula="of:=VALUE(RIGHT(MID([.A17];FIND(&quot;&lt;coordinates&gt;&quot;;[.A17])+14;26);11))" office:value-type="float" office:value="48.80327">
            <text:p>48.80327000</text:p>
          </table:table-cell>
          <table:table-cell table:formula="of:=SQRT(([.G17]-[.G16])*([.G17]-[.G16])+([.H17]-[.H16])*([.H17]-[.H16]))" office:value-type="float" office:value="0.0360569618797805">
            <text:p>0.0360569619</text:p>
          </table:table-cell>
          <table:table-cell table:number-columns-repeated="2" office:value-type="float" office:value="1">
            <text:p>1</text:p>
          </table:table-cell>
          <table:table-cell table:formula="of:=[.J17]*[.K17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874 &lt;br&gt; Longitude : <text:s text:c="6"/>38.428&lt;br&gt;Date Acquired : 2022-06-25 &lt;br&gt;Time: 00:0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42778000, <text:s/>48.87431000&lt;/coordinates&gt;&lt;/Point&gt;&lt;/Placemark&gt;</text:p>
          </table:table-cell>
          <table:table-cell office:value-type="float" office:value="696">
            <text:p>696</text:p>
          </table:table-cell>
          <table:table-cell table:formula="of:=IF([.D1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8];162;10)" office:value-type="string" office:string-value="2022-06-25">
            <text:p>2022-06-25</text:p>
          </table:table-cell>
          <table:table-cell table:formula="of:=RIGHT([.A18];LEN([.A18])-FIND(&quot;&lt;/description&gt;&quot;;[.A18])+1)" office:value-type="string" office:string-value="&lt;/description&gt;&lt;Point&gt;&lt;coordinates&gt;  38.42778000,  48.87431000&lt;/coordinates&gt;&lt;/Point&gt;&lt;/Placemark&gt;">
            <text:p>&lt;/description&gt;&lt;Point&gt;&lt;coordinates&gt; <text:s/>38.42778000, <text:s/>48.87431000&lt;/coordinates&gt;&lt;/Point&gt;&lt;/Placemark&gt;</text:p>
          </table:table-cell>
          <table:table-cell office:value-type="float" office:value="696">
            <text:p>696</text:p>
          </table:table-cell>
          <table:table-cell table:formula="of:=VALUE(LEFT(MID([.A18];FIND(&quot;&lt;coordinates&gt;&quot;;[.A18])+15;26);11))" office:value-type="float" office:value="38.42778">
            <text:p>38.42778000</text:p>
          </table:table-cell>
          <table:table-cell table:formula="of:=VALUE(RIGHT(MID([.A18];FIND(&quot;&lt;coordinates&gt;&quot;;[.A18])+14;26);11))" office:value-type="float" office:value="48.87431">
            <text:p>48.87431000</text:p>
          </table:table-cell>
          <table:table-cell table:formula="of:=SQRT(([.G18]-[.G17])*([.G18]-[.G17])+([.H18]-[.H17])*([.H18]-[.H17]))" office:value-type="float" office:value="0.0717727977718613">
            <text:p>0.0717727978</text:p>
          </table:table-cell>
          <table:table-cell table:number-columns-repeated="2" office:value-type="float" office:value="1">
            <text:p>1</text:p>
          </table:table-cell>
          <table:table-cell table:formula="of:=[.J18]*[.K18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833 &lt;br&gt; Longitude : <text:s text:c="6"/>38.438&lt;br&gt;Date Acquired : 2022-06-25 &lt;br&gt;Time: 00:5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43838000, <text:s/>48.83338000&lt;/coordinates&gt;&lt;/Point&gt;&lt;/Placemark&gt;</text:p>
          </table:table-cell>
          <table:table-cell office:value-type="float" office:value="666">
            <text:p>666</text:p>
          </table:table-cell>
          <table:table-cell table:formula="of:=IF([.D1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9];162;10)" office:value-type="string" office:string-value="2022-06-25">
            <text:p>2022-06-25</text:p>
          </table:table-cell>
          <table:table-cell table:formula="of:=RIGHT([.A19];LEN([.A19])-FIND(&quot;&lt;/description&gt;&quot;;[.A19])+1)" office:value-type="string" office:string-value="&lt;/description&gt;&lt;Point&gt;&lt;coordinates&gt;  38.43838000,  48.83338000&lt;/coordinates&gt;&lt;/Point&gt;&lt;/Placemark&gt;">
            <text:p>&lt;/description&gt;&lt;Point&gt;&lt;coordinates&gt; <text:s/>38.43838000, <text:s/>48.83338000&lt;/coordinates&gt;&lt;/Point&gt;&lt;/Placemark&gt;</text:p>
          </table:table-cell>
          <table:table-cell office:value-type="float" office:value="666">
            <text:p>666</text:p>
          </table:table-cell>
          <table:table-cell table:formula="of:=VALUE(LEFT(MID([.A19];FIND(&quot;&lt;coordinates&gt;&quot;;[.A19])+15;26);11))" office:value-type="float" office:value="38.43838">
            <text:p>38.43838000</text:p>
          </table:table-cell>
          <table:table-cell table:formula="of:=VALUE(RIGHT(MID([.A19];FIND(&quot;&lt;coordinates&gt;&quot;;[.A19])+14;26);11))" office:value-type="float" office:value="48.83338">
            <text:p>48.83338000</text:p>
          </table:table-cell>
          <table:table-cell table:formula="of:=SQRT(([.G19]-[.G18])*([.G19]-[.G18])+([.H19]-[.H18])*([.H19]-[.H18]))" office:value-type="float" office:value="0.0422803133857866">
            <text:p>0.0422803134</text:p>
          </table:table-cell>
          <table:table-cell table:number-columns-repeated="2" office:value-type="float" office:value="1">
            <text:p>1</text:p>
          </table:table-cell>
          <table:table-cell table:formula="of:=[.J19]*[.K19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897 &lt;br&gt; Longitude : <text:s text:c="6"/>38.475&lt;br&gt;Date Acquired : 2022-06-25 &lt;br&gt;Time: 00:5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47548000, <text:s/>48.89714000&lt;/coordinates&gt;&lt;/Point&gt;&lt;/Placemark&gt;</text:p>
          </table:table-cell>
          <table:table-cell office:value-type="float" office:value="710">
            <text:p>710</text:p>
          </table:table-cell>
          <table:table-cell table:formula="of:=IF([.D2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0];162;10)" office:value-type="string" office:string-value="2022-06-25">
            <text:p>2022-06-25</text:p>
          </table:table-cell>
          <table:table-cell table:formula="of:=RIGHT([.A20];LEN([.A20])-FIND(&quot;&lt;/description&gt;&quot;;[.A20])+1)" office:value-type="string" office:string-value="&lt;/description&gt;&lt;Point&gt;&lt;coordinates&gt;  38.47548000,  48.89714000&lt;/coordinates&gt;&lt;/Point&gt;&lt;/Placemark&gt;">
            <text:p>&lt;/description&gt;&lt;Point&gt;&lt;coordinates&gt; <text:s/>38.47548000, <text:s/>48.89714000&lt;/coordinates&gt;&lt;/Point&gt;&lt;/Placemark&gt;</text:p>
          </table:table-cell>
          <table:table-cell office:value-type="float" office:value="710">
            <text:p>710</text:p>
          </table:table-cell>
          <table:table-cell table:formula="of:=VALUE(LEFT(MID([.A20];FIND(&quot;&lt;coordinates&gt;&quot;;[.A20])+15;26);11))" office:value-type="float" office:value="38.47548">
            <text:p>38.47548000</text:p>
          </table:table-cell>
          <table:table-cell table:formula="of:=VALUE(RIGHT(MID([.A20];FIND(&quot;&lt;coordinates&gt;&quot;;[.A20])+14;26);11))" office:value-type="float" office:value="48.89714">
            <text:p>48.89714000</text:p>
          </table:table-cell>
          <table:table-cell table:formula="of:=SQRT(([.G20]-[.G19])*([.G20]-[.G19])+([.H20]-[.H19])*([.H20]-[.H19]))" office:value-type="float" office:value="0.0737682018216515">
            <text:p>0.0737682018</text:p>
          </table:table-cell>
          <table:table-cell table:number-columns-repeated="2" office:value-type="float" office:value="1">
            <text:p>1</text:p>
          </table:table-cell>
          <table:table-cell table:formula="of:=[.J20]*[.K20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888 &lt;br&gt; Longitude : <text:s text:c="6"/>38.541&lt;br&gt;Date Acquired : 2022-06-25 &lt;br&gt;Time: 00:0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54134000, <text:s/>48.88792000&lt;/coordinates&gt;&lt;/Point&gt;&lt;/Placemark&gt;</text:p>
          </table:table-cell>
          <table:table-cell office:value-type="float" office:value="699">
            <text:p>699</text:p>
          </table:table-cell>
          <table:table-cell table:formula="of:=IF([.D2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1];162;10)" office:value-type="string" office:string-value="2022-06-25">
            <text:p>2022-06-25</text:p>
          </table:table-cell>
          <table:table-cell table:formula="of:=RIGHT([.A21];LEN([.A21])-FIND(&quot;&lt;/description&gt;&quot;;[.A21])+1)" office:value-type="string" office:string-value="&lt;/description&gt;&lt;Point&gt;&lt;coordinates&gt;  38.54134000,  48.88792000&lt;/coordinates&gt;&lt;/Point&gt;&lt;/Placemark&gt;">
            <text:p>&lt;/description&gt;&lt;Point&gt;&lt;coordinates&gt; <text:s/>38.54134000, <text:s/>48.88792000&lt;/coordinates&gt;&lt;/Point&gt;&lt;/Placemark&gt;</text:p>
          </table:table-cell>
          <table:table-cell office:value-type="float" office:value="699">
            <text:p>699</text:p>
          </table:table-cell>
          <table:table-cell table:formula="of:=VALUE(LEFT(MID([.A21];FIND(&quot;&lt;coordinates&gt;&quot;;[.A21])+15;26);11))" office:value-type="float" office:value="38.54134">
            <text:p>38.54134000</text:p>
          </table:table-cell>
          <table:table-cell table:formula="of:=VALUE(RIGHT(MID([.A21];FIND(&quot;&lt;coordinates&gt;&quot;;[.A21])+14;26);11))" office:value-type="float" office:value="48.88792">
            <text:p>48.88792000</text:p>
          </table:table-cell>
          <table:table-cell table:formula="of:=SQRT(([.G21]-[.G20])*([.G21]-[.G20])+([.H21]-[.H20])*([.H21]-[.H20]))" office:value-type="float" office:value="0.066502240563759">
            <text:p>0.0665022406</text:p>
          </table:table-cell>
          <table:table-cell table:number-columns-repeated="2" office:value-type="float" office:value="1">
            <text:p>1</text:p>
          </table:table-cell>
          <table:table-cell table:formula="of:=[.J21]*[.K21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806 &lt;br&gt; Longitude : <text:s text:c="6"/>38.665&lt;br&gt;Date Acquired : 2022-06-25 &lt;br&gt;Time: 00:0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66483000, <text:s/>48.80646000&lt;/coordinates&gt;&lt;/Point&gt;&lt;/Placemark&gt;</text:p>
          </table:table-cell>
          <table:table-cell office:value-type="float" office:value="642">
            <text:p>642</text:p>
          </table:table-cell>
          <table:table-cell table:formula="of:=IF([.D2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2];162;10)" office:value-type="string" office:string-value="2022-06-25">
            <text:p>2022-06-25</text:p>
          </table:table-cell>
          <table:table-cell table:formula="of:=RIGHT([.A22];LEN([.A22])-FIND(&quot;&lt;/description&gt;&quot;;[.A22])+1)" office:value-type="string" office:string-value="&lt;/description&gt;&lt;Point&gt;&lt;coordinates&gt;  38.66483000,  48.80646000&lt;/coordinates&gt;&lt;/Point&gt;&lt;/Placemark&gt;">
            <text:p>&lt;/description&gt;&lt;Point&gt;&lt;coordinates&gt; <text:s/>38.66483000, <text:s/>48.80646000&lt;/coordinates&gt;&lt;/Point&gt;&lt;/Placemark&gt;</text:p>
          </table:table-cell>
          <table:table-cell office:value-type="float" office:value="642">
            <text:p>642</text:p>
          </table:table-cell>
          <table:table-cell table:formula="of:=VALUE(LEFT(MID([.A22];FIND(&quot;&lt;coordinates&gt;&quot;;[.A22])+15;26);11))" office:value-type="float" office:value="38.66483">
            <text:p>38.66483000</text:p>
          </table:table-cell>
          <table:table-cell table:formula="of:=VALUE(RIGHT(MID([.A22];FIND(&quot;&lt;coordinates&gt;&quot;;[.A22])+14;26);11))" office:value-type="float" office:value="48.80646">
            <text:p>48.80646000</text:p>
          </table:table-cell>
          <table:table-cell table:formula="of:=SQRT(([.G22]-[.G21])*([.G22]-[.G21])+([.H22]-[.H21])*([.H22]-[.H21]))" office:value-type="float" office:value="0.147937526341361">
            <text:p>0.1479375263</text:p>
          </table:table-cell>
          <table:table-cell table:number-columns-repeated="2" office:value-type="float" office:value="1">
            <text:p>1</text:p>
          </table:table-cell>
          <table:table-cell table:formula="of:=[.J22]*[.K2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6 &lt;br&gt; Longitude : <text:s text:c="6"/>38.754&lt;br&gt;Date Acquired : 2022-06-25 &lt;br&gt;Time: 00:5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5366000, <text:s/>48.46558000&lt;/coordinates&gt;&lt;/Point&gt;&lt;/Placemark&gt;</text:p>
          </table:table-cell>
          <table:table-cell office:value-type="float" office:value="416">
            <text:p>416</text:p>
          </table:table-cell>
          <table:table-cell table:formula="of:=IF([.D2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3];162;10)" office:value-type="string" office:string-value="2022-06-25">
            <text:p>2022-06-25</text:p>
          </table:table-cell>
          <table:table-cell table:formula="of:=RIGHT([.A23];LEN([.A23])-FIND(&quot;&lt;/description&gt;&quot;;[.A23])+1)" office:value-type="string" office:string-value="&lt;/description&gt;&lt;Point&gt;&lt;coordinates&gt;  38.75366000,  48.46558000&lt;/coordinates&gt;&lt;/Point&gt;&lt;/Placemark&gt;">
            <text:p>&lt;/description&gt;&lt;Point&gt;&lt;coordinates&gt; <text:s/>38.75366000, <text:s/>48.46558000&lt;/coordinates&gt;&lt;/Point&gt;&lt;/Placemark&gt;</text:p>
          </table:table-cell>
          <table:table-cell office:value-type="float" office:value="416">
            <text:p>416</text:p>
          </table:table-cell>
          <table:table-cell table:formula="of:=VALUE(LEFT(MID([.A23];FIND(&quot;&lt;coordinates&gt;&quot;;[.A23])+15;26);11))" office:value-type="float" office:value="38.75366">
            <text:p>38.75366000</text:p>
          </table:table-cell>
          <table:table-cell table:formula="of:=VALUE(RIGHT(MID([.A23];FIND(&quot;&lt;coordinates&gt;&quot;;[.A23])+14;26);11))" office:value-type="float" office:value="48.46558">
            <text:p>48.46558000</text:p>
          </table:table-cell>
          <table:table-cell table:formula="of:=SQRT(([.G23]-[.G22])*([.G23]-[.G22])+([.H23]-[.H22])*([.H23]-[.H22]))" office:value-type="float" office:value="0.352264024986938">
            <text:p>0.352264025</text:p>
          </table:table-cell>
          <table:table-cell table:number-columns-repeated="2" office:value-type="float" office:value="1">
            <text:p>1</text:p>
          </table:table-cell>
          <table:table-cell table:formula="of:=[.J23]*[.K23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5 &lt;br&gt; Longitude : <text:s text:c="6"/>38.776&lt;br&gt;Date Acquired : 2022-06-25 &lt;br&gt;Time: 00:5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7591000, <text:s/>48.46526000&lt;/coordinates&gt;&lt;/Point&gt;&lt;/Placemark&gt;</text:p>
          </table:table-cell>
          <table:table-cell office:value-type="float" office:value="411">
            <text:p>411</text:p>
          </table:table-cell>
          <table:table-cell table:formula="of:=IF([.D2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4];162;10)" office:value-type="string" office:string-value="2022-06-25">
            <text:p>2022-06-25</text:p>
          </table:table-cell>
          <table:table-cell table:formula="of:=RIGHT([.A24];LEN([.A24])-FIND(&quot;&lt;/description&gt;&quot;;[.A24])+1)" office:value-type="string" office:string-value="&lt;/description&gt;&lt;Point&gt;&lt;coordinates&gt;  38.77591000,  48.46526000&lt;/coordinates&gt;&lt;/Point&gt;&lt;/Placemark&gt;">
            <text:p>&lt;/description&gt;&lt;Point&gt;&lt;coordinates&gt; <text:s/>38.77591000, <text:s/>48.46526000&lt;/coordinates&gt;&lt;/Point&gt;&lt;/Placemark&gt;</text:p>
          </table:table-cell>
          <table:table-cell office:value-type="float" office:value="411">
            <text:p>411</text:p>
          </table:table-cell>
          <table:table-cell table:formula="of:=VALUE(LEFT(MID([.A24];FIND(&quot;&lt;coordinates&gt;&quot;;[.A24])+15;26);11))" office:value-type="float" office:value="38.77591">
            <text:p>38.77591000</text:p>
          </table:table-cell>
          <table:table-cell table:formula="of:=VALUE(RIGHT(MID([.A24];FIND(&quot;&lt;coordinates&gt;&quot;;[.A24])+14;26);11))" office:value-type="float" office:value="48.46526">
            <text:p>48.46526000</text:p>
          </table:table-cell>
          <table:table-cell table:formula="of:=SQRT(([.G24]-[.G23])*([.G24]-[.G23])+([.H24]-[.H23])*([.H24]-[.H23]))" office:value-type="float" office:value="0.022252301004622">
            <text:p>0.022252301</text:p>
          </table:table-cell>
          <table:table-cell table:number-columns-repeated="2" office:value-type="float" office:value="1">
            <text:p>1</text:p>
          </table:table-cell>
          <table:table-cell table:formula="of:=[.J24]*[.K24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669 &lt;br&gt; Longitude : <text:s text:c="6"/>39.563&lt;br&gt;Date Acquired : 2022-06-25 &lt;br&gt;Time: 00:0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9.56326000, <text:s/>49.66902000&lt;/coordinates&gt;&lt;/Point&gt;&lt;/Placemark&gt;</text:p>
          </table:table-cell>
          <table:table-cell office:value-type="float" office:value="796">
            <text:p>796</text:p>
          </table:table-cell>
          <table:table-cell table:formula="of:=IF([.D2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5];162;10)" office:value-type="string" office:string-value="2022-06-25">
            <text:p>2022-06-25</text:p>
          </table:table-cell>
          <table:table-cell table:formula="of:=RIGHT([.A25];LEN([.A25])-FIND(&quot;&lt;/description&gt;&quot;;[.A25])+1)" office:value-type="string" office:string-value="&lt;/description&gt;&lt;Point&gt;&lt;coordinates&gt;  39.56326000,  49.66902000&lt;/coordinates&gt;&lt;/Point&gt;&lt;/Placemark&gt;">
            <text:p>&lt;/description&gt;&lt;Point&gt;&lt;coordinates&gt; <text:s/>39.56326000, <text:s/>49.66902000&lt;/coordinates&gt;&lt;/Point&gt;&lt;/Placemark&gt;</text:p>
          </table:table-cell>
          <table:table-cell office:value-type="float" office:value="796">
            <text:p>796</text:p>
          </table:table-cell>
          <table:table-cell table:formula="of:=VALUE(LEFT(MID([.A25];FIND(&quot;&lt;coordinates&gt;&quot;;[.A25])+15;26);11))" office:value-type="float" office:value="39.56326">
            <text:p>39.56326000</text:p>
          </table:table-cell>
          <table:table-cell table:formula="of:=VALUE(RIGHT(MID([.A25];FIND(&quot;&lt;coordinates&gt;&quot;;[.A25])+14;26);11))" office:value-type="float" office:value="49.66902">
            <text:p>49.66902000</text:p>
          </table:table-cell>
          <table:table-cell table:formula="of:=SQRT(([.G25]-[.G24])*([.G25]-[.G24])+([.H25]-[.H24])*([.H25]-[.H24]))" office:value-type="float" office:value="1.43838734703139">
            <text:p>1.438387347</text:p>
          </table:table-cell>
          <table:table-cell table:number-columns-repeated="2" office:value-type="float" office:value="1">
            <text:p>1</text:p>
          </table:table-cell>
          <table:table-cell table:formula="of:=[.J25]*[.K25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0.844 &lt;br&gt; Longitude : <text:s text:c="6"/>26.100&lt;br&gt;Date Acquired : 2022-06-24 &lt;br&gt;Time: 11:4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09986000, <text:s/>50.84360000&lt;/coordinates&gt;&lt;/Point&gt;&lt;/Placemark&gt;</text:p>
          </table:table-cell>
          <table:table-cell office:value-type="float" office:value="846">
            <text:p>846</text:p>
          </table:table-cell>
          <table:table-cell table:formula="of:=IF([.D2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26];162;10)" office:value-type="string" office:string-value="2022-06-24">
            <text:p>2022-06-24</text:p>
          </table:table-cell>
          <table:table-cell table:formula="of:=RIGHT([.A26];LEN([.A26])-FIND(&quot;&lt;/description&gt;&quot;;[.A26])+1)" office:value-type="string" office:string-value="&lt;/description&gt;&lt;Point&gt;&lt;coordinates&gt;  26.09986000,  50.84360000&lt;/coordinates&gt;&lt;/Point&gt;&lt;/Placemark&gt;">
            <text:p>&lt;/description&gt;&lt;Point&gt;&lt;coordinates&gt; <text:s/>26.09986000, <text:s/>50.84360000&lt;/coordinates&gt;&lt;/Point&gt;&lt;/Placemark&gt;</text:p>
          </table:table-cell>
          <table:table-cell office:value-type="float" office:value="846">
            <text:p>846</text:p>
          </table:table-cell>
          <table:table-cell table:formula="of:=VALUE(LEFT(MID([.A26];FIND(&quot;&lt;coordinates&gt;&quot;;[.A26])+15;26);11))" office:value-type="float" office:value="26.09986">
            <text:p>26.09986000</text:p>
          </table:table-cell>
          <table:table-cell table:formula="of:=VALUE(RIGHT(MID([.A26];FIND(&quot;&lt;coordinates&gt;&quot;;[.A26])+14;26);11))" office:value-type="float" office:value="50.8436">
            <text:p>50.84360000</text:p>
          </table:table-cell>
          <table:table-cell table:formula="of:=SQRT(([.G26]-[.G25])*([.G26]-[.G25])+([.H26]-[.H25])*([.H26]-[.H25]))" office:value-type="float" office:value="13.514539494056">
            <text:p>13.5145394941</text:p>
          </table:table-cell>
          <table:table-cell table:number-columns-repeated="2" office:value-type="float" office:value="1">
            <text:p>1</text:p>
          </table:table-cell>
          <table:table-cell table:formula="of:=[.J26]*[.K26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0.063 &lt;br&gt; Longitude : <text:s text:c="6"/>26.381&lt;br&gt;Date Acquired : 2022-06-24 &lt;br&gt;Time: 10:58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38080000, <text:s/>50.06304000&lt;/coordinates&gt;&lt;/Point&gt;&lt;/Placemark&gt;</text:p>
          </table:table-cell>
          <table:table-cell office:value-type="float" office:value="797">
            <text:p>797</text:p>
          </table:table-cell>
          <table:table-cell table:formula="of:=IF([.D2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27];162;10)" office:value-type="string" office:string-value="2022-06-24">
            <text:p>2022-06-24</text:p>
          </table:table-cell>
          <table:table-cell table:formula="of:=RIGHT([.A27];LEN([.A27])-FIND(&quot;&lt;/description&gt;&quot;;[.A27])+1)" office:value-type="string" office:string-value="&lt;/description&gt;&lt;Point&gt;&lt;coordinates&gt;  26.38080000,  50.06304000&lt;/coordinates&gt;&lt;/Point&gt;&lt;/Placemark&gt;">
            <text:p>&lt;/description&gt;&lt;Point&gt;&lt;coordinates&gt; <text:s/>26.38080000, <text:s/>50.06304000&lt;/coordinates&gt;&lt;/Point&gt;&lt;/Placemark&gt;</text:p>
          </table:table-cell>
          <table:table-cell office:value-type="float" office:value="797">
            <text:p>797</text:p>
          </table:table-cell>
          <table:table-cell table:formula="of:=VALUE(LEFT(MID([.A27];FIND(&quot;&lt;coordinates&gt;&quot;;[.A27])+15;26);11))" office:value-type="float" office:value="26.3808">
            <text:p>26.38080000</text:p>
          </table:table-cell>
          <table:table-cell table:formula="of:=VALUE(RIGHT(MID([.A27];FIND(&quot;&lt;coordinates&gt;&quot;;[.A27])+14;26);11))" office:value-type="float" office:value="50.06304">
            <text:p>50.06304000</text:p>
          </table:table-cell>
          <table:table-cell table:formula="of:=SQRT(([.G27]-[.G26])*([.G27]-[.G26])+([.H27]-[.H26])*([.H27]-[.H26]))" office:value-type="float" office:value="0.829578927649445">
            <text:p>0.8295789276</text:p>
          </table:table-cell>
          <table:table-cell table:number-columns-repeated="2" office:value-type="float" office:value="1">
            <text:p>1</text:p>
          </table:table-cell>
          <table:table-cell table:formula="of:=[.J27]*[.K27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751 &lt;br&gt; Longitude : <text:s text:c="6"/>26.603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60318000, <text:s/>48.75146000&lt;/coordinates&gt;&lt;/Point&gt;&lt;/Placemark&gt;</text:p>
          </table:table-cell>
          <table:table-cell office:value-type="float" office:value="554">
            <text:p>554</text:p>
          </table:table-cell>
          <table:table-cell table:formula="of:=IF([.D2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28];162;10)" office:value-type="string" office:string-value="2022-06-24">
            <text:p>2022-06-24</text:p>
          </table:table-cell>
          <table:table-cell table:formula="of:=RIGHT([.A28];LEN([.A28])-FIND(&quot;&lt;/description&gt;&quot;;[.A28])+1)" office:value-type="string" office:string-value="&lt;/description&gt;&lt;Point&gt;&lt;coordinates&gt;  26.60318000,  48.75146000&lt;/coordinates&gt;&lt;/Point&gt;&lt;/Placemark&gt;">
            <text:p>&lt;/description&gt;&lt;Point&gt;&lt;coordinates&gt; <text:s/>26.60318000, <text:s/>48.75146000&lt;/coordinates&gt;&lt;/Point&gt;&lt;/Placemark&gt;</text:p>
          </table:table-cell>
          <table:table-cell office:value-type="float" office:value="554">
            <text:p>554</text:p>
          </table:table-cell>
          <table:table-cell table:formula="of:=VALUE(LEFT(MID([.A28];FIND(&quot;&lt;coordinates&gt;&quot;;[.A28])+15;26);11))" office:value-type="float" office:value="26.60318">
            <text:p>26.60318000</text:p>
          </table:table-cell>
          <table:table-cell table:formula="of:=VALUE(RIGHT(MID([.A28];FIND(&quot;&lt;coordinates&gt;&quot;;[.A28])+14;26);11))" office:value-type="float" office:value="48.75146">
            <text:p>48.75146000</text:p>
          </table:table-cell>
          <table:table-cell table:formula="of:=SQRT(([.G28]-[.G27])*([.G28]-[.G27])+([.H28]-[.H27])*([.H28]-[.H27]))" office:value-type="float" office:value="1.33029882387379">
            <text:p>1.3302988239</text:p>
          </table:table-cell>
          <table:table-cell table:number-columns-repeated="2" office:value-type="float" office:value="1">
            <text:p>1</text:p>
          </table:table-cell>
          <table:table-cell table:formula="of:=[.J28]*[.K28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789 &lt;br&gt; Longitude : <text:s text:c="6"/>28.955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8.95474000, <text:s/>47.78868000&lt;/coordinates&gt;&lt;/Point&gt;&lt;/Placemark&gt;</text:p>
          </table:table-cell>
          <table:table-cell office:value-type="float" office:value="129">
            <text:p>129</text:p>
          </table:table-cell>
          <table:table-cell table:formula="of:=IF([.D2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29];162;10)" office:value-type="string" office:string-value="2022-06-24">
            <text:p>2022-06-24</text:p>
          </table:table-cell>
          <table:table-cell table:formula="of:=RIGHT([.A29];LEN([.A29])-FIND(&quot;&lt;/description&gt;&quot;;[.A29])+1)" office:value-type="string" office:string-value="&lt;/description&gt;&lt;Point&gt;&lt;coordinates&gt;  28.95474000,  47.78868000&lt;/coordinates&gt;&lt;/Point&gt;&lt;/Placemark&gt;">
            <text:p>&lt;/description&gt;&lt;Point&gt;&lt;coordinates&gt; <text:s/>28.95474000, <text:s/>47.78868000&lt;/coordinates&gt;&lt;/Point&gt;&lt;/Placemark&gt;</text:p>
          </table:table-cell>
          <table:table-cell office:value-type="float" office:value="129">
            <text:p>129</text:p>
          </table:table-cell>
          <table:table-cell table:formula="of:=VALUE(LEFT(MID([.A29];FIND(&quot;&lt;coordinates&gt;&quot;;[.A29])+15;26);11))" office:value-type="float" office:value="28.95474">
            <text:p>28.95474000</text:p>
          </table:table-cell>
          <table:table-cell table:formula="of:=VALUE(RIGHT(MID([.A29];FIND(&quot;&lt;coordinates&gt;&quot;;[.A29])+14;26);11))" office:value-type="float" office:value="47.78868">
            <text:p>47.78868000</text:p>
          </table:table-cell>
          <table:table-cell table:formula="of:=SQRT(([.G29]-[.G28])*([.G29]-[.G28])+([.H29]-[.H28])*([.H29]-[.H28]))" office:value-type="float" office:value="2.54101943361321">
            <text:p>2.5410194336</text:p>
          </table:table-cell>
          <table:table-cell table:number-columns-repeated="2" office:value-type="float" office:value="1">
            <text:p>1</text:p>
          </table:table-cell>
          <table:table-cell table:formula="of:=[.J29]*[.K29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046 &lt;br&gt; Longitude : <text:s text:c="6"/>30.704&lt;br&gt;Date Acquired : 2022-06-24 &lt;br&gt;Time: 10:58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0.70434000, <text:s/>51.04599000&lt;/coordinates&gt;&lt;/Point&gt;&lt;/Placemark&gt;</text:p>
          </table:table-cell>
          <table:table-cell office:value-type="float" office:value="851">
            <text:p>851</text:p>
          </table:table-cell>
          <table:table-cell table:formula="of:=IF([.D3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30];162;10)" office:value-type="string" office:string-value="2022-06-24">
            <text:p>2022-06-24</text:p>
          </table:table-cell>
          <table:table-cell table:formula="of:=RIGHT([.A30];LEN([.A30])-FIND(&quot;&lt;/description&gt;&quot;;[.A30])+1)" office:value-type="string" office:string-value="&lt;/description&gt;&lt;Point&gt;&lt;coordinates&gt;  30.70434000,  51.04599000&lt;/coordinates&gt;&lt;/Point&gt;&lt;/Placemark&gt;">
            <text:p>&lt;/description&gt;&lt;Point&gt;&lt;coordinates&gt; <text:s/>30.70434000, <text:s/>51.04599000&lt;/coordinates&gt;&lt;/Point&gt;&lt;/Placemark&gt;</text:p>
          </table:table-cell>
          <table:table-cell office:value-type="float" office:value="851">
            <text:p>851</text:p>
          </table:table-cell>
          <table:table-cell table:formula="of:=VALUE(LEFT(MID([.A30];FIND(&quot;&lt;coordinates&gt;&quot;;[.A30])+15;26);11))" office:value-type="float" office:value="30.70434">
            <text:p>30.70434000</text:p>
          </table:table-cell>
          <table:table-cell table:formula="of:=VALUE(RIGHT(MID([.A30];FIND(&quot;&lt;coordinates&gt;&quot;;[.A30])+14;26);11))" office:value-type="float" office:value="51.04599">
            <text:p>51.04599000</text:p>
          </table:table-cell>
          <table:table-cell table:formula="of:=SQRT(([.G30]-[.G29])*([.G30]-[.G29])+([.H30]-[.H29])*([.H30]-[.H29]))" office:value-type="float" office:value="3.69745433996148">
            <text:p>3.69745434</text:p>
          </table:table-cell>
          <table:table-cell table:number-columns-repeated="2" office:value-type="float" office:value="1">
            <text:p>1</text:p>
          </table:table-cell>
          <table:table-cell table:formula="of:=[.J30]*[.K30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242 &lt;br&gt; Longitude : <text:s text:c="6"/>30.905&lt;br&gt;Date Acquired : 2022-06-24 &lt;br&gt;Time: 11:49 UTC&lt;br&gt;Confidence [0-100] : high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0.90495000, <text:s/>51.24224000&lt;/coordinates&gt;&lt;/Point&gt;&lt;/Placemark&gt;</text:p>
          </table:table-cell>
          <table:table-cell office:value-type="float" office:value="860">
            <text:p>860</text:p>
          </table:table-cell>
          <table:table-cell table:formula="of:=IF([.D3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31];162;10)" office:value-type="string" office:string-value="2022-06-24">
            <text:p>2022-06-24</text:p>
          </table:table-cell>
          <table:table-cell table:formula="of:=RIGHT([.A31];LEN([.A31])-FIND(&quot;&lt;/description&gt;&quot;;[.A31])+1)" office:value-type="string" office:string-value="&lt;/description&gt;&lt;Point&gt;&lt;coordinates&gt;  30.90495000,  51.24224000&lt;/coordinates&gt;&lt;/Point&gt;&lt;/Placemark&gt;">
            <text:p>&lt;/description&gt;&lt;Point&gt;&lt;coordinates&gt; <text:s/>30.90495000, <text:s/>51.24224000&lt;/coordinates&gt;&lt;/Point&gt;&lt;/Placemark&gt;</text:p>
          </table:table-cell>
          <table:table-cell office:value-type="float" office:value="860">
            <text:p>860</text:p>
          </table:table-cell>
          <table:table-cell table:formula="of:=VALUE(LEFT(MID([.A31];FIND(&quot;&lt;coordinates&gt;&quot;;[.A31])+15;26);11))" office:value-type="float" office:value="30.90495">
            <text:p>30.90495000</text:p>
          </table:table-cell>
          <table:table-cell table:formula="of:=VALUE(RIGHT(MID([.A31];FIND(&quot;&lt;coordinates&gt;&quot;;[.A31])+14;26);11))" office:value-type="float" office:value="51.24224">
            <text:p>51.24224000</text:p>
          </table:table-cell>
          <table:table-cell table:formula="of:=SQRT(([.G31]-[.G30])*([.G31]-[.G30])+([.H31]-[.H30])*([.H31]-[.H30]))" office:value-type="float" office:value="0.280639331883469">
            <text:p>0.2806393319</text:p>
          </table:table-cell>
          <table:table-cell table:number-columns-repeated="2" office:value-type="float" office:value="1">
            <text:p>1</text:p>
          </table:table-cell>
          <table:table-cell table:formula="of:=[.J31]*[.K31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522 &lt;br&gt; Longitude : <text:s text:c="6"/>33.515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51523000, <text:s/>47.52233000&lt;/coordinates&gt;&lt;/Point&gt;&lt;/Placemark&gt;</text:p>
          </table:table-cell>
          <table:table-cell office:value-type="float" office:value="27">
            <text:p>27</text:p>
          </table:table-cell>
          <table:table-cell table:formula="of:=IF([.D3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32];162;10)" office:value-type="string" office:string-value="2022-06-24">
            <text:p>2022-06-24</text:p>
          </table:table-cell>
          <table:table-cell table:formula="of:=RIGHT([.A32];LEN([.A32])-FIND(&quot;&lt;/description&gt;&quot;;[.A32])+1)" office:value-type="string" office:string-value="&lt;/description&gt;&lt;Point&gt;&lt;coordinates&gt;  33.51523000,  47.52233000&lt;/coordinates&gt;&lt;/Point&gt;&lt;/Placemark&gt;">
            <text:p>&lt;/description&gt;&lt;Point&gt;&lt;coordinates&gt; <text:s/>33.51523000, <text:s/>47.52233000&lt;/coordinates&gt;&lt;/Point&gt;&lt;/Placemark&gt;</text:p>
          </table:table-cell>
          <table:table-cell office:value-type="float" office:value="27">
            <text:p>27</text:p>
          </table:table-cell>
          <table:table-cell table:formula="of:=VALUE(LEFT(MID([.A32];FIND(&quot;&lt;coordinates&gt;&quot;;[.A32])+15;26);11))" office:value-type="float" office:value="33.51523">
            <text:p>33.51523000</text:p>
          </table:table-cell>
          <table:table-cell table:formula="of:=VALUE(RIGHT(MID([.A32];FIND(&quot;&lt;coordinates&gt;&quot;;[.A32])+14;26);11))" office:value-type="float" office:value="47.52233">
            <text:p>47.52233000</text:p>
          </table:table-cell>
          <table:table-cell table:formula="of:=SQRT(([.G32]-[.G31])*([.G32]-[.G31])+([.H32]-[.H31])*([.H32]-[.H31]))" office:value-type="float" office:value="4.54436927268241">
            <text:p>4.5443692727</text:p>
          </table:table-cell>
          <table:table-cell table:number-columns-repeated="2" office:value-type="float" office:value="1">
            <text:p>1</text:p>
          </table:table-cell>
          <table:table-cell table:formula="of:=[.J32]*[.K3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627 &lt;br&gt; Longitude : <text:s text:c="6"/>34.325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32462000, <text:s/>47.62730000&lt;/coordinates&gt;&lt;/Point&gt;&lt;/Placemark&gt;</text:p>
          </table:table-cell>
          <table:table-cell office:value-type="float" office:value="53">
            <text:p>53</text:p>
          </table:table-cell>
          <table:table-cell table:formula="of:=IF([.D3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33];162;10)" office:value-type="string" office:string-value="2022-06-24">
            <text:p>2022-06-24</text:p>
          </table:table-cell>
          <table:table-cell table:formula="of:=RIGHT([.A33];LEN([.A33])-FIND(&quot;&lt;/description&gt;&quot;;[.A33])+1)" office:value-type="string" office:string-value="&lt;/description&gt;&lt;Point&gt;&lt;coordinates&gt;  34.32462000,  47.62730000&lt;/coordinates&gt;&lt;/Point&gt;&lt;/Placemark&gt;">
            <text:p>&lt;/description&gt;&lt;Point&gt;&lt;coordinates&gt; <text:s/>34.32462000, <text:s/>47.62730000&lt;/coordinates&gt;&lt;/Point&gt;&lt;/Placemark&gt;</text:p>
          </table:table-cell>
          <table:table-cell office:value-type="float" office:value="53">
            <text:p>53</text:p>
          </table:table-cell>
          <table:table-cell table:formula="of:=VALUE(LEFT(MID([.A33];FIND(&quot;&lt;coordinates&gt;&quot;;[.A33])+15;26);11))" office:value-type="float" office:value="34.32462">
            <text:p>34.32462000</text:p>
          </table:table-cell>
          <table:table-cell table:formula="of:=VALUE(RIGHT(MID([.A33];FIND(&quot;&lt;coordinates&gt;&quot;;[.A33])+14;26);11))" office:value-type="float" office:value="47.6273">
            <text:p>47.62730000</text:p>
          </table:table-cell>
          <table:table-cell table:formula="of:=SQRT(([.G33]-[.G32])*([.G33]-[.G32])+([.H33]-[.H32])*([.H33]-[.H32]))" office:value-type="float" office:value="0.816168409704762">
            <text:p>0.8161684097</text:p>
          </table:table-cell>
          <table:table-cell table:number-columns-repeated="2" office:value-type="float" office:value="1">
            <text:p>1</text:p>
          </table:table-cell>
          <table:table-cell table:formula="of:=[.J33]*[.K33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860 &lt;br&gt; Longitude : <text:s text:c="6"/>35.141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14106000, <text:s/>47.85953000&lt;/coordinates&gt;&lt;/Point&gt;&lt;/Placemark&gt;</text:p>
          </table:table-cell>
          <table:table-cell office:value-type="float" office:value="172">
            <text:p>172</text:p>
          </table:table-cell>
          <table:table-cell table:formula="of:=IF([.D3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34];162;10)" office:value-type="string" office:string-value="2022-06-24">
            <text:p>2022-06-24</text:p>
          </table:table-cell>
          <table:table-cell table:formula="of:=RIGHT([.A34];LEN([.A34])-FIND(&quot;&lt;/description&gt;&quot;;[.A34])+1)" office:value-type="string" office:string-value="&lt;/description&gt;&lt;Point&gt;&lt;coordinates&gt;  35.14106000,  47.85953000&lt;/coordinates&gt;&lt;/Point&gt;&lt;/Placemark&gt;">
            <text:p>&lt;/description&gt;&lt;Point&gt;&lt;coordinates&gt; <text:s/>35.14106000, <text:s/>47.85953000&lt;/coordinates&gt;&lt;/Point&gt;&lt;/Placemark&gt;</text:p>
          </table:table-cell>
          <table:table-cell office:value-type="float" office:value="172">
            <text:p>172</text:p>
          </table:table-cell>
          <table:table-cell table:formula="of:=VALUE(LEFT(MID([.A34];FIND(&quot;&lt;coordinates&gt;&quot;;[.A34])+15;26);11))" office:value-type="float" office:value="35.14106">
            <text:p>35.14106000</text:p>
          </table:table-cell>
          <table:table-cell table:formula="of:=VALUE(RIGHT(MID([.A34];FIND(&quot;&lt;coordinates&gt;&quot;;[.A34])+14;26);11))" office:value-type="float" office:value="47.85953">
            <text:p>47.85953000</text:p>
          </table:table-cell>
          <table:table-cell table:formula="of:=SQRT(([.G34]-[.G33])*([.G34]-[.G33])+([.H34]-[.H33])*([.H34]-[.H33]))" office:value-type="float" office:value="0.848825686757888">
            <text:p>0.8488256868</text:p>
          </table:table-cell>
          <table:table-cell table:number-columns-repeated="2" office:value-type="float" office:value="1">
            <text:p>1</text:p>
          </table:table-cell>
          <table:table-cell table:formula="of:=[.J34]*[.K34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875 &lt;br&gt; Longitude : <text:s text:c="6"/>35.155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15519000, <text:s/>47.87500000&lt;/coordinates&gt;&lt;/Point&gt;&lt;/Placemark&gt;</text:p>
          </table:table-cell>
          <table:table-cell office:value-type="float" office:value="212">
            <text:p>212</text:p>
          </table:table-cell>
          <table:table-cell table:formula="of:=IF([.D3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35];162;10)" office:value-type="string" office:string-value="2022-06-24">
            <text:p>2022-06-24</text:p>
          </table:table-cell>
          <table:table-cell table:formula="of:=RIGHT([.A35];LEN([.A35])-FIND(&quot;&lt;/description&gt;&quot;;[.A35])+1)" office:value-type="string" office:string-value="&lt;/description&gt;&lt;Point&gt;&lt;coordinates&gt;  35.15519000,  47.87500000&lt;/coordinates&gt;&lt;/Point&gt;&lt;/Placemark&gt;">
            <text:p>&lt;/description&gt;&lt;Point&gt;&lt;coordinates&gt; <text:s/>35.15519000, <text:s/>47.87500000&lt;/coordinates&gt;&lt;/Point&gt;&lt;/Placemark&gt;</text:p>
          </table:table-cell>
          <table:table-cell office:value-type="float" office:value="212">
            <text:p>212</text:p>
          </table:table-cell>
          <table:table-cell table:formula="of:=VALUE(LEFT(MID([.A35];FIND(&quot;&lt;coordinates&gt;&quot;;[.A35])+15;26);11))" office:value-type="float" office:value="35.15519">
            <text:p>35.15519000</text:p>
          </table:table-cell>
          <table:table-cell table:formula="of:=VALUE(RIGHT(MID([.A35];FIND(&quot;&lt;coordinates&gt;&quot;;[.A35])+14;26);11))" office:value-type="float" office:value="47.875">
            <text:p>47.87500000</text:p>
          </table:table-cell>
          <table:table-cell table:formula="of:=SQRT(([.G35]-[.G34])*([.G35]-[.G34])+([.H35]-[.H34])*([.H35]-[.H34]))" office:value-type="float" office:value="0.0209517970589603">
            <text:p>0.0209517971</text:p>
          </table:table-cell>
          <table:table-cell table:number-columns-repeated="2" office:value-type="float" office:value="1">
            <text:p>1</text:p>
          </table:table-cell>
          <table:table-cell table:formula="of:=[.J35]*[.K35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880 &lt;br&gt; Longitude : <text:s text:c="6"/>35.189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18941000, <text:s/>47.88029000&lt;/coordinates&gt;&lt;/Point&gt;&lt;/Placemark&gt;</text:p>
          </table:table-cell>
          <table:table-cell office:value-type="float" office:value="216">
            <text:p>216</text:p>
          </table:table-cell>
          <table:table-cell table:formula="of:=IF([.D3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36];162;10)" office:value-type="string" office:string-value="2022-06-24">
            <text:p>2022-06-24</text:p>
          </table:table-cell>
          <table:table-cell table:formula="of:=RIGHT([.A36];LEN([.A36])-FIND(&quot;&lt;/description&gt;&quot;;[.A36])+1)" office:value-type="string" office:string-value="&lt;/description&gt;&lt;Point&gt;&lt;coordinates&gt;  35.18941000,  47.88029000&lt;/coordinates&gt;&lt;/Point&gt;&lt;/Placemark&gt;">
            <text:p>&lt;/description&gt;&lt;Point&gt;&lt;coordinates&gt; <text:s/>35.18941000, <text:s/>47.88029000&lt;/coordinates&gt;&lt;/Point&gt;&lt;/Placemark&gt;</text:p>
          </table:table-cell>
          <table:table-cell office:value-type="float" office:value="216">
            <text:p>216</text:p>
          </table:table-cell>
          <table:table-cell table:formula="of:=VALUE(LEFT(MID([.A36];FIND(&quot;&lt;coordinates&gt;&quot;;[.A36])+15;26);11))" office:value-type="float" office:value="35.18941">
            <text:p>35.18941000</text:p>
          </table:table-cell>
          <table:table-cell table:formula="of:=VALUE(RIGHT(MID([.A36];FIND(&quot;&lt;coordinates&gt;&quot;;[.A36])+14;26);11))" office:value-type="float" office:value="47.88029">
            <text:p>47.88029000</text:p>
          </table:table-cell>
          <table:table-cell table:formula="of:=SQRT(([.G36]-[.G35])*([.G36]-[.G35])+([.H36]-[.H35])*([.H36]-[.H35]))" office:value-type="float" office:value="0.0346264710878881">
            <text:p>0.0346264711</text:p>
          </table:table-cell>
          <table:table-cell table:number-columns-repeated="2" office:value-type="float" office:value="1">
            <text:p>1</text:p>
          </table:table-cell>
          <table:table-cell table:formula="of:=[.J36]*[.K36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2.124 &lt;br&gt; Longitude : <text:s text:c="6"/>35.872&lt;br&gt;Date Acquired : 2022-06-24 &lt;br&gt;Time: 10:1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87209000, <text:s/>52.12395000&lt;/coordinates&gt;&lt;/Point&gt;&lt;/Placemark&gt;</text:p>
          </table:table-cell>
          <table:table-cell office:value-type="float" office:value="889">
            <text:p>889</text:p>
          </table:table-cell>
          <table:table-cell table:formula="of:=IF([.D3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37];162;10)" office:value-type="string" office:string-value="2022-06-24">
            <text:p>2022-06-24</text:p>
          </table:table-cell>
          <table:table-cell table:formula="of:=RIGHT([.A37];LEN([.A37])-FIND(&quot;&lt;/description&gt;&quot;;[.A37])+1)" office:value-type="string" office:string-value="&lt;/description&gt;&lt;Point&gt;&lt;coordinates&gt;  35.87209000,  52.12395000&lt;/coordinates&gt;&lt;/Point&gt;&lt;/Placemark&gt;">
            <text:p>&lt;/description&gt;&lt;Point&gt;&lt;coordinates&gt; <text:s/>35.87209000, <text:s/>52.12395000&lt;/coordinates&gt;&lt;/Point&gt;&lt;/Placemark&gt;</text:p>
          </table:table-cell>
          <table:table-cell office:value-type="float" office:value="889">
            <text:p>889</text:p>
          </table:table-cell>
          <table:table-cell table:formula="of:=VALUE(LEFT(MID([.A37];FIND(&quot;&lt;coordinates&gt;&quot;;[.A37])+15;26);11))" office:value-type="float" office:value="35.87209">
            <text:p>35.87209000</text:p>
          </table:table-cell>
          <table:table-cell table:formula="of:=VALUE(RIGHT(MID([.A37];FIND(&quot;&lt;coordinates&gt;&quot;;[.A37])+14;26);11))" office:value-type="float" office:value="52.12395">
            <text:p>52.12395000</text:p>
          </table:table-cell>
          <table:table-cell table:formula="of:=SQRT(([.G37]-[.G36])*([.G37]-[.G36])+([.H37]-[.H36])*([.H37]-[.H36]))" office:value-type="float" office:value="4.29822081540723">
            <text:p>4.2982208154</text:p>
          </table:table-cell>
          <table:table-cell table:number-columns-repeated="2" office:value-type="float" office:value="1">
            <text:p>1</text:p>
          </table:table-cell>
          <table:table-cell table:formula="of:=[.J37]*[.K37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0.615 &lt;br&gt; Longitude : <text:s text:c="6"/>36.605&lt;br&gt;Date Acquired : 2022-06-24 &lt;br&gt;Time: 00:2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60541000, <text:s/>50.61526000&lt;/coordinates&gt;&lt;/Point&gt;&lt;/Placemark&gt;</text:p>
          </table:table-cell>
          <table:table-cell office:value-type="float" office:value="840">
            <text:p>840</text:p>
          </table:table-cell>
          <table:table-cell table:formula="of:=IF([.D3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38];162;10)" office:value-type="string" office:string-value="2022-06-24">
            <text:p>2022-06-24</text:p>
          </table:table-cell>
          <table:table-cell table:formula="of:=RIGHT([.A38];LEN([.A38])-FIND(&quot;&lt;/description&gt;&quot;;[.A38])+1)" office:value-type="string" office:string-value="&lt;/description&gt;&lt;Point&gt;&lt;coordinates&gt;  36.60541000,  50.61526000&lt;/coordinates&gt;&lt;/Point&gt;&lt;/Placemark&gt;">
            <text:p>&lt;/description&gt;&lt;Point&gt;&lt;coordinates&gt; <text:s/>36.60541000, <text:s/>50.61526000&lt;/coordinates&gt;&lt;/Point&gt;&lt;/Placemark&gt;</text:p>
          </table:table-cell>
          <table:table-cell office:value-type="float" office:value="840">
            <text:p>840</text:p>
          </table:table-cell>
          <table:table-cell table:formula="of:=VALUE(LEFT(MID([.A38];FIND(&quot;&lt;coordinates&gt;&quot;;[.A38])+15;26);11))" office:value-type="float" office:value="36.60541">
            <text:p>36.60541000</text:p>
          </table:table-cell>
          <table:table-cell table:formula="of:=VALUE(RIGHT(MID([.A38];FIND(&quot;&lt;coordinates&gt;&quot;;[.A38])+14;26);11))" office:value-type="float" office:value="50.61526">
            <text:p>50.61526000</text:p>
          </table:table-cell>
          <table:table-cell table:formula="of:=SQRT(([.G38]-[.G37])*([.G38]-[.G37])+([.H38]-[.H37])*([.H38]-[.H37]))" office:value-type="float" office:value="1.67746944487821">
            <text:p>1.6774694449</text:p>
          </table:table-cell>
          <table:table-cell table:number-columns-repeated="2" office:value-type="float" office:value="1">
            <text:p>1</text:p>
          </table:table-cell>
          <table:table-cell table:formula="of:=[.J38]*[.K38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534 &lt;br&gt; Longitude : <text:s text:c="6"/>37.066&lt;br&gt;Date Acquired : 2022-06-24 &lt;br&gt;Time: 00:2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06569000, <text:s/>49.53399000&lt;/coordinates&gt;&lt;/Point&gt;&lt;/Placemark&gt;</text:p>
          </table:table-cell>
          <table:table-cell office:value-type="float" office:value="786">
            <text:p>786</text:p>
          </table:table-cell>
          <table:table-cell table:formula="of:=IF([.D3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39];162;10)" office:value-type="string" office:string-value="2022-06-24">
            <text:p>2022-06-24</text:p>
          </table:table-cell>
          <table:table-cell table:formula="of:=RIGHT([.A39];LEN([.A39])-FIND(&quot;&lt;/description&gt;&quot;;[.A39])+1)" office:value-type="string" office:string-value="&lt;/description&gt;&lt;Point&gt;&lt;coordinates&gt;  37.06569000,  49.53399000&lt;/coordinates&gt;&lt;/Point&gt;&lt;/Placemark&gt;">
            <text:p>&lt;/description&gt;&lt;Point&gt;&lt;coordinates&gt; <text:s/>37.06569000, <text:s/>49.53399000&lt;/coordinates&gt;&lt;/Point&gt;&lt;/Placemark&gt;</text:p>
          </table:table-cell>
          <table:table-cell office:value-type="float" office:value="786">
            <text:p>786</text:p>
          </table:table-cell>
          <table:table-cell table:formula="of:=VALUE(LEFT(MID([.A39];FIND(&quot;&lt;coordinates&gt;&quot;;[.A39])+15;26);11))" office:value-type="float" office:value="37.06569">
            <text:p>37.06569000</text:p>
          </table:table-cell>
          <table:table-cell table:formula="of:=VALUE(RIGHT(MID([.A39];FIND(&quot;&lt;coordinates&gt;&quot;;[.A39])+14;26);11))" office:value-type="float" office:value="49.53399">
            <text:p>49.53399000</text:p>
          </table:table-cell>
          <table:table-cell table:formula="of:=SQRT(([.G39]-[.G38])*([.G39]-[.G38])+([.H39]-[.H38])*([.H39]-[.H38]))" office:value-type="float" office:value="1.17516062361704">
            <text:p>1.1751606236</text:p>
          </table:table-cell>
          <table:table-cell table:number-columns-repeated="2" office:value-type="float" office:value="1">
            <text:p>1</text:p>
          </table:table-cell>
          <table:table-cell table:formula="of:=[.J39]*[.K39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593 &lt;br&gt; Longitude : <text:s text:c="6"/>37.238&lt;br&gt;Date Acquired : 2022-06-24 &lt;br&gt;Time: 10:1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23816000, <text:s/>51.59330000&lt;/coordinates&gt;&lt;/Point&gt;&lt;/Placemark&gt;</text:p>
          </table:table-cell>
          <table:table-cell office:value-type="float" office:value="871">
            <text:p>871</text:p>
          </table:table-cell>
          <table:table-cell table:formula="of:=IF([.D4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40];162;10)" office:value-type="string" office:string-value="2022-06-24">
            <text:p>2022-06-24</text:p>
          </table:table-cell>
          <table:table-cell table:formula="of:=RIGHT([.A40];LEN([.A40])-FIND(&quot;&lt;/description&gt;&quot;;[.A40])+1)" office:value-type="string" office:string-value="&lt;/description&gt;&lt;Point&gt;&lt;coordinates&gt;  37.23816000,  51.59330000&lt;/coordinates&gt;&lt;/Point&gt;&lt;/Placemark&gt;">
            <text:p>&lt;/description&gt;&lt;Point&gt;&lt;coordinates&gt; <text:s/>37.23816000, <text:s/>51.59330000&lt;/coordinates&gt;&lt;/Point&gt;&lt;/Placemark&gt;</text:p>
          </table:table-cell>
          <table:table-cell office:value-type="float" office:value="871">
            <text:p>871</text:p>
          </table:table-cell>
          <table:table-cell table:formula="of:=VALUE(LEFT(MID([.A40];FIND(&quot;&lt;coordinates&gt;&quot;;[.A40])+15;26);11))" office:value-type="float" office:value="37.23816">
            <text:p>37.23816000</text:p>
          </table:table-cell>
          <table:table-cell table:formula="of:=VALUE(RIGHT(MID([.A40];FIND(&quot;&lt;coordinates&gt;&quot;;[.A40])+14;26);11))" office:value-type="float" office:value="51.5933">
            <text:p>51.59330000</text:p>
          </table:table-cell>
          <table:table-cell table:formula="of:=SQRT(([.G40]-[.G39])*([.G40]-[.G39])+([.H40]-[.H39])*([.H40]-[.H39]))" office:value-type="float" office:value="2.0665196773803">
            <text:p>2.0665196774</text:p>
          </table:table-cell>
          <table:table-cell table:number-columns-repeated="2" office:value-type="float" office:value="1">
            <text:p>1</text:p>
          </table:table-cell>
          <table:table-cell table:formula="of:=[.J40]*[.K40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220 &lt;br&gt; Longitude : <text:s text:c="6"/>37.271&lt;br&gt;Date Acquired : 2022-06-24 &lt;br&gt;Time: 00:2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27115000, <text:s/>49.21973000&lt;/coordinates&gt;&lt;/Point&gt;&lt;/Placemark&gt;</text:p>
          </table:table-cell>
          <table:table-cell office:value-type="float" office:value="756">
            <text:p>756</text:p>
          </table:table-cell>
          <table:table-cell table:formula="of:=IF([.D4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41];162;10)" office:value-type="string" office:string-value="2022-06-24">
            <text:p>2022-06-24</text:p>
          </table:table-cell>
          <table:table-cell table:formula="of:=RIGHT([.A41];LEN([.A41])-FIND(&quot;&lt;/description&gt;&quot;;[.A41])+1)" office:value-type="string" office:string-value="&lt;/description&gt;&lt;Point&gt;&lt;coordinates&gt;  37.27115000,  49.21973000&lt;/coordinates&gt;&lt;/Point&gt;&lt;/Placemark&gt;">
            <text:p>&lt;/description&gt;&lt;Point&gt;&lt;coordinates&gt; <text:s/>37.27115000, <text:s/>49.21973000&lt;/coordinates&gt;&lt;/Point&gt;&lt;/Placemark&gt;</text:p>
          </table:table-cell>
          <table:table-cell office:value-type="float" office:value="756">
            <text:p>756</text:p>
          </table:table-cell>
          <table:table-cell table:formula="of:=VALUE(LEFT(MID([.A41];FIND(&quot;&lt;coordinates&gt;&quot;;[.A41])+15;26);11))" office:value-type="float" office:value="37.27115">
            <text:p>37.27115000</text:p>
          </table:table-cell>
          <table:table-cell table:formula="of:=VALUE(RIGHT(MID([.A41];FIND(&quot;&lt;coordinates&gt;&quot;;[.A41])+14;26);11))" office:value-type="float" office:value="49.21973">
            <text:p>49.21973000</text:p>
          </table:table-cell>
          <table:table-cell table:formula="of:=SQRT(([.G41]-[.G40])*([.G41]-[.G40])+([.H41]-[.H40])*([.H41]-[.H40]))" office:value-type="float" office:value="2.37379925120049">
            <text:p>2.3737992512</text:p>
          </table:table-cell>
          <table:table-cell table:number-columns-repeated="2" office:value-type="float" office:value="1">
            <text:p>1</text:p>
          </table:table-cell>
          <table:table-cell table:formula="of:=[.J41]*[.K41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580 &lt;br&gt; Longitude : <text:s text:c="6"/>37.904&lt;br&gt;Date Acquired : 2022-06-24 &lt;br&gt;Time: 10:09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90353000, <text:s/>48.58009000&lt;/coordinates&gt;&lt;/Point&gt;&lt;/Placemark&gt;</text:p>
          </table:table-cell>
          <table:table-cell office:value-type="float" office:value="533">
            <text:p>533</text:p>
          </table:table-cell>
          <table:table-cell table:formula="of:=IF([.D4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42];162;10)" office:value-type="string" office:string-value="2022-06-24">
            <text:p>2022-06-24</text:p>
          </table:table-cell>
          <table:table-cell table:formula="of:=RIGHT([.A42];LEN([.A42])-FIND(&quot;&lt;/description&gt;&quot;;[.A42])+1)" office:value-type="string" office:string-value="&lt;/description&gt;&lt;Point&gt;&lt;coordinates&gt;  37.90353000,  48.58009000&lt;/coordinates&gt;&lt;/Point&gt;&lt;/Placemark&gt;">
            <text:p>&lt;/description&gt;&lt;Point&gt;&lt;coordinates&gt; <text:s/>37.90353000, <text:s/>48.58009000&lt;/coordinates&gt;&lt;/Point&gt;&lt;/Placemark&gt;</text:p>
          </table:table-cell>
          <table:table-cell office:value-type="float" office:value="533">
            <text:p>533</text:p>
          </table:table-cell>
          <table:table-cell table:formula="of:=VALUE(LEFT(MID([.A42];FIND(&quot;&lt;coordinates&gt;&quot;;[.A42])+15;26);11))" office:value-type="float" office:value="37.90353">
            <text:p>37.90353000</text:p>
          </table:table-cell>
          <table:table-cell table:formula="of:=VALUE(RIGHT(MID([.A42];FIND(&quot;&lt;coordinates&gt;&quot;;[.A42])+14;26);11))" office:value-type="float" office:value="48.58009">
            <text:p>48.58009000</text:p>
          </table:table-cell>
          <table:table-cell table:formula="of:=SQRT(([.G42]-[.G41])*([.G42]-[.G41])+([.H42]-[.H41])*([.H42]-[.H41]))" office:value-type="float" office:value="0.899468617573735">
            <text:p>0.8994686176</text:p>
          </table:table-cell>
          <table:table-cell table:number-columns-repeated="2" office:value-type="float" office:value="1">
            <text:p>1</text:p>
          </table:table-cell>
          <table:table-cell table:formula="of:=[.J42]*[.K4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141 &lt;br&gt; Longitude : <text:s text:c="6"/>37.933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93297000, <text:s/>51.14075000&lt;/coordinates&gt;&lt;/Point&gt;&lt;/Placemark&gt;</text:p>
          </table:table-cell>
          <table:table-cell office:value-type="float" office:value="855">
            <text:p>855</text:p>
          </table:table-cell>
          <table:table-cell table:formula="of:=IF([.D4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43];162;10)" office:value-type="string" office:string-value="2022-06-24">
            <text:p>2022-06-24</text:p>
          </table:table-cell>
          <table:table-cell table:formula="of:=RIGHT([.A43];LEN([.A43])-FIND(&quot;&lt;/description&gt;&quot;;[.A43])+1)" office:value-type="string" office:string-value="&lt;/description&gt;&lt;Point&gt;&lt;coordinates&gt;  37.93297000,  51.14075000&lt;/coordinates&gt;&lt;/Point&gt;&lt;/Placemark&gt;">
            <text:p>&lt;/description&gt;&lt;Point&gt;&lt;coordinates&gt; <text:s/>37.93297000, <text:s/>51.14075000&lt;/coordinates&gt;&lt;/Point&gt;&lt;/Placemark&gt;</text:p>
          </table:table-cell>
          <table:table-cell office:value-type="float" office:value="855">
            <text:p>855</text:p>
          </table:table-cell>
          <table:table-cell table:formula="of:=VALUE(LEFT(MID([.A43];FIND(&quot;&lt;coordinates&gt;&quot;;[.A43])+15;26);11))" office:value-type="float" office:value="37.93297">
            <text:p>37.93297000</text:p>
          </table:table-cell>
          <table:table-cell table:formula="of:=VALUE(RIGHT(MID([.A43];FIND(&quot;&lt;coordinates&gt;&quot;;[.A43])+14;26);11))" office:value-type="float" office:value="51.14075">
            <text:p>51.14075000</text:p>
          </table:table-cell>
          <table:table-cell table:formula="of:=SQRT(([.G43]-[.G42])*([.G43]-[.G42])+([.H43]-[.H42])*([.H43]-[.H42]))" office:value-type="float" office:value="2.56082923077662">
            <text:p>2.5608292308</text:p>
          </table:table-cell>
          <table:table-cell table:number-columns-repeated="2" office:value-type="float" office:value="1">
            <text:p>1</text:p>
          </table:table-cell>
          <table:table-cell table:formula="of:=[.J43]*[.K43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062 &lt;br&gt; Longitude : <text:s text:c="6"/>37.953&lt;br&gt;Date Acquired : 2022-06-24 &lt;br&gt;Time: 00:2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95282000, <text:s/>48.06204000&lt;/coordinates&gt;&lt;/Point&gt;&lt;/Placemark&gt;</text:p>
          </table:table-cell>
          <table:table-cell office:value-type="float" office:value="275">
            <text:p>275</text:p>
          </table:table-cell>
          <table:table-cell table:formula="of:=IF([.D4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44];162;10)" office:value-type="string" office:string-value="2022-06-24">
            <text:p>2022-06-24</text:p>
          </table:table-cell>
          <table:table-cell table:formula="of:=RIGHT([.A44];LEN([.A44])-FIND(&quot;&lt;/description&gt;&quot;;[.A44])+1)" office:value-type="string" office:string-value="&lt;/description&gt;&lt;Point&gt;&lt;coordinates&gt;  37.95282000,  48.06204000&lt;/coordinates&gt;&lt;/Point&gt;&lt;/Placemark&gt;">
            <text:p>&lt;/description&gt;&lt;Point&gt;&lt;coordinates&gt; <text:s/>37.95282000, <text:s/>48.06204000&lt;/coordinates&gt;&lt;/Point&gt;&lt;/Placemark&gt;</text:p>
          </table:table-cell>
          <table:table-cell office:value-type="float" office:value="275">
            <text:p>275</text:p>
          </table:table-cell>
          <table:table-cell table:formula="of:=VALUE(LEFT(MID([.A44];FIND(&quot;&lt;coordinates&gt;&quot;;[.A44])+15;26);11))" office:value-type="float" office:value="37.95282">
            <text:p>37.95282000</text:p>
          </table:table-cell>
          <table:table-cell table:formula="of:=VALUE(RIGHT(MID([.A44];FIND(&quot;&lt;coordinates&gt;&quot;;[.A44])+14;26);11))" office:value-type="float" office:value="48.06204">
            <text:p>48.06204000</text:p>
          </table:table-cell>
          <table:table-cell table:formula="of:=SQRT(([.G44]-[.G43])*([.G44]-[.G43])+([.H44]-[.H43])*([.H44]-[.H43]))" office:value-type="float" office:value="3.07877399082816">
            <text:p>3.0787739908</text:p>
          </table:table-cell>
          <table:table-cell table:number-columns-repeated="2" office:value-type="float" office:value="1">
            <text:p>1</text:p>
          </table:table-cell>
          <table:table-cell table:formula="of:=[.J44]*[.K44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057 &lt;br&gt; Longitude : <text:s text:c="6"/>37.957&lt;br&gt;Date Acquired : 2022-06-24 &lt;br&gt;Time: 00:2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95697000, <text:s/>48.05711000&lt;/coordinates&gt;&lt;/Point&gt;&lt;/Placemark&gt;</text:p>
          </table:table-cell>
          <table:table-cell office:value-type="float" office:value="273">
            <text:p>273</text:p>
          </table:table-cell>
          <table:table-cell table:formula="of:=IF([.D4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45];162;10)" office:value-type="string" office:string-value="2022-06-24">
            <text:p>2022-06-24</text:p>
          </table:table-cell>
          <table:table-cell table:formula="of:=RIGHT([.A45];LEN([.A45])-FIND(&quot;&lt;/description&gt;&quot;;[.A45])+1)" office:value-type="string" office:string-value="&lt;/description&gt;&lt;Point&gt;&lt;coordinates&gt;  37.95697000,  48.05711000&lt;/coordinates&gt;&lt;/Point&gt;&lt;/Placemark&gt;">
            <text:p>&lt;/description&gt;&lt;Point&gt;&lt;coordinates&gt; <text:s/>37.95697000, <text:s/>48.05711000&lt;/coordinates&gt;&lt;/Point&gt;&lt;/Placemark&gt;</text:p>
          </table:table-cell>
          <table:table-cell office:value-type="float" office:value="273">
            <text:p>273</text:p>
          </table:table-cell>
          <table:table-cell table:formula="of:=VALUE(LEFT(MID([.A45];FIND(&quot;&lt;coordinates&gt;&quot;;[.A45])+15;26);11))" office:value-type="float" office:value="37.95697">
            <text:p>37.95697000</text:p>
          </table:table-cell>
          <table:table-cell table:formula="of:=VALUE(RIGHT(MID([.A45];FIND(&quot;&lt;coordinates&gt;&quot;;[.A45])+14;26);11))" office:value-type="float" office:value="48.05711">
            <text:p>48.05711000</text:p>
          </table:table-cell>
          <table:table-cell table:formula="of:=SQRT(([.G45]-[.G44])*([.G45]-[.G44])+([.H45]-[.H44])*([.H45]-[.H44]))" office:value-type="float" office:value="0.00644417566489154">
            <text:p>0.0064441757</text:p>
          </table:table-cell>
          <table:table-cell table:number-columns-repeated="2" office:value-type="float" office:value="1">
            <text:p>1</text:p>
          </table:table-cell>
          <table:table-cell table:formula="of:=[.J45]*[.K45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750 &lt;br&gt; Longitude : <text:s text:c="6"/>37.974&lt;br&gt;Date Acquired : 2022-06-24 &lt;br&gt;Time: 10:0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97449000, <text:s/>48.75044000&lt;/coordinates&gt;&lt;/Point&gt;&lt;/Placemark&gt;</text:p>
          </table:table-cell>
          <table:table-cell office:value-type="float" office:value="553">
            <text:p>553</text:p>
          </table:table-cell>
          <table:table-cell table:formula="of:=IF([.D4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46];162;10)" office:value-type="string" office:string-value="2022-06-24">
            <text:p>2022-06-24</text:p>
          </table:table-cell>
          <table:table-cell table:formula="of:=RIGHT([.A46];LEN([.A46])-FIND(&quot;&lt;/description&gt;&quot;;[.A46])+1)" office:value-type="string" office:string-value="&lt;/description&gt;&lt;Point&gt;&lt;coordinates&gt;  37.97449000,  48.75044000&lt;/coordinates&gt;&lt;/Point&gt;&lt;/Placemark&gt;">
            <text:p>&lt;/description&gt;&lt;Point&gt;&lt;coordinates&gt; <text:s/>37.97449000, <text:s/>48.75044000&lt;/coordinates&gt;&lt;/Point&gt;&lt;/Placemark&gt;</text:p>
          </table:table-cell>
          <table:table-cell office:value-type="float" office:value="553">
            <text:p>553</text:p>
          </table:table-cell>
          <table:table-cell table:formula="of:=VALUE(LEFT(MID([.A46];FIND(&quot;&lt;coordinates&gt;&quot;;[.A46])+15;26);11))" office:value-type="float" office:value="37.97449">
            <text:p>37.97449000</text:p>
          </table:table-cell>
          <table:table-cell table:formula="of:=VALUE(RIGHT(MID([.A46];FIND(&quot;&lt;coordinates&gt;&quot;;[.A46])+14;26);11))" office:value-type="float" office:value="48.75044">
            <text:p>48.75044000</text:p>
          </table:table-cell>
          <table:table-cell table:formula="of:=SQRT(([.G46]-[.G45])*([.G46]-[.G45])+([.H46]-[.H45])*([.H46]-[.H45]))" office:value-type="float" office:value="0.693551324200304">
            <text:p>0.6935513242</text:p>
          </table:table-cell>
          <table:table-cell table:number-columns-repeated="2" office:value-type="float" office:value="1">
            <text:p>1</text:p>
          </table:table-cell>
          <table:table-cell table:formula="of:=[.J46]*[.K46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615 &lt;br&gt; Longitude : <text:s text:c="6"/>38.021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02110000, <text:s/>48.61538000&lt;/coordinates&gt;&lt;/Point&gt;&lt;/Placemark&gt;</text:p>
          </table:table-cell>
          <table:table-cell office:value-type="float" office:value="540">
            <text:p>540</text:p>
          </table:table-cell>
          <table:table-cell table:formula="of:=IF([.D4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47];162;10)" office:value-type="string" office:string-value="2022-06-24">
            <text:p>2022-06-24</text:p>
          </table:table-cell>
          <table:table-cell table:formula="of:=RIGHT([.A47];LEN([.A47])-FIND(&quot;&lt;/description&gt;&quot;;[.A47])+1)" office:value-type="string" office:string-value="&lt;/description&gt;&lt;Point&gt;&lt;coordinates&gt;  38.02110000,  48.61538000&lt;/coordinates&gt;&lt;/Point&gt;&lt;/Placemark&gt;">
            <text:p>&lt;/description&gt;&lt;Point&gt;&lt;coordinates&gt; <text:s/>38.02110000, <text:s/>48.61538000&lt;/coordinates&gt;&lt;/Point&gt;&lt;/Placemark&gt;</text:p>
          </table:table-cell>
          <table:table-cell office:value-type="float" office:value="540">
            <text:p>540</text:p>
          </table:table-cell>
          <table:table-cell table:formula="of:=VALUE(LEFT(MID([.A47];FIND(&quot;&lt;coordinates&gt;&quot;;[.A47])+15;26);11))" office:value-type="float" office:value="38.0211">
            <text:p>38.02110000</text:p>
          </table:table-cell>
          <table:table-cell table:formula="of:=VALUE(RIGHT(MID([.A47];FIND(&quot;&lt;coordinates&gt;&quot;;[.A47])+14;26);11))" office:value-type="float" office:value="48.61538">
            <text:p>48.61538000</text:p>
          </table:table-cell>
          <table:table-cell table:formula="of:=SQRT(([.G47]-[.G46])*([.G47]-[.G46])+([.H47]-[.H46])*([.H47]-[.H46]))" office:value-type="float" office:value="0.142876505066432">
            <text:p>0.1428765051</text:p>
          </table:table-cell>
          <table:table-cell table:number-columns-repeated="2" office:value-type="float" office:value="1">
            <text:p>1</text:p>
          </table:table-cell>
          <table:table-cell table:formula="of:=[.J47]*[.K47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966 &lt;br&gt; Longitude : <text:s text:c="6"/>38.129&lt;br&gt;Date Acquired : 2022-06-24 &lt;br&gt;Time: 10:58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2868000, <text:s/>48.96616000&lt;/coordinates&gt;&lt;/Point&gt;&lt;/Placemark&gt;</text:p>
          </table:table-cell>
          <table:table-cell office:value-type="float" office:value="750">
            <text:p>750</text:p>
          </table:table-cell>
          <table:table-cell table:formula="of:=IF([.D4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48];162;10)" office:value-type="string" office:string-value="2022-06-24">
            <text:p>2022-06-24</text:p>
          </table:table-cell>
          <table:table-cell table:formula="of:=RIGHT([.A48];LEN([.A48])-FIND(&quot;&lt;/description&gt;&quot;;[.A48])+1)" office:value-type="string" office:string-value="&lt;/description&gt;&lt;Point&gt;&lt;coordinates&gt;  38.12868000,  48.96616000&lt;/coordinates&gt;&lt;/Point&gt;&lt;/Placemark&gt;">
            <text:p>&lt;/description&gt;&lt;Point&gt;&lt;coordinates&gt; <text:s/>38.12868000, <text:s/>48.96616000&lt;/coordinates&gt;&lt;/Point&gt;&lt;/Placemark&gt;</text:p>
          </table:table-cell>
          <table:table-cell office:value-type="float" office:value="750">
            <text:p>750</text:p>
          </table:table-cell>
          <table:table-cell table:formula="of:=VALUE(LEFT(MID([.A48];FIND(&quot;&lt;coordinates&gt;&quot;;[.A48])+15;26);11))" office:value-type="float" office:value="38.12868">
            <text:p>38.12868000</text:p>
          </table:table-cell>
          <table:table-cell table:formula="of:=VALUE(RIGHT(MID([.A48];FIND(&quot;&lt;coordinates&gt;&quot;;[.A48])+14;26);11))" office:value-type="float" office:value="48.96616">
            <text:p>48.96616000</text:p>
          </table:table-cell>
          <table:table-cell table:formula="of:=SQRT(([.G48]-[.G47])*([.G48]-[.G47])+([.H48]-[.H47])*([.H48]-[.H47]))" office:value-type="float" office:value="0.366906070813773">
            <text:p>0.3669060708</text:p>
          </table:table-cell>
          <table:table-cell table:number-columns-repeated="2" office:value-type="float" office:value="1">
            <text:p>1</text:p>
          </table:table-cell>
          <table:table-cell table:formula="of:=[.J48]*[.K48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522 &lt;br&gt; Longitude : <text:s text:c="6"/>38.158&lt;br&gt;Date Acquired : 2022-06-24 &lt;br&gt;Time: 10:0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5781000, <text:s/>48.52225000&lt;/coordinates&gt;&lt;/Point&gt;&lt;/Placemark&gt;</text:p>
          </table:table-cell>
          <table:table-cell office:value-type="float" office:value="523">
            <text:p>523</text:p>
          </table:table-cell>
          <table:table-cell table:formula="of:=IF([.D4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49];162;10)" office:value-type="string" office:string-value="2022-06-24">
            <text:p>2022-06-24</text:p>
          </table:table-cell>
          <table:table-cell table:formula="of:=RIGHT([.A49];LEN([.A49])-FIND(&quot;&lt;/description&gt;&quot;;[.A49])+1)" office:value-type="string" office:string-value="&lt;/description&gt;&lt;Point&gt;&lt;coordinates&gt;  38.15781000,  48.52225000&lt;/coordinates&gt;&lt;/Point&gt;&lt;/Placemark&gt;">
            <text:p>&lt;/description&gt;&lt;Point&gt;&lt;coordinates&gt; <text:s/>38.15781000, <text:s/>48.52225000&lt;/coordinates&gt;&lt;/Point&gt;&lt;/Placemark&gt;</text:p>
          </table:table-cell>
          <table:table-cell office:value-type="float" office:value="523">
            <text:p>523</text:p>
          </table:table-cell>
          <table:table-cell table:formula="of:=VALUE(LEFT(MID([.A49];FIND(&quot;&lt;coordinates&gt;&quot;;[.A49])+15;26);11))" office:value-type="float" office:value="38.15781">
            <text:p>38.15781000</text:p>
          </table:table-cell>
          <table:table-cell table:formula="of:=VALUE(RIGHT(MID([.A49];FIND(&quot;&lt;coordinates&gt;&quot;;[.A49])+14;26);11))" office:value-type="float" office:value="48.52225">
            <text:p>48.52225000</text:p>
          </table:table-cell>
          <table:table-cell table:formula="of:=SQRT(([.G49]-[.G48])*([.G49]-[.G48])+([.H49]-[.H48])*([.H49]-[.H48]))" office:value-type="float" office:value="0.444864749109212">
            <text:p>0.4448647491</text:p>
          </table:table-cell>
          <table:table-cell table:number-columns-repeated="2" office:value-type="float" office:value="1">
            <text:p>1</text:p>
          </table:table-cell>
          <table:table-cell table:formula="of:=[.J49]*[.K49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815 &lt;br&gt; Longitude : <text:s text:c="6"/>38.181&lt;br&gt;Date Acquired : 2022-06-24 &lt;br&gt;Time: 10:0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8111000, <text:s/>48.81532000&lt;/coordinates&gt;&lt;/Point&gt;&lt;/Placemark&gt;</text:p>
          </table:table-cell>
          <table:table-cell office:value-type="float" office:value="163">
            <text:p>163</text:p>
          </table:table-cell>
          <table:table-cell table:formula="of:=IF([.D5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50];162;10)" office:value-type="string" office:string-value="2022-06-24">
            <text:p>2022-06-24</text:p>
          </table:table-cell>
          <table:table-cell table:formula="of:=RIGHT([.A50];LEN([.A50])-FIND(&quot;&lt;/description&gt;&quot;;[.A50])+1)" office:value-type="string" office:string-value="&lt;/description&gt;&lt;Point&gt;&lt;coordinates&gt;  38.18111000,  48.81532000&lt;/coordinates&gt;&lt;/Point&gt;&lt;/Placemark&gt;">
            <text:p>&lt;/description&gt;&lt;Point&gt;&lt;coordinates&gt; <text:s/>38.18111000, <text:s/>48.81532000&lt;/coordinates&gt;&lt;/Point&gt;&lt;/Placemark&gt;</text:p>
          </table:table-cell>
          <table:table-cell office:value-type="float" office:value="163">
            <text:p>163</text:p>
          </table:table-cell>
          <table:table-cell table:formula="of:=VALUE(LEFT(MID([.A50];FIND(&quot;&lt;coordinates&gt;&quot;;[.A50])+15;26);11))" office:value-type="float" office:value="38.18111">
            <text:p>38.18111000</text:p>
          </table:table-cell>
          <table:table-cell table:formula="of:=VALUE(RIGHT(MID([.A50];FIND(&quot;&lt;coordinates&gt;&quot;;[.A50])+14;26);11))" office:value-type="float" office:value="48.81532">
            <text:p>48.81532000</text:p>
          </table:table-cell>
          <table:table-cell table:formula="of:=SQRT(([.G50]-[.G49])*([.G50]-[.G49])+([.H50]-[.H49])*([.H50]-[.H49]))" office:value-type="float" office:value="0.293994753184474">
            <text:p>0.2939947532</text:p>
          </table:table-cell>
          <table:table-cell table:number-columns-repeated="2" office:value-type="float" office:value="1">
            <text:p>1</text:p>
          </table:table-cell>
          <table:table-cell table:formula="of:=[.J50]*[.K50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223 &lt;br&gt; Longitude : <text:s text:c="6"/>38.247&lt;br&gt;Date Acquired : 2022-06-24 &lt;br&gt;Time: 00:2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4687000, <text:s/>48.22332000&lt;/coordinates&gt;&lt;/Point&gt;&lt;/Placemark&gt;</text:p>
          </table:table-cell>
          <table:table-cell office:value-type="float" office:value="285">
            <text:p>285</text:p>
          </table:table-cell>
          <table:table-cell table:formula="of:=IF([.D5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51];162;10)" office:value-type="string" office:string-value="2022-06-24">
            <text:p>2022-06-24</text:p>
          </table:table-cell>
          <table:table-cell table:formula="of:=RIGHT([.A51];LEN([.A51])-FIND(&quot;&lt;/description&gt;&quot;;[.A51])+1)" office:value-type="string" office:string-value="&lt;/description&gt;&lt;Point&gt;&lt;coordinates&gt;  38.24687000,  48.22332000&lt;/coordinates&gt;&lt;/Point&gt;&lt;/Placemark&gt;">
            <text:p>&lt;/description&gt;&lt;Point&gt;&lt;coordinates&gt; <text:s/>38.24687000, <text:s/>48.22332000&lt;/coordinates&gt;&lt;/Point&gt;&lt;/Placemark&gt;</text:p>
          </table:table-cell>
          <table:table-cell office:value-type="float" office:value="285">
            <text:p>285</text:p>
          </table:table-cell>
          <table:table-cell table:formula="of:=VALUE(LEFT(MID([.A51];FIND(&quot;&lt;coordinates&gt;&quot;;[.A51])+15;26);11))" office:value-type="float" office:value="38.24687">
            <text:p>38.24687000</text:p>
          </table:table-cell>
          <table:table-cell table:formula="of:=VALUE(RIGHT(MID([.A51];FIND(&quot;&lt;coordinates&gt;&quot;;[.A51])+14;26);11))" office:value-type="float" office:value="48.22332">
            <text:p>48.22332000</text:p>
          </table:table-cell>
          <table:table-cell table:formula="of:=SQRT(([.G51]-[.G50])*([.G51]-[.G50])+([.H51]-[.H50])*([.H51]-[.H50]))" office:value-type="float" office:value="0.59564114834353">
            <text:p>0.5956411483</text:p>
          </table:table-cell>
          <table:table-cell table:number-columns-repeated="2" office:value-type="float" office:value="1">
            <text:p>1</text:p>
          </table:table-cell>
          <table:table-cell table:formula="of:=[.J51]*[.K51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MODIS FIRE&lt;/name&gt;&lt;styleUrl&gt;#fireIcon&lt;/styleUrl&gt;&lt;description&gt; &lt;![CDATA[ Latitude : <text:s text:c="6"/>49.052 &lt;br&gt; Longitude : <text:s text:c="6"/>38.299&lt;br&gt;Date Acquired : 2022-06-24 &lt;br&gt;Time: 10:13 UTC&lt;br&gt;Confidence [0-100] : 0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9852000, <text:s/>49.05196000&lt;/coordinates&gt;&lt;/Point&gt;&lt;/Placemark&gt;</text:p>
          </table:table-cell>
          <table:table-cell office:value-type="float" office:value="266">
            <text:p>266</text:p>
          </table:table-cell>
          <table:table-cell table:formula="of:=IF([.D5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52];162;10)" office:value-type="string" office:string-value="2022-06-24">
            <text:p>2022-06-24</text:p>
          </table:table-cell>
          <table:table-cell table:formula="of:=RIGHT([.A52];LEN([.A52])-FIND(&quot;&lt;/description&gt;&quot;;[.A52])+1)" office:value-type="string" office:string-value="&lt;/description&gt;&lt;Point&gt;&lt;coordinates&gt;  38.29852000,  49.05196000&lt;/coordinates&gt;&lt;/Point&gt;&lt;/Placemark&gt;">
            <text:p>&lt;/description&gt;&lt;Point&gt;&lt;coordinates&gt; <text:s/>38.29852000, <text:s/>49.05196000&lt;/coordinates&gt;&lt;/Point&gt;&lt;/Placemark&gt;</text:p>
          </table:table-cell>
          <table:table-cell office:value-type="float" office:value="266">
            <text:p>266</text:p>
          </table:table-cell>
          <table:table-cell table:formula="of:=VALUE(LEFT(MID([.A52];FIND(&quot;&lt;coordinates&gt;&quot;;[.A52])+15;26);11))" office:value-type="float" office:value="38.29852">
            <text:p>38.29852000</text:p>
          </table:table-cell>
          <table:table-cell table:formula="of:=VALUE(RIGHT(MID([.A52];FIND(&quot;&lt;coordinates&gt;&quot;;[.A52])+14;26);11))" office:value-type="float" office:value="49.05196">
            <text:p>49.05196000</text:p>
          </table:table-cell>
          <table:table-cell table:formula="of:=SQRT(([.G52]-[.G51])*([.G52]-[.G51])+([.H52]-[.H51])*([.H52]-[.H51]))" office:value-type="float" office:value="0.830248138871747">
            <text:p>0.8302481389</text:p>
          </table:table-cell>
          <table:table-cell table:number-columns-repeated="2" office:value-type="float" office:value="1">
            <text:p>1</text:p>
          </table:table-cell>
          <table:table-cell table:formula="of:=[.J52]*[.K5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59 &lt;br&gt; Longitude : <text:s text:c="6"/>38.302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0225000, <text:s/>49.05856000&lt;/coordinates&gt;&lt;/Point&gt;&lt;/Placemark&gt;</text:p>
          </table:table-cell>
          <table:table-cell office:value-type="float" office:value="753">
            <text:p>753</text:p>
          </table:table-cell>
          <table:table-cell table:formula="of:=IF([.D5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53];162;10)" office:value-type="string" office:string-value="2022-06-24">
            <text:p>2022-06-24</text:p>
          </table:table-cell>
          <table:table-cell table:formula="of:=RIGHT([.A53];LEN([.A53])-FIND(&quot;&lt;/description&gt;&quot;;[.A53])+1)" office:value-type="string" office:string-value="&lt;/description&gt;&lt;Point&gt;&lt;coordinates&gt;  38.30225000,  49.05856000&lt;/coordinates&gt;&lt;/Point&gt;&lt;/Placemark&gt;">
            <text:p>&lt;/description&gt;&lt;Point&gt;&lt;coordinates&gt; <text:s/>38.30225000, <text:s/>49.05856000&lt;/coordinates&gt;&lt;/Point&gt;&lt;/Placemark&gt;</text:p>
          </table:table-cell>
          <table:table-cell office:value-type="float" office:value="753">
            <text:p>753</text:p>
          </table:table-cell>
          <table:table-cell table:formula="of:=VALUE(LEFT(MID([.A53];FIND(&quot;&lt;coordinates&gt;&quot;;[.A53])+15;26);11))" office:value-type="float" office:value="38.30225">
            <text:p>38.30225000</text:p>
          </table:table-cell>
          <table:table-cell table:formula="of:=VALUE(RIGHT(MID([.A53];FIND(&quot;&lt;coordinates&gt;&quot;;[.A53])+14;26);11))" office:value-type="float" office:value="49.05856">
            <text:p>49.05856000</text:p>
          </table:table-cell>
          <table:table-cell table:formula="of:=SQRT(([.G53]-[.G52])*([.G53]-[.G52])+([.H53]-[.H52])*([.H53]-[.H52]))" office:value-type="float" office:value="0.00758108831237077">
            <text:p>0.0075810883</text:p>
          </table:table-cell>
          <table:table-cell table:number-columns-repeated="2" office:value-type="float" office:value="1">
            <text:p>1</text:p>
          </table:table-cell>
          <table:table-cell table:formula="of:=[.J53]*[.K53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079 &lt;br&gt; Longitude : <text:s text:c="6"/>38.313&lt;br&gt;Date Acquired : 2022-06-24 &lt;br&gt;Time: 09:17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1281000, <text:s/>48.07921000&lt;/coordinates&gt;&lt;/Point&gt;&lt;/Placemark&gt;</text:p>
          </table:table-cell>
          <table:table-cell office:value-type="float" office:value="280">
            <text:p>280</text:p>
          </table:table-cell>
          <table:table-cell table:formula="of:=IF([.D5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54];162;10)" office:value-type="string" office:string-value="2022-06-24">
            <text:p>2022-06-24</text:p>
          </table:table-cell>
          <table:table-cell table:formula="of:=RIGHT([.A54];LEN([.A54])-FIND(&quot;&lt;/description&gt;&quot;;[.A54])+1)" office:value-type="string" office:string-value="&lt;/description&gt;&lt;Point&gt;&lt;coordinates&gt;  38.31281000,  48.07921000&lt;/coordinates&gt;&lt;/Point&gt;&lt;/Placemark&gt;">
            <text:p>&lt;/description&gt;&lt;Point&gt;&lt;coordinates&gt; <text:s/>38.31281000, <text:s/>48.07921000&lt;/coordinates&gt;&lt;/Point&gt;&lt;/Placemark&gt;</text:p>
          </table:table-cell>
          <table:table-cell office:value-type="float" office:value="280">
            <text:p>280</text:p>
          </table:table-cell>
          <table:table-cell table:formula="of:=VALUE(LEFT(MID([.A54];FIND(&quot;&lt;coordinates&gt;&quot;;[.A54])+15;26);11))" office:value-type="float" office:value="38.31281">
            <text:p>38.31281000</text:p>
          </table:table-cell>
          <table:table-cell table:formula="of:=VALUE(RIGHT(MID([.A54];FIND(&quot;&lt;coordinates&gt;&quot;;[.A54])+14;26);11))" office:value-type="float" office:value="48.07921">
            <text:p>48.07921000</text:p>
          </table:table-cell>
          <table:table-cell table:formula="of:=SQRT(([.G54]-[.G53])*([.G54]-[.G53])+([.H54]-[.H53])*([.H54]-[.H53]))" office:value-type="float" office:value="0.979406930800468">
            <text:p>0.9794069308</text:p>
          </table:table-cell>
          <table:table-cell table:number-columns-repeated="2" office:value-type="float" office:value="1">
            <text:p>1</text:p>
          </table:table-cell>
          <table:table-cell table:formula="of:=[.J54]*[.K54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802 &lt;br&gt; Longitude : <text:s text:c="6"/>38.356&lt;br&gt;Date Acquired : 2022-06-24 &lt;br&gt;Time: 10:09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5582000, <text:s/>48.80219000&lt;/coordinates&gt;&lt;/Point&gt;&lt;/Placemark&gt;</text:p>
          </table:table-cell>
          <table:table-cell office:value-type="float" office:value="582">
            <text:p>582</text:p>
          </table:table-cell>
          <table:table-cell table:formula="of:=IF([.D5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55];162;10)" office:value-type="string" office:string-value="2022-06-24">
            <text:p>2022-06-24</text:p>
          </table:table-cell>
          <table:table-cell table:formula="of:=RIGHT([.A55];LEN([.A55])-FIND(&quot;&lt;/description&gt;&quot;;[.A55])+1)" office:value-type="string" office:string-value="&lt;/description&gt;&lt;Point&gt;&lt;coordinates&gt;  38.35582000,  48.80219000&lt;/coordinates&gt;&lt;/Point&gt;&lt;/Placemark&gt;">
            <text:p>&lt;/description&gt;&lt;Point&gt;&lt;coordinates&gt; <text:s/>38.35582000, <text:s/>48.80219000&lt;/coordinates&gt;&lt;/Point&gt;&lt;/Placemark&gt;</text:p>
          </table:table-cell>
          <table:table-cell office:value-type="float" office:value="582">
            <text:p>582</text:p>
          </table:table-cell>
          <table:table-cell table:formula="of:=VALUE(LEFT(MID([.A55];FIND(&quot;&lt;coordinates&gt;&quot;;[.A55])+15;26);11))" office:value-type="float" office:value="38.35582">
            <text:p>38.35582000</text:p>
          </table:table-cell>
          <table:table-cell table:formula="of:=VALUE(RIGHT(MID([.A55];FIND(&quot;&lt;coordinates&gt;&quot;;[.A55])+14;26);11))" office:value-type="float" office:value="48.80219">
            <text:p>48.80219000</text:p>
          </table:table-cell>
          <table:table-cell table:formula="of:=SQRT(([.G55]-[.G54])*([.G55]-[.G54])+([.H55]-[.H54])*([.H55]-[.H54]))" office:value-type="float" office:value="0.724258200160688">
            <text:p>0.7242582002</text:p>
          </table:table-cell>
          <table:table-cell table:number-columns-repeated="2" office:value-type="float" office:value="1">
            <text:p>1</text:p>
          </table:table-cell>
          <table:table-cell table:formula="of:=[.J55]*[.K55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818 &lt;br&gt; Longitude : <text:s text:c="6"/>38.410&lt;br&gt;Date Acquired : 2022-06-24 &lt;br&gt;Time: 10:0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41023000, <text:s/>48.81783000&lt;/coordinates&gt;&lt;/Point&gt;&lt;/Placemark&gt;</text:p>
          </table:table-cell>
          <table:table-cell office:value-type="float" office:value="659">
            <text:p>659</text:p>
          </table:table-cell>
          <table:table-cell table:formula="of:=IF([.D5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56];162;10)" office:value-type="string" office:string-value="2022-06-24">
            <text:p>2022-06-24</text:p>
          </table:table-cell>
          <table:table-cell table:formula="of:=RIGHT([.A56];LEN([.A56])-FIND(&quot;&lt;/description&gt;&quot;;[.A56])+1)" office:value-type="string" office:string-value="&lt;/description&gt;&lt;Point&gt;&lt;coordinates&gt;  38.41023000,  48.81783000&lt;/coordinates&gt;&lt;/Point&gt;&lt;/Placemark&gt;">
            <text:p>&lt;/description&gt;&lt;Point&gt;&lt;coordinates&gt; <text:s/>38.41023000, <text:s/>48.81783000&lt;/coordinates&gt;&lt;/Point&gt;&lt;/Placemark&gt;</text:p>
          </table:table-cell>
          <table:table-cell office:value-type="float" office:value="659">
            <text:p>659</text:p>
          </table:table-cell>
          <table:table-cell table:formula="of:=VALUE(LEFT(MID([.A56];FIND(&quot;&lt;coordinates&gt;&quot;;[.A56])+15;26);11))" office:value-type="float" office:value="38.41023">
            <text:p>38.41023000</text:p>
          </table:table-cell>
          <table:table-cell table:formula="of:=VALUE(RIGHT(MID([.A56];FIND(&quot;&lt;coordinates&gt;&quot;;[.A56])+14;26);11))" office:value-type="float" office:value="48.81783">
            <text:p>48.81783000</text:p>
          </table:table-cell>
          <table:table-cell table:formula="of:=SQRT(([.G56]-[.G55])*([.G56]-[.G55])+([.H56]-[.H55])*([.H56]-[.H55]))" office:value-type="float" office:value="0.0566132290193699">
            <text:p>0.056613229</text:p>
          </table:table-cell>
          <table:table-cell table:number-columns-repeated="2" office:value-type="float" office:value="1">
            <text:p>1</text:p>
          </table:table-cell>
          <table:table-cell table:formula="of:=[.J56]*[.K56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801 &lt;br&gt; Longitude : <text:s text:c="6"/>38.414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41436000, <text:s/>48.80107000&lt;/coordinates&gt;&lt;/Point&gt;&lt;/Placemark&gt;</text:p>
          </table:table-cell>
          <table:table-cell office:value-type="float" office:value="579">
            <text:p>579</text:p>
          </table:table-cell>
          <table:table-cell table:formula="of:=IF([.D5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57];162;10)" office:value-type="string" office:string-value="2022-06-24">
            <text:p>2022-06-24</text:p>
          </table:table-cell>
          <table:table-cell table:formula="of:=RIGHT([.A57];LEN([.A57])-FIND(&quot;&lt;/description&gt;&quot;;[.A57])+1)" office:value-type="string" office:string-value="&lt;/description&gt;&lt;Point&gt;&lt;coordinates&gt;  38.41436000,  48.80107000&lt;/coordinates&gt;&lt;/Point&gt;&lt;/Placemark&gt;">
            <text:p>&lt;/description&gt;&lt;Point&gt;&lt;coordinates&gt; <text:s/>38.41436000, <text:s/>48.80107000&lt;/coordinates&gt;&lt;/Point&gt;&lt;/Placemark&gt;</text:p>
          </table:table-cell>
          <table:table-cell office:value-type="float" office:value="579">
            <text:p>579</text:p>
          </table:table-cell>
          <table:table-cell table:formula="of:=VALUE(LEFT(MID([.A57];FIND(&quot;&lt;coordinates&gt;&quot;;[.A57])+15;26);11))" office:value-type="float" office:value="38.41436">
            <text:p>38.41436000</text:p>
          </table:table-cell>
          <table:table-cell table:formula="of:=VALUE(RIGHT(MID([.A57];FIND(&quot;&lt;coordinates&gt;&quot;;[.A57])+14;26);11))" office:value-type="float" office:value="48.80107">
            <text:p>48.80107000</text:p>
          </table:table-cell>
          <table:table-cell table:formula="of:=SQRT(([.G57]-[.G56])*([.G57]-[.G56])+([.H57]-[.H56])*([.H57]-[.H56]))" office:value-type="float" office:value="0.0172613585792069">
            <text:p>0.0172613586</text:p>
          </table:table-cell>
          <table:table-cell table:number-columns-repeated="2" office:value-type="float" office:value="1">
            <text:p>1</text:p>
          </table:table-cell>
          <table:table-cell table:formula="of:=[.J57]*[.K57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MODIS FIRE&lt;/name&gt;&lt;styleUrl&gt;#fireIcon&lt;/styleUrl&gt;&lt;description&gt; &lt;![CDATA[ Latitude : <text:s text:c="6"/>51.755 &lt;br&gt; Longitude : <text:s text:c="6"/>38.461&lt;br&gt;Date Acquired : 2022-06-24 &lt;br&gt;Time: 10:13 UTC&lt;br&gt;Confidence [0-100] : 26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46143000, <text:s/>51.75514000&lt;/coordinates&gt;&lt;/Point&gt;&lt;/Placemark&gt;</text:p>
          </table:table-cell>
          <table:table-cell office:value-type="float" office:value="17">
            <text:p>17</text:p>
          </table:table-cell>
          <table:table-cell table:formula="of:=IF([.D5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58];162;10)" office:value-type="string" office:string-value="2022-06-24">
            <text:p>2022-06-24</text:p>
          </table:table-cell>
          <table:table-cell table:formula="of:=RIGHT([.A58];LEN([.A58])-FIND(&quot;&lt;/description&gt;&quot;;[.A58])+1)" office:value-type="string" office:string-value="&lt;/description&gt;&lt;Point&gt;&lt;coordinates&gt;  38.46143000,  51.75514000&lt;/coordinates&gt;&lt;/Point&gt;&lt;/Placemark&gt;">
            <text:p>&lt;/description&gt;&lt;Point&gt;&lt;coordinates&gt; <text:s/>38.46143000, <text:s/>51.75514000&lt;/coordinates&gt;&lt;/Point&gt;&lt;/Placemark&gt;</text:p>
          </table:table-cell>
          <table:table-cell office:value-type="float" office:value="17">
            <text:p>17</text:p>
          </table:table-cell>
          <table:table-cell table:formula="of:=VALUE(LEFT(MID([.A58];FIND(&quot;&lt;coordinates&gt;&quot;;[.A58])+15;26);11))" office:value-type="float" office:value="38.46143">
            <text:p>38.46143000</text:p>
          </table:table-cell>
          <table:table-cell table:formula="of:=VALUE(RIGHT(MID([.A58];FIND(&quot;&lt;coordinates&gt;&quot;;[.A58])+14;26);11))" office:value-type="float" office:value="51.75514">
            <text:p>51.75514000</text:p>
          </table:table-cell>
          <table:table-cell table:formula="of:=SQRT(([.G58]-[.G57])*([.G58]-[.G57])+([.H58]-[.H57])*([.H58]-[.H57]))" office:value-type="float" office:value="2.95444498168437">
            <text:p>2.9544449817</text:p>
          </table:table-cell>
          <table:table-cell table:number-columns-repeated="2" office:value-type="float" office:value="1">
            <text:p>1</text:p>
          </table:table-cell>
          <table:table-cell table:formula="of:=[.J58]*[.K58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927 &lt;br&gt; Longitude : <text:s text:c="6"/>38.493&lt;br&gt;Date Acquired : 2022-06-24 &lt;br&gt;Time: 10:09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49350000, <text:s/>48.92744000&lt;/coordinates&gt;&lt;/Point&gt;&lt;/Placemark&gt;</text:p>
          </table:table-cell>
          <table:table-cell office:value-type="float" office:value="725">
            <text:p>725</text:p>
          </table:table-cell>
          <table:table-cell table:formula="of:=IF([.D5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59];162;10)" office:value-type="string" office:string-value="2022-06-24">
            <text:p>2022-06-24</text:p>
          </table:table-cell>
          <table:table-cell table:formula="of:=RIGHT([.A59];LEN([.A59])-FIND(&quot;&lt;/description&gt;&quot;;[.A59])+1)" office:value-type="string" office:string-value="&lt;/description&gt;&lt;Point&gt;&lt;coordinates&gt;  38.49350000,  48.92744000&lt;/coordinates&gt;&lt;/Point&gt;&lt;/Placemark&gt;">
            <text:p>&lt;/description&gt;&lt;Point&gt;&lt;coordinates&gt; <text:s/>38.49350000, <text:s/>48.92744000&lt;/coordinates&gt;&lt;/Point&gt;&lt;/Placemark&gt;</text:p>
          </table:table-cell>
          <table:table-cell office:value-type="float" office:value="725">
            <text:p>725</text:p>
          </table:table-cell>
          <table:table-cell table:formula="of:=VALUE(LEFT(MID([.A59];FIND(&quot;&lt;coordinates&gt;&quot;;[.A59])+15;26);11))" office:value-type="float" office:value="38.4935">
            <text:p>38.49350000</text:p>
          </table:table-cell>
          <table:table-cell table:formula="of:=VALUE(RIGHT(MID([.A59];FIND(&quot;&lt;coordinates&gt;&quot;;[.A59])+14;26);11))" office:value-type="float" office:value="48.92744">
            <text:p>48.92744000</text:p>
          </table:table-cell>
          <table:table-cell table:formula="of:=SQRT(([.G59]-[.G58])*([.G59]-[.G58])+([.H59]-[.H58])*([.H59]-[.H58]))" office:value-type="float" office:value="2.827881853066">
            <text:p>2.8278818531</text:p>
          </table:table-cell>
          <table:table-cell table:number-columns-repeated="2" office:value-type="float" office:value="1">
            <text:p>1</text:p>
          </table:table-cell>
          <table:table-cell table:formula="of:=[.J59]*[.K59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899 &lt;br&gt; Longitude : <text:s text:c="6"/>38.572&lt;br&gt;Date Acquired : 2022-06-24 &lt;br&gt;Time: 10:0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57167000, <text:s/>48.89862000&lt;/coordinates&gt;&lt;/Point&gt;&lt;/Placemark&gt;</text:p>
          </table:table-cell>
          <table:table-cell office:value-type="float" office:value="720">
            <text:p>720</text:p>
          </table:table-cell>
          <table:table-cell table:formula="of:=IF([.D6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60];162;10)" office:value-type="string" office:string-value="2022-06-24">
            <text:p>2022-06-24</text:p>
          </table:table-cell>
          <table:table-cell table:formula="of:=RIGHT([.A60];LEN([.A60])-FIND(&quot;&lt;/description&gt;&quot;;[.A60])+1)" office:value-type="string" office:string-value="&lt;/description&gt;&lt;Point&gt;&lt;coordinates&gt;  38.57167000,  48.89862000&lt;/coordinates&gt;&lt;/Point&gt;&lt;/Placemark&gt;">
            <text:p>&lt;/description&gt;&lt;Point&gt;&lt;coordinates&gt; <text:s/>38.57167000, <text:s/>48.89862000&lt;/coordinates&gt;&lt;/Point&gt;&lt;/Placemark&gt;</text:p>
          </table:table-cell>
          <table:table-cell office:value-type="float" office:value="720">
            <text:p>720</text:p>
          </table:table-cell>
          <table:table-cell table:formula="of:=VALUE(LEFT(MID([.A60];FIND(&quot;&lt;coordinates&gt;&quot;;[.A60])+15;26);11))" office:value-type="float" office:value="38.57167">
            <text:p>38.57167000</text:p>
          </table:table-cell>
          <table:table-cell table:formula="of:=VALUE(RIGHT(MID([.A60];FIND(&quot;&lt;coordinates&gt;&quot;;[.A60])+14;26);11))" office:value-type="float" office:value="48.89862">
            <text:p>48.89862000</text:p>
          </table:table-cell>
          <table:table-cell table:formula="of:=SQRT(([.G60]-[.G59])*([.G60]-[.G59])+([.H60]-[.H59])*([.H60]-[.H59]))" office:value-type="float" office:value="0.0833135121093799">
            <text:p>0.0833135121</text:p>
          </table:table-cell>
          <table:table-cell table:number-columns-repeated="2" office:value-type="float" office:value="1">
            <text:p>1</text:p>
          </table:table-cell>
          <table:table-cell table:formula="of:=[.J60]*[.K60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938 &lt;br&gt; Longitude : <text:s text:c="6"/>38.604&lt;br&gt;Date Acquired : 2022-06-24 &lt;br&gt;Time: 10:0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60435000, <text:s/>48.93817000&lt;/coordinates&gt;&lt;/Point&gt;&lt;/Placemark&gt;</text:p>
          </table:table-cell>
          <table:table-cell office:value-type="float" office:value="738">
            <text:p>738</text:p>
          </table:table-cell>
          <table:table-cell table:formula="of:=IF([.D6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61];162;10)" office:value-type="string" office:string-value="2022-06-24">
            <text:p>2022-06-24</text:p>
          </table:table-cell>
          <table:table-cell table:formula="of:=RIGHT([.A61];LEN([.A61])-FIND(&quot;&lt;/description&gt;&quot;;[.A61])+1)" office:value-type="string" office:string-value="&lt;/description&gt;&lt;Point&gt;&lt;coordinates&gt;  38.60435000,  48.93817000&lt;/coordinates&gt;&lt;/Point&gt;&lt;/Placemark&gt;">
            <text:p>&lt;/description&gt;&lt;Point&gt;&lt;coordinates&gt; <text:s/>38.60435000, <text:s/>48.93817000&lt;/coordinates&gt;&lt;/Point&gt;&lt;/Placemark&gt;</text:p>
          </table:table-cell>
          <table:table-cell office:value-type="float" office:value="738">
            <text:p>738</text:p>
          </table:table-cell>
          <table:table-cell table:formula="of:=VALUE(LEFT(MID([.A61];FIND(&quot;&lt;coordinates&gt;&quot;;[.A61])+15;26);11))" office:value-type="float" office:value="38.60435">
            <text:p>38.60435000</text:p>
          </table:table-cell>
          <table:table-cell table:formula="of:=VALUE(RIGHT(MID([.A61];FIND(&quot;&lt;coordinates&gt;&quot;;[.A61])+14;26);11))" office:value-type="float" office:value="48.93817">
            <text:p>48.93817000</text:p>
          </table:table-cell>
          <table:table-cell table:formula="of:=SQRT(([.G61]-[.G60])*([.G61]-[.G60])+([.H61]-[.H60])*([.H61]-[.H60]))" office:value-type="float" office:value="0.0513048233599904">
            <text:p>0.0513048234</text:p>
          </table:table-cell>
          <table:table-cell table:number-columns-repeated="2" office:value-type="float" office:value="1">
            <text:p>1</text:p>
          </table:table-cell>
          <table:table-cell table:formula="of:=[.J61]*[.K61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992 &lt;br&gt; Longitude : <text:s text:c="6"/>38.639&lt;br&gt;Date Acquired : 2022-06-24 &lt;br&gt;Time: 10:0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63945000, <text:s/>48.99182000&lt;/coordinates&gt;&lt;/Point&gt;&lt;/Placemark&gt;</text:p>
          </table:table-cell>
          <table:table-cell office:value-type="float" office:value="752">
            <text:p>752</text:p>
          </table:table-cell>
          <table:table-cell table:formula="of:=IF([.D6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62];162;10)" office:value-type="string" office:string-value="2022-06-24">
            <text:p>2022-06-24</text:p>
          </table:table-cell>
          <table:table-cell table:formula="of:=RIGHT([.A62];LEN([.A62])-FIND(&quot;&lt;/description&gt;&quot;;[.A62])+1)" office:value-type="string" office:string-value="&lt;/description&gt;&lt;Point&gt;&lt;coordinates&gt;  38.63945000,  48.99182000&lt;/coordinates&gt;&lt;/Point&gt;&lt;/Placemark&gt;">
            <text:p>&lt;/description&gt;&lt;Point&gt;&lt;coordinates&gt; <text:s/>38.63945000, <text:s/>48.99182000&lt;/coordinates&gt;&lt;/Point&gt;&lt;/Placemark&gt;</text:p>
          </table:table-cell>
          <table:table-cell office:value-type="float" office:value="752">
            <text:p>752</text:p>
          </table:table-cell>
          <table:table-cell table:formula="of:=VALUE(LEFT(MID([.A62];FIND(&quot;&lt;coordinates&gt;&quot;;[.A62])+15;26);11))" office:value-type="float" office:value="38.63945">
            <text:p>38.63945000</text:p>
          </table:table-cell>
          <table:table-cell table:formula="of:=VALUE(RIGHT(MID([.A62];FIND(&quot;&lt;coordinates&gt;&quot;;[.A62])+14;26);11))" office:value-type="float" office:value="48.99182">
            <text:p>48.99182000</text:p>
          </table:table-cell>
          <table:table-cell table:formula="of:=SQRT(([.G62]-[.G61])*([.G62]-[.G61])+([.H62]-[.H61])*([.H62]-[.H61]))" office:value-type="float" office:value="0.0641118748750942">
            <text:p>0.0641118749</text:p>
          </table:table-cell>
          <table:table-cell table:number-columns-repeated="2" office:value-type="float" office:value="1">
            <text:p>1</text:p>
          </table:table-cell>
          <table:table-cell table:formula="of:=[.J62]*[.K6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MODIS FIRE&lt;/name&gt;&lt;styleUrl&gt;#fireIcon&lt;/styleUrl&gt;&lt;description&gt; &lt;![CDATA[ Latitude : <text:s text:c="6"/>48.805 &lt;br&gt; Longitude : <text:s text:c="6"/>38.660&lt;br&gt;Date Acquired : 2022-06-24 &lt;br&gt;Time: 10:11 UTC&lt;br&gt;Confidence [0-100] : 76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66032000, <text:s/>48.80497000&lt;/coordinates&gt;&lt;/Point&gt;&lt;/Placemark&gt;</text:p>
          </table:table-cell>
          <table:table-cell office:value-type="float" office:value="258">
            <text:p>258</text:p>
          </table:table-cell>
          <table:table-cell table:formula="of:=IF([.D6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63];162;10)" office:value-type="string" office:string-value="2022-06-24">
            <text:p>2022-06-24</text:p>
          </table:table-cell>
          <table:table-cell table:formula="of:=RIGHT([.A63];LEN([.A63])-FIND(&quot;&lt;/description&gt;&quot;;[.A63])+1)" office:value-type="string" office:string-value="&lt;/description&gt;&lt;Point&gt;&lt;coordinates&gt;  38.66032000,  48.80497000&lt;/coordinates&gt;&lt;/Point&gt;&lt;/Placemark&gt;">
            <text:p>&lt;/description&gt;&lt;Point&gt;&lt;coordinates&gt; <text:s/>38.66032000, <text:s/>48.80497000&lt;/coordinates&gt;&lt;/Point&gt;&lt;/Placemark&gt;</text:p>
          </table:table-cell>
          <table:table-cell office:value-type="float" office:value="258">
            <text:p>258</text:p>
          </table:table-cell>
          <table:table-cell table:formula="of:=VALUE(LEFT(MID([.A63];FIND(&quot;&lt;coordinates&gt;&quot;;[.A63])+15;26);11))" office:value-type="float" office:value="38.66032">
            <text:p>38.66032000</text:p>
          </table:table-cell>
          <table:table-cell table:formula="of:=VALUE(RIGHT(MID([.A63];FIND(&quot;&lt;coordinates&gt;&quot;;[.A63])+14;26);11))" office:value-type="float" office:value="48.80497">
            <text:p>48.80497000</text:p>
          </table:table-cell>
          <table:table-cell table:formula="of:=SQRT(([.G63]-[.G62])*([.G63]-[.G62])+([.H63]-[.H62])*([.H63]-[.H62]))" office:value-type="float" office:value="0.188011912920432">
            <text:p>0.1880119129</text:p>
          </table:table-cell>
          <table:table-cell table:number-columns-repeated="2" office:value-type="float" office:value="1">
            <text:p>1</text:p>
          </table:table-cell>
          <table:table-cell table:formula="of:=[.J63]*[.K63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MODIS FIRE&lt;/name&gt;&lt;styleUrl&gt;#fireIcon&lt;/styleUrl&gt;&lt;description&gt; &lt;![CDATA[ Latitude : <text:s text:c="6"/>48.796 &lt;br&gt; Longitude : <text:s text:c="6"/>38.664&lt;br&gt;Date Acquired : 2022-06-24 &lt;br&gt;Time: 10:11 UTC&lt;br&gt;Confidence [0-100] : 86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66408000, <text:s/>48.79573000&lt;/coordinates&gt;&lt;/Point&gt;&lt;/Placemark&gt;</text:p>
          </table:table-cell>
          <table:table-cell office:value-type="float" office:value="251">
            <text:p>251</text:p>
          </table:table-cell>
          <table:table-cell table:formula="of:=IF([.D6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64];162;10)" office:value-type="string" office:string-value="2022-06-24">
            <text:p>2022-06-24</text:p>
          </table:table-cell>
          <table:table-cell table:formula="of:=RIGHT([.A64];LEN([.A64])-FIND(&quot;&lt;/description&gt;&quot;;[.A64])+1)" office:value-type="string" office:string-value="&lt;/description&gt;&lt;Point&gt;&lt;coordinates&gt;  38.66408000,  48.79573000&lt;/coordinates&gt;&lt;/Point&gt;&lt;/Placemark&gt;">
            <text:p>&lt;/description&gt;&lt;Point&gt;&lt;coordinates&gt; <text:s/>38.66408000, <text:s/>48.79573000&lt;/coordinates&gt;&lt;/Point&gt;&lt;/Placemark&gt;</text:p>
          </table:table-cell>
          <table:table-cell office:value-type="float" office:value="251">
            <text:p>251</text:p>
          </table:table-cell>
          <table:table-cell table:formula="of:=VALUE(LEFT(MID([.A64];FIND(&quot;&lt;coordinates&gt;&quot;;[.A64])+15;26);11))" office:value-type="float" office:value="38.66408">
            <text:p>38.66408000</text:p>
          </table:table-cell>
          <table:table-cell table:formula="of:=VALUE(RIGHT(MID([.A64];FIND(&quot;&lt;coordinates&gt;&quot;;[.A64])+14;26);11))" office:value-type="float" office:value="48.79573">
            <text:p>48.79573000</text:p>
          </table:table-cell>
          <table:table-cell table:formula="of:=SQRT(([.G64]-[.G63])*([.G64]-[.G63])+([.H64]-[.H63])*([.H64]-[.H63]))" office:value-type="float" office:value="0.00997573054968747">
            <text:p>0.0099757305</text:p>
          </table:table-cell>
          <table:table-cell table:number-columns-repeated="2" office:value-type="float" office:value="1">
            <text:p>1</text:p>
          </table:table-cell>
          <table:table-cell table:formula="of:=[.J64]*[.K64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803 &lt;br&gt; Longitude : <text:s text:c="6"/>38.665&lt;br&gt;Date Acquired : 2022-06-24 &lt;br&gt;Time: 09:17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66482000, <text:s/>48.80301000&lt;/coordinates&gt;&lt;/Point&gt;&lt;/Placemark&gt;</text:p>
          </table:table-cell>
          <table:table-cell office:value-type="float" office:value="595">
            <text:p>595</text:p>
          </table:table-cell>
          <table:table-cell table:formula="of:=IF([.D6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65];162;10)" office:value-type="string" office:string-value="2022-06-24">
            <text:p>2022-06-24</text:p>
          </table:table-cell>
          <table:table-cell table:formula="of:=RIGHT([.A65];LEN([.A65])-FIND(&quot;&lt;/description&gt;&quot;;[.A65])+1)" office:value-type="string" office:string-value="&lt;/description&gt;&lt;Point&gt;&lt;coordinates&gt;  38.66482000,  48.80301000&lt;/coordinates&gt;&lt;/Point&gt;&lt;/Placemark&gt;">
            <text:p>&lt;/description&gt;&lt;Point&gt;&lt;coordinates&gt; <text:s/>38.66482000, <text:s/>48.80301000&lt;/coordinates&gt;&lt;/Point&gt;&lt;/Placemark&gt;</text:p>
          </table:table-cell>
          <table:table-cell office:value-type="float" office:value="595">
            <text:p>595</text:p>
          </table:table-cell>
          <table:table-cell table:formula="of:=VALUE(LEFT(MID([.A65];FIND(&quot;&lt;coordinates&gt;&quot;;[.A65])+15;26);11))" office:value-type="float" office:value="38.66482">
            <text:p>38.66482000</text:p>
          </table:table-cell>
          <table:table-cell table:formula="of:=VALUE(RIGHT(MID([.A65];FIND(&quot;&lt;coordinates&gt;&quot;;[.A65])+14;26);11))" office:value-type="float" office:value="48.80301">
            <text:p>48.80301000</text:p>
          </table:table-cell>
          <table:table-cell table:formula="of:=SQRT(([.G65]-[.G64])*([.G65]-[.G64])+([.H65]-[.H64])*([.H65]-[.H64]))" office:value-type="float" office:value="0.00731751323880064">
            <text:p>0.0073175132</text:p>
          </table:table-cell>
          <table:table-cell table:number-columns-repeated="2" office:value-type="float" office:value="1">
            <text:p>1</text:p>
          </table:table-cell>
          <table:table-cell table:formula="of:=[.J65]*[.K65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805 &lt;br&gt; Longitude : <text:s text:c="6"/>38.673&lt;br&gt;Date Acquired : 2022-06-24 &lt;br&gt;Time: 09:17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67334000, <text:s/>48.80541000&lt;/coordinates&gt;&lt;/Point&gt;&lt;/Placemark&gt;</text:p>
          </table:table-cell>
          <table:table-cell office:value-type="float" office:value="156">
            <text:p>156</text:p>
          </table:table-cell>
          <table:table-cell table:formula="of:=IF([.D6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66];162;10)" office:value-type="string" office:string-value="2022-06-24">
            <text:p>2022-06-24</text:p>
          </table:table-cell>
          <table:table-cell table:formula="of:=RIGHT([.A66];LEN([.A66])-FIND(&quot;&lt;/description&gt;&quot;;[.A66])+1)" office:value-type="string" office:string-value="&lt;/description&gt;&lt;Point&gt;&lt;coordinates&gt;  38.67334000,  48.80541000&lt;/coordinates&gt;&lt;/Point&gt;&lt;/Placemark&gt;">
            <text:p>&lt;/description&gt;&lt;Point&gt;&lt;coordinates&gt; <text:s/>38.67334000, <text:s/>48.80541000&lt;/coordinates&gt;&lt;/Point&gt;&lt;/Placemark&gt;</text:p>
          </table:table-cell>
          <table:table-cell office:value-type="float" office:value="156">
            <text:p>156</text:p>
          </table:table-cell>
          <table:table-cell table:formula="of:=VALUE(LEFT(MID([.A66];FIND(&quot;&lt;coordinates&gt;&quot;;[.A66])+15;26);11))" office:value-type="float" office:value="38.67334">
            <text:p>38.67334000</text:p>
          </table:table-cell>
          <table:table-cell table:formula="of:=VALUE(RIGHT(MID([.A66];FIND(&quot;&lt;coordinates&gt;&quot;;[.A66])+14;26);11))" office:value-type="float" office:value="48.80541">
            <text:p>48.80541000</text:p>
          </table:table-cell>
          <table:table-cell table:formula="of:=SQRT(([.G66]-[.G65])*([.G66]-[.G65])+([.H66]-[.H65])*([.H66]-[.H65]))" office:value-type="float" office:value="0.00885157613084136">
            <text:p>0.0088515761</text:p>
          </table:table-cell>
          <table:table-cell table:number-columns-repeated="2" office:value-type="float" office:value="1">
            <text:p>1</text:p>
          </table:table-cell>
          <table:table-cell table:formula="of:=[.J66]*[.K66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779 &lt;br&gt; Longitude : <text:s text:c="6"/>38.674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67360000, <text:s/>48.77875000&lt;/coordinates&gt;&lt;/Point&gt;&lt;/Placemark&gt;</text:p>
          </table:table-cell>
          <table:table-cell office:value-type="float" office:value="570">
            <text:p>570</text:p>
          </table:table-cell>
          <table:table-cell table:formula="of:=IF([.D6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67];162;10)" office:value-type="string" office:string-value="2022-06-24">
            <text:p>2022-06-24</text:p>
          </table:table-cell>
          <table:table-cell table:formula="of:=RIGHT([.A67];LEN([.A67])-FIND(&quot;&lt;/description&gt;&quot;;[.A67])+1)" office:value-type="string" office:string-value="&lt;/description&gt;&lt;Point&gt;&lt;coordinates&gt;  38.67360000,  48.77875000&lt;/coordinates&gt;&lt;/Point&gt;&lt;/Placemark&gt;">
            <text:p>&lt;/description&gt;&lt;Point&gt;&lt;coordinates&gt; <text:s/>38.67360000, <text:s/>48.77875000&lt;/coordinates&gt;&lt;/Point&gt;&lt;/Placemark&gt;</text:p>
          </table:table-cell>
          <table:table-cell office:value-type="float" office:value="570">
            <text:p>570</text:p>
          </table:table-cell>
          <table:table-cell table:formula="of:=VALUE(LEFT(MID([.A67];FIND(&quot;&lt;coordinates&gt;&quot;;[.A67])+15;26);11))" office:value-type="float" office:value="38.6736">
            <text:p>38.67360000</text:p>
          </table:table-cell>
          <table:table-cell table:formula="of:=VALUE(RIGHT(MID([.A67];FIND(&quot;&lt;coordinates&gt;&quot;;[.A67])+14;26);11))" office:value-type="float" office:value="48.77875">
            <text:p>48.77875000</text:p>
          </table:table-cell>
          <table:table-cell table:formula="of:=SQRT(([.G67]-[.G66])*([.G67]-[.G66])+([.H67]-[.H66])*([.H67]-[.H66]))" office:value-type="float" office:value="0.0266612677868098">
            <text:p>0.0266612678</text:p>
          </table:table-cell>
          <table:table-cell table:number-columns-repeated="2" office:value-type="float" office:value="1">
            <text:p>1</text:p>
          </table:table-cell>
          <table:table-cell table:formula="of:=[.J67]*[.K67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1 &lt;br&gt; Longitude : <text:s text:c="6"/>38.753&lt;br&gt;Date Acquired : 2022-06-24 &lt;br&gt;Time: 00:2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5258000, <text:s/>48.46094000&lt;/coordinates&gt;&lt;/Point&gt;&lt;/Placemark&gt;</text:p>
          </table:table-cell>
          <table:table-cell office:value-type="float" office:value="78">
            <text:p>78</text:p>
          </table:table-cell>
          <table:table-cell table:formula="of:=IF([.D6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68];162;10)" office:value-type="string" office:string-value="2022-06-24">
            <text:p>2022-06-24</text:p>
          </table:table-cell>
          <table:table-cell table:formula="of:=RIGHT([.A68];LEN([.A68])-FIND(&quot;&lt;/description&gt;&quot;;[.A68])+1)" office:value-type="string" office:string-value="&lt;/description&gt;&lt;Point&gt;&lt;coordinates&gt;  38.75258000,  48.46094000&lt;/coordinates&gt;&lt;/Point&gt;&lt;/Placemark&gt;">
            <text:p>&lt;/description&gt;&lt;Point&gt;&lt;coordinates&gt; <text:s/>38.75258000, <text:s/>48.46094000&lt;/coordinates&gt;&lt;/Point&gt;&lt;/Placemark&gt;</text:p>
          </table:table-cell>
          <table:table-cell office:value-type="float" office:value="78">
            <text:p>78</text:p>
          </table:table-cell>
          <table:table-cell table:formula="of:=VALUE(LEFT(MID([.A68];FIND(&quot;&lt;coordinates&gt;&quot;;[.A68])+15;26);11))" office:value-type="float" office:value="38.75258">
            <text:p>38.75258000</text:p>
          </table:table-cell>
          <table:table-cell table:formula="of:=VALUE(RIGHT(MID([.A68];FIND(&quot;&lt;coordinates&gt;&quot;;[.A68])+14;26);11))" office:value-type="float" office:value="48.46094">
            <text:p>48.46094000</text:p>
          </table:table-cell>
          <table:table-cell table:formula="of:=SQRT(([.G68]-[.G67])*([.G68]-[.G67])+([.H68]-[.H67])*([.H68]-[.H67]))" office:value-type="float" office:value="0.327476772458752">
            <text:p>0.3274767725</text:p>
          </table:table-cell>
          <table:table-cell table:number-columns-repeated="2" office:value-type="float" office:value="1">
            <text:p>1</text:p>
          </table:table-cell>
          <table:table-cell table:formula="of:=[.J68]*[.K68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75 &lt;br&gt; Longitude : <text:s text:c="6"/>38.764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6416000, <text:s/>48.47504000&lt;/coordinates&gt;&lt;/Point&gt;&lt;/Placemark&gt;</text:p>
          </table:table-cell>
          <table:table-cell office:value-type="float" office:value="440">
            <text:p>440</text:p>
          </table:table-cell>
          <table:table-cell table:formula="of:=IF([.D6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69];162;10)" office:value-type="string" office:string-value="2022-06-24">
            <text:p>2022-06-24</text:p>
          </table:table-cell>
          <table:table-cell table:formula="of:=RIGHT([.A69];LEN([.A69])-FIND(&quot;&lt;/description&gt;&quot;;[.A69])+1)" office:value-type="string" office:string-value="&lt;/description&gt;&lt;Point&gt;&lt;coordinates&gt;  38.76416000,  48.47504000&lt;/coordinates&gt;&lt;/Point&gt;&lt;/Placemark&gt;">
            <text:p>&lt;/description&gt;&lt;Point&gt;&lt;coordinates&gt; <text:s/>38.76416000, <text:s/>48.47504000&lt;/coordinates&gt;&lt;/Point&gt;&lt;/Placemark&gt;</text:p>
          </table:table-cell>
          <table:table-cell office:value-type="float" office:value="440">
            <text:p>440</text:p>
          </table:table-cell>
          <table:table-cell table:formula="of:=VALUE(LEFT(MID([.A69];FIND(&quot;&lt;coordinates&gt;&quot;;[.A69])+15;26);11))" office:value-type="float" office:value="38.76416">
            <text:p>38.76416000</text:p>
          </table:table-cell>
          <table:table-cell table:formula="of:=VALUE(RIGHT(MID([.A69];FIND(&quot;&lt;coordinates&gt;&quot;;[.A69])+14;26);11))" office:value-type="float" office:value="48.47504">
            <text:p>48.47504000</text:p>
          </table:table-cell>
          <table:table-cell table:formula="of:=SQRT(([.G69]-[.G68])*([.G69]-[.G68])+([.H69]-[.H68])*([.H69]-[.H68]))" office:value-type="float" office:value="0.0182457227864467">
            <text:p>0.0182457228</text:p>
          </table:table-cell>
          <table:table-cell table:number-columns-repeated="2" office:value-type="float" office:value="1">
            <text:p>1</text:p>
          </table:table-cell>
          <table:table-cell table:formula="of:=[.J69]*[.K69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78 &lt;br&gt; Longitude : <text:s text:c="6"/>38.771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7120000, <text:s/>48.47789000&lt;/coordinates&gt;&lt;/Point&gt;&lt;/Placemark&gt;</text:p>
          </table:table-cell>
          <table:table-cell office:value-type="float" office:value="441">
            <text:p>441</text:p>
          </table:table-cell>
          <table:table-cell table:formula="of:=IF([.D7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70];162;10)" office:value-type="string" office:string-value="2022-06-24">
            <text:p>2022-06-24</text:p>
          </table:table-cell>
          <table:table-cell table:formula="of:=RIGHT([.A70];LEN([.A70])-FIND(&quot;&lt;/description&gt;&quot;;[.A70])+1)" office:value-type="string" office:string-value="&lt;/description&gt;&lt;Point&gt;&lt;coordinates&gt;  38.77120000,  48.47789000&lt;/coordinates&gt;&lt;/Point&gt;&lt;/Placemark&gt;">
            <text:p>&lt;/description&gt;&lt;Point&gt;&lt;coordinates&gt; <text:s/>38.77120000, <text:s/>48.47789000&lt;/coordinates&gt;&lt;/Point&gt;&lt;/Placemark&gt;</text:p>
          </table:table-cell>
          <table:table-cell office:value-type="float" office:value="441">
            <text:p>441</text:p>
          </table:table-cell>
          <table:table-cell table:formula="of:=VALUE(LEFT(MID([.A70];FIND(&quot;&lt;coordinates&gt;&quot;;[.A70])+15;26);11))" office:value-type="float" office:value="38.7712">
            <text:p>38.77120000</text:p>
          </table:table-cell>
          <table:table-cell table:formula="of:=VALUE(RIGHT(MID([.A70];FIND(&quot;&lt;coordinates&gt;&quot;;[.A70])+14;26);11))" office:value-type="float" office:value="48.47789">
            <text:p>48.47789000</text:p>
          </table:table-cell>
          <table:table-cell table:formula="of:=SQRT(([.G70]-[.G69])*([.G70]-[.G69])+([.H70]-[.H69])*([.H70]-[.H69]))" office:value-type="float" office:value="0.00759500493746132">
            <text:p>0.0075950049</text:p>
          </table:table-cell>
          <table:table-cell table:number-columns-repeated="2" office:value-type="float" office:value="1">
            <text:p>1</text:p>
          </table:table-cell>
          <table:table-cell table:formula="of:=[.J70]*[.K70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854 &lt;br&gt; Longitude : <text:s text:c="6"/>38.771&lt;br&gt;Date Acquired : 2022-06-24 &lt;br&gt;Time: 10:58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7143000, <text:s/>48.85386000&lt;/coordinates&gt;&lt;/Point&gt;&lt;/Placemark&gt;</text:p>
          </table:table-cell>
          <table:table-cell office:value-type="float" office:value="677">
            <text:p>677</text:p>
          </table:table-cell>
          <table:table-cell table:formula="of:=IF([.D7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71];162;10)" office:value-type="string" office:string-value="2022-06-24">
            <text:p>2022-06-24</text:p>
          </table:table-cell>
          <table:table-cell table:formula="of:=RIGHT([.A71];LEN([.A71])-FIND(&quot;&lt;/description&gt;&quot;;[.A71])+1)" office:value-type="string" office:string-value="&lt;/description&gt;&lt;Point&gt;&lt;coordinates&gt;  38.77143000,  48.85386000&lt;/coordinates&gt;&lt;/Point&gt;&lt;/Placemark&gt;">
            <text:p>&lt;/description&gt;&lt;Point&gt;&lt;coordinates&gt; <text:s/>38.77143000, <text:s/>48.85386000&lt;/coordinates&gt;&lt;/Point&gt;&lt;/Placemark&gt;</text:p>
          </table:table-cell>
          <table:table-cell office:value-type="float" office:value="677">
            <text:p>677</text:p>
          </table:table-cell>
          <table:table-cell table:formula="of:=VALUE(LEFT(MID([.A71];FIND(&quot;&lt;coordinates&gt;&quot;;[.A71])+15;26);11))" office:value-type="float" office:value="38.77143">
            <text:p>38.77143000</text:p>
          </table:table-cell>
          <table:table-cell table:formula="of:=VALUE(RIGHT(MID([.A71];FIND(&quot;&lt;coordinates&gt;&quot;;[.A71])+14;26);11))" office:value-type="float" office:value="48.85386">
            <text:p>48.85386000</text:p>
          </table:table-cell>
          <table:table-cell table:formula="of:=SQRT(([.G71]-[.G70])*([.G71]-[.G70])+([.H71]-[.H70])*([.H71]-[.H70]))" office:value-type="float" office:value="0.375970070351346">
            <text:p>0.3759700704</text:p>
          </table:table-cell>
          <table:table-cell table:number-columns-repeated="2" office:value-type="float" office:value="1">
            <text:p>1</text:p>
          </table:table-cell>
          <table:table-cell table:formula="of:=[.J71]*[.K71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870 &lt;br&gt; Longitude : <text:s text:c="6"/>38.784&lt;br&gt;Date Acquired : 2022-06-24 &lt;br&gt;Time: 10:0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8366000, <text:s/>48.87022000&lt;/coordinates&gt;&lt;/Point&gt;&lt;/Placemark&gt;</text:p>
          </table:table-cell>
          <table:table-cell office:value-type="float" office:value="688">
            <text:p>688</text:p>
          </table:table-cell>
          <table:table-cell table:formula="of:=IF([.D7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72];162;10)" office:value-type="string" office:string-value="2022-06-24">
            <text:p>2022-06-24</text:p>
          </table:table-cell>
          <table:table-cell table:formula="of:=RIGHT([.A72];LEN([.A72])-FIND(&quot;&lt;/description&gt;&quot;;[.A72])+1)" office:value-type="string" office:string-value="&lt;/description&gt;&lt;Point&gt;&lt;coordinates&gt;  38.78366000,  48.87022000&lt;/coordinates&gt;&lt;/Point&gt;&lt;/Placemark&gt;">
            <text:p>&lt;/description&gt;&lt;Point&gt;&lt;coordinates&gt; <text:s/>38.78366000, <text:s/>48.87022000&lt;/coordinates&gt;&lt;/Point&gt;&lt;/Placemark&gt;</text:p>
          </table:table-cell>
          <table:table-cell office:value-type="float" office:value="688">
            <text:p>688</text:p>
          </table:table-cell>
          <table:table-cell table:formula="of:=VALUE(LEFT(MID([.A72];FIND(&quot;&lt;coordinates&gt;&quot;;[.A72])+15;26);11))" office:value-type="float" office:value="38.78366">
            <text:p>38.78366000</text:p>
          </table:table-cell>
          <table:table-cell table:formula="of:=VALUE(RIGHT(MID([.A72];FIND(&quot;&lt;coordinates&gt;&quot;;[.A72])+14;26);11))" office:value-type="float" office:value="48.87022">
            <text:p>48.87022000</text:p>
          </table:table-cell>
          <table:table-cell table:formula="of:=SQRT(([.G72]-[.G71])*([.G72]-[.G71])+([.H72]-[.H71])*([.H72]-[.H71]))" office:value-type="float" office:value="0.0204260250660788">
            <text:p>0.0204260251</text:p>
          </table:table-cell>
          <table:table-cell table:number-columns-repeated="2" office:value-type="float" office:value="1">
            <text:p>1</text:p>
          </table:table-cell>
          <table:table-cell table:formula="of:=[.J72]*[.K7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84 &lt;br&gt; Longitude : <text:s text:c="6"/>38.785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8523000, <text:s/>48.48357000&lt;/coordinates&gt;&lt;/Point&gt;&lt;/Placemark&gt;</text:p>
          </table:table-cell>
          <table:table-cell office:value-type="float" office:value="451">
            <text:p>451</text:p>
          </table:table-cell>
          <table:table-cell table:formula="of:=IF([.D7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73];162;10)" office:value-type="string" office:string-value="2022-06-24">
            <text:p>2022-06-24</text:p>
          </table:table-cell>
          <table:table-cell table:formula="of:=RIGHT([.A73];LEN([.A73])-FIND(&quot;&lt;/description&gt;&quot;;[.A73])+1)" office:value-type="string" office:string-value="&lt;/description&gt;&lt;Point&gt;&lt;coordinates&gt;  38.78523000,  48.48357000&lt;/coordinates&gt;&lt;/Point&gt;&lt;/Placemark&gt;">
            <text:p>&lt;/description&gt;&lt;Point&gt;&lt;coordinates&gt; <text:s/>38.78523000, <text:s/>48.48357000&lt;/coordinates&gt;&lt;/Point&gt;&lt;/Placemark&gt;</text:p>
          </table:table-cell>
          <table:table-cell office:value-type="float" office:value="451">
            <text:p>451</text:p>
          </table:table-cell>
          <table:table-cell table:formula="of:=VALUE(LEFT(MID([.A73];FIND(&quot;&lt;coordinates&gt;&quot;;[.A73])+15;26);11))" office:value-type="float" office:value="38.78523">
            <text:p>38.78523000</text:p>
          </table:table-cell>
          <table:table-cell table:formula="of:=VALUE(RIGHT(MID([.A73];FIND(&quot;&lt;coordinates&gt;&quot;;[.A73])+14;26);11))" office:value-type="float" office:value="48.48357">
            <text:p>48.48357000</text:p>
          </table:table-cell>
          <table:table-cell table:formula="of:=SQRT(([.G73]-[.G72])*([.G73]-[.G72])+([.H73]-[.H72])*([.H73]-[.H72]))" office:value-type="float" office:value="0.386653187494947">
            <text:p>0.3866531875</text:p>
          </table:table-cell>
          <table:table-cell table:number-columns-repeated="2" office:value-type="float" office:value="1">
            <text:p>1</text:p>
          </table:table-cell>
          <table:table-cell table:formula="of:=[.J73]*[.K73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94 &lt;br&gt; Longitude : <text:s text:c="6"/>38.800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80045000, <text:s/>48.49366000&lt;/coordinates&gt;&lt;/Point&gt;&lt;/Placemark&gt;</text:p>
          </table:table-cell>
          <table:table-cell office:value-type="float" office:value="466">
            <text:p>466</text:p>
          </table:table-cell>
          <table:table-cell table:formula="of:=IF([.D7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74];162;10)" office:value-type="string" office:string-value="2022-06-24">
            <text:p>2022-06-24</text:p>
          </table:table-cell>
          <table:table-cell table:formula="of:=RIGHT([.A74];LEN([.A74])-FIND(&quot;&lt;/description&gt;&quot;;[.A74])+1)" office:value-type="string" office:string-value="&lt;/description&gt;&lt;Point&gt;&lt;coordinates&gt;  38.80045000,  48.49366000&lt;/coordinates&gt;&lt;/Point&gt;&lt;/Placemark&gt;">
            <text:p>&lt;/description&gt;&lt;Point&gt;&lt;coordinates&gt; <text:s/>38.80045000, <text:s/>48.49366000&lt;/coordinates&gt;&lt;/Point&gt;&lt;/Placemark&gt;</text:p>
          </table:table-cell>
          <table:table-cell office:value-type="float" office:value="466">
            <text:p>466</text:p>
          </table:table-cell>
          <table:table-cell table:formula="of:=VALUE(LEFT(MID([.A74];FIND(&quot;&lt;coordinates&gt;&quot;;[.A74])+15;26);11))" office:value-type="float" office:value="38.80045">
            <text:p>38.80045000</text:p>
          </table:table-cell>
          <table:table-cell table:formula="of:=VALUE(RIGHT(MID([.A74];FIND(&quot;&lt;coordinates&gt;&quot;;[.A74])+14;26);11))" office:value-type="float" office:value="48.49366">
            <text:p>48.49366000</text:p>
          </table:table-cell>
          <table:table-cell table:formula="of:=SQRT(([.G74]-[.G73])*([.G74]-[.G73])+([.H74]-[.H73])*([.H74]-[.H73]))" office:value-type="float" office:value="0.0182607913300586">
            <text:p>0.0182607913</text:p>
          </table:table-cell>
          <table:table-cell table:number-columns-repeated="2" office:value-type="float" office:value="1">
            <text:p>1</text:p>
          </table:table-cell>
          <table:table-cell table:formula="of:=[.J74]*[.K74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MODIS FIRE&lt;/name&gt;&lt;styleUrl&gt;#fireIcon&lt;/styleUrl&gt;&lt;description&gt; &lt;![CDATA[ Latitude : <text:s text:c="6"/>48.913 &lt;br&gt; Longitude : <text:s text:c="6"/>38.802&lt;br&gt;Date Acquired : 2022-06-24 &lt;br&gt;Time: 10:13 UTC&lt;br&gt;Confidence [0-100] : 45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80183000, <text:s/>48.91325000&lt;/coordinates&gt;&lt;/Point&gt;&lt;/Placemark&gt;</text:p>
          </table:table-cell>
          <table:table-cell office:value-type="float" office:value="265">
            <text:p>265</text:p>
          </table:table-cell>
          <table:table-cell table:formula="of:=IF([.D7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75];162;10)" office:value-type="string" office:string-value="2022-06-24">
            <text:p>2022-06-24</text:p>
          </table:table-cell>
          <table:table-cell table:formula="of:=RIGHT([.A75];LEN([.A75])-FIND(&quot;&lt;/description&gt;&quot;;[.A75])+1)" office:value-type="string" office:string-value="&lt;/description&gt;&lt;Point&gt;&lt;coordinates&gt;  38.80183000,  48.91325000&lt;/coordinates&gt;&lt;/Point&gt;&lt;/Placemark&gt;">
            <text:p>&lt;/description&gt;&lt;Point&gt;&lt;coordinates&gt; <text:s/>38.80183000, <text:s/>48.91325000&lt;/coordinates&gt;&lt;/Point&gt;&lt;/Placemark&gt;</text:p>
          </table:table-cell>
          <table:table-cell office:value-type="float" office:value="265">
            <text:p>265</text:p>
          </table:table-cell>
          <table:table-cell table:formula="of:=VALUE(LEFT(MID([.A75];FIND(&quot;&lt;coordinates&gt;&quot;;[.A75])+15;26);11))" office:value-type="float" office:value="38.80183">
            <text:p>38.80183000</text:p>
          </table:table-cell>
          <table:table-cell table:formula="of:=VALUE(RIGHT(MID([.A75];FIND(&quot;&lt;coordinates&gt;&quot;;[.A75])+14;26);11))" office:value-type="float" office:value="48.91325">
            <text:p>48.91325000</text:p>
          </table:table-cell>
          <table:table-cell table:formula="of:=SQRT(([.G75]-[.G74])*([.G75]-[.G74])+([.H75]-[.H74])*([.H75]-[.H74]))" office:value-type="float" office:value="0.419592269352046">
            <text:p>0.4195922694</text:p>
          </table:table-cell>
          <table:table-cell table:number-columns-repeated="2" office:value-type="float" office:value="1">
            <text:p>1</text:p>
          </table:table-cell>
          <table:table-cell table:formula="of:=[.J75]*[.K75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669 &lt;br&gt; Longitude : <text:s text:c="6"/>39.561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9.56135000, <text:s/>49.66855000&lt;/coordinates&gt;&lt;/Point&gt;&lt;/Placemark&gt;</text:p>
          </table:table-cell>
          <table:table-cell office:value-type="float" office:value="795">
            <text:p>795</text:p>
          </table:table-cell>
          <table:table-cell table:formula="of:=IF([.D7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76];162;10)" office:value-type="string" office:string-value="2022-06-24">
            <text:p>2022-06-24</text:p>
          </table:table-cell>
          <table:table-cell table:formula="of:=RIGHT([.A76];LEN([.A76])-FIND(&quot;&lt;/description&gt;&quot;;[.A76])+1)" office:value-type="string" office:string-value="&lt;/description&gt;&lt;Point&gt;&lt;coordinates&gt;  39.56135000,  49.66855000&lt;/coordinates&gt;&lt;/Point&gt;&lt;/Placemark&gt;">
            <text:p>&lt;/description&gt;&lt;Point&gt;&lt;coordinates&gt; <text:s/>39.56135000, <text:s/>49.66855000&lt;/coordinates&gt;&lt;/Point&gt;&lt;/Placemark&gt;</text:p>
          </table:table-cell>
          <table:table-cell office:value-type="float" office:value="795">
            <text:p>795</text:p>
          </table:table-cell>
          <table:table-cell table:formula="of:=VALUE(LEFT(MID([.A76];FIND(&quot;&lt;coordinates&gt;&quot;;[.A76])+15;26);11))" office:value-type="float" office:value="39.56135">
            <text:p>39.56135000</text:p>
          </table:table-cell>
          <table:table-cell table:formula="of:=VALUE(RIGHT(MID([.A76];FIND(&quot;&lt;coordinates&gt;&quot;;[.A76])+14;26);11))" office:value-type="float" office:value="49.66855">
            <text:p>49.66855000</text:p>
          </table:table-cell>
          <table:table-cell table:formula="of:=SQRT(([.G76]-[.G75])*([.G76]-[.G75])+([.H76]-[.H75])*([.H76]-[.H75]))" office:value-type="float" office:value="1.0711436506837">
            <text:p>1.0711436507</text:p>
          </table:table-cell>
          <table:table-cell table:number-columns-repeated="2" office:value-type="float" office:value="1">
            <text:p>1</text:p>
          </table:table-cell>
          <table:table-cell table:formula="of:=[.J76]*[.K76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887 &lt;br&gt; Longitude : <text:s text:c="6"/>39.572&lt;br&gt;Date Acquired : 2022-06-24 &lt;br&gt;Time: 09:17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9.57221000, <text:s/>51.88698000&lt;/coordinates&gt;&lt;/Point&gt;&lt;/Placemark&gt;</text:p>
          </table:table-cell>
          <table:table-cell office:value-type="float" office:value="235">
            <text:p>235</text:p>
          </table:table-cell>
          <table:table-cell table:formula="of:=IF([.D7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77];162;10)" office:value-type="string" office:string-value="2022-06-24">
            <text:p>2022-06-24</text:p>
          </table:table-cell>
          <table:table-cell table:formula="of:=RIGHT([.A77];LEN([.A77])-FIND(&quot;&lt;/description&gt;&quot;;[.A77])+1)" office:value-type="string" office:string-value="&lt;/description&gt;&lt;Point&gt;&lt;coordinates&gt;  39.57221000,  51.88698000&lt;/coordinates&gt;&lt;/Point&gt;&lt;/Placemark&gt;">
            <text:p>&lt;/description&gt;&lt;Point&gt;&lt;coordinates&gt; <text:s/>39.57221000, <text:s/>51.88698000&lt;/coordinates&gt;&lt;/Point&gt;&lt;/Placemark&gt;</text:p>
          </table:table-cell>
          <table:table-cell office:value-type="float" office:value="235">
            <text:p>235</text:p>
          </table:table-cell>
          <table:table-cell table:formula="of:=VALUE(LEFT(MID([.A77];FIND(&quot;&lt;coordinates&gt;&quot;;[.A77])+15;26);11))" office:value-type="float" office:value="39.57221">
            <text:p>39.57221000</text:p>
          </table:table-cell>
          <table:table-cell table:formula="of:=VALUE(RIGHT(MID([.A77];FIND(&quot;&lt;coordinates&gt;&quot;;[.A77])+14;26);11))" office:value-type="float" office:value="51.88698">
            <text:p>51.88698000</text:p>
          </table:table-cell>
          <table:table-cell table:formula="of:=SQRT(([.G77]-[.G76])*([.G77]-[.G76])+([.H77]-[.H76])*([.H77]-[.H76]))" office:value-type="float" office:value="2.21845658161254">
            <text:p>2.2184565816</text:p>
          </table:table-cell>
          <table:table-cell table:number-columns-repeated="2" office:value-type="float" office:value="1">
            <text:p>1</text:p>
          </table:table-cell>
          <table:table-cell table:formula="of:=[.J77]*[.K77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156 &lt;br&gt; Longitude : <text:s text:c="6"/>32.789&lt;br&gt;Date Acquired : 2022-06-25 &lt;br&gt;Time: 00:03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78863000, <text:s/>47.15631000&lt;/coordinates&gt;&lt;/Point&gt;&lt;/Placemark&gt;</text:p>
          </table:table-cell>
          <table:table-cell office:value-type="float" office:value="277">
            <text:p>277</text:p>
          </table:table-cell>
          <table:table-cell table:formula="of:=IF([.D7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78];162;10)" office:value-type="string" office:string-value="2022-06-25">
            <text:p>2022-06-25</text:p>
          </table:table-cell>
          <table:table-cell table:formula="of:=RIGHT([.A78];LEN([.A78])-FIND(&quot;&lt;/description&gt;&quot;;[.A78])+1)" office:value-type="string" office:string-value="&lt;/description&gt;&lt;Point&gt;&lt;coordinates&gt;  32.78863000,  47.15631000&lt;/coordinates&gt;&lt;/Point&gt;&lt;/Placemark&gt;">
            <text:p>&lt;/description&gt;&lt;Point&gt;&lt;coordinates&gt; <text:s/>32.78863000, <text:s/>47.15631000&lt;/coordinates&gt;&lt;/Point&gt;&lt;/Placemark&gt;</text:p>
          </table:table-cell>
          <table:table-cell office:value-type="float" office:value="277">
            <text:p>277</text:p>
          </table:table-cell>
          <table:table-cell table:formula="of:=VALUE(LEFT(MID([.A78];FIND(&quot;&lt;coordinates&gt;&quot;;[.A78])+15;26);11))" office:value-type="float" office:value="32.78863">
            <text:p>32.78863000</text:p>
          </table:table-cell>
          <table:table-cell table:formula="of:=VALUE(RIGHT(MID([.A78];FIND(&quot;&lt;coordinates&gt;&quot;;[.A78])+14;26);11))" office:value-type="float" office:value="47.15631">
            <text:p>47.15631000</text:p>
          </table:table-cell>
          <table:table-cell table:formula="of:=SQRT(([.G78]-[.G77])*([.G78]-[.G77])+([.H78]-[.H77])*([.H78]-[.H77]))" office:value-type="float" office:value="8.27019928812481">
            <text:p>8.27019928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78]*[.K78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157 &lt;br&gt; Longitude : <text:s text:c="6"/>32.784&lt;br&gt;Date Acquired : 2022-06-25 &lt;br&gt;Time: 00:03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78412000, <text:s/>47.15691000&lt;/coordinates&gt;&lt;/Point&gt;&lt;/Placemark&gt;</text:p>
          </table:table-cell>
          <table:table-cell office:value-type="float" office:value="305">
            <text:p>305</text:p>
          </table:table-cell>
          <table:table-cell table:formula="of:=IF([.D7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79];162;10)" office:value-type="string" office:string-value="2022-06-25">
            <text:p>2022-06-25</text:p>
          </table:table-cell>
          <table:table-cell table:formula="of:=RIGHT([.A79];LEN([.A79])-FIND(&quot;&lt;/description&gt;&quot;;[.A79])+1)" office:value-type="string" office:string-value="&lt;/description&gt;&lt;Point&gt;&lt;coordinates&gt;  32.78412000,  47.15691000&lt;/coordinates&gt;&lt;/Point&gt;&lt;/Placemark&gt;">
            <text:p>&lt;/description&gt;&lt;Point&gt;&lt;coordinates&gt; <text:s/>32.78412000, <text:s/>47.15691000&lt;/coordinates&gt;&lt;/Point&gt;&lt;/Placemark&gt;</text:p>
          </table:table-cell>
          <table:table-cell office:value-type="float" office:value="305">
            <text:p>305</text:p>
          </table:table-cell>
          <table:table-cell table:formula="of:=VALUE(LEFT(MID([.A79];FIND(&quot;&lt;coordinates&gt;&quot;;[.A79])+15;26);11))" office:value-type="float" office:value="32.78412">
            <text:p>32.78412000</text:p>
          </table:table-cell>
          <table:table-cell table:formula="of:=VALUE(RIGHT(MID([.A79];FIND(&quot;&lt;coordinates&gt;&quot;;[.A79])+14;26);11))" office:value-type="float" office:value="47.15691">
            <text:p>47.15691000</text:p>
          </table:table-cell>
          <table:table-cell table:formula="of:=SQRT(([.G79]-[.G78])*([.G79]-[.G78])+([.H79]-[.H78])*([.H79]-[.H78]))" office:value-type="float" office:value="0.00454973625608924">
            <text:p>0.00454973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79]*[.K7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159 &lt;br&gt; Longitude : <text:s text:c="6"/>32.785&lt;br&gt;Date Acquired : 2022-06-25 &lt;br&gt;Time: 00:5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78523000, <text:s/>47.15903000&lt;/coordinates&gt;&lt;/Point&gt;&lt;/Placemark&gt;</text:p>
          </table:table-cell>
          <table:table-cell office:value-type="float" office:value="318">
            <text:p>318</text:p>
          </table:table-cell>
          <table:table-cell table:formula="of:=IF([.D8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80];162;10)" office:value-type="string" office:string-value="2022-06-25">
            <text:p>2022-06-25</text:p>
          </table:table-cell>
          <table:table-cell table:formula="of:=RIGHT([.A80];LEN([.A80])-FIND(&quot;&lt;/description&gt;&quot;;[.A80])+1)" office:value-type="string" office:string-value="&lt;/description&gt;&lt;Point&gt;&lt;coordinates&gt;  32.78523000,  47.15903000&lt;/coordinates&gt;&lt;/Point&gt;&lt;/Placemark&gt;">
            <text:p>&lt;/description&gt;&lt;Point&gt;&lt;coordinates&gt; <text:s/>32.78523000, <text:s/>47.15903000&lt;/coordinates&gt;&lt;/Point&gt;&lt;/Placemark&gt;</text:p>
          </table:table-cell>
          <table:table-cell office:value-type="float" office:value="318">
            <text:p>318</text:p>
          </table:table-cell>
          <table:table-cell table:formula="of:=VALUE(LEFT(MID([.A80];FIND(&quot;&lt;coordinates&gt;&quot;;[.A80])+15;26);11))" office:value-type="float" office:value="32.78523">
            <text:p>32.78523000</text:p>
          </table:table-cell>
          <table:table-cell table:formula="of:=VALUE(RIGHT(MID([.A80];FIND(&quot;&lt;coordinates&gt;&quot;;[.A80])+14;26);11))" office:value-type="float" office:value="47.15903">
            <text:p>47.15903000</text:p>
          </table:table-cell>
          <table:table-cell table:formula="of:=SQRT(([.G80]-[.G79])*([.G80]-[.G79])+([.H80]-[.H79])*([.H80]-[.H79]))" office:value-type="float" office:value="0.00239301065605328">
            <text:p>0.0023930107</text:p>
          </table:table-cell>
          <table:table-cell table:number-columns-repeated="2" office:value-type="float" office:value="0">
            <text:p>0</text:p>
          </table:table-cell>
          <table:table-cell table:formula="of:=[.J80]*[.K80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627 &lt;br&gt; Longitude : <text:s text:c="6"/>34.327&lt;br&gt;Date Acquired : 2022-06-25 &lt;br&gt;Time: 00:5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32670000, <text:s/>47.62703000&lt;/coordinates&gt;&lt;/Point&gt;&lt;/Placemark&gt;</text:p>
          </table:table-cell>
          <table:table-cell office:value-type="float" office:value="56">
            <text:p>56</text:p>
          </table:table-cell>
          <table:table-cell table:formula="of:=IF([.D8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81];162;10)" office:value-type="string" office:string-value="2022-06-25">
            <text:p>2022-06-25</text:p>
          </table:table-cell>
          <table:table-cell table:formula="of:=RIGHT([.A81];LEN([.A81])-FIND(&quot;&lt;/description&gt;&quot;;[.A81])+1)" office:value-type="string" office:string-value="&lt;/description&gt;&lt;Point&gt;&lt;coordinates&gt;  34.32670000,  47.62703000&lt;/coordinates&gt;&lt;/Point&gt;&lt;/Placemark&gt;">
            <text:p>&lt;/description&gt;&lt;Point&gt;&lt;coordinates&gt; <text:s/>34.32670000, <text:s/>47.62703000&lt;/coordinates&gt;&lt;/Point&gt;&lt;/Placemark&gt;</text:p>
          </table:table-cell>
          <table:table-cell office:value-type="float" office:value="56">
            <text:p>56</text:p>
          </table:table-cell>
          <table:table-cell table:formula="of:=VALUE(LEFT(MID([.A81];FIND(&quot;&lt;coordinates&gt;&quot;;[.A81])+15;26);11))" office:value-type="float" office:value="34.3267">
            <text:p>34.32670000</text:p>
          </table:table-cell>
          <table:table-cell table:formula="of:=VALUE(RIGHT(MID([.A81];FIND(&quot;&lt;coordinates&gt;&quot;;[.A81])+14;26);11))" office:value-type="float" office:value="47.62703">
            <text:p>47.62703000</text:p>
          </table:table-cell>
          <table:table-cell table:formula="of:=SQRT(([.G81]-[.G80])*([.G81]-[.G80])+([.H81]-[.H80])*([.H81]-[.H80]))" office:value-type="float" office:value="1.61094809379446">
            <text:p>1.61094809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81]*[.K81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628 &lt;br&gt; Longitude : <text:s text:c="6"/>34.326&lt;br&gt;Date Acquired : 2022-06-25 &lt;br&gt;Time: 00:03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32596000, <text:s/>47.62840000&lt;/coordinates&gt;&lt;/Point&gt;&lt;/Placemark&gt;</text:p>
          </table:table-cell>
          <table:table-cell office:value-type="float" office:value="68">
            <text:p>68</text:p>
          </table:table-cell>
          <table:table-cell table:formula="of:=IF([.D8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82];162;10)" office:value-type="string" office:string-value="2022-06-25">
            <text:p>2022-06-25</text:p>
          </table:table-cell>
          <table:table-cell table:formula="of:=RIGHT([.A82];LEN([.A82])-FIND(&quot;&lt;/description&gt;&quot;;[.A82])+1)" office:value-type="string" office:string-value="&lt;/description&gt;&lt;Point&gt;&lt;coordinates&gt;  34.32596000,  47.62840000&lt;/coordinates&gt;&lt;/Point&gt;&lt;/Placemark&gt;">
            <text:p>&lt;/description&gt;&lt;Point&gt;&lt;coordinates&gt; <text:s/>34.32596000, <text:s/>47.62840000&lt;/coordinates&gt;&lt;/Point&gt;&lt;/Placemark&gt;</text:p>
          </table:table-cell>
          <table:table-cell office:value-type="float" office:value="68">
            <text:p>68</text:p>
          </table:table-cell>
          <table:table-cell table:formula="of:=VALUE(LEFT(MID([.A82];FIND(&quot;&lt;coordinates&gt;&quot;;[.A82])+15;26);11))" office:value-type="float" office:value="34.32596">
            <text:p>34.32596000</text:p>
          </table:table-cell>
          <table:table-cell table:formula="of:=VALUE(RIGHT(MID([.A82];FIND(&quot;&lt;coordinates&gt;&quot;;[.A82])+14;26);11))" office:value-type="float" office:value="47.6284">
            <text:p>47.62840000</text:p>
          </table:table-cell>
          <table:table-cell table:formula="of:=SQRT(([.G82]-[.G81])*([.G82]-[.G81])+([.H82]-[.H81])*([.H82]-[.H81]))" office:value-type="float" office:value="0.0015570806016403">
            <text:p>0.00155708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82]*[.K82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630 &lt;br&gt; Longitude : <text:s text:c="6"/>34.330&lt;br&gt;Date Acquired : 2022-06-25 &lt;br&gt;Time: 00:5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32959000, <text:s/>47.62999000&lt;/coordinates&gt;&lt;/Point&gt;&lt;/Placemark&gt;</text:p>
          </table:table-cell>
          <table:table-cell office:value-type="float" office:value="72">
            <text:p>72</text:p>
          </table:table-cell>
          <table:table-cell table:formula="of:=IF([.D8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83];162;10)" office:value-type="string" office:string-value="2022-06-25">
            <text:p>2022-06-25</text:p>
          </table:table-cell>
          <table:table-cell table:formula="of:=RIGHT([.A83];LEN([.A83])-FIND(&quot;&lt;/description&gt;&quot;;[.A83])+1)" office:value-type="string" office:string-value="&lt;/description&gt;&lt;Point&gt;&lt;coordinates&gt;  34.32959000,  47.62999000&lt;/coordinates&gt;&lt;/Point&gt;&lt;/Placemark&gt;">
            <text:p>&lt;/description&gt;&lt;Point&gt;&lt;coordinates&gt; <text:s/>34.32959000, <text:s/>47.62999000&lt;/coordinates&gt;&lt;/Point&gt;&lt;/Placemark&gt;</text:p>
          </table:table-cell>
          <table:table-cell office:value-type="float" office:value="72">
            <text:p>72</text:p>
          </table:table-cell>
          <table:table-cell table:formula="of:=VALUE(LEFT(MID([.A83];FIND(&quot;&lt;coordinates&gt;&quot;;[.A83])+15;26);11))" office:value-type="float" office:value="34.32959">
            <text:p>34.32959000</text:p>
          </table:table-cell>
          <table:table-cell table:formula="of:=VALUE(RIGHT(MID([.A83];FIND(&quot;&lt;coordinates&gt;&quot;;[.A83])+14;26);11))" office:value-type="float" office:value="47.62999">
            <text:p>47.62999000</text:p>
          </table:table-cell>
          <table:table-cell table:formula="of:=SQRT(([.G83]-[.G82])*([.G83]-[.G82])+([.H83]-[.H82])*([.H83]-[.H82]))" office:value-type="float" office:value="0.00396295344408799">
            <text:p>0.0039629534</text:p>
          </table:table-cell>
          <table:table-cell table:number-columns-repeated="2" office:value-type="float" office:value="0">
            <text:p>0</text:p>
          </table:table-cell>
          <table:table-cell table:formula="of:=[.J83]*[.K83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632 &lt;br&gt; Longitude : <text:s text:c="6"/>34.327&lt;br&gt;Date Acquired : 2022-06-25 &lt;br&gt;Time: 00:03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32745000, <text:s/>47.63185000&lt;/coordinates&gt;&lt;/Point&gt;&lt;/Placemark&gt;</text:p>
          </table:table-cell>
          <table:table-cell office:value-type="float" office:value="92">
            <text:p>92</text:p>
          </table:table-cell>
          <table:table-cell table:formula="of:=IF([.D8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84];162;10)" office:value-type="string" office:string-value="2022-06-25">
            <text:p>2022-06-25</text:p>
          </table:table-cell>
          <table:table-cell table:formula="of:=RIGHT([.A84];LEN([.A84])-FIND(&quot;&lt;/description&gt;&quot;;[.A84])+1)" office:value-type="string" office:string-value="&lt;/description&gt;&lt;Point&gt;&lt;coordinates&gt;  34.32745000,  47.63185000&lt;/coordinates&gt;&lt;/Point&gt;&lt;/Placemark&gt;">
            <text:p>&lt;/description&gt;&lt;Point&gt;&lt;coordinates&gt; <text:s/>34.32745000, <text:s/>47.63185000&lt;/coordinates&gt;&lt;/Point&gt;&lt;/Placemark&gt;</text:p>
          </table:table-cell>
          <table:table-cell office:value-type="float" office:value="92">
            <text:p>92</text:p>
          </table:table-cell>
          <table:table-cell table:formula="of:=VALUE(LEFT(MID([.A84];FIND(&quot;&lt;coordinates&gt;&quot;;[.A84])+15;26);11))" office:value-type="float" office:value="34.32745">
            <text:p>34.32745000</text:p>
          </table:table-cell>
          <table:table-cell table:formula="of:=VALUE(RIGHT(MID([.A84];FIND(&quot;&lt;coordinates&gt;&quot;;[.A84])+14;26);11))" office:value-type="float" office:value="47.63185">
            <text:p>47.63185000</text:p>
          </table:table-cell>
          <table:table-cell table:formula="of:=SQRT(([.G84]-[.G83])*([.G84]-[.G83])+([.H84]-[.H83])*([.H84]-[.H83]))" office:value-type="float" office:value="0.00283534830312266">
            <text:p>0.0028353483</text:p>
          </table:table-cell>
          <table:table-cell table:number-columns-repeated="2" office:value-type="float" office:value="0">
            <text:p>0</text:p>
          </table:table-cell>
          <table:table-cell table:formula="of:=[.J84]*[.K84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863 &lt;br&gt; Longitude : <text:s text:c="6"/>35.141&lt;br&gt;Date Acquired : 2022-06-25 &lt;br&gt;Time: 00:03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14120000, <text:s/>47.86277000&lt;/coordinates&gt;&lt;/Point&gt;&lt;/Placemark&gt;</text:p>
          </table:table-cell>
          <table:table-cell office:value-type="float" office:value="178">
            <text:p>178</text:p>
          </table:table-cell>
          <table:table-cell table:formula="of:=IF([.D8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85];162;10)" office:value-type="string" office:string-value="2022-06-25">
            <text:p>2022-06-25</text:p>
          </table:table-cell>
          <table:table-cell table:formula="of:=RIGHT([.A85];LEN([.A85])-FIND(&quot;&lt;/description&gt;&quot;;[.A85])+1)" office:value-type="string" office:string-value="&lt;/description&gt;&lt;Point&gt;&lt;coordinates&gt;  35.14120000,  47.86277000&lt;/coordinates&gt;&lt;/Point&gt;&lt;/Placemark&gt;">
            <text:p>&lt;/description&gt;&lt;Point&gt;&lt;coordinates&gt; <text:s/>35.14120000, <text:s/>47.86277000&lt;/coordinates&gt;&lt;/Point&gt;&lt;/Placemark&gt;</text:p>
          </table:table-cell>
          <table:table-cell office:value-type="float" office:value="178">
            <text:p>178</text:p>
          </table:table-cell>
          <table:table-cell table:formula="of:=VALUE(LEFT(MID([.A85];FIND(&quot;&lt;coordinates&gt;&quot;;[.A85])+15;26);11))" office:value-type="float" office:value="35.1412">
            <text:p>35.14120000</text:p>
          </table:table-cell>
          <table:table-cell table:formula="of:=VALUE(RIGHT(MID([.A85];FIND(&quot;&lt;coordinates&gt;&quot;;[.A85])+14;26);11))" office:value-type="float" office:value="47.86277">
            <text:p>47.86277000</text:p>
          </table:table-cell>
          <table:table-cell table:formula="of:=SQRT(([.G85]-[.G84])*([.G85]-[.G84])+([.H85]-[.H84])*([.H85]-[.H84]))" office:value-type="float" office:value="0.845880079502997">
            <text:p>0.845880079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85]*[.K85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877 &lt;br&gt; Longitude : <text:s text:c="6"/>33.417&lt;br&gt;Date Acquired : 2022-06-25 &lt;br&gt;Time: 00:03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41652000, <text:s/>47.87701000&lt;/coordinates&gt;&lt;/Point&gt;&lt;/Placemark&gt;</text:p>
          </table:table-cell>
          <table:table-cell office:value-type="float" office:value="213">
            <text:p>213</text:p>
          </table:table-cell>
          <table:table-cell table:formula="of:=IF([.D8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86];162;10)" office:value-type="string" office:string-value="2022-06-25">
            <text:p>2022-06-25</text:p>
          </table:table-cell>
          <table:table-cell table:formula="of:=RIGHT([.A86];LEN([.A86])-FIND(&quot;&lt;/description&gt;&quot;;[.A86])+1)" office:value-type="string" office:string-value="&lt;/description&gt;&lt;Point&gt;&lt;coordinates&gt;  33.41652000,  47.87701000&lt;/coordinates&gt;&lt;/Point&gt;&lt;/Placemark&gt;">
            <text:p>&lt;/description&gt;&lt;Point&gt;&lt;coordinates&gt; <text:s/>33.41652000, <text:s/>47.87701000&lt;/coordinates&gt;&lt;/Point&gt;&lt;/Placemark&gt;</text:p>
          </table:table-cell>
          <table:table-cell office:value-type="float" office:value="213">
            <text:p>213</text:p>
          </table:table-cell>
          <table:table-cell table:formula="of:=VALUE(LEFT(MID([.A86];FIND(&quot;&lt;coordinates&gt;&quot;;[.A86])+15;26);11))" office:value-type="float" office:value="33.41652">
            <text:p>33.41652000</text:p>
          </table:table-cell>
          <table:table-cell table:formula="of:=VALUE(RIGHT(MID([.A86];FIND(&quot;&lt;coordinates&gt;&quot;;[.A86])+14;26);11))" office:value-type="float" office:value="47.87701">
            <text:p>47.87701000</text:p>
          </table:table-cell>
          <table:table-cell table:formula="of:=SQRT(([.G86]-[.G85])*([.G86]-[.G85])+([.H86]-[.H85])*([.H86]-[.H85]))" office:value-type="float" office:value="1.72473878601949">
            <text:p>1.7247387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86]*[.K86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033 &lt;br&gt; Longitude : <text:s text:c="6"/>27.299&lt;br&gt;Date Acquired : 2022-06-25 &lt;br&gt;Time: 00:5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7.29945000, <text:s/>48.03268000&lt;/coordinates&gt;&lt;/Point&gt;&lt;/Placemark&gt;</text:p>
          </table:table-cell>
          <table:table-cell office:value-type="float" office:value="234">
            <text:p>234</text:p>
          </table:table-cell>
          <table:table-cell table:formula="of:=IF([.D8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87];162;10)" office:value-type="string" office:string-value="2022-06-25">
            <text:p>2022-06-25</text:p>
          </table:table-cell>
          <table:table-cell table:formula="of:=RIGHT([.A87];LEN([.A87])-FIND(&quot;&lt;/description&gt;&quot;;[.A87])+1)" office:value-type="string" office:string-value="&lt;/description&gt;&lt;Point&gt;&lt;coordinates&gt;  27.29945000,  48.03268000&lt;/coordinates&gt;&lt;/Point&gt;&lt;/Placemark&gt;">
            <text:p>&lt;/description&gt;&lt;Point&gt;&lt;coordinates&gt; <text:s/>27.29945000, <text:s/>48.03268000&lt;/coordinates&gt;&lt;/Point&gt;&lt;/Placemark&gt;</text:p>
          </table:table-cell>
          <table:table-cell office:value-type="float" office:value="234">
            <text:p>234</text:p>
          </table:table-cell>
          <table:table-cell table:formula="of:=VALUE(LEFT(MID([.A87];FIND(&quot;&lt;coordinates&gt;&quot;;[.A87])+15;26);11))" office:value-type="float" office:value="27.29945">
            <text:p>27.29945000</text:p>
          </table:table-cell>
          <table:table-cell table:formula="of:=VALUE(RIGHT(MID([.A87];FIND(&quot;&lt;coordinates&gt;&quot;;[.A87])+14;26);11))" office:value-type="float" office:value="48.03268">
            <text:p>48.03268000</text:p>
          </table:table-cell>
          <table:table-cell table:formula="of:=SQRT(([.G87]-[.G86])*([.G87]-[.G86])+([.H87]-[.H86])*([.H87]-[.H86]))" office:value-type="float" office:value="6.11905046014494">
            <text:p>6.11905046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87]*[.K87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036 &lt;br&gt; Longitude : <text:s text:c="6"/>27.299&lt;br&gt;Date Acquired : 2022-06-25 &lt;br&gt;Time: 00:03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7.29889000, <text:s/>48.03576000&lt;/coordinates&gt;&lt;/Point&gt;&lt;/Placemark&gt;</text:p>
          </table:table-cell>
          <table:table-cell office:value-type="float" office:value="239">
            <text:p>239</text:p>
          </table:table-cell>
          <table:table-cell table:formula="of:=IF([.D8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88];162;10)" office:value-type="string" office:string-value="2022-06-25">
            <text:p>2022-06-25</text:p>
          </table:table-cell>
          <table:table-cell table:formula="of:=RIGHT([.A88];LEN([.A88])-FIND(&quot;&lt;/description&gt;&quot;;[.A88])+1)" office:value-type="string" office:string-value="&lt;/description&gt;&lt;Point&gt;&lt;coordinates&gt;  27.29889000,  48.03576000&lt;/coordinates&gt;&lt;/Point&gt;&lt;/Placemark&gt;">
            <text:p>&lt;/description&gt;&lt;Point&gt;&lt;coordinates&gt; <text:s/>27.29889000, <text:s/>48.03576000&lt;/coordinates&gt;&lt;/Point&gt;&lt;/Placemark&gt;</text:p>
          </table:table-cell>
          <table:table-cell office:value-type="float" office:value="239">
            <text:p>239</text:p>
          </table:table-cell>
          <table:table-cell table:formula="of:=VALUE(LEFT(MID([.A88];FIND(&quot;&lt;coordinates&gt;&quot;;[.A88])+15;26);11))" office:value-type="float" office:value="27.29889">
            <text:p>27.29889000</text:p>
          </table:table-cell>
          <table:table-cell table:formula="of:=VALUE(RIGHT(MID([.A88];FIND(&quot;&lt;coordinates&gt;&quot;;[.A88])+14;26);11))" office:value-type="float" office:value="48.03576">
            <text:p>48.03576000</text:p>
          </table:table-cell>
          <table:table-cell table:formula="of:=SQRT(([.G88]-[.G87])*([.G88]-[.G87])+([.H88]-[.H87])*([.H88]-[.H87]))" office:value-type="float" office:value="0.00313049516850385">
            <text:p>0.00313049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88]*[.K88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036 &lt;br&gt; Longitude : <text:s text:c="6"/>27.303&lt;br&gt;Date Acquired : 2022-06-25 &lt;br&gt;Time: 00:5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7.30264000, <text:s/>48.03604000&lt;/coordinates&gt;&lt;/Point&gt;&lt;/Placemark&gt;</text:p>
          </table:table-cell>
          <table:table-cell office:value-type="float" office:value="243">
            <text:p>243</text:p>
          </table:table-cell>
          <table:table-cell table:formula="of:=IF([.D8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89];162;10)" office:value-type="string" office:string-value="2022-06-25">
            <text:p>2022-06-25</text:p>
          </table:table-cell>
          <table:table-cell table:formula="of:=RIGHT([.A89];LEN([.A89])-FIND(&quot;&lt;/description&gt;&quot;;[.A89])+1)" office:value-type="string" office:string-value="&lt;/description&gt;&lt;Point&gt;&lt;coordinates&gt;  27.30264000,  48.03604000&lt;/coordinates&gt;&lt;/Point&gt;&lt;/Placemark&gt;">
            <text:p>&lt;/description&gt;&lt;Point&gt;&lt;coordinates&gt; <text:s/>27.30264000, <text:s/>48.03604000&lt;/coordinates&gt;&lt;/Point&gt;&lt;/Placemark&gt;</text:p>
          </table:table-cell>
          <table:table-cell office:value-type="float" office:value="243">
            <text:p>243</text:p>
          </table:table-cell>
          <table:table-cell table:formula="of:=VALUE(LEFT(MID([.A89];FIND(&quot;&lt;coordinates&gt;&quot;;[.A89])+15;26);11))" office:value-type="float" office:value="27.30264">
            <text:p>27.30264000</text:p>
          </table:table-cell>
          <table:table-cell table:formula="of:=VALUE(RIGHT(MID([.A89];FIND(&quot;&lt;coordinates&gt;&quot;;[.A89])+14;26);11))" office:value-type="float" office:value="48.03604">
            <text:p>48.03604000</text:p>
          </table:table-cell>
          <table:table-cell table:formula="of:=SQRT(([.G89]-[.G88])*([.G89]-[.G88])+([.H89]-[.H88])*([.H89]-[.H88]))" office:value-type="float" office:value="0.00376043880418218">
            <text:p>0.0037604388</text:p>
          </table:table-cell>
          <table:table-cell table:number-columns-repeated="2" office:value-type="float" office:value="0">
            <text:p>0</text:p>
          </table:table-cell>
          <table:table-cell table:formula="of:=[.J89]*[.K8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56 &lt;br&gt; Longitude : <text:s text:c="6"/>38.779&lt;br&gt;Date Acquired : 2022-06-25 &lt;br&gt;Time: 00:5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7889000, <text:s/>48.45623000&lt;/coordinates&gt;&lt;/Point&gt;&lt;/Placemark&gt;</text:p>
          </table:table-cell>
          <table:table-cell office:value-type="float" office:value="291">
            <text:p>291</text:p>
          </table:table-cell>
          <table:table-cell table:formula="of:=IF([.D9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90];162;10)" office:value-type="string" office:string-value="2022-06-25">
            <text:p>2022-06-25</text:p>
          </table:table-cell>
          <table:table-cell table:formula="of:=RIGHT([.A90];LEN([.A90])-FIND(&quot;&lt;/description&gt;&quot;;[.A90])+1)" office:value-type="string" office:string-value="&lt;/description&gt;&lt;Point&gt;&lt;coordinates&gt;  38.77889000,  48.45623000&lt;/coordinates&gt;&lt;/Point&gt;&lt;/Placemark&gt;">
            <text:p>&lt;/description&gt;&lt;Point&gt;&lt;coordinates&gt; <text:s/>38.77889000, <text:s/>48.45623000&lt;/coordinates&gt;&lt;/Point&gt;&lt;/Placemark&gt;</text:p>
          </table:table-cell>
          <table:table-cell office:value-type="float" office:value="291">
            <text:p>291</text:p>
          </table:table-cell>
          <table:table-cell table:formula="of:=VALUE(LEFT(MID([.A90];FIND(&quot;&lt;coordinates&gt;&quot;;[.A90])+15;26);11))" office:value-type="float" office:value="38.77889">
            <text:p>38.77889000</text:p>
          </table:table-cell>
          <table:table-cell table:formula="of:=VALUE(RIGHT(MID([.A90];FIND(&quot;&lt;coordinates&gt;&quot;;[.A90])+14;26);11))" office:value-type="float" office:value="48.45623">
            <text:p>48.45623000</text:p>
          </table:table-cell>
          <table:table-cell table:formula="of:=SQRT(([.G90]-[.G89])*([.G90]-[.G89])+([.H90]-[.H89])*([.H90]-[.H89]))" office:value-type="float" office:value="11.4839398160475">
            <text:p>11.4839398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90]*[.K90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59 &lt;br&gt; Longitude : <text:s text:c="6"/>38.775&lt;br&gt;Date Acquired : 2022-06-25 &lt;br&gt;Time: 00:5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7520000, <text:s/>48.45883000&lt;/coordinates&gt;&lt;/Point&gt;&lt;/Placemark&gt;</text:p>
          </table:table-cell>
          <table:table-cell office:value-type="float" office:value="303">
            <text:p>303</text:p>
          </table:table-cell>
          <table:table-cell table:formula="of:=IF([.D9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91];162;10)" office:value-type="string" office:string-value="2022-06-25">
            <text:p>2022-06-25</text:p>
          </table:table-cell>
          <table:table-cell table:formula="of:=RIGHT([.A91];LEN([.A91])-FIND(&quot;&lt;/description&gt;&quot;;[.A91])+1)" office:value-type="string" office:string-value="&lt;/description&gt;&lt;Point&gt;&lt;coordinates&gt;  38.77520000,  48.45883000&lt;/coordinates&gt;&lt;/Point&gt;&lt;/Placemark&gt;">
            <text:p>&lt;/description&gt;&lt;Point&gt;&lt;coordinates&gt; <text:s/>38.77520000, <text:s/>48.45883000&lt;/coordinates&gt;&lt;/Point&gt;&lt;/Placemark&gt;</text:p>
          </table:table-cell>
          <table:table-cell office:value-type="float" office:value="303">
            <text:p>303</text:p>
          </table:table-cell>
          <table:table-cell table:formula="of:=VALUE(LEFT(MID([.A91];FIND(&quot;&lt;coordinates&gt;&quot;;[.A91])+15;26);11))" office:value-type="float" office:value="38.7752">
            <text:p>38.77520000</text:p>
          </table:table-cell>
          <table:table-cell table:formula="of:=VALUE(RIGHT(MID([.A91];FIND(&quot;&lt;coordinates&gt;&quot;;[.A91])+14;26);11))" office:value-type="float" office:value="48.45883">
            <text:p>48.45883000</text:p>
          </table:table-cell>
          <table:table-cell table:formula="of:=SQRT(([.G91]-[.G90])*([.G91]-[.G90])+([.H91]-[.H90])*([.H91]-[.H90]))" office:value-type="float" office:value="0.00451398936640274">
            <text:p>0.0045139894</text:p>
          </table:table-cell>
          <table:table-cell table:number-columns-repeated="2" office:value-type="float" office:value="0">
            <text:p>0</text:p>
          </table:table-cell>
          <table:table-cell table:formula="of:=[.J91]*[.K91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59 &lt;br&gt; Longitude : <text:s text:c="6"/>38.770&lt;br&gt;Date Acquired : 2022-06-25 &lt;br&gt;Time: 00:52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7034000, <text:s/>48.45940000&lt;/coordinates&gt;&lt;/Point&gt;&lt;/Placemark&gt;</text:p>
          </table:table-cell>
          <table:table-cell office:value-type="float" office:value="75">
            <text:p>75</text:p>
          </table:table-cell>
          <table:table-cell table:formula="of:=IF([.D9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92];162;10)" office:value-type="string" office:string-value="2022-06-25">
            <text:p>2022-06-25</text:p>
          </table:table-cell>
          <table:table-cell table:formula="of:=RIGHT([.A92];LEN([.A92])-FIND(&quot;&lt;/description&gt;&quot;;[.A92])+1)" office:value-type="string" office:string-value="&lt;/description&gt;&lt;Point&gt;&lt;coordinates&gt;  38.77034000,  48.45940000&lt;/coordinates&gt;&lt;/Point&gt;&lt;/Placemark&gt;">
            <text:p>&lt;/description&gt;&lt;Point&gt;&lt;coordinates&gt; <text:s/>38.77034000, <text:s/>48.45940000&lt;/coordinates&gt;&lt;/Point&gt;&lt;/Placemark&gt;</text:p>
          </table:table-cell>
          <table:table-cell office:value-type="float" office:value="75">
            <text:p>75</text:p>
          </table:table-cell>
          <table:table-cell table:formula="of:=VALUE(LEFT(MID([.A92];FIND(&quot;&lt;coordinates&gt;&quot;;[.A92])+15;26);11))" office:value-type="float" office:value="38.77034">
            <text:p>38.77034000</text:p>
          </table:table-cell>
          <table:table-cell table:formula="of:=VALUE(RIGHT(MID([.A92];FIND(&quot;&lt;coordinates&gt;&quot;;[.A92])+14;26);11))" office:value-type="float" office:value="48.4594">
            <text:p>48.45940000</text:p>
          </table:table-cell>
          <table:table-cell table:formula="of:=SQRT(([.G92]-[.G91])*([.G92]-[.G91])+([.H92]-[.H91])*([.H92]-[.H91]))" office:value-type="float" office:value="0.0048933117619881">
            <text:p>0.0048933118</text:p>
          </table:table-cell>
          <table:table-cell table:number-columns-repeated="2" office:value-type="float" office:value="0">
            <text:p>0</text:p>
          </table:table-cell>
          <table:table-cell table:formula="of:=[.J92]*[.K92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2 &lt;br&gt; Longitude : <text:s text:c="6"/>38.779&lt;br&gt;Date Acquired : 2022-06-25 &lt;br&gt;Time: 00:0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7882000, <text:s/>48.46181000&lt;/coordinates&gt;&lt;/Point&gt;&lt;/Placemark&gt;</text:p>
          </table:table-cell>
          <table:table-cell office:value-type="float" office:value="353">
            <text:p>353</text:p>
          </table:table-cell>
          <table:table-cell table:formula="of:=IF([.D9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93];162;10)" office:value-type="string" office:string-value="2022-06-25">
            <text:p>2022-06-25</text:p>
          </table:table-cell>
          <table:table-cell table:formula="of:=RIGHT([.A93];LEN([.A93])-FIND(&quot;&lt;/description&gt;&quot;;[.A93])+1)" office:value-type="string" office:string-value="&lt;/description&gt;&lt;Point&gt;&lt;coordinates&gt;  38.77882000,  48.46181000&lt;/coordinates&gt;&lt;/Point&gt;&lt;/Placemark&gt;">
            <text:p>&lt;/description&gt;&lt;Point&gt;&lt;coordinates&gt; <text:s/>38.77882000, <text:s/>48.46181000&lt;/coordinates&gt;&lt;/Point&gt;&lt;/Placemark&gt;</text:p>
          </table:table-cell>
          <table:table-cell office:value-type="float" office:value="353">
            <text:p>353</text:p>
          </table:table-cell>
          <table:table-cell table:formula="of:=VALUE(LEFT(MID([.A93];FIND(&quot;&lt;coordinates&gt;&quot;;[.A93])+15;26);11))" office:value-type="float" office:value="38.77882">
            <text:p>38.77882000</text:p>
          </table:table-cell>
          <table:table-cell table:formula="of:=VALUE(RIGHT(MID([.A93];FIND(&quot;&lt;coordinates&gt;&quot;;[.A93])+14;26);11))" office:value-type="float" office:value="48.46181">
            <text:p>48.46181000</text:p>
          </table:table-cell>
          <table:table-cell table:formula="of:=SQRT(([.G93]-[.G92])*([.G93]-[.G92])+([.H93]-[.H92])*([.H93]-[.H92]))" office:value-type="float" office:value="0.00881580966219706">
            <text:p>0.00881580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93]*[.K93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2 &lt;br&gt; Longitude : <text:s text:c="6"/>38.767&lt;br&gt;Date Acquired : 2022-06-25 &lt;br&gt;Time: 00:5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6668000, <text:s/>48.46203000&lt;/coordinates&gt;&lt;/Point&gt;&lt;/Placemark&gt;</text:p>
          </table:table-cell>
          <table:table-cell office:value-type="float" office:value="348">
            <text:p>348</text:p>
          </table:table-cell>
          <table:table-cell table:formula="of:=IF([.D9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94];162;10)" office:value-type="string" office:string-value="2022-06-25">
            <text:p>2022-06-25</text:p>
          </table:table-cell>
          <table:table-cell table:formula="of:=RIGHT([.A94];LEN([.A94])-FIND(&quot;&lt;/description&gt;&quot;;[.A94])+1)" office:value-type="string" office:string-value="&lt;/description&gt;&lt;Point&gt;&lt;coordinates&gt;  38.76668000,  48.46203000&lt;/coordinates&gt;&lt;/Point&gt;&lt;/Placemark&gt;">
            <text:p>&lt;/description&gt;&lt;Point&gt;&lt;coordinates&gt; <text:s/>38.76668000, <text:s/>48.46203000&lt;/coordinates&gt;&lt;/Point&gt;&lt;/Placemark&gt;</text:p>
          </table:table-cell>
          <table:table-cell office:value-type="float" office:value="348">
            <text:p>348</text:p>
          </table:table-cell>
          <table:table-cell table:formula="of:=VALUE(LEFT(MID([.A94];FIND(&quot;&lt;coordinates&gt;&quot;;[.A94])+15;26);11))" office:value-type="float" office:value="38.76668">
            <text:p>38.76668000</text:p>
          </table:table-cell>
          <table:table-cell table:formula="of:=VALUE(RIGHT(MID([.A94];FIND(&quot;&lt;coordinates&gt;&quot;;[.A94])+14;26);11))" office:value-type="float" office:value="48.46203">
            <text:p>48.46203000</text:p>
          </table:table-cell>
          <table:table-cell table:formula="of:=SQRT(([.G94]-[.G93])*([.G94]-[.G93])+([.H94]-[.H93])*([.H94]-[.H93]))" office:value-type="float" office:value="0.0121419932465825">
            <text:p>0.01214199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94]*[.K94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3 &lt;br&gt; Longitude : <text:s text:c="6"/>38.755&lt;br&gt;Date Acquired : 2022-06-25 &lt;br&gt;Time: 00:0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5507000, <text:s/>48.46295000&lt;/coordinates&gt;&lt;/Point&gt;&lt;/Placemark&gt;</text:p>
          </table:table-cell>
          <table:table-cell office:value-type="float" office:value="375">
            <text:p>375</text:p>
          </table:table-cell>
          <table:table-cell table:formula="of:=IF([.D9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95];162;10)" office:value-type="string" office:string-value="2022-06-25">
            <text:p>2022-06-25</text:p>
          </table:table-cell>
          <table:table-cell table:formula="of:=RIGHT([.A95];LEN([.A95])-FIND(&quot;&lt;/description&gt;&quot;;[.A95])+1)" office:value-type="string" office:string-value="&lt;/description&gt;&lt;Point&gt;&lt;coordinates&gt;  38.75507000,  48.46295000&lt;/coordinates&gt;&lt;/Point&gt;&lt;/Placemark&gt;">
            <text:p>&lt;/description&gt;&lt;Point&gt;&lt;coordinates&gt; <text:s/>38.75507000, <text:s/>48.46295000&lt;/coordinates&gt;&lt;/Point&gt;&lt;/Placemark&gt;</text:p>
          </table:table-cell>
          <table:table-cell office:value-type="float" office:value="375">
            <text:p>375</text:p>
          </table:table-cell>
          <table:table-cell table:formula="of:=VALUE(LEFT(MID([.A95];FIND(&quot;&lt;coordinates&gt;&quot;;[.A95])+15;26);11))" office:value-type="float" office:value="38.75507">
            <text:p>38.75507000</text:p>
          </table:table-cell>
          <table:table-cell table:formula="of:=VALUE(RIGHT(MID([.A95];FIND(&quot;&lt;coordinates&gt;&quot;;[.A95])+14;26);11))" office:value-type="float" office:value="48.46295">
            <text:p>48.46295000</text:p>
          </table:table-cell>
          <table:table-cell table:formula="of:=SQRT(([.G95]-[.G94])*([.G95]-[.G94])+([.H95]-[.H94])*([.H95]-[.H94]))" office:value-type="float" office:value="0.0116463942917944">
            <text:p>0.01164639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95]*[.K95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3 &lt;br&gt; Longitude : <text:s text:c="6"/>38.773&lt;br&gt;Date Acquired : 2022-06-25 &lt;br&gt;Time: 00:0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7332000, <text:s/>48.46310000&lt;/coordinates&gt;&lt;/Point&gt;&lt;/Placemark&gt;</text:p>
          </table:table-cell>
          <table:table-cell office:value-type="float" office:value="381">
            <text:p>381</text:p>
          </table:table-cell>
          <table:table-cell table:formula="of:=IF([.D9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96];162;10)" office:value-type="string" office:string-value="2022-06-25">
            <text:p>2022-06-25</text:p>
          </table:table-cell>
          <table:table-cell table:formula="of:=RIGHT([.A96];LEN([.A96])-FIND(&quot;&lt;/description&gt;&quot;;[.A96])+1)" office:value-type="string" office:string-value="&lt;/description&gt;&lt;Point&gt;&lt;coordinates&gt;  38.77332000,  48.46310000&lt;/coordinates&gt;&lt;/Point&gt;&lt;/Placemark&gt;">
            <text:p>&lt;/description&gt;&lt;Point&gt;&lt;coordinates&gt; <text:s/>38.77332000, <text:s/>48.46310000&lt;/coordinates&gt;&lt;/Point&gt;&lt;/Placemark&gt;</text:p>
          </table:table-cell>
          <table:table-cell office:value-type="float" office:value="381">
            <text:p>381</text:p>
          </table:table-cell>
          <table:table-cell table:formula="of:=VALUE(LEFT(MID([.A96];FIND(&quot;&lt;coordinates&gt;&quot;;[.A96])+15;26);11))" office:value-type="float" office:value="38.77332">
            <text:p>38.77332000</text:p>
          </table:table-cell>
          <table:table-cell table:formula="of:=VALUE(RIGHT(MID([.A96];FIND(&quot;&lt;coordinates&gt;&quot;;[.A96])+14;26);11))" office:value-type="float" office:value="48.4631">
            <text:p>48.46310000</text:p>
          </table:table-cell>
          <table:table-cell table:formula="of:=SQRT(([.G96]-[.G95])*([.G96]-[.G95])+([.H96]-[.H95])*([.H96]-[.H95]))" office:value-type="float" office:value="0.0182506164279404">
            <text:p>0.01825061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96]*[.K96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5 &lt;br&gt; Longitude : <text:s text:c="6"/>38.758&lt;br&gt;Date Acquired : 2022-06-25 &lt;br&gt;Time: 00:5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5842000, <text:s/>48.46514000&lt;/coordinates&gt;&lt;/Point&gt;&lt;/Placemark&gt;</text:p>
          </table:table-cell>
          <table:table-cell office:value-type="float" office:value="406">
            <text:p>406</text:p>
          </table:table-cell>
          <table:table-cell table:formula="of:=IF([.D9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97];162;10)" office:value-type="string" office:string-value="2022-06-25">
            <text:p>2022-06-25</text:p>
          </table:table-cell>
          <table:table-cell table:formula="of:=RIGHT([.A97];LEN([.A97])-FIND(&quot;&lt;/description&gt;&quot;;[.A97])+1)" office:value-type="string" office:string-value="&lt;/description&gt;&lt;Point&gt;&lt;coordinates&gt;  38.75842000,  48.46514000&lt;/coordinates&gt;&lt;/Point&gt;&lt;/Placemark&gt;">
            <text:p>&lt;/description&gt;&lt;Point&gt;&lt;coordinates&gt; <text:s/>38.75842000, <text:s/>48.46514000&lt;/coordinates&gt;&lt;/Point&gt;&lt;/Placemark&gt;</text:p>
          </table:table-cell>
          <table:table-cell office:value-type="float" office:value="406">
            <text:p>406</text:p>
          </table:table-cell>
          <table:table-cell table:formula="of:=VALUE(LEFT(MID([.A97];FIND(&quot;&lt;coordinates&gt;&quot;;[.A97])+15;26);11))" office:value-type="float" office:value="38.75842">
            <text:p>38.75842000</text:p>
          </table:table-cell>
          <table:table-cell table:formula="of:=VALUE(RIGHT(MID([.A97];FIND(&quot;&lt;coordinates&gt;&quot;;[.A97])+14;26);11))" office:value-type="float" office:value="48.46514">
            <text:p>48.46514000</text:p>
          </table:table-cell>
          <table:table-cell table:formula="of:=SQRT(([.G97]-[.G96])*([.G97]-[.G96])+([.H97]-[.H96])*([.H97]-[.H96]))" office:value-type="float" office:value="0.0150390026265016">
            <text:p>0.01503900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97]*[.K97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6 &lt;br&gt; Longitude : <text:s text:c="6"/>38.763&lt;br&gt;Date Acquired : 2022-06-25 &lt;br&gt;Time: 00:0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6257000, <text:s/>48.46561000&lt;/coordinates&gt;&lt;/Point&gt;&lt;/Placemark&gt;</text:p>
          </table:table-cell>
          <table:table-cell office:value-type="float" office:value="430">
            <text:p>430</text:p>
          </table:table-cell>
          <table:table-cell table:formula="of:=IF([.D9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98];162;10)" office:value-type="string" office:string-value="2022-06-25">
            <text:p>2022-06-25</text:p>
          </table:table-cell>
          <table:table-cell table:formula="of:=RIGHT([.A98];LEN([.A98])-FIND(&quot;&lt;/description&gt;&quot;;[.A98])+1)" office:value-type="string" office:string-value="&lt;/description&gt;&lt;Point&gt;&lt;coordinates&gt;  38.76257000,  48.46561000&lt;/coordinates&gt;&lt;/Point&gt;&lt;/Placemark&gt;">
            <text:p>&lt;/description&gt;&lt;Point&gt;&lt;coordinates&gt; <text:s/>38.76257000, <text:s/>48.46561000&lt;/coordinates&gt;&lt;/Point&gt;&lt;/Placemark&gt;</text:p>
          </table:table-cell>
          <table:table-cell office:value-type="float" office:value="430">
            <text:p>430</text:p>
          </table:table-cell>
          <table:table-cell table:formula="of:=VALUE(LEFT(MID([.A98];FIND(&quot;&lt;coordinates&gt;&quot;;[.A98])+15;26);11))" office:value-type="float" office:value="38.76257">
            <text:p>38.76257000</text:p>
          </table:table-cell>
          <table:table-cell table:formula="of:=VALUE(RIGHT(MID([.A98];FIND(&quot;&lt;coordinates&gt;&quot;;[.A98])+14;26);11))" office:value-type="float" office:value="48.46561">
            <text:p>48.46561000</text:p>
          </table:table-cell>
          <table:table-cell table:formula="of:=SQRT(([.G98]-[.G97])*([.G98]-[.G97])+([.H98]-[.H97])*([.H98]-[.H97]))" office:value-type="float" office:value="0.00417652965989276">
            <text:p>0.00417652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98]*[.K98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611 &lt;br&gt; Longitude : <text:s text:c="6"/>38.019&lt;br&gt;Date Acquired : 2022-06-25 &lt;br&gt;Time: 00:0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01932000, <text:s/>48.61120000&lt;/coordinates&gt;&lt;/Point&gt;&lt;/Placemark&gt;</text:p>
          </table:table-cell>
          <table:table-cell office:value-type="float" office:value="534">
            <text:p>534</text:p>
          </table:table-cell>
          <table:table-cell table:formula="of:=IF([.D9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99];162;10)" office:value-type="string" office:string-value="2022-06-25">
            <text:p>2022-06-25</text:p>
          </table:table-cell>
          <table:table-cell table:formula="of:=RIGHT([.A99];LEN([.A99])-FIND(&quot;&lt;/description&gt;&quot;;[.A99])+1)" office:value-type="string" office:string-value="&lt;/description&gt;&lt;Point&gt;&lt;coordinates&gt;  38.01932000,  48.61120000&lt;/coordinates&gt;&lt;/Point&gt;&lt;/Placemark&gt;">
            <text:p>&lt;/description&gt;&lt;Point&gt;&lt;coordinates&gt; <text:s/>38.01932000, <text:s/>48.61120000&lt;/coordinates&gt;&lt;/Point&gt;&lt;/Placemark&gt;</text:p>
          </table:table-cell>
          <table:table-cell office:value-type="float" office:value="534">
            <text:p>534</text:p>
          </table:table-cell>
          <table:table-cell table:formula="of:=VALUE(LEFT(MID([.A99];FIND(&quot;&lt;coordinates&gt;&quot;;[.A99])+15;26);11))" office:value-type="float" office:value="38.01932">
            <text:p>38.01932000</text:p>
          </table:table-cell>
          <table:table-cell table:formula="of:=VALUE(RIGHT(MID([.A99];FIND(&quot;&lt;coordinates&gt;&quot;;[.A99])+14;26);11))" office:value-type="float" office:value="48.6112">
            <text:p>48.61120000</text:p>
          </table:table-cell>
          <table:table-cell table:formula="of:=SQRT(([.G99]-[.G98])*([.G99]-[.G98])+([.H99]-[.H98])*([.H99]-[.H98]))" office:value-type="float" office:value="0.757375079204481">
            <text:p>0.75737507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99]*[.K9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612 &lt;br&gt; Longitude : <text:s text:c="6"/>38.014&lt;br&gt;Date Acquired : 2022-06-25 &lt;br&gt;Time: 00:0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01448000, <text:s/>48.61230000&lt;/coordinates&gt;&lt;/Point&gt;&lt;/Placemark&gt;</text:p>
          </table:table-cell>
          <table:table-cell office:value-type="float" office:value="536">
            <text:p>536</text:p>
          </table:table-cell>
          <table:table-cell table:formula="of:=IF([.D10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00];162;10)" office:value-type="string" office:string-value="2022-06-25">
            <text:p>2022-06-25</text:p>
          </table:table-cell>
          <table:table-cell table:formula="of:=RIGHT([.A100];LEN([.A100])-FIND(&quot;&lt;/description&gt;&quot;;[.A100])+1)" office:value-type="string" office:string-value="&lt;/description&gt;&lt;Point&gt;&lt;coordinates&gt;  38.01448000,  48.61230000&lt;/coordinates&gt;&lt;/Point&gt;&lt;/Placemark&gt;">
            <text:p>&lt;/description&gt;&lt;Point&gt;&lt;coordinates&gt; <text:s/>38.01448000, <text:s/>48.61230000&lt;/coordinates&gt;&lt;/Point&gt;&lt;/Placemark&gt;</text:p>
          </table:table-cell>
          <table:table-cell office:value-type="float" office:value="536">
            <text:p>536</text:p>
          </table:table-cell>
          <table:table-cell table:formula="of:=VALUE(LEFT(MID([.A100];FIND(&quot;&lt;coordinates&gt;&quot;;[.A100])+15;26);11))" office:value-type="float" office:value="38.01448">
            <text:p>38.01448000</text:p>
          </table:table-cell>
          <table:table-cell table:formula="of:=VALUE(RIGHT(MID([.A100];FIND(&quot;&lt;coordinates&gt;&quot;;[.A100])+14;26);11))" office:value-type="float" office:value="48.6123">
            <text:p>48.61230000</text:p>
          </table:table-cell>
          <table:table-cell table:formula="of:=SQRT(([.G100]-[.G99])*([.G100]-[.G99])+([.H100]-[.H99])*([.H100]-[.H99]))" office:value-type="float" office:value="0.00496342623598022">
            <text:p>0.00496342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100]*[.K100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748 &lt;br&gt; Longitude : <text:s text:c="6"/>26.607&lt;br&gt;Date Acquired : 2022-06-25 &lt;br&gt;Time: 00:5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60721000, <text:s/>48.74777000&lt;/coordinates&gt;&lt;/Point&gt;&lt;/Placemark&gt;</text:p>
          </table:table-cell>
          <table:table-cell office:value-type="float" office:value="120">
            <text:p>120</text:p>
          </table:table-cell>
          <table:table-cell table:formula="of:=IF([.D10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01];162;10)" office:value-type="string" office:string-value="2022-06-25">
            <text:p>2022-06-25</text:p>
          </table:table-cell>
          <table:table-cell table:formula="of:=RIGHT([.A101];LEN([.A101])-FIND(&quot;&lt;/description&gt;&quot;;[.A101])+1)" office:value-type="string" office:string-value="&lt;/description&gt;&lt;Point&gt;&lt;coordinates&gt;  26.60721000,  48.74777000&lt;/coordinates&gt;&lt;/Point&gt;&lt;/Placemark&gt;">
            <text:p>&lt;/description&gt;&lt;Point&gt;&lt;coordinates&gt; <text:s/>26.60721000, <text:s/>48.74777000&lt;/coordinates&gt;&lt;/Point&gt;&lt;/Placemark&gt;</text:p>
          </table:table-cell>
          <table:table-cell office:value-type="float" office:value="120">
            <text:p>120</text:p>
          </table:table-cell>
          <table:table-cell table:formula="of:=VALUE(LEFT(MID([.A101];FIND(&quot;&lt;coordinates&gt;&quot;;[.A101])+15;26);11))" office:value-type="float" office:value="26.60721">
            <text:p>26.60721000</text:p>
          </table:table-cell>
          <table:table-cell table:formula="of:=VALUE(RIGHT(MID([.A101];FIND(&quot;&lt;coordinates&gt;&quot;;[.A101])+14;26);11))" office:value-type="float" office:value="48.74777">
            <text:p>48.74777000</text:p>
          </table:table-cell>
          <table:table-cell table:formula="of:=SQRT(([.G101]-[.G100])*([.G101]-[.G100])+([.H101]-[.H100])*([.H101]-[.H100]))" office:value-type="float" office:value="11.408074376239">
            <text:p>11.40807437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101]*[.K101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748 &lt;br&gt; Longitude : <text:s text:c="6"/>26.607&lt;br&gt;Date Acquired : 2022-06-25 &lt;br&gt;Time: 00:03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60708000, <text:s/>48.74779000&lt;/coordinates&gt;&lt;/Point&gt;&lt;/Placemark&gt;</text:p>
          </table:table-cell>
          <table:table-cell office:value-type="float" office:value="542">
            <text:p>542</text:p>
          </table:table-cell>
          <table:table-cell table:formula="of:=IF([.D10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02];162;10)" office:value-type="string" office:string-value="2022-06-25">
            <text:p>2022-06-25</text:p>
          </table:table-cell>
          <table:table-cell table:formula="of:=RIGHT([.A102];LEN([.A102])-FIND(&quot;&lt;/description&gt;&quot;;[.A102])+1)" office:value-type="string" office:string-value="&lt;/description&gt;&lt;Point&gt;&lt;coordinates&gt;  26.60708000,  48.74779000&lt;/coordinates&gt;&lt;/Point&gt;&lt;/Placemark&gt;">
            <text:p>&lt;/description&gt;&lt;Point&gt;&lt;coordinates&gt; <text:s/>26.60708000, <text:s/>48.74779000&lt;/coordinates&gt;&lt;/Point&gt;&lt;/Placemark&gt;</text:p>
          </table:table-cell>
          <table:table-cell office:value-type="float" office:value="542">
            <text:p>542</text:p>
          </table:table-cell>
          <table:table-cell table:formula="of:=VALUE(LEFT(MID([.A102];FIND(&quot;&lt;coordinates&gt;&quot;;[.A102])+15;26);11))" office:value-type="float" office:value="26.60708">
            <text:p>26.60708000</text:p>
          </table:table-cell>
          <table:table-cell table:formula="of:=VALUE(RIGHT(MID([.A102];FIND(&quot;&lt;coordinates&gt;&quot;;[.A102])+14;26);11))" office:value-type="float" office:value="48.74779">
            <text:p>48.74779000</text:p>
          </table:table-cell>
          <table:table-cell table:formula="of:=SQRT(([.G102]-[.G101])*([.G102]-[.G101])+([.H102]-[.H101])*([.H102]-[.H101]))" office:value-type="float" office:value="0.000131529464378191">
            <text:p>0.00013152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102]*[.K102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804 &lt;br&gt; Longitude : <text:s text:c="6"/>38.413&lt;br&gt;Date Acquired : 2022-06-25 &lt;br&gt;Time: 00:0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41254000, <text:s/>48.80444000&lt;/coordinates&gt;&lt;/Point&gt;&lt;/Placemark&gt;</text:p>
          </table:table-cell>
          <table:table-cell office:value-type="float" office:value="602">
            <text:p>602</text:p>
          </table:table-cell>
          <table:table-cell table:formula="of:=IF([.D10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03];162;10)" office:value-type="string" office:string-value="2022-06-25">
            <text:p>2022-06-25</text:p>
          </table:table-cell>
          <table:table-cell table:formula="of:=RIGHT([.A103];LEN([.A103])-FIND(&quot;&lt;/description&gt;&quot;;[.A103])+1)" office:value-type="string" office:string-value="&lt;/description&gt;&lt;Point&gt;&lt;coordinates&gt;  38.41254000,  48.80444000&lt;/coordinates&gt;&lt;/Point&gt;&lt;/Placemark&gt;">
            <text:p>&lt;/description&gt;&lt;Point&gt;&lt;coordinates&gt; <text:s/>38.41254000, <text:s/>48.80444000&lt;/coordinates&gt;&lt;/Point&gt;&lt;/Placemark&gt;</text:p>
          </table:table-cell>
          <table:table-cell office:value-type="float" office:value="602">
            <text:p>602</text:p>
          </table:table-cell>
          <table:table-cell table:formula="of:=VALUE(LEFT(MID([.A103];FIND(&quot;&lt;coordinates&gt;&quot;;[.A103])+15;26);11))" office:value-type="float" office:value="38.41254">
            <text:p>38.41254000</text:p>
          </table:table-cell>
          <table:table-cell table:formula="of:=VALUE(RIGHT(MID([.A103];FIND(&quot;&lt;coordinates&gt;&quot;;[.A103])+14;26);11))" office:value-type="float" office:value="48.80444">
            <text:p>48.80444000</text:p>
          </table:table-cell>
          <table:table-cell table:formula="of:=SQRT(([.G103]-[.G102])*([.G103]-[.G102])+([.H103]-[.H102])*([.H103]-[.H102]))" office:value-type="float" office:value="11.8055959203295">
            <text:p>11.80559592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103]*[.K103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837 &lt;br&gt; Longitude : <text:s text:c="6"/>38.441&lt;br&gt;Date Acquired : 2022-06-25 &lt;br&gt;Time: 00:0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44130000, <text:s/>48.83665000&lt;/coordinates&gt;&lt;/Point&gt;&lt;/Placemark&gt;</text:p>
          </table:table-cell>
          <table:table-cell office:value-type="float" office:value="167">
            <text:p>167</text:p>
          </table:table-cell>
          <table:table-cell table:formula="of:=IF([.D10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04];162;10)" office:value-type="string" office:string-value="2022-06-25">
            <text:p>2022-06-25</text:p>
          </table:table-cell>
          <table:table-cell table:formula="of:=RIGHT([.A104];LEN([.A104])-FIND(&quot;&lt;/description&gt;&quot;;[.A104])+1)" office:value-type="string" office:string-value="&lt;/description&gt;&lt;Point&gt;&lt;coordinates&gt;  38.44130000,  48.83665000&lt;/coordinates&gt;&lt;/Point&gt;&lt;/Placemark&gt;">
            <text:p>&lt;/description&gt;&lt;Point&gt;&lt;coordinates&gt; <text:s/>38.44130000, <text:s/>48.83665000&lt;/coordinates&gt;&lt;/Point&gt;&lt;/Placemark&gt;</text:p>
          </table:table-cell>
          <table:table-cell office:value-type="float" office:value="167">
            <text:p>167</text:p>
          </table:table-cell>
          <table:table-cell table:formula="of:=VALUE(LEFT(MID([.A104];FIND(&quot;&lt;coordinates&gt;&quot;;[.A104])+15;26);11))" office:value-type="float" office:value="38.4413">
            <text:p>38.44130000</text:p>
          </table:table-cell>
          <table:table-cell table:formula="of:=VALUE(RIGHT(MID([.A104];FIND(&quot;&lt;coordinates&gt;&quot;;[.A104])+14;26);11))" office:value-type="float" office:value="48.83665">
            <text:p>48.83665000</text:p>
          </table:table-cell>
          <table:table-cell table:formula="of:=SQRT(([.G104]-[.G103])*([.G104]-[.G103])+([.H104]-[.H103])*([.H104]-[.H103]))" office:value-type="float" office:value="0.0431812656136878">
            <text:p>0.0431812656</text:p>
          </table:table-cell>
          <table:table-cell table:number-columns-repeated="2" office:value-type="float" office:value="0">
            <text:p>0</text:p>
          </table:table-cell>
          <table:table-cell table:formula="of:=[.J104]*[.K104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837 &lt;br&gt; Longitude : <text:s text:c="6"/>38.440&lt;br&gt;Date Acquired : 2022-06-25 &lt;br&gt;Time: 00:5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44047000, <text:s/>48.83677000&lt;/coordinates&gt;&lt;/Point&gt;&lt;/Placemark&gt;</text:p>
          </table:table-cell>
          <table:table-cell office:value-type="float" office:value="668">
            <text:p>668</text:p>
          </table:table-cell>
          <table:table-cell table:formula="of:=IF([.D10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05];162;10)" office:value-type="string" office:string-value="2022-06-25">
            <text:p>2022-06-25</text:p>
          </table:table-cell>
          <table:table-cell table:formula="of:=RIGHT([.A105];LEN([.A105])-FIND(&quot;&lt;/description&gt;&quot;;[.A105])+1)" office:value-type="string" office:string-value="&lt;/description&gt;&lt;Point&gt;&lt;coordinates&gt;  38.44047000,  48.83677000&lt;/coordinates&gt;&lt;/Point&gt;&lt;/Placemark&gt;">
            <text:p>&lt;/description&gt;&lt;Point&gt;&lt;coordinates&gt; <text:s/>38.44047000, <text:s/>48.83677000&lt;/coordinates&gt;&lt;/Point&gt;&lt;/Placemark&gt;</text:p>
          </table:table-cell>
          <table:table-cell office:value-type="float" office:value="668">
            <text:p>668</text:p>
          </table:table-cell>
          <table:table-cell table:formula="of:=VALUE(LEFT(MID([.A105];FIND(&quot;&lt;coordinates&gt;&quot;;[.A105])+15;26);11))" office:value-type="float" office:value="38.44047">
            <text:p>38.44047000</text:p>
          </table:table-cell>
          <table:table-cell table:formula="of:=VALUE(RIGHT(MID([.A105];FIND(&quot;&lt;coordinates&gt;&quot;;[.A105])+14;26);11))" office:value-type="float" office:value="48.83677">
            <text:p>48.83677000</text:p>
          </table:table-cell>
          <table:table-cell table:formula="of:=SQRT(([.G105]-[.G104])*([.G105]-[.G104])+([.H105]-[.H104])*([.H105]-[.H104]))" office:value-type="float" office:value="0.000838629834910214">
            <text:p>0.0008386298</text:p>
          </table:table-cell>
          <table:table-cell table:number-columns-repeated="2" office:value-type="float" office:value="0">
            <text:p>0</text:p>
          </table:table-cell>
          <table:table-cell table:formula="of:=[.J105]*[.K105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898 &lt;br&gt; Longitude : <text:s text:c="6"/>38.478&lt;br&gt;Date Acquired : 2022-06-25 &lt;br&gt;Time: 00:0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47767000, <text:s/>48.89849000&lt;/coordinates&gt;&lt;/Point&gt;&lt;/Placemark&gt;</text:p>
          </table:table-cell>
          <table:table-cell office:value-type="float" office:value="716">
            <text:p>716</text:p>
          </table:table-cell>
          <table:table-cell table:formula="of:=IF([.D10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06];162;10)" office:value-type="string" office:string-value="2022-06-25">
            <text:p>2022-06-25</text:p>
          </table:table-cell>
          <table:table-cell table:formula="of:=RIGHT([.A106];LEN([.A106])-FIND(&quot;&lt;/description&gt;&quot;;[.A106])+1)" office:value-type="string" office:string-value="&lt;/description&gt;&lt;Point&gt;&lt;coordinates&gt;  38.47767000,  48.89849000&lt;/coordinates&gt;&lt;/Point&gt;&lt;/Placemark&gt;">
            <text:p>&lt;/description&gt;&lt;Point&gt;&lt;coordinates&gt; <text:s/>38.47767000, <text:s/>48.89849000&lt;/coordinates&gt;&lt;/Point&gt;&lt;/Placemark&gt;</text:p>
          </table:table-cell>
          <table:table-cell office:value-type="float" office:value="716">
            <text:p>716</text:p>
          </table:table-cell>
          <table:table-cell table:formula="of:=VALUE(LEFT(MID([.A106];FIND(&quot;&lt;coordinates&gt;&quot;;[.A106])+15;26);11))" office:value-type="float" office:value="38.47767">
            <text:p>38.47767000</text:p>
          </table:table-cell>
          <table:table-cell table:formula="of:=VALUE(RIGHT(MID([.A106];FIND(&quot;&lt;coordinates&gt;&quot;;[.A106])+14;26);11))" office:value-type="float" office:value="48.89849">
            <text:p>48.89849000</text:p>
          </table:table-cell>
          <table:table-cell table:formula="of:=SQRT(([.G106]-[.G105])*([.G106]-[.G105])+([.H106]-[.H105])*([.H106]-[.H105]))" office:value-type="float" office:value="0.072063849466987">
            <text:p>0.0720638495</text:p>
          </table:table-cell>
          <table:table-cell table:number-columns-repeated="2" office:value-type="float" office:value="0">
            <text:p>0</text:p>
          </table:table-cell>
          <table:table-cell table:formula="of:=[.J106]*[.K106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0.542 &lt;br&gt; Longitude : <text:s text:c="6"/>26.260&lt;br&gt;Date Acquired : 2022-06-25 &lt;br&gt;Time: 01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25999000, <text:s/>50.54235000&lt;/coordinates&gt;&lt;/Point&gt;&lt;/Placemark&gt;</text:p>
          </table:table-cell>
          <table:table-cell office:value-type="float" office:value="803">
            <text:p>803</text:p>
          </table:table-cell>
          <table:table-cell table:formula="of:=IF([.D10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07];162;10)" office:value-type="string" office:string-value="2022-06-25">
            <text:p>2022-06-25</text:p>
          </table:table-cell>
          <table:table-cell table:formula="of:=RIGHT([.A107];LEN([.A107])-FIND(&quot;&lt;/description&gt;&quot;;[.A107])+1)" office:value-type="string" office:string-value="&lt;/description&gt;&lt;Point&gt;&lt;coordinates&gt;  26.25999000,  50.54235000&lt;/coordinates&gt;&lt;/Point&gt;&lt;/Placemark&gt;">
            <text:p>&lt;/description&gt;&lt;Point&gt;&lt;coordinates&gt; <text:s/>26.25999000, <text:s/>50.54235000&lt;/coordinates&gt;&lt;/Point&gt;&lt;/Placemark&gt;</text:p>
          </table:table-cell>
          <table:table-cell office:value-type="float" office:value="803">
            <text:p>803</text:p>
          </table:table-cell>
          <table:table-cell table:formula="of:=VALUE(LEFT(MID([.A107];FIND(&quot;&lt;coordinates&gt;&quot;;[.A107])+15;26);11))" office:value-type="float" office:value="26.25999">
            <text:p>26.25999000</text:p>
          </table:table-cell>
          <table:table-cell table:formula="of:=VALUE(RIGHT(MID([.A107];FIND(&quot;&lt;coordinates&gt;&quot;;[.A107])+14;26);11))" office:value-type="float" office:value="50.54235">
            <text:p>50.54235000</text:p>
          </table:table-cell>
          <table:table-cell table:formula="of:=SQRT(([.G107]-[.G106])*([.G107]-[.G106])+([.H107]-[.H106])*([.H107]-[.H106]))" office:value-type="float" office:value="12.3277727218667">
            <text:p>12.32777272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107]*[.K107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0.543 &lt;br&gt; Longitude : <text:s text:c="6"/>26.261&lt;br&gt;Date Acquired : 2022-06-25 &lt;br&gt;Time: 00:0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26143000, <text:s/>50.54319000&lt;/coordinates&gt;&lt;/Point&gt;&lt;/Placemark&gt;</text:p>
          </table:table-cell>
          <table:table-cell office:value-type="float" office:value="226">
            <text:p>226</text:p>
          </table:table-cell>
          <table:table-cell table:formula="of:=IF([.D10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08];162;10)" office:value-type="string" office:string-value="2022-06-25">
            <text:p>2022-06-25</text:p>
          </table:table-cell>
          <table:table-cell table:formula="of:=RIGHT([.A108];LEN([.A108])-FIND(&quot;&lt;/description&gt;&quot;;[.A108])+1)" office:value-type="string" office:string-value="&lt;/description&gt;&lt;Point&gt;&lt;coordinates&gt;  26.26143000,  50.54319000&lt;/coordinates&gt;&lt;/Point&gt;&lt;/Placemark&gt;">
            <text:p>&lt;/description&gt;&lt;Point&gt;&lt;coordinates&gt; <text:s/>26.26143000, <text:s/>50.54319000&lt;/coordinates&gt;&lt;/Point&gt;&lt;/Placemark&gt;</text:p>
          </table:table-cell>
          <table:table-cell office:value-type="float" office:value="226">
            <text:p>226</text:p>
          </table:table-cell>
          <table:table-cell table:formula="of:=VALUE(LEFT(MID([.A108];FIND(&quot;&lt;coordinates&gt;&quot;;[.A108])+15;26);11))" office:value-type="float" office:value="26.26143">
            <text:p>26.26143000</text:p>
          </table:table-cell>
          <table:table-cell table:formula="of:=VALUE(RIGHT(MID([.A108];FIND(&quot;&lt;coordinates&gt;&quot;;[.A108])+14;26);11))" office:value-type="float" office:value="50.54319">
            <text:p>50.54319000</text:p>
          </table:table-cell>
          <table:table-cell table:formula="of:=SQRT(([.G108]-[.G107])*([.G108]-[.G107])+([.H108]-[.H107])*([.H108]-[.H107]))" office:value-type="float" office:value="0.00166709327873787">
            <text:p>0.0016670933</text:p>
          </table:table-cell>
          <table:table-cell table:number-columns-repeated="2" office:value-type="float" office:value="0">
            <text:p>0</text:p>
          </table:table-cell>
          <table:table-cell table:formula="of:=[.J108]*[.K108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0.543 &lt;br&gt; Longitude : <text:s text:c="6"/>26.263&lt;br&gt;Date Acquired : 2022-06-25 &lt;br&gt;Time: 00:5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26332000, <text:s/>50.54319000&lt;/coordinates&gt;&lt;/Point&gt;&lt;/Placemark&gt;</text:p>
          </table:table-cell>
          <table:table-cell office:value-type="float" office:value="815">
            <text:p>815</text:p>
          </table:table-cell>
          <table:table-cell table:formula="of:=IF([.D10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09];162;10)" office:value-type="string" office:string-value="2022-06-25">
            <text:p>2022-06-25</text:p>
          </table:table-cell>
          <table:table-cell table:formula="of:=RIGHT([.A109];LEN([.A109])-FIND(&quot;&lt;/description&gt;&quot;;[.A109])+1)" office:value-type="string" office:string-value="&lt;/description&gt;&lt;Point&gt;&lt;coordinates&gt;  26.26332000,  50.54319000&lt;/coordinates&gt;&lt;/Point&gt;&lt;/Placemark&gt;">
            <text:p>&lt;/description&gt;&lt;Point&gt;&lt;coordinates&gt; <text:s/>26.26332000, <text:s/>50.54319000&lt;/coordinates&gt;&lt;/Point&gt;&lt;/Placemark&gt;</text:p>
          </table:table-cell>
          <table:table-cell office:value-type="float" office:value="815">
            <text:p>815</text:p>
          </table:table-cell>
          <table:table-cell table:formula="of:=VALUE(LEFT(MID([.A109];FIND(&quot;&lt;coordinates&gt;&quot;;[.A109])+15;26);11))" office:value-type="float" office:value="26.26332">
            <text:p>26.26332000</text:p>
          </table:table-cell>
          <table:table-cell table:formula="of:=VALUE(RIGHT(MID([.A109];FIND(&quot;&lt;coordinates&gt;&quot;;[.A109])+14;26);11))" office:value-type="float" office:value="50.54319">
            <text:p>50.54319000</text:p>
          </table:table-cell>
          <table:table-cell table:formula="of:=SQRT(([.G109]-[.G108])*([.G109]-[.G108])+([.H109]-[.H108])*([.H109]-[.H108]))" office:value-type="float" office:value="0.0018899999999995">
            <text:p>0.00189</text:p>
          </table:table-cell>
          <table:table-cell table:number-columns-repeated="2" office:value-type="float" office:value="0">
            <text:p>0</text:p>
          </table:table-cell>
          <table:table-cell table:formula="of:=[.J109]*[.K10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0.546 &lt;br&gt; Longitude : <text:s text:c="6"/>26.258&lt;br&gt;Date Acquired : 2022-06-25 &lt;br&gt;Time: 00:5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25818000, <text:s/>50.54598000&lt;/coordinates&gt;&lt;/Point&gt;&lt;/Placemark&gt;</text:p>
          </table:table-cell>
          <table:table-cell office:value-type="float" office:value="837">
            <text:p>837</text:p>
          </table:table-cell>
          <table:table-cell table:formula="of:=IF([.D11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10];162;10)" office:value-type="string" office:string-value="2022-06-25">
            <text:p>2022-06-25</text:p>
          </table:table-cell>
          <table:table-cell table:formula="of:=RIGHT([.A110];LEN([.A110])-FIND(&quot;&lt;/description&gt;&quot;;[.A110])+1)" office:value-type="string" office:string-value="&lt;/description&gt;&lt;Point&gt;&lt;coordinates&gt;  26.25818000,  50.54598000&lt;/coordinates&gt;&lt;/Point&gt;&lt;/Placemark&gt;">
            <text:p>&lt;/description&gt;&lt;Point&gt;&lt;coordinates&gt; <text:s/>26.25818000, <text:s/>50.54598000&lt;/coordinates&gt;&lt;/Point&gt;&lt;/Placemark&gt;</text:p>
          </table:table-cell>
          <table:table-cell office:value-type="float" office:value="837">
            <text:p>837</text:p>
          </table:table-cell>
          <table:table-cell table:formula="of:=VALUE(LEFT(MID([.A110];FIND(&quot;&lt;coordinates&gt;&quot;;[.A110])+15;26);11))" office:value-type="float" office:value="26.25818">
            <text:p>26.25818000</text:p>
          </table:table-cell>
          <table:table-cell table:formula="of:=VALUE(RIGHT(MID([.A110];FIND(&quot;&lt;coordinates&gt;&quot;;[.A110])+14;26);11))" office:value-type="float" office:value="50.54598">
            <text:p>50.54598000</text:p>
          </table:table-cell>
          <table:table-cell table:formula="of:=SQRT(([.G110]-[.G109])*([.G110]-[.G109])+([.H110]-[.H109])*([.H110]-[.H109]))" office:value-type="float" office:value="0.00584839294165447">
            <text:p>0.00584839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110]*[.K110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0.547 &lt;br&gt; Longitude : <text:s text:c="6"/>26.262&lt;br&gt;Date Acquired : 2022-06-25 &lt;br&gt;Time: 00:0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26247000, <text:s/>50.54679000&lt;/coordinates&gt;&lt;/Point&gt;&lt;/Placemark&gt;</text:p>
          </table:table-cell>
          <table:table-cell office:value-type="float" office:value="838">
            <text:p>838</text:p>
          </table:table-cell>
          <table:table-cell table:formula="of:=IF([.D11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11];162;10)" office:value-type="string" office:string-value="2022-06-25">
            <text:p>2022-06-25</text:p>
          </table:table-cell>
          <table:table-cell table:formula="of:=RIGHT([.A111];LEN([.A111])-FIND(&quot;&lt;/description&gt;&quot;;[.A111])+1)" office:value-type="string" office:string-value="&lt;/description&gt;&lt;Point&gt;&lt;coordinates&gt;  26.26247000,  50.54679000&lt;/coordinates&gt;&lt;/Point&gt;&lt;/Placemark&gt;">
            <text:p>&lt;/description&gt;&lt;Point&gt;&lt;coordinates&gt; <text:s/>26.26247000, <text:s/>50.54679000&lt;/coordinates&gt;&lt;/Point&gt;&lt;/Placemark&gt;</text:p>
          </table:table-cell>
          <table:table-cell office:value-type="float" office:value="838">
            <text:p>838</text:p>
          </table:table-cell>
          <table:table-cell table:formula="of:=VALUE(LEFT(MID([.A111];FIND(&quot;&lt;coordinates&gt;&quot;;[.A111])+15;26);11))" office:value-type="float" office:value="26.26247">
            <text:p>26.26247000</text:p>
          </table:table-cell>
          <table:table-cell table:formula="of:=VALUE(RIGHT(MID([.A111];FIND(&quot;&lt;coordinates&gt;&quot;;[.A111])+14;26);11))" office:value-type="float" office:value="50.54679">
            <text:p>50.54679000</text:p>
          </table:table-cell>
          <table:table-cell table:formula="of:=SQRT(([.G111]-[.G110])*([.G111]-[.G110])+([.H111]-[.H110])*([.H111]-[.H110]))" office:value-type="float" office:value="0.00436579889596519">
            <text:p>0.0043657989</text:p>
          </table:table-cell>
          <table:table-cell table:number-columns-repeated="2" office:value-type="float" office:value="0">
            <text:p>0</text:p>
          </table:table-cell>
          <table:table-cell table:formula="of:=[.J111]*[.K111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156 &lt;br&gt; Longitude : <text:s text:c="6"/>32.787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78712000, <text:s/>47.15551000&lt;/coordinates&gt;&lt;/Point&gt;&lt;/Placemark&gt;</text:p>
          </table:table-cell>
          <table:table-cell office:value-type="float" office:value="13">
            <text:p>13</text:p>
          </table:table-cell>
          <table:table-cell table:formula="of:=IF([.D11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12];162;10)" office:value-type="string" office:string-value="2022-06-24">
            <text:p>2022-06-24</text:p>
          </table:table-cell>
          <table:table-cell table:formula="of:=RIGHT([.A112];LEN([.A112])-FIND(&quot;&lt;/description&gt;&quot;;[.A112])+1)" office:value-type="string" office:string-value="&lt;/description&gt;&lt;Point&gt;&lt;coordinates&gt;  32.78712000,  47.15551000&lt;/coordinates&gt;&lt;/Point&gt;&lt;/Placemark&gt;">
            <text:p>&lt;/description&gt;&lt;Point&gt;&lt;coordinates&gt; <text:s/>32.78712000, <text:s/>47.15551000&lt;/coordinates&gt;&lt;/Point&gt;&lt;/Placemark&gt;</text:p>
          </table:table-cell>
          <table:table-cell office:value-type="float" office:value="13">
            <text:p>13</text:p>
          </table:table-cell>
          <table:table-cell table:formula="of:=VALUE(LEFT(MID([.A112];FIND(&quot;&lt;coordinates&gt;&quot;;[.A112])+15;26);11))" office:value-type="float" office:value="32.78712">
            <text:p>32.78712000</text:p>
          </table:table-cell>
          <table:table-cell table:formula="of:=VALUE(RIGHT(MID([.A112];FIND(&quot;&lt;coordinates&gt;&quot;;[.A112])+14;26);11))" office:value-type="float" office:value="47.15551">
            <text:p>47.15551000</text:p>
          </table:table-cell>
          <table:table-cell/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formula="of:=[.J112]*[.K112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159 &lt;br&gt; Longitude : <text:s text:c="6"/>32.786&lt;br&gt;Date Acquired : 2022-06-24 &lt;br&gt;Time: 00:2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78556000, <text:s/>47.15905000&lt;/coordinates&gt;&lt;/Point&gt;&lt;/Placemark&gt;</text:p>
          </table:table-cell>
          <table:table-cell office:value-type="float" office:value="343">
            <text:p>343</text:p>
          </table:table-cell>
          <table:table-cell table:formula="of:=IF([.D11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13];162;10)" office:value-type="string" office:string-value="2022-06-24">
            <text:p>2022-06-24</text:p>
          </table:table-cell>
          <table:table-cell table:formula="of:=RIGHT([.A113];LEN([.A113])-FIND(&quot;&lt;/description&gt;&quot;;[.A113])+1)" office:value-type="string" office:string-value="&lt;/description&gt;&lt;Point&gt;&lt;coordinates&gt;  32.78556000,  47.15905000&lt;/coordinates&gt;&lt;/Point&gt;&lt;/Placemark&gt;">
            <text:p>&lt;/description&gt;&lt;Point&gt;&lt;coordinates&gt; <text:s/>32.78556000, <text:s/>47.15905000&lt;/coordinates&gt;&lt;/Point&gt;&lt;/Placemark&gt;</text:p>
          </table:table-cell>
          <table:table-cell office:value-type="float" office:value="343">
            <text:p>343</text:p>
          </table:table-cell>
          <table:table-cell table:formula="of:=VALUE(LEFT(MID([.A113];FIND(&quot;&lt;coordinates&gt;&quot;;[.A113])+15;26);11))" office:value-type="float" office:value="32.78556">
            <text:p>32.78556000</text:p>
          </table:table-cell>
          <table:table-cell table:formula="of:=VALUE(RIGHT(MID([.A113];FIND(&quot;&lt;coordinates&gt;&quot;;[.A113])+14;26);11))" office:value-type="float" office:value="47.15905">
            <text:p>47.15905000</text:p>
          </table:table-cell>
          <table:table-cell table:formula="of:=SQRT(([.G113]-[.G112])*([.G113]-[.G112])+([.H113]-[.H112])*([.H113]-[.H112]))" office:value-type="float" office:value="0.00386848807675844">
            <text:p>0.00386848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113]*[.K113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475 &lt;br&gt; Longitude : <text:s text:c="6"/>36.368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36800000, <text:s/>47.47502000&lt;/coordinates&gt;&lt;/Point&gt;&lt;/Placemark&gt;</text:p>
          </table:table-cell>
          <table:table-cell office:value-type="float" office:value="7">
            <text:p>7</text:p>
          </table:table-cell>
          <table:table-cell table:formula="of:=IF([.D11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14];162;10)" office:value-type="string" office:string-value="2022-06-24">
            <text:p>2022-06-24</text:p>
          </table:table-cell>
          <table:table-cell table:formula="of:=RIGHT([.A114];LEN([.A114])-FIND(&quot;&lt;/description&gt;&quot;;[.A114])+1)" office:value-type="string" office:string-value="&lt;/description&gt;&lt;Point&gt;&lt;coordinates&gt;  36.36800000,  47.47502000&lt;/coordinates&gt;&lt;/Point&gt;&lt;/Placemark&gt;">
            <text:p>&lt;/description&gt;&lt;Point&gt;&lt;coordinates&gt; <text:s/>36.36800000, <text:s/>47.47502000&lt;/coordinates&gt;&lt;/Point&gt;&lt;/Placemark&gt;</text:p>
          </table:table-cell>
          <table:table-cell office:value-type="float" office:value="7">
            <text:p>7</text:p>
          </table:table-cell>
          <table:table-cell table:formula="of:=VALUE(LEFT(MID([.A114];FIND(&quot;&lt;coordinates&gt;&quot;;[.A114])+15;26);11))" office:value-type="float" office:value="36.368">
            <text:p>36.36800000</text:p>
          </table:table-cell>
          <table:table-cell table:formula="of:=VALUE(RIGHT(MID([.A114];FIND(&quot;&lt;coordinates&gt;&quot;;[.A114])+14;26);11))" office:value-type="float" office:value="47.47502">
            <text:p>47.47502000</text:p>
          </table:table-cell>
          <table:table-cell table:formula="of:=SQRT(([.G114]-[.G113])*([.G114]-[.G113])+([.H114]-[.H113])*([.H114]-[.H113]))" office:value-type="float" office:value="3.59634722941209">
            <text:p>3.59634722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114]*[.K114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475 &lt;br&gt; Longitude : <text:s text:c="6"/>36.367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36705000, <text:s/>47.47508000&lt;/coordinates&gt;&lt;/Point&gt;&lt;/Placemark&gt;</text:p>
          </table:table-cell>
          <table:table-cell office:value-type="float" office:value="2">
            <text:p>2</text:p>
          </table:table-cell>
          <table:table-cell table:formula="of:=IF([.D11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15];162;10)" office:value-type="string" office:string-value="2022-06-24">
            <text:p>2022-06-24</text:p>
          </table:table-cell>
          <table:table-cell table:formula="of:=RIGHT([.A115];LEN([.A115])-FIND(&quot;&lt;/description&gt;&quot;;[.A115])+1)" office:value-type="string" office:string-value="&lt;/description&gt;&lt;Point&gt;&lt;coordinates&gt;  36.36705000,  47.47508000&lt;/coordinates&gt;&lt;/Point&gt;&lt;/Placemark&gt;">
            <text:p>&lt;/description&gt;&lt;Point&gt;&lt;coordinates&gt; <text:s/>36.36705000, <text:s/>47.47508000&lt;/coordinates&gt;&lt;/Point&gt;&lt;/Placemark&gt;</text:p>
          </table:table-cell>
          <table:table-cell office:value-type="float" office:value="2">
            <text:p>2</text:p>
          </table:table-cell>
          <table:table-cell table:formula="of:=VALUE(LEFT(MID([.A115];FIND(&quot;&lt;coordinates&gt;&quot;;[.A115])+15;26);11))" office:value-type="float" office:value="36.36705">
            <text:p>36.36705000</text:p>
          </table:table-cell>
          <table:table-cell table:formula="of:=VALUE(RIGHT(MID([.A115];FIND(&quot;&lt;coordinates&gt;&quot;;[.A115])+14;26);11))" office:value-type="float" office:value="47.47508">
            <text:p>47.47508000</text:p>
          </table:table-cell>
          <table:table-cell table:formula="of:=SQRT(([.G115]-[.G114])*([.G115]-[.G114])+([.H115]-[.H114])*([.H115]-[.H114]))" office:value-type="float" office:value="0.000951892851115947">
            <text:p>0.00095189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115]*[.K115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632 &lt;br&gt; Longitude : <text:s text:c="6"/>34.325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32540000, <text:s/>47.63157000&lt;/coordinates&gt;&lt;/Point&gt;&lt;/Placemark&gt;</text:p>
          </table:table-cell>
          <table:table-cell office:value-type="float" office:value="83">
            <text:p>83</text:p>
          </table:table-cell>
          <table:table-cell table:formula="of:=IF([.D11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16];162;10)" office:value-type="string" office:string-value="2022-06-24">
            <text:p>2022-06-24</text:p>
          </table:table-cell>
          <table:table-cell table:formula="of:=RIGHT([.A116];LEN([.A116])-FIND(&quot;&lt;/description&gt;&quot;;[.A116])+1)" office:value-type="string" office:string-value="&lt;/description&gt;&lt;Point&gt;&lt;coordinates&gt;  34.32540000,  47.63157000&lt;/coordinates&gt;&lt;/Point&gt;&lt;/Placemark&gt;">
            <text:p>&lt;/description&gt;&lt;Point&gt;&lt;coordinates&gt; <text:s/>34.32540000, <text:s/>47.63157000&lt;/coordinates&gt;&lt;/Point&gt;&lt;/Placemark&gt;</text:p>
          </table:table-cell>
          <table:table-cell office:value-type="float" office:value="83">
            <text:p>83</text:p>
          </table:table-cell>
          <table:table-cell table:formula="of:=VALUE(LEFT(MID([.A116];FIND(&quot;&lt;coordinates&gt;&quot;;[.A116])+15;26);11))" office:value-type="float" office:value="34.3254">
            <text:p>34.32540000</text:p>
          </table:table-cell>
          <table:table-cell table:formula="of:=VALUE(RIGHT(MID([.A116];FIND(&quot;&lt;coordinates&gt;&quot;;[.A116])+14;26);11))" office:value-type="float" office:value="47.63157">
            <text:p>47.63157000</text:p>
          </table:table-cell>
          <table:table-cell table:formula="of:=SQRT(([.G116]-[.G115])*([.G116]-[.G115])+([.H116]-[.H115])*([.H116]-[.H115]))" office:value-type="float" office:value="2.04763860156034">
            <text:p>2.0476386016</text:p>
          </table:table-cell>
          <table:table-cell table:number-columns-repeated="2" office:value-type="float" office:value="0">
            <text:p>0</text:p>
          </table:table-cell>
          <table:table-cell table:formula="of:=[.J116]*[.K116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062 &lt;br&gt; Longitude : <text:s text:c="6"/>37.960&lt;br&gt;Date Acquired : 2022-06-24 &lt;br&gt;Time: 00:2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95967000, <text:s/>48.06177000&lt;/coordinates&gt;&lt;/Point&gt;&lt;/Placemark&gt;</text:p>
          </table:table-cell>
          <table:table-cell office:value-type="float" office:value="279">
            <text:p>279</text:p>
          </table:table-cell>
          <table:table-cell table:formula="of:=IF([.D11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17];162;10)" office:value-type="string" office:string-value="2022-06-24">
            <text:p>2022-06-24</text:p>
          </table:table-cell>
          <table:table-cell table:formula="of:=RIGHT([.A117];LEN([.A117])-FIND(&quot;&lt;/description&gt;&quot;;[.A117])+1)" office:value-type="string" office:string-value="&lt;/description&gt;&lt;Point&gt;&lt;coordinates&gt;  37.95967000,  48.06177000&lt;/coordinates&gt;&lt;/Point&gt;&lt;/Placemark&gt;">
            <text:p>&lt;/description&gt;&lt;Point&gt;&lt;coordinates&gt; <text:s/>37.95967000, <text:s/>48.06177000&lt;/coordinates&gt;&lt;/Point&gt;&lt;/Placemark&gt;</text:p>
          </table:table-cell>
          <table:table-cell office:value-type="float" office:value="279">
            <text:p>279</text:p>
          </table:table-cell>
          <table:table-cell table:formula="of:=VALUE(LEFT(MID([.A117];FIND(&quot;&lt;coordinates&gt;&quot;;[.A117])+15;26);11))" office:value-type="float" office:value="37.95967">
            <text:p>37.95967000</text:p>
          </table:table-cell>
          <table:table-cell table:formula="of:=VALUE(RIGHT(MID([.A117];FIND(&quot;&lt;coordinates&gt;&quot;;[.A117])+14;26);11))" office:value-type="float" office:value="48.06177">
            <text:p>48.06177000</text:p>
          </table:table-cell>
          <table:table-cell table:formula="of:=SQRT(([.G117]-[.G116])*([.G117]-[.G116])+([.H117]-[.H116])*([.H117]-[.H116]))" office:value-type="float" office:value="3.65964348986346">
            <text:p>3.6596434899</text:p>
          </table:table-cell>
          <table:table-cell table:number-columns-repeated="2" office:value-type="float" office:value="0">
            <text:p>0</text:p>
          </table:table-cell>
          <table:table-cell table:formula="of:=[.J117]*[.K117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59 &lt;br&gt; Longitude : <text:s text:c="6"/>38.773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7258000, <text:s/>48.45934000&lt;/coordinates&gt;&lt;/Point&gt;&lt;/Placemark&gt;</text:p>
          </table:table-cell>
          <table:table-cell office:value-type="float" office:value="298">
            <text:p>298</text:p>
          </table:table-cell>
          <table:table-cell table:formula="of:=IF([.D11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18];162;10)" office:value-type="string" office:string-value="2022-06-24">
            <text:p>2022-06-24</text:p>
          </table:table-cell>
          <table:table-cell table:formula="of:=RIGHT([.A118];LEN([.A118])-FIND(&quot;&lt;/description&gt;&quot;;[.A118])+1)" office:value-type="string" office:string-value="&lt;/description&gt;&lt;Point&gt;&lt;coordinates&gt;  38.77258000,  48.45934000&lt;/coordinates&gt;&lt;/Point&gt;&lt;/Placemark&gt;">
            <text:p>&lt;/description&gt;&lt;Point&gt;&lt;coordinates&gt; <text:s/>38.77258000, <text:s/>48.45934000&lt;/coordinates&gt;&lt;/Point&gt;&lt;/Placemark&gt;</text:p>
          </table:table-cell>
          <table:table-cell office:value-type="float" office:value="298">
            <text:p>298</text:p>
          </table:table-cell>
          <table:table-cell table:formula="of:=VALUE(LEFT(MID([.A118];FIND(&quot;&lt;coordinates&gt;&quot;;[.A118])+15;26);11))" office:value-type="float" office:value="38.77258">
            <text:p>38.77258000</text:p>
          </table:table-cell>
          <table:table-cell table:formula="of:=VALUE(RIGHT(MID([.A118];FIND(&quot;&lt;coordinates&gt;&quot;;[.A118])+14;26);11))" office:value-type="float" office:value="48.45934">
            <text:p>48.45934000</text:p>
          </table:table-cell>
          <table:table-cell table:formula="of:=SQRT(([.G118]-[.G117])*([.G118]-[.G117])+([.H118]-[.H117])*([.H118]-[.H117]))" office:value-type="float" office:value="0.904922412696242">
            <text:p>0.9049224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118]*[.K118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0 &lt;br&gt; Longitude : <text:s text:c="6"/>38.777&lt;br&gt;Date Acquired : 2022-06-24 &lt;br&gt;Time: 00:2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7659000, <text:s/>48.45967000&lt;/coordinates&gt;&lt;/Point&gt;&lt;/Placemark&gt;</text:p>
          </table:table-cell>
          <table:table-cell office:value-type="float" office:value="331">
            <text:p>331</text:p>
          </table:table-cell>
          <table:table-cell table:formula="of:=IF([.D11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19];162;10)" office:value-type="string" office:string-value="2022-06-24">
            <text:p>2022-06-24</text:p>
          </table:table-cell>
          <table:table-cell table:formula="of:=RIGHT([.A119];LEN([.A119])-FIND(&quot;&lt;/description&gt;&quot;;[.A119])+1)" office:value-type="string" office:string-value="&lt;/description&gt;&lt;Point&gt;&lt;coordinates&gt;  38.77659000,  48.45967000&lt;/coordinates&gt;&lt;/Point&gt;&lt;/Placemark&gt;">
            <text:p>&lt;/description&gt;&lt;Point&gt;&lt;coordinates&gt; <text:s/>38.77659000, <text:s/>48.45967000&lt;/coordinates&gt;&lt;/Point&gt;&lt;/Placemark&gt;</text:p>
          </table:table-cell>
          <table:table-cell office:value-type="float" office:value="331">
            <text:p>331</text:p>
          </table:table-cell>
          <table:table-cell table:formula="of:=VALUE(LEFT(MID([.A119];FIND(&quot;&lt;coordinates&gt;&quot;;[.A119])+15;26);11))" office:value-type="float" office:value="38.77659">
            <text:p>38.77659000</text:p>
          </table:table-cell>
          <table:table-cell table:formula="of:=VALUE(RIGHT(MID([.A119];FIND(&quot;&lt;coordinates&gt;&quot;;[.A119])+14;26);11))" office:value-type="float" office:value="48.45967">
            <text:p>48.45967000</text:p>
          </table:table-cell>
          <table:table-cell table:formula="of:=SQRT(([.G119]-[.G118])*([.G119]-[.G118])+([.H119]-[.H118])*([.H119]-[.H118]))" office:value-type="float" office:value="0.00402355564147076">
            <text:p>0.0040235556</text:p>
          </table:table-cell>
          <table:table-cell table:number-columns-repeated="2" office:value-type="float" office:value="0">
            <text:p>0</text:p>
          </table:table-cell>
          <table:table-cell table:formula="of:=[.J119]*[.K11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1 &lt;br&gt; Longitude : <text:s text:c="6"/>38.772&lt;br&gt;Date Acquired : 2022-06-24 &lt;br&gt;Time: 00:2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7229000, <text:s/>48.46090000&lt;/coordinates&gt;&lt;/Point&gt;&lt;/Placemark&gt;</text:p>
          </table:table-cell>
          <table:table-cell office:value-type="float" office:value="336">
            <text:p>336</text:p>
          </table:table-cell>
          <table:table-cell table:formula="of:=IF([.D12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20];162;10)" office:value-type="string" office:string-value="2022-06-24">
            <text:p>2022-06-24</text:p>
          </table:table-cell>
          <table:table-cell table:formula="of:=RIGHT([.A120];LEN([.A120])-FIND(&quot;&lt;/description&gt;&quot;;[.A120])+1)" office:value-type="string" office:string-value="&lt;/description&gt;&lt;Point&gt;&lt;coordinates&gt;  38.77229000,  48.46090000&lt;/coordinates&gt;&lt;/Point&gt;&lt;/Placemark&gt;">
            <text:p>&lt;/description&gt;&lt;Point&gt;&lt;coordinates&gt; <text:s/>38.77229000, <text:s/>48.46090000&lt;/coordinates&gt;&lt;/Point&gt;&lt;/Placemark&gt;</text:p>
          </table:table-cell>
          <table:table-cell office:value-type="float" office:value="336">
            <text:p>336</text:p>
          </table:table-cell>
          <table:table-cell table:formula="of:=VALUE(LEFT(MID([.A120];FIND(&quot;&lt;coordinates&gt;&quot;;[.A120])+15;26);11))" office:value-type="float" office:value="38.77229">
            <text:p>38.77229000</text:p>
          </table:table-cell>
          <table:table-cell table:formula="of:=VALUE(RIGHT(MID([.A120];FIND(&quot;&lt;coordinates&gt;&quot;;[.A120])+14;26);11))" office:value-type="float" office:value="48.4609">
            <text:p>48.46090000</text:p>
          </table:table-cell>
          <table:table-cell table:formula="of:=SQRT(([.G120]-[.G119])*([.G120]-[.G119])+([.H120]-[.H119])*([.H120]-[.H119]))" office:value-type="float" office:value="0.00447246017310434">
            <text:p>0.00447246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120]*[.K120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2 &lt;br&gt; Longitude : <text:s text:c="6"/>38.754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5432000, <text:s/>48.46150000&lt;/coordinates&gt;&lt;/Point&gt;&lt;/Placemark&gt;</text:p>
          </table:table-cell>
          <table:table-cell office:value-type="float" office:value="340">
            <text:p>340</text:p>
          </table:table-cell>
          <table:table-cell table:formula="of:=IF([.D12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21];162;10)" office:value-type="string" office:string-value="2022-06-24">
            <text:p>2022-06-24</text:p>
          </table:table-cell>
          <table:table-cell table:formula="of:=RIGHT([.A121];LEN([.A121])-FIND(&quot;&lt;/description&gt;&quot;;[.A121])+1)" office:value-type="string" office:string-value="&lt;/description&gt;&lt;Point&gt;&lt;coordinates&gt;  38.75432000,  48.46150000&lt;/coordinates&gt;&lt;/Point&gt;&lt;/Placemark&gt;">
            <text:p>&lt;/description&gt;&lt;Point&gt;&lt;coordinates&gt; <text:s/>38.75432000, <text:s/>48.46150000&lt;/coordinates&gt;&lt;/Point&gt;&lt;/Placemark&gt;</text:p>
          </table:table-cell>
          <table:table-cell office:value-type="float" office:value="340">
            <text:p>340</text:p>
          </table:table-cell>
          <table:table-cell table:formula="of:=VALUE(LEFT(MID([.A121];FIND(&quot;&lt;coordinates&gt;&quot;;[.A121])+15;26);11))" office:value-type="float" office:value="38.75432">
            <text:p>38.75432000</text:p>
          </table:table-cell>
          <table:table-cell table:formula="of:=VALUE(RIGHT(MID([.A121];FIND(&quot;&lt;coordinates&gt;&quot;;[.A121])+14;26);11))" office:value-type="float" office:value="48.4615">
            <text:p>48.46150000</text:p>
          </table:table-cell>
          <table:table-cell table:formula="of:=SQRT(([.G121]-[.G120])*([.G121]-[.G120])+([.H121]-[.H120])*([.H121]-[.H120]))" office:value-type="float" office:value="0.017980013904331">
            <text:p>0.0179800139</text:p>
          </table:table-cell>
          <table:table-cell table:number-columns-repeated="2" office:value-type="float" office:value="0">
            <text:p>0</text:p>
          </table:table-cell>
          <table:table-cell table:formula="of:=[.J121]*[.K121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3 &lt;br&gt; Longitude : <text:s text:c="6"/>38.774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7353000, <text:s/>48.46290000&lt;/coordinates&gt;&lt;/Point&gt;&lt;/Placemark&gt;</text:p>
          </table:table-cell>
          <table:table-cell office:value-type="float" office:value="385">
            <text:p>385</text:p>
          </table:table-cell>
          <table:table-cell table:formula="of:=IF([.D12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22];162;10)" office:value-type="string" office:string-value="2022-06-24">
            <text:p>2022-06-24</text:p>
          </table:table-cell>
          <table:table-cell table:formula="of:=RIGHT([.A122];LEN([.A122])-FIND(&quot;&lt;/description&gt;&quot;;[.A122])+1)" office:value-type="string" office:string-value="&lt;/description&gt;&lt;Point&gt;&lt;coordinates&gt;  38.77353000,  48.46290000&lt;/coordinates&gt;&lt;/Point&gt;&lt;/Placemark&gt;">
            <text:p>&lt;/description&gt;&lt;Point&gt;&lt;coordinates&gt; <text:s/>38.77353000, <text:s/>48.46290000&lt;/coordinates&gt;&lt;/Point&gt;&lt;/Placemark&gt;</text:p>
          </table:table-cell>
          <table:table-cell office:value-type="float" office:value="385">
            <text:p>385</text:p>
          </table:table-cell>
          <table:table-cell table:formula="of:=VALUE(LEFT(MID([.A122];FIND(&quot;&lt;coordinates&gt;&quot;;[.A122])+15;26);11))" office:value-type="float" office:value="38.77353">
            <text:p>38.77353000</text:p>
          </table:table-cell>
          <table:table-cell table:formula="of:=VALUE(RIGHT(MID([.A122];FIND(&quot;&lt;coordinates&gt;&quot;;[.A122])+14;26);11))" office:value-type="float" office:value="48.4629">
            <text:p>48.46290000</text:p>
          </table:table-cell>
          <table:table-cell table:formula="of:=SQRT(([.G122]-[.G121])*([.G122]-[.G121])+([.H122]-[.H121])*([.H122]-[.H121]))" office:value-type="float" office:value="0.019260947536402">
            <text:p>0.01926094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122]*[.K122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4 &lt;br&gt; Longitude : <text:s text:c="6"/>38.771&lt;br&gt;Date Acquired : 2022-06-24 &lt;br&gt;Time: 22:2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7065000, <text:s/>48.46383000&lt;/coordinates&gt;&lt;/Point&gt;&lt;/Placemark&gt;</text:p>
          </table:table-cell>
          <table:table-cell office:value-type="float" office:value="396">
            <text:p>396</text:p>
          </table:table-cell>
          <table:table-cell table:formula="of:=IF([.D12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23];162;10)" office:value-type="string" office:string-value="2022-06-24">
            <text:p>2022-06-24</text:p>
          </table:table-cell>
          <table:table-cell table:formula="of:=RIGHT([.A123];LEN([.A123])-FIND(&quot;&lt;/description&gt;&quot;;[.A123])+1)" office:value-type="string" office:string-value="&lt;/description&gt;&lt;Point&gt;&lt;coordinates&gt;  38.77065000,  48.46383000&lt;/coordinates&gt;&lt;/Point&gt;&lt;/Placemark&gt;">
            <text:p>&lt;/description&gt;&lt;Point&gt;&lt;coordinates&gt; <text:s/>38.77065000, <text:s/>48.46383000&lt;/coordinates&gt;&lt;/Point&gt;&lt;/Placemark&gt;</text:p>
          </table:table-cell>
          <table:table-cell office:value-type="float" office:value="396">
            <text:p>396</text:p>
          </table:table-cell>
          <table:table-cell table:formula="of:=VALUE(LEFT(MID([.A123];FIND(&quot;&lt;coordinates&gt;&quot;;[.A123])+15;26);11))" office:value-type="float" office:value="38.77065">
            <text:p>38.77065000</text:p>
          </table:table-cell>
          <table:table-cell table:formula="of:=VALUE(RIGHT(MID([.A123];FIND(&quot;&lt;coordinates&gt;&quot;;[.A123])+14;26);11))" office:value-type="float" office:value="48.46383">
            <text:p>48.46383000</text:p>
          </table:table-cell>
          <table:table-cell table:formula="of:=SQRT(([.G123]-[.G122])*([.G123]-[.G122])+([.H123]-[.H122])*([.H123]-[.H122]))" office:value-type="float" office:value="0.00302643354461867">
            <text:p>0.00302643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123]*[.K123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4 &lt;br&gt; Longitude : <text:s text:c="6"/>38.761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6135000, <text:s/>48.46434000&lt;/coordinates&gt;&lt;/Point&gt;&lt;/Placemark&gt;</text:p>
          </table:table-cell>
          <table:table-cell office:value-type="float" office:value="85">
            <text:p>85</text:p>
          </table:table-cell>
          <table:table-cell table:formula="of:=IF([.D12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24];162;10)" office:value-type="string" office:string-value="2022-06-24">
            <text:p>2022-06-24</text:p>
          </table:table-cell>
          <table:table-cell table:formula="of:=RIGHT([.A124];LEN([.A124])-FIND(&quot;&lt;/description&gt;&quot;;[.A124])+1)" office:value-type="string" office:string-value="&lt;/description&gt;&lt;Point&gt;&lt;coordinates&gt;  38.76135000,  48.46434000&lt;/coordinates&gt;&lt;/Point&gt;&lt;/Placemark&gt;">
            <text:p>&lt;/description&gt;&lt;Point&gt;&lt;coordinates&gt; <text:s/>38.76135000, <text:s/>48.46434000&lt;/coordinates&gt;&lt;/Point&gt;&lt;/Placemark&gt;</text:p>
          </table:table-cell>
          <table:table-cell office:value-type="float" office:value="85">
            <text:p>85</text:p>
          </table:table-cell>
          <table:table-cell table:formula="of:=VALUE(LEFT(MID([.A124];FIND(&quot;&lt;coordinates&gt;&quot;;[.A124])+15;26);11))" office:value-type="float" office:value="38.76135">
            <text:p>38.76135000</text:p>
          </table:table-cell>
          <table:table-cell table:formula="of:=VALUE(RIGHT(MID([.A124];FIND(&quot;&lt;coordinates&gt;&quot;;[.A124])+14;26);11))" office:value-type="float" office:value="48.46434">
            <text:p>48.46434000</text:p>
          </table:table-cell>
          <table:table-cell table:formula="of:=SQRT(([.G124]-[.G123])*([.G124]-[.G123])+([.H124]-[.H123])*([.H124]-[.H123]))" office:value-type="float" office:value="0.00931397337338141">
            <text:p>0.00931397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124]*[.K124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4 &lt;br&gt; Longitude : <text:s text:c="6"/>38.760&lt;br&gt;Date Acquired : 2022-06-24 &lt;br&gt;Time: 00:2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5985000, <text:s/>48.46443000&lt;/coordinates&gt;&lt;/Point&gt;&lt;/Placemark&gt;</text:p>
          </table:table-cell>
          <table:table-cell office:value-type="float" office:value="389">
            <text:p>389</text:p>
          </table:table-cell>
          <table:table-cell table:formula="of:=IF([.D12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25];162;10)" office:value-type="string" office:string-value="2022-06-24">
            <text:p>2022-06-24</text:p>
          </table:table-cell>
          <table:table-cell table:formula="of:=RIGHT([.A125];LEN([.A125])-FIND(&quot;&lt;/description&gt;&quot;;[.A125])+1)" office:value-type="string" office:string-value="&lt;/description&gt;&lt;Point&gt;&lt;coordinates&gt;  38.75985000,  48.46443000&lt;/coordinates&gt;&lt;/Point&gt;&lt;/Placemark&gt;">
            <text:p>&lt;/description&gt;&lt;Point&gt;&lt;coordinates&gt; <text:s/>38.75985000, <text:s/>48.46443000&lt;/coordinates&gt;&lt;/Point&gt;&lt;/Placemark&gt;</text:p>
          </table:table-cell>
          <table:table-cell office:value-type="float" office:value="389">
            <text:p>389</text:p>
          </table:table-cell>
          <table:table-cell table:formula="of:=VALUE(LEFT(MID([.A125];FIND(&quot;&lt;coordinates&gt;&quot;;[.A125])+15;26);11))" office:value-type="float" office:value="38.75985">
            <text:p>38.75985000</text:p>
          </table:table-cell>
          <table:table-cell table:formula="of:=VALUE(RIGHT(MID([.A125];FIND(&quot;&lt;coordinates&gt;&quot;;[.A125])+14;26);11))" office:value-type="float" office:value="48.46443">
            <text:p>48.46443000</text:p>
          </table:table-cell>
          <table:table-cell table:formula="of:=SQRT(([.G125]-[.G124])*([.G125]-[.G124])+([.H125]-[.H124])*([.H125]-[.H124]))" office:value-type="float" office:value="0.00150269757436425">
            <text:p>0.0015026976</text:p>
          </table:table-cell>
          <table:table-cell table:number-columns-repeated="2" office:value-type="float" office:value="0">
            <text:p>0</text:p>
          </table:table-cell>
          <table:table-cell table:formula="of:=[.J125]*[.K125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5 &lt;br&gt; Longitude : <text:s text:c="6"/>38.755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5526000, <text:s/>48.46507000&lt;/coordinates&gt;&lt;/Point&gt;&lt;/Placemark&gt;</text:p>
          </table:table-cell>
          <table:table-cell office:value-type="float" office:value="402">
            <text:p>402</text:p>
          </table:table-cell>
          <table:table-cell table:formula="of:=IF([.D12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26];162;10)" office:value-type="string" office:string-value="2022-06-24">
            <text:p>2022-06-24</text:p>
          </table:table-cell>
          <table:table-cell table:formula="of:=RIGHT([.A126];LEN([.A126])-FIND(&quot;&lt;/description&gt;&quot;;[.A126])+1)" office:value-type="string" office:string-value="&lt;/description&gt;&lt;Point&gt;&lt;coordinates&gt;  38.75526000,  48.46507000&lt;/coordinates&gt;&lt;/Point&gt;&lt;/Placemark&gt;">
            <text:p>&lt;/description&gt;&lt;Point&gt;&lt;coordinates&gt; <text:s/>38.75526000, <text:s/>48.46507000&lt;/coordinates&gt;&lt;/Point&gt;&lt;/Placemark&gt;</text:p>
          </table:table-cell>
          <table:table-cell office:value-type="float" office:value="402">
            <text:p>402</text:p>
          </table:table-cell>
          <table:table-cell table:formula="of:=VALUE(LEFT(MID([.A126];FIND(&quot;&lt;coordinates&gt;&quot;;[.A126])+15;26);11))" office:value-type="float" office:value="38.75526">
            <text:p>38.75526000</text:p>
          </table:table-cell>
          <table:table-cell table:formula="of:=VALUE(RIGHT(MID([.A126];FIND(&quot;&lt;coordinates&gt;&quot;;[.A126])+14;26);11))" office:value-type="float" office:value="48.46507">
            <text:p>48.46507000</text:p>
          </table:table-cell>
          <table:table-cell table:formula="of:=SQRT(([.G126]-[.G125])*([.G126]-[.G125])+([.H126]-[.H125])*([.H126]-[.H125]))" office:value-type="float" office:value="0.00463440395304501">
            <text:p>0.004634404</text:p>
          </table:table-cell>
          <table:table-cell table:number-columns-repeated="2" office:value-type="float" office:value="0">
            <text:p>0</text:p>
          </table:table-cell>
          <table:table-cell table:formula="of:=[.J126]*[.K126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6 &lt;br&gt; Longitude : <text:s text:c="6"/>38.776&lt;br&gt;Date Acquired : 2022-06-24 &lt;br&gt;Time: 00:2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7554000, <text:s/>48.46553000&lt;/coordinates&gt;&lt;/Point&gt;&lt;/Placemark&gt;</text:p>
          </table:table-cell>
          <table:table-cell office:value-type="float" office:value="431">
            <text:p>431</text:p>
          </table:table-cell>
          <table:table-cell table:formula="of:=IF([.D12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27];162;10)" office:value-type="string" office:string-value="2022-06-24">
            <text:p>2022-06-24</text:p>
          </table:table-cell>
          <table:table-cell table:formula="of:=RIGHT([.A127];LEN([.A127])-FIND(&quot;&lt;/description&gt;&quot;;[.A127])+1)" office:value-type="string" office:string-value="&lt;/description&gt;&lt;Point&gt;&lt;coordinates&gt;  38.77554000,  48.46553000&lt;/coordinates&gt;&lt;/Point&gt;&lt;/Placemark&gt;">
            <text:p>&lt;/description&gt;&lt;Point&gt;&lt;coordinates&gt; <text:s/>38.77554000, <text:s/>48.46553000&lt;/coordinates&gt;&lt;/Point&gt;&lt;/Placemark&gt;</text:p>
          </table:table-cell>
          <table:table-cell office:value-type="float" office:value="431">
            <text:p>431</text:p>
          </table:table-cell>
          <table:table-cell table:formula="of:=VALUE(LEFT(MID([.A127];FIND(&quot;&lt;coordinates&gt;&quot;;[.A127])+15;26);11))" office:value-type="float" office:value="38.77554">
            <text:p>38.77554000</text:p>
          </table:table-cell>
          <table:table-cell table:formula="of:=VALUE(RIGHT(MID([.A127];FIND(&quot;&lt;coordinates&gt;&quot;;[.A127])+14;26);11))" office:value-type="float" office:value="48.46553">
            <text:p>48.46553000</text:p>
          </table:table-cell>
          <table:table-cell table:formula="of:=SQRT(([.G127]-[.G126])*([.G127]-[.G126])+([.H127]-[.H126])*([.H127]-[.H126]))" office:value-type="float" office:value="0.0202852162916738">
            <text:p>0.02028521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127]*[.K127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6 &lt;br&gt; Longitude : <text:s text:c="6"/>38.756&lt;br&gt;Date Acquired : 2022-06-24 &lt;br&gt;Time: 00:2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5568000, <text:s/>48.46561000&lt;/coordinates&gt;&lt;/Point&gt;&lt;/Placemark&gt;</text:p>
          </table:table-cell>
          <table:table-cell office:value-type="float" office:value="429">
            <text:p>429</text:p>
          </table:table-cell>
          <table:table-cell table:formula="of:=IF([.D12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28];162;10)" office:value-type="string" office:string-value="2022-06-24">
            <text:p>2022-06-24</text:p>
          </table:table-cell>
          <table:table-cell table:formula="of:=RIGHT([.A128];LEN([.A128])-FIND(&quot;&lt;/description&gt;&quot;;[.A128])+1)" office:value-type="string" office:string-value="&lt;/description&gt;&lt;Point&gt;&lt;coordinates&gt;  38.75568000,  48.46561000&lt;/coordinates&gt;&lt;/Point&gt;&lt;/Placemark&gt;">
            <text:p>&lt;/description&gt;&lt;Point&gt;&lt;coordinates&gt; <text:s/>38.75568000, <text:s/>48.46561000&lt;/coordinates&gt;&lt;/Point&gt;&lt;/Placemark&gt;</text:p>
          </table:table-cell>
          <table:table-cell office:value-type="float" office:value="429">
            <text:p>429</text:p>
          </table:table-cell>
          <table:table-cell table:formula="of:=VALUE(LEFT(MID([.A128];FIND(&quot;&lt;coordinates&gt;&quot;;[.A128])+15;26);11))" office:value-type="float" office:value="38.75568">
            <text:p>38.75568000</text:p>
          </table:table-cell>
          <table:table-cell table:formula="of:=VALUE(RIGHT(MID([.A128];FIND(&quot;&lt;coordinates&gt;&quot;;[.A128])+14;26);11))" office:value-type="float" office:value="48.46561">
            <text:p>48.46561000</text:p>
          </table:table-cell>
          <table:table-cell table:formula="of:=SQRT(([.G128]-[.G127])*([.G128]-[.G127])+([.H128]-[.H127])*([.H128]-[.H127]))" office:value-type="float" office:value="0.019860161127243">
            <text:p>0.01986016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128]*[.K128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8 &lt;br&gt; Longitude : <text:s text:c="6"/>38.762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6229000, <text:s/>48.46791000&lt;/coordinates&gt;&lt;/Point&gt;&lt;/Placemark&gt;</text:p>
          </table:table-cell>
          <table:table-cell office:value-type="float" office:value="436">
            <text:p>436</text:p>
          </table:table-cell>
          <table:table-cell table:formula="of:=IF([.D12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29];162;10)" office:value-type="string" office:string-value="2022-06-24">
            <text:p>2022-06-24</text:p>
          </table:table-cell>
          <table:table-cell table:formula="of:=RIGHT([.A129];LEN([.A129])-FIND(&quot;&lt;/description&gt;&quot;;[.A129])+1)" office:value-type="string" office:string-value="&lt;/description&gt;&lt;Point&gt;&lt;coordinates&gt;  38.76229000,  48.46791000&lt;/coordinates&gt;&lt;/Point&gt;&lt;/Placemark&gt;">
            <text:p>&lt;/description&gt;&lt;Point&gt;&lt;coordinates&gt; <text:s/>38.76229000, <text:s/>48.46791000&lt;/coordinates&gt;&lt;/Point&gt;&lt;/Placemark&gt;</text:p>
          </table:table-cell>
          <table:table-cell office:value-type="float" office:value="436">
            <text:p>436</text:p>
          </table:table-cell>
          <table:table-cell table:formula="of:=VALUE(LEFT(MID([.A129];FIND(&quot;&lt;coordinates&gt;&quot;;[.A129])+15;26);11))" office:value-type="float" office:value="38.76229">
            <text:p>38.76229000</text:p>
          </table:table-cell>
          <table:table-cell table:formula="of:=VALUE(RIGHT(MID([.A129];FIND(&quot;&lt;coordinates&gt;&quot;;[.A129])+14;26);11))" office:value-type="float" office:value="48.46791">
            <text:p>48.46791000</text:p>
          </table:table-cell>
          <table:table-cell table:formula="of:=SQRT(([.G129]-[.G128])*([.G129]-[.G128])+([.H129]-[.H128])*([.H129]-[.H128]))" office:value-type="float" office:value="0.00699872131178624">
            <text:p>0.00699872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129]*[.K12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81 &lt;br&gt; Longitude : <text:s text:c="6"/>38.772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7212000, <text:s/>48.48145000&lt;/coordinates&gt;&lt;/Point&gt;&lt;/Placemark&gt;</text:p>
          </table:table-cell>
          <table:table-cell office:value-type="float" office:value="449">
            <text:p>449</text:p>
          </table:table-cell>
          <table:table-cell table:formula="of:=IF([.D13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30];162;10)" office:value-type="string" office:string-value="2022-06-24">
            <text:p>2022-06-24</text:p>
          </table:table-cell>
          <table:table-cell table:formula="of:=RIGHT([.A130];LEN([.A130])-FIND(&quot;&lt;/description&gt;&quot;;[.A130])+1)" office:value-type="string" office:string-value="&lt;/description&gt;&lt;Point&gt;&lt;coordinates&gt;  38.77212000,  48.48145000&lt;/coordinates&gt;&lt;/Point&gt;&lt;/Placemark&gt;">
            <text:p>&lt;/description&gt;&lt;Point&gt;&lt;coordinates&gt; <text:s/>38.77212000, <text:s/>48.48145000&lt;/coordinates&gt;&lt;/Point&gt;&lt;/Placemark&gt;</text:p>
          </table:table-cell>
          <table:table-cell office:value-type="float" office:value="449">
            <text:p>449</text:p>
          </table:table-cell>
          <table:table-cell table:formula="of:=VALUE(LEFT(MID([.A130];FIND(&quot;&lt;coordinates&gt;&quot;;[.A130])+15;26);11))" office:value-type="float" office:value="38.77212">
            <text:p>38.77212000</text:p>
          </table:table-cell>
          <table:table-cell table:formula="of:=VALUE(RIGHT(MID([.A130];FIND(&quot;&lt;coordinates&gt;&quot;;[.A130])+14;26);11))" office:value-type="float" office:value="48.48145">
            <text:p>48.48145000</text:p>
          </table:table-cell>
          <table:table-cell table:formula="of:=SQRT(([.G130]-[.G129])*([.G130]-[.G129])+([.H130]-[.H129])*([.H130]-[.H129]))" office:value-type="float" office:value="0.0167320202008003">
            <text:p>0.01673202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130]*[.K130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83 &lt;br&gt; Longitude : <text:s text:c="6"/>38.792&lt;br&gt;Date Acquired : 2022-06-24 &lt;br&gt;Time: 00:2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9217000, <text:s/>48.48306000&lt;/coordinates&gt;&lt;/Point&gt;&lt;/Placemark&gt;</text:p>
          </table:table-cell>
          <table:table-cell office:value-type="float" office:value="450">
            <text:p>450</text:p>
          </table:table-cell>
          <table:table-cell table:formula="of:=IF([.D13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31];162;10)" office:value-type="string" office:string-value="2022-06-24">
            <text:p>2022-06-24</text:p>
          </table:table-cell>
          <table:table-cell table:formula="of:=RIGHT([.A131];LEN([.A131])-FIND(&quot;&lt;/description&gt;&quot;;[.A131])+1)" office:value-type="string" office:string-value="&lt;/description&gt;&lt;Point&gt;&lt;coordinates&gt;  38.79217000,  48.48306000&lt;/coordinates&gt;&lt;/Point&gt;&lt;/Placemark&gt;">
            <text:p>&lt;/description&gt;&lt;Point&gt;&lt;coordinates&gt; <text:s/>38.79217000, <text:s/>48.48306000&lt;/coordinates&gt;&lt;/Point&gt;&lt;/Placemark&gt;</text:p>
          </table:table-cell>
          <table:table-cell office:value-type="float" office:value="450">
            <text:p>450</text:p>
          </table:table-cell>
          <table:table-cell table:formula="of:=VALUE(LEFT(MID([.A131];FIND(&quot;&lt;coordinates&gt;&quot;;[.A131])+15;26);11))" office:value-type="float" office:value="38.79217">
            <text:p>38.79217000</text:p>
          </table:table-cell>
          <table:table-cell table:formula="of:=VALUE(RIGHT(MID([.A131];FIND(&quot;&lt;coordinates&gt;&quot;;[.A131])+14;26);11))" office:value-type="float" office:value="48.48306">
            <text:p>48.48306000</text:p>
          </table:table-cell>
          <table:table-cell table:formula="of:=SQRT(([.G131]-[.G130])*([.G131]-[.G130])+([.H131]-[.H130])*([.H131]-[.H130]))" office:value-type="float" office:value="0.0201145370317068">
            <text:p>0.0201145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131]*[.K131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84 &lt;br&gt; Longitude : <text:s text:c="6"/>38.788&lt;br&gt;Date Acquired : 2022-06-24 &lt;br&gt;Time: 00:2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8789000, <text:s/>48.48427000&lt;/coordinates&gt;&lt;/Point&gt;&lt;/Placemark&gt;</text:p>
          </table:table-cell>
          <table:table-cell office:value-type="float" office:value="452">
            <text:p>452</text:p>
          </table:table-cell>
          <table:table-cell table:formula="of:=IF([.D13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32];162;10)" office:value-type="string" office:string-value="2022-06-24">
            <text:p>2022-06-24</text:p>
          </table:table-cell>
          <table:table-cell table:formula="of:=RIGHT([.A132];LEN([.A132])-FIND(&quot;&lt;/description&gt;&quot;;[.A132])+1)" office:value-type="string" office:string-value="&lt;/description&gt;&lt;Point&gt;&lt;coordinates&gt;  38.78789000,  48.48427000&lt;/coordinates&gt;&lt;/Point&gt;&lt;/Placemark&gt;">
            <text:p>&lt;/description&gt;&lt;Point&gt;&lt;coordinates&gt; <text:s/>38.78789000, <text:s/>48.48427000&lt;/coordinates&gt;&lt;/Point&gt;&lt;/Placemark&gt;</text:p>
          </table:table-cell>
          <table:table-cell office:value-type="float" office:value="452">
            <text:p>452</text:p>
          </table:table-cell>
          <table:table-cell table:formula="of:=VALUE(LEFT(MID([.A132];FIND(&quot;&lt;coordinates&gt;&quot;;[.A132])+15;26);11))" office:value-type="float" office:value="38.78789">
            <text:p>38.78789000</text:p>
          </table:table-cell>
          <table:table-cell table:formula="of:=VALUE(RIGHT(MID([.A132];FIND(&quot;&lt;coordinates&gt;&quot;;[.A132])+14;26);11))" office:value-type="float" office:value="48.48427">
            <text:p>48.48427000</text:p>
          </table:table-cell>
          <table:table-cell table:formula="of:=SQRT(([.G132]-[.G131])*([.G132]-[.G131])+([.H132]-[.H131])*([.H132]-[.H131]))" office:value-type="float" office:value="0.00444775224130266">
            <text:p>0.0044477522</text:p>
          </table:table-cell>
          <table:table-cell table:number-columns-repeated="2" office:value-type="float" office:value="0">
            <text:p>0</text:p>
          </table:table-cell>
          <table:table-cell table:formula="of:=[.J132]*[.K132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93 &lt;br&gt; Longitude : <text:s text:c="6"/>38.810&lt;br&gt;Date Acquired : 2022-06-24 &lt;br&gt;Time: 10:0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80996000, <text:s/>48.49335000&lt;/coordinates&gt;&lt;/Point&gt;&lt;/Placemark&gt;</text:p>
          </table:table-cell>
          <table:table-cell office:value-type="float" office:value="453">
            <text:p>453</text:p>
          </table:table-cell>
          <table:table-cell table:formula="of:=IF([.D13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33];162;10)" office:value-type="string" office:string-value="2022-06-24">
            <text:p>2022-06-24</text:p>
          </table:table-cell>
          <table:table-cell table:formula="of:=RIGHT([.A133];LEN([.A133])-FIND(&quot;&lt;/description&gt;&quot;;[.A133])+1)" office:value-type="string" office:string-value="&lt;/description&gt;&lt;Point&gt;&lt;coordinates&gt;  38.80996000,  48.49335000&lt;/coordinates&gt;&lt;/Point&gt;&lt;/Placemark&gt;">
            <text:p>&lt;/description&gt;&lt;Point&gt;&lt;coordinates&gt; <text:s/>38.80996000, <text:s/>48.49335000&lt;/coordinates&gt;&lt;/Point&gt;&lt;/Placemark&gt;</text:p>
          </table:table-cell>
          <table:table-cell office:value-type="float" office:value="453">
            <text:p>453</text:p>
          </table:table-cell>
          <table:table-cell table:formula="of:=VALUE(LEFT(MID([.A133];FIND(&quot;&lt;coordinates&gt;&quot;;[.A133])+15;26);11))" office:value-type="float" office:value="38.80996">
            <text:p>38.80996000</text:p>
          </table:table-cell>
          <table:table-cell table:formula="of:=VALUE(RIGHT(MID([.A133];FIND(&quot;&lt;coordinates&gt;&quot;;[.A133])+14;26);11))" office:value-type="float" office:value="48.49335">
            <text:p>48.49335000</text:p>
          </table:table-cell>
          <table:table-cell table:formula="of:=SQRT(([.G133]-[.G132])*([.G133]-[.G132])+([.H133]-[.H132])*([.H133]-[.H132]))" office:value-type="float" office:value="0.0238648549126099">
            <text:p>0.02386485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133]*[.K133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94 &lt;br&gt; Longitude : <text:s text:c="6"/>38.807&lt;br&gt;Date Acquired : 2022-06-24 &lt;br&gt;Time: 00:2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80722000, <text:s/>48.49440000&lt;/coordinates&gt;&lt;/Point&gt;&lt;/Placemark&gt;</text:p>
          </table:table-cell>
          <table:table-cell office:value-type="float" office:value="99">
            <text:p>99</text:p>
          </table:table-cell>
          <table:table-cell table:formula="of:=IF([.D13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34];162;10)" office:value-type="string" office:string-value="2022-06-24">
            <text:p>2022-06-24</text:p>
          </table:table-cell>
          <table:table-cell table:formula="of:=RIGHT([.A134];LEN([.A134])-FIND(&quot;&lt;/description&gt;&quot;;[.A134])+1)" office:value-type="string" office:string-value="&lt;/description&gt;&lt;Point&gt;&lt;coordinates&gt;  38.80722000,  48.49440000&lt;/coordinates&gt;&lt;/Point&gt;&lt;/Placemark&gt;">
            <text:p>&lt;/description&gt;&lt;Point&gt;&lt;coordinates&gt; <text:s/>38.80722000, <text:s/>48.49440000&lt;/coordinates&gt;&lt;/Point&gt;&lt;/Placemark&gt;</text:p>
          </table:table-cell>
          <table:table-cell office:value-type="float" office:value="99">
            <text:p>99</text:p>
          </table:table-cell>
          <table:table-cell table:formula="of:=VALUE(LEFT(MID([.A134];FIND(&quot;&lt;coordinates&gt;&quot;;[.A134])+15;26);11))" office:value-type="float" office:value="38.80722">
            <text:p>38.80722000</text:p>
          </table:table-cell>
          <table:table-cell table:formula="of:=VALUE(RIGHT(MID([.A134];FIND(&quot;&lt;coordinates&gt;&quot;;[.A134])+14;26);11))" office:value-type="float" office:value="48.4944">
            <text:p>48.49440000</text:p>
          </table:table-cell>
          <table:table-cell table:formula="of:=SQRT(([.G134]-[.G133])*([.G134]-[.G133])+([.H134]-[.H133])*([.H134]-[.H133]))" office:value-type="float" office:value="0.00293429719012497">
            <text:p>0.00293429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134]*[.K134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95 &lt;br&gt; Longitude : <text:s text:c="6"/>38.810&lt;br&gt;Date Acquired : 2022-06-24 &lt;br&gt;Time: 00:2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80981000, <text:s/>48.49476000&lt;/coordinates&gt;&lt;/Point&gt;&lt;/Placemark&gt;</text:p>
          </table:table-cell>
          <table:table-cell office:value-type="float" office:value="481">
            <text:p>481</text:p>
          </table:table-cell>
          <table:table-cell table:formula="of:=IF([.D13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35];162;10)" office:value-type="string" office:string-value="2022-06-24">
            <text:p>2022-06-24</text:p>
          </table:table-cell>
          <table:table-cell table:formula="of:=RIGHT([.A135];LEN([.A135])-FIND(&quot;&lt;/description&gt;&quot;;[.A135])+1)" office:value-type="string" office:string-value="&lt;/description&gt;&lt;Point&gt;&lt;coordinates&gt;  38.80981000,  48.49476000&lt;/coordinates&gt;&lt;/Point&gt;&lt;/Placemark&gt;">
            <text:p>&lt;/description&gt;&lt;Point&gt;&lt;coordinates&gt; <text:s/>38.80981000, <text:s/>48.49476000&lt;/coordinates&gt;&lt;/Point&gt;&lt;/Placemark&gt;</text:p>
          </table:table-cell>
          <table:table-cell office:value-type="float" office:value="481">
            <text:p>481</text:p>
          </table:table-cell>
          <table:table-cell table:formula="of:=VALUE(LEFT(MID([.A135];FIND(&quot;&lt;coordinates&gt;&quot;;[.A135])+15;26);11))" office:value-type="float" office:value="38.80981">
            <text:p>38.80981000</text:p>
          </table:table-cell>
          <table:table-cell table:formula="of:=VALUE(RIGHT(MID([.A135];FIND(&quot;&lt;coordinates&gt;&quot;;[.A135])+14;26);11))" office:value-type="float" office:value="48.49476">
            <text:p>48.49476000</text:p>
          </table:table-cell>
          <table:table-cell table:formula="of:=SQRT(([.G135]-[.G134])*([.G135]-[.G134])+([.H135]-[.H134])*([.H135]-[.H134]))" office:value-type="float" office:value="0.00261489961566202">
            <text:p>0.0026148996</text:p>
          </table:table-cell>
          <table:table-cell table:number-columns-repeated="2" office:value-type="float" office:value="0">
            <text:p>0</text:p>
          </table:table-cell>
          <table:table-cell table:formula="of:=[.J135]*[.K135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95 &lt;br&gt; Longitude : <text:s text:c="6"/>38.807&lt;br&gt;Date Acquired : 2022-06-24 &lt;br&gt;Time: 22:2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80665000, <text:s/>48.49478000&lt;/coordinates&gt;&lt;/Point&gt;&lt;/Placemark&gt;</text:p>
          </table:table-cell>
          <table:table-cell office:value-type="float" office:value="480">
            <text:p>480</text:p>
          </table:table-cell>
          <table:table-cell table:formula="of:=IF([.D13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36];162;10)" office:value-type="string" office:string-value="2022-06-24">
            <text:p>2022-06-24</text:p>
          </table:table-cell>
          <table:table-cell table:formula="of:=RIGHT([.A136];LEN([.A136])-FIND(&quot;&lt;/description&gt;&quot;;[.A136])+1)" office:value-type="string" office:string-value="&lt;/description&gt;&lt;Point&gt;&lt;coordinates&gt;  38.80665000,  48.49478000&lt;/coordinates&gt;&lt;/Point&gt;&lt;/Placemark&gt;">
            <text:p>&lt;/description&gt;&lt;Point&gt;&lt;coordinates&gt; <text:s/>38.80665000, <text:s/>48.49478000&lt;/coordinates&gt;&lt;/Point&gt;&lt;/Placemark&gt;</text:p>
          </table:table-cell>
          <table:table-cell office:value-type="float" office:value="480">
            <text:p>480</text:p>
          </table:table-cell>
          <table:table-cell table:formula="of:=VALUE(LEFT(MID([.A136];FIND(&quot;&lt;coordinates&gt;&quot;;[.A136])+15;26);11))" office:value-type="float" office:value="38.80665">
            <text:p>38.80665000</text:p>
          </table:table-cell>
          <table:table-cell table:formula="of:=VALUE(RIGHT(MID([.A136];FIND(&quot;&lt;coordinates&gt;&quot;;[.A136])+14;26);11))" office:value-type="float" office:value="48.49478">
            <text:p>48.49478000</text:p>
          </table:table-cell>
          <table:table-cell table:formula="of:=SQRT(([.G136]-[.G135])*([.G136]-[.G135])+([.H136]-[.H135])*([.H136]-[.H135]))" office:value-type="float" office:value="0.00316006329050659">
            <text:p>0.0031600633</text:p>
          </table:table-cell>
          <table:table-cell table:number-columns-repeated="2" office:value-type="float" office:value="0">
            <text:p>0</text:p>
          </table:table-cell>
          <table:table-cell table:formula="of:=[.J136]*[.K136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96 &lt;br&gt; Longitude : <text:s text:c="6"/>38.803&lt;br&gt;Date Acquired : 2022-06-24 &lt;br&gt;Time: 00:2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80318000, <text:s/>48.49557000&lt;/coordinates&gt;&lt;/Point&gt;&lt;/Placemark&gt;</text:p>
          </table:table-cell>
          <table:table-cell office:value-type="float" office:value="484">
            <text:p>484</text:p>
          </table:table-cell>
          <table:table-cell table:formula="of:=IF([.D13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37];162;10)" office:value-type="string" office:string-value="2022-06-24">
            <text:p>2022-06-24</text:p>
          </table:table-cell>
          <table:table-cell table:formula="of:=RIGHT([.A137];LEN([.A137])-FIND(&quot;&lt;/description&gt;&quot;;[.A137])+1)" office:value-type="string" office:string-value="&lt;/description&gt;&lt;Point&gt;&lt;coordinates&gt;  38.80318000,  48.49557000&lt;/coordinates&gt;&lt;/Point&gt;&lt;/Placemark&gt;">
            <text:p>&lt;/description&gt;&lt;Point&gt;&lt;coordinates&gt; <text:s/>38.80318000, <text:s/>48.49557000&lt;/coordinates&gt;&lt;/Point&gt;&lt;/Placemark&gt;</text:p>
          </table:table-cell>
          <table:table-cell office:value-type="float" office:value="484">
            <text:p>484</text:p>
          </table:table-cell>
          <table:table-cell table:formula="of:=VALUE(LEFT(MID([.A137];FIND(&quot;&lt;coordinates&gt;&quot;;[.A137])+15;26);11))" office:value-type="float" office:value="38.80318">
            <text:p>38.80318000</text:p>
          </table:table-cell>
          <table:table-cell table:formula="of:=VALUE(RIGHT(MID([.A137];FIND(&quot;&lt;coordinates&gt;&quot;;[.A137])+14;26);11))" office:value-type="float" office:value="48.49557">
            <text:p>48.49557000</text:p>
          </table:table-cell>
          <table:table-cell table:formula="of:=SQRT(([.G137]-[.G136])*([.G137]-[.G136])+([.H137]-[.H136])*([.H137]-[.H136]))" office:value-type="float" office:value="0.00355879192985539">
            <text:p>0.00355879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137]*[.K137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96 &lt;br&gt; Longitude : <text:s text:c="6"/>38.806&lt;br&gt;Date Acquired : 2022-06-24 &lt;br&gt;Time: 00:2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80574000, <text:s/>48.49590000&lt;/coordinates&gt;&lt;/Point&gt;&lt;/Placemark&gt;</text:p>
          </table:table-cell>
          <table:table-cell office:value-type="float" office:value="492">
            <text:p>492</text:p>
          </table:table-cell>
          <table:table-cell table:formula="of:=IF([.D13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38];162;10)" office:value-type="string" office:string-value="2022-06-24">
            <text:p>2022-06-24</text:p>
          </table:table-cell>
          <table:table-cell table:formula="of:=RIGHT([.A138];LEN([.A138])-FIND(&quot;&lt;/description&gt;&quot;;[.A138])+1)" office:value-type="string" office:string-value="&lt;/description&gt;&lt;Point&gt;&lt;coordinates&gt;  38.80574000,  48.49590000&lt;/coordinates&gt;&lt;/Point&gt;&lt;/Placemark&gt;">
            <text:p>&lt;/description&gt;&lt;Point&gt;&lt;coordinates&gt; <text:s/>38.80574000, <text:s/>48.49590000&lt;/coordinates&gt;&lt;/Point&gt;&lt;/Placemark&gt;</text:p>
          </table:table-cell>
          <table:table-cell office:value-type="float" office:value="492">
            <text:p>492</text:p>
          </table:table-cell>
          <table:table-cell table:formula="of:=VALUE(LEFT(MID([.A138];FIND(&quot;&lt;coordinates&gt;&quot;;[.A138])+15;26);11))" office:value-type="float" office:value="38.80574">
            <text:p>38.80574000</text:p>
          </table:table-cell>
          <table:table-cell table:formula="of:=VALUE(RIGHT(MID([.A138];FIND(&quot;&lt;coordinates&gt;&quot;;[.A138])+14;26);11))" office:value-type="float" office:value="48.4959">
            <text:p>48.49590000</text:p>
          </table:table-cell>
          <table:table-cell table:formula="of:=SQRT(([.G138]-[.G137])*([.G138]-[.G137])+([.H138]-[.H137])*([.H138]-[.H137]))" office:value-type="float" office:value="0.00258118189983037">
            <text:p>0.0025811819</text:p>
          </table:table-cell>
          <table:table-cell table:number-columns-repeated="2" office:value-type="float" office:value="0">
            <text:p>0</text:p>
          </table:table-cell>
          <table:table-cell table:formula="of:=[.J138]*[.K138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97 &lt;br&gt; Longitude : <text:s text:c="6"/>38.807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80748000, <text:s/>48.49652000&lt;/coordinates&gt;&lt;/Point&gt;&lt;/Placemark&gt;</text:p>
          </table:table-cell>
          <table:table-cell office:value-type="float" office:value="106">
            <text:p>106</text:p>
          </table:table-cell>
          <table:table-cell table:formula="of:=IF([.D13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39];162;10)" office:value-type="string" office:string-value="2022-06-24">
            <text:p>2022-06-24</text:p>
          </table:table-cell>
          <table:table-cell table:formula="of:=RIGHT([.A139];LEN([.A139])-FIND(&quot;&lt;/description&gt;&quot;;[.A139])+1)" office:value-type="string" office:string-value="&lt;/description&gt;&lt;Point&gt;&lt;coordinates&gt;  38.80748000,  48.49652000&lt;/coordinates&gt;&lt;/Point&gt;&lt;/Placemark&gt;">
            <text:p>&lt;/description&gt;&lt;Point&gt;&lt;coordinates&gt; <text:s/>38.80748000, <text:s/>48.49652000&lt;/coordinates&gt;&lt;/Point&gt;&lt;/Placemark&gt;</text:p>
          </table:table-cell>
          <table:table-cell office:value-type="float" office:value="106">
            <text:p>106</text:p>
          </table:table-cell>
          <table:table-cell table:formula="of:=VALUE(LEFT(MID([.A139];FIND(&quot;&lt;coordinates&gt;&quot;;[.A139])+15;26);11))" office:value-type="float" office:value="38.80748">
            <text:p>38.80748000</text:p>
          </table:table-cell>
          <table:table-cell table:formula="of:=VALUE(RIGHT(MID([.A139];FIND(&quot;&lt;coordinates&gt;&quot;;[.A139])+14;26);11))" office:value-type="float" office:value="48.49652">
            <text:p>48.49652000</text:p>
          </table:table-cell>
          <table:table-cell table:formula="of:=SQRT(([.G139]-[.G138])*([.G139]-[.G138])+([.H139]-[.H138])*([.H139]-[.H138]))" office:value-type="float" office:value="0.00184715998224048">
            <text:p>0.00184716</text:p>
          </table:table-cell>
          <table:table-cell table:number-columns-repeated="2" office:value-type="float" office:value="0">
            <text:p>0</text:p>
          </table:table-cell>
          <table:table-cell table:formula="of:=[.J139]*[.K13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97 &lt;br&gt; Longitude : <text:s text:c="6"/>38.806&lt;br&gt;Date Acquired : 2022-06-24 &lt;br&gt;Time: 22:2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80631000, <text:s/>48.49667000&lt;/coordinates&gt;&lt;/Point&gt;&lt;/Placemark&gt;</text:p>
          </table:table-cell>
          <table:table-cell office:value-type="float" office:value="495">
            <text:p>495</text:p>
          </table:table-cell>
          <table:table-cell table:formula="of:=IF([.D14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40];162;10)" office:value-type="string" office:string-value="2022-06-24">
            <text:p>2022-06-24</text:p>
          </table:table-cell>
          <table:table-cell table:formula="of:=RIGHT([.A140];LEN([.A140])-FIND(&quot;&lt;/description&gt;&quot;;[.A140])+1)" office:value-type="string" office:string-value="&lt;/description&gt;&lt;Point&gt;&lt;coordinates&gt;  38.80631000,  48.49667000&lt;/coordinates&gt;&lt;/Point&gt;&lt;/Placemark&gt;">
            <text:p>&lt;/description&gt;&lt;Point&gt;&lt;coordinates&gt; <text:s/>38.80631000, <text:s/>48.49667000&lt;/coordinates&gt;&lt;/Point&gt;&lt;/Placemark&gt;</text:p>
          </table:table-cell>
          <table:table-cell office:value-type="float" office:value="495">
            <text:p>495</text:p>
          </table:table-cell>
          <table:table-cell table:formula="of:=VALUE(LEFT(MID([.A140];FIND(&quot;&lt;coordinates&gt;&quot;;[.A140])+15;26);11))" office:value-type="float" office:value="38.80631">
            <text:p>38.80631000</text:p>
          </table:table-cell>
          <table:table-cell table:formula="of:=VALUE(RIGHT(MID([.A140];FIND(&quot;&lt;coordinates&gt;&quot;;[.A140])+14;26);11))" office:value-type="float" office:value="48.49667">
            <text:p>48.49667000</text:p>
          </table:table-cell>
          <table:table-cell table:formula="of:=SQRT(([.G140]-[.G139])*([.G140]-[.G139])+([.H140]-[.H139])*([.H140]-[.H139]))" office:value-type="float" office:value="0.00117957619507571">
            <text:p>0.0011795762</text:p>
          </table:table-cell>
          <table:table-cell table:number-columns-repeated="2" office:value-type="float" office:value="0">
            <text:p>0</text:p>
          </table:table-cell>
          <table:table-cell table:formula="of:=[.J140]*[.K140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MODIS FIRE&lt;/name&gt;&lt;styleUrl&gt;#fireIcon&lt;/styleUrl&gt;&lt;description&gt; &lt;![CDATA[ Latitude : <text:s text:c="6"/>48.745 &lt;br&gt; Longitude : <text:s text:c="6"/>37.975&lt;br&gt;Date Acquired : 2022-06-24 &lt;br&gt;Time: 10:13 UTC&lt;br&gt;Confidence [0-100] : 78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97488000, <text:s/>48.74479000&lt;/coordinates&gt;&lt;/Point&gt;&lt;/Placemark&gt;</text:p>
          </table:table-cell>
          <table:table-cell office:value-type="float" office:value="247">
            <text:p>247</text:p>
          </table:table-cell>
          <table:table-cell table:formula="of:=IF([.D14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41];162;10)" office:value-type="string" office:string-value="2022-06-24">
            <text:p>2022-06-24</text:p>
          </table:table-cell>
          <table:table-cell table:formula="of:=RIGHT([.A141];LEN([.A141])-FIND(&quot;&lt;/description&gt;&quot;;[.A141])+1)" office:value-type="string" office:string-value="&lt;/description&gt;&lt;Point&gt;&lt;coordinates&gt;  37.97488000,  48.74479000&lt;/coordinates&gt;&lt;/Point&gt;&lt;/Placemark&gt;">
            <text:p>&lt;/description&gt;&lt;Point&gt;&lt;coordinates&gt; <text:s/>37.97488000, <text:s/>48.74479000&lt;/coordinates&gt;&lt;/Point&gt;&lt;/Placemark&gt;</text:p>
          </table:table-cell>
          <table:table-cell office:value-type="float" office:value="247">
            <text:p>247</text:p>
          </table:table-cell>
          <table:table-cell table:formula="of:=VALUE(LEFT(MID([.A141];FIND(&quot;&lt;coordinates&gt;&quot;;[.A141])+15;26);11))" office:value-type="float" office:value="37.97488">
            <text:p>37.97488000</text:p>
          </table:table-cell>
          <table:table-cell table:formula="of:=VALUE(RIGHT(MID([.A141];FIND(&quot;&lt;coordinates&gt;&quot;;[.A141])+14;26);11))" office:value-type="float" office:value="48.74479">
            <text:p>48.74479000</text:p>
          </table:table-cell>
          <table:table-cell table:formula="of:=SQRT(([.G141]-[.G140])*([.G141]-[.G140])+([.H141]-[.H140])*([.H141]-[.H140]))" office:value-type="float" office:value="0.867663171570632">
            <text:p>0.86766317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141]*[.K141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745 &lt;br&gt; Longitude : <text:s text:c="6"/>26.603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60313000, <text:s/>48.74529000&lt;/coordinates&gt;&lt;/Point&gt;&lt;/Placemark&gt;</text:p>
          </table:table-cell>
          <table:table-cell office:value-type="float" office:value="546">
            <text:p>546</text:p>
          </table:table-cell>
          <table:table-cell table:formula="of:=IF([.D14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42];162;10)" office:value-type="string" office:string-value="2022-06-24">
            <text:p>2022-06-24</text:p>
          </table:table-cell>
          <table:table-cell table:formula="of:=RIGHT([.A142];LEN([.A142])-FIND(&quot;&lt;/description&gt;&quot;;[.A142])+1)" office:value-type="string" office:string-value="&lt;/description&gt;&lt;Point&gt;&lt;coordinates&gt;  26.60313000,  48.74529000&lt;/coordinates&gt;&lt;/Point&gt;&lt;/Placemark&gt;">
            <text:p>&lt;/description&gt;&lt;Point&gt;&lt;coordinates&gt; <text:s/>26.60313000, <text:s/>48.74529000&lt;/coordinates&gt;&lt;/Point&gt;&lt;/Placemark&gt;</text:p>
          </table:table-cell>
          <table:table-cell office:value-type="float" office:value="546">
            <text:p>546</text:p>
          </table:table-cell>
          <table:table-cell table:formula="of:=VALUE(LEFT(MID([.A142];FIND(&quot;&lt;coordinates&gt;&quot;;[.A142])+15;26);11))" office:value-type="float" office:value="26.60313">
            <text:p>26.60313000</text:p>
          </table:table-cell>
          <table:table-cell table:formula="of:=VALUE(RIGHT(MID([.A142];FIND(&quot;&lt;coordinates&gt;&quot;;[.A142])+14;26);11))" office:value-type="float" office:value="48.74529">
            <text:p>48.74529000</text:p>
          </table:table-cell>
          <table:table-cell table:formula="of:=SQRT(([.G142]-[.G141])*([.G142]-[.G141])+([.H142]-[.H141])*([.H142]-[.H141]))" office:value-type="float" office:value="11.3717500109922">
            <text:p>11.371750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142]*[.K142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749 &lt;br&gt; Longitude : <text:s text:c="6"/>26.608&lt;br&gt;Date Acquired : 2022-06-24 &lt;br&gt;Time: 01:1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60765000, <text:s/>48.74949000&lt;/coordinates&gt;&lt;/Point&gt;&lt;/Placemark&gt;</text:p>
          </table:table-cell>
          <table:table-cell office:value-type="float" office:value="122">
            <text:p>122</text:p>
          </table:table-cell>
          <table:table-cell table:formula="of:=IF([.D14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43];162;10)" office:value-type="string" office:string-value="2022-06-24">
            <text:p>2022-06-24</text:p>
          </table:table-cell>
          <table:table-cell table:formula="of:=RIGHT([.A143];LEN([.A143])-FIND(&quot;&lt;/description&gt;&quot;;[.A143])+1)" office:value-type="string" office:string-value="&lt;/description&gt;&lt;Point&gt;&lt;coordinates&gt;  26.60765000,  48.74949000&lt;/coordinates&gt;&lt;/Point&gt;&lt;/Placemark&gt;">
            <text:p>&lt;/description&gt;&lt;Point&gt;&lt;coordinates&gt; <text:s/>26.60765000, <text:s/>48.74949000&lt;/coordinates&gt;&lt;/Point&gt;&lt;/Placemark&gt;</text:p>
          </table:table-cell>
          <table:table-cell office:value-type="float" office:value="122">
            <text:p>122</text:p>
          </table:table-cell>
          <table:table-cell table:formula="of:=VALUE(LEFT(MID([.A143];FIND(&quot;&lt;coordinates&gt;&quot;;[.A143])+15;26);11))" office:value-type="float" office:value="26.60765">
            <text:p>26.60765000</text:p>
          </table:table-cell>
          <table:table-cell table:formula="of:=VALUE(RIGHT(MID([.A143];FIND(&quot;&lt;coordinates&gt;&quot;;[.A143])+14;26);11))" office:value-type="float" office:value="48.74949">
            <text:p>48.74949000</text:p>
          </table:table-cell>
          <table:table-cell table:formula="of:=SQRT(([.G143]-[.G142])*([.G143]-[.G142])+([.H143]-[.H142])*([.H143]-[.H142]))" office:value-type="float" office:value="0.00617012155472093">
            <text:p>0.00617012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143]*[.K143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750 &lt;br&gt; Longitude : <text:s text:c="6"/>26.602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60212000, <text:s/>48.75042000&lt;/coordinates&gt;&lt;/Point&gt;&lt;/Placemark&gt;</text:p>
          </table:table-cell>
          <table:table-cell office:value-type="float" office:value="551">
            <text:p>551</text:p>
          </table:table-cell>
          <table:table-cell table:formula="of:=IF([.D14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44];162;10)" office:value-type="string" office:string-value="2022-06-24">
            <text:p>2022-06-24</text:p>
          </table:table-cell>
          <table:table-cell table:formula="of:=RIGHT([.A144];LEN([.A144])-FIND(&quot;&lt;/description&gt;&quot;;[.A144])+1)" office:value-type="string" office:string-value="&lt;/description&gt;&lt;Point&gt;&lt;coordinates&gt;  26.60212000,  48.75042000&lt;/coordinates&gt;&lt;/Point&gt;&lt;/Placemark&gt;">
            <text:p>&lt;/description&gt;&lt;Point&gt;&lt;coordinates&gt; <text:s/>26.60212000, <text:s/>48.75042000&lt;/coordinates&gt;&lt;/Point&gt;&lt;/Placemark&gt;</text:p>
          </table:table-cell>
          <table:table-cell office:value-type="float" office:value="551">
            <text:p>551</text:p>
          </table:table-cell>
          <table:table-cell table:formula="of:=VALUE(LEFT(MID([.A144];FIND(&quot;&lt;coordinates&gt;&quot;;[.A144])+15;26);11))" office:value-type="float" office:value="26.60212">
            <text:p>26.60212000</text:p>
          </table:table-cell>
          <table:table-cell table:formula="of:=VALUE(RIGHT(MID([.A144];FIND(&quot;&lt;coordinates&gt;&quot;;[.A144])+14;26);11))" office:value-type="float" office:value="48.75042">
            <text:p>48.75042000</text:p>
          </table:table-cell>
          <table:table-cell table:formula="of:=SQRT(([.G144]-[.G143])*([.G144]-[.G143])+([.H144]-[.H143])*([.H144]-[.H143]))" office:value-type="float" office:value="0.00560765548157132">
            <text:p>0.00560765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144]*[.K144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751 &lt;br&gt; Longitude : <text:s text:c="6"/>37.978&lt;br&gt;Date Acquired : 2022-06-24 &lt;br&gt;Time: 09:17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97822000, <text:s/>48.75058000&lt;/coordinates&gt;&lt;/Point&gt;&lt;/Placemark&gt;</text:p>
          </table:table-cell>
          <table:table-cell office:value-type="float" office:value="561">
            <text:p>561</text:p>
          </table:table-cell>
          <table:table-cell table:formula="of:=IF([.D14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45];162;10)" office:value-type="string" office:string-value="2022-06-24">
            <text:p>2022-06-24</text:p>
          </table:table-cell>
          <table:table-cell table:formula="of:=RIGHT([.A145];LEN([.A145])-FIND(&quot;&lt;/description&gt;&quot;;[.A145])+1)" office:value-type="string" office:string-value="&lt;/description&gt;&lt;Point&gt;&lt;coordinates&gt;  37.97822000,  48.75058000&lt;/coordinates&gt;&lt;/Point&gt;&lt;/Placemark&gt;">
            <text:p>&lt;/description&gt;&lt;Point&gt;&lt;coordinates&gt; <text:s/>37.97822000, <text:s/>48.75058000&lt;/coordinates&gt;&lt;/Point&gt;&lt;/Placemark&gt;</text:p>
          </table:table-cell>
          <table:table-cell office:value-type="float" office:value="561">
            <text:p>561</text:p>
          </table:table-cell>
          <table:table-cell table:formula="of:=VALUE(LEFT(MID([.A145];FIND(&quot;&lt;coordinates&gt;&quot;;[.A145])+15;26);11))" office:value-type="float" office:value="37.97822">
            <text:p>37.97822000</text:p>
          </table:table-cell>
          <table:table-cell table:formula="of:=VALUE(RIGHT(MID([.A145];FIND(&quot;&lt;coordinates&gt;&quot;;[.A145])+14;26);11))" office:value-type="float" office:value="48.75058">
            <text:p>48.75058000</text:p>
          </table:table-cell>
          <table:table-cell table:formula="of:=SQRT(([.G145]-[.G144])*([.G145]-[.G144])+([.H145]-[.H144])*([.H145]-[.H144]))" office:value-type="float" office:value="11.3761000011252">
            <text:p>11.3761000011</text:p>
          </table:table-cell>
          <table:table-cell table:number-columns-repeated="2" office:value-type="float" office:value="0">
            <text:p>0</text:p>
          </table:table-cell>
          <table:table-cell table:formula="of:=[.J145]*[.K145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751 &lt;br&gt; Longitude : <text:s text:c="6"/>37.977&lt;br&gt;Date Acquired : 2022-06-24 &lt;br&gt;Time: 09:17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97657000, <text:s/>48.75089000&lt;/coordinates&gt;&lt;/Point&gt;&lt;/Placemark&gt;</text:p>
          </table:table-cell>
          <table:table-cell office:value-type="float" office:value="556">
            <text:p>556</text:p>
          </table:table-cell>
          <table:table-cell table:formula="of:=IF([.D14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46];162;10)" office:value-type="string" office:string-value="2022-06-24">
            <text:p>2022-06-24</text:p>
          </table:table-cell>
          <table:table-cell table:formula="of:=RIGHT([.A146];LEN([.A146])-FIND(&quot;&lt;/description&gt;&quot;;[.A146])+1)" office:value-type="string" office:string-value="&lt;/description&gt;&lt;Point&gt;&lt;coordinates&gt;  37.97657000,  48.75089000&lt;/coordinates&gt;&lt;/Point&gt;&lt;/Placemark&gt;">
            <text:p>&lt;/description&gt;&lt;Point&gt;&lt;coordinates&gt; <text:s/>37.97657000, <text:s/>48.75089000&lt;/coordinates&gt;&lt;/Point&gt;&lt;/Placemark&gt;</text:p>
          </table:table-cell>
          <table:table-cell office:value-type="float" office:value="556">
            <text:p>556</text:p>
          </table:table-cell>
          <table:table-cell table:formula="of:=VALUE(LEFT(MID([.A146];FIND(&quot;&lt;coordinates&gt;&quot;;[.A146])+15;26);11))" office:value-type="float" office:value="37.97657">
            <text:p>37.97657000</text:p>
          </table:table-cell>
          <table:table-cell table:formula="of:=VALUE(RIGHT(MID([.A146];FIND(&quot;&lt;coordinates&gt;&quot;;[.A146])+14;26);11))" office:value-type="float" office:value="48.75089">
            <text:p>48.75089000</text:p>
          </table:table-cell>
          <table:table-cell table:formula="of:=SQRT(([.G146]-[.G145])*([.G146]-[.G145])+([.H146]-[.H145])*([.H146]-[.H145]))" office:value-type="float" office:value="0.00167886866668972">
            <text:p>0.00167886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146]*[.K146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751 &lt;br&gt; Longitude : <text:s text:c="6"/>37.980&lt;br&gt;Date Acquired : 2022-06-24 &lt;br&gt;Time: 10:0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97969000, <text:s/>48.75129000&lt;/coordinates&gt;&lt;/Point&gt;&lt;/Placemark&gt;</text:p>
          </table:table-cell>
          <table:table-cell office:value-type="float" office:value="567">
            <text:p>567</text:p>
          </table:table-cell>
          <table:table-cell table:formula="of:=IF([.D14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47];162;10)" office:value-type="string" office:string-value="2022-06-24">
            <text:p>2022-06-24</text:p>
          </table:table-cell>
          <table:table-cell table:formula="of:=RIGHT([.A147];LEN([.A147])-FIND(&quot;&lt;/description&gt;&quot;;[.A147])+1)" office:value-type="string" office:string-value="&lt;/description&gt;&lt;Point&gt;&lt;coordinates&gt;  37.97969000,  48.75129000&lt;/coordinates&gt;&lt;/Point&gt;&lt;/Placemark&gt;">
            <text:p>&lt;/description&gt;&lt;Point&gt;&lt;coordinates&gt; <text:s/>37.97969000, <text:s/>48.75129000&lt;/coordinates&gt;&lt;/Point&gt;&lt;/Placemark&gt;</text:p>
          </table:table-cell>
          <table:table-cell office:value-type="float" office:value="567">
            <text:p>567</text:p>
          </table:table-cell>
          <table:table-cell table:formula="of:=VALUE(LEFT(MID([.A147];FIND(&quot;&lt;coordinates&gt;&quot;;[.A147])+15;26);11))" office:value-type="float" office:value="37.97969">
            <text:p>37.97969000</text:p>
          </table:table-cell>
          <table:table-cell table:formula="of:=VALUE(RIGHT(MID([.A147];FIND(&quot;&lt;coordinates&gt;&quot;;[.A147])+14;26);11))" office:value-type="float" office:value="48.75129">
            <text:p>48.75129000</text:p>
          </table:table-cell>
          <table:table-cell table:formula="of:=SQRT(([.G147]-[.G146])*([.G147]-[.G146])+([.H147]-[.H146])*([.H147]-[.H146]))" office:value-type="float" office:value="0.00314553652020949">
            <text:p>0.0031455365</text:p>
          </table:table-cell>
          <table:table-cell table:number-columns-repeated="2" office:value-type="float" office:value="0">
            <text:p>0</text:p>
          </table:table-cell>
          <table:table-cell table:formula="of:=[.J147]*[.K147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798 &lt;br&gt; Longitude : <text:s text:c="6"/>38.671&lt;br&gt;Date Acquired : 2022-06-24 &lt;br&gt;Time: 10:0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67088000, <text:s/>48.79765000&lt;/coordinates&gt;&lt;/Point&gt;&lt;/Placemark&gt;</text:p>
          </table:table-cell>
          <table:table-cell office:value-type="float" office:value="573">
            <text:p>573</text:p>
          </table:table-cell>
          <table:table-cell table:formula="of:=IF([.D14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48];162;10)" office:value-type="string" office:string-value="2022-06-24">
            <text:p>2022-06-24</text:p>
          </table:table-cell>
          <table:table-cell table:formula="of:=RIGHT([.A148];LEN([.A148])-FIND(&quot;&lt;/description&gt;&quot;;[.A148])+1)" office:value-type="string" office:string-value="&lt;/description&gt;&lt;Point&gt;&lt;coordinates&gt;  38.67088000,  48.79765000&lt;/coordinates&gt;&lt;/Point&gt;&lt;/Placemark&gt;">
            <text:p>&lt;/description&gt;&lt;Point&gt;&lt;coordinates&gt; <text:s/>38.67088000, <text:s/>48.79765000&lt;/coordinates&gt;&lt;/Point&gt;&lt;/Placemark&gt;</text:p>
          </table:table-cell>
          <table:table-cell office:value-type="float" office:value="573">
            <text:p>573</text:p>
          </table:table-cell>
          <table:table-cell table:formula="of:=VALUE(LEFT(MID([.A148];FIND(&quot;&lt;coordinates&gt;&quot;;[.A148])+15;26);11))" office:value-type="float" office:value="38.67088">
            <text:p>38.67088000</text:p>
          </table:table-cell>
          <table:table-cell table:formula="of:=VALUE(RIGHT(MID([.A148];FIND(&quot;&lt;coordinates&gt;&quot;;[.A148])+14;26);11))" office:value-type="float" office:value="48.79765">
            <text:p>48.79765000</text:p>
          </table:table-cell>
          <table:table-cell table:formula="of:=SQRT(([.G148]-[.G147])*([.G148]-[.G147])+([.H148]-[.H147])*([.H148]-[.H147]))" office:value-type="float" office:value="0.692743001191638">
            <text:p>0.69274300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148]*[.K148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MODIS FIRE&lt;/name&gt;&lt;styleUrl&gt;#fireIcon&lt;/styleUrl&gt;&lt;description&gt; &lt;![CDATA[ Latitude : <text:s text:c="6"/>48.798 &lt;br&gt; Longitude : <text:s text:c="6"/>38.672&lt;br&gt;Date Acquired : 2022-06-24 &lt;br&gt;Time: 08:30 UTC&lt;br&gt;Confidence [0-100] : 87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67213000, <text:s/>48.79798000&lt;/coordinates&gt;&lt;/Point&gt;&lt;/Placemark&gt;</text:p>
          </table:table-cell>
          <table:table-cell office:value-type="float" office:value="252">
            <text:p>252</text:p>
          </table:table-cell>
          <table:table-cell table:formula="of:=IF([.D14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49];162;10)" office:value-type="string" office:string-value="2022-06-24">
            <text:p>2022-06-24</text:p>
          </table:table-cell>
          <table:table-cell table:formula="of:=RIGHT([.A149];LEN([.A149])-FIND(&quot;&lt;/description&gt;&quot;;[.A149])+1)" office:value-type="string" office:string-value="&lt;/description&gt;&lt;Point&gt;&lt;coordinates&gt;  38.67213000,  48.79798000&lt;/coordinates&gt;&lt;/Point&gt;&lt;/Placemark&gt;">
            <text:p>&lt;/description&gt;&lt;Point&gt;&lt;coordinates&gt; <text:s/>38.67213000, <text:s/>48.79798000&lt;/coordinates&gt;&lt;/Point&gt;&lt;/Placemark&gt;</text:p>
          </table:table-cell>
          <table:table-cell office:value-type="float" office:value="252">
            <text:p>252</text:p>
          </table:table-cell>
          <table:table-cell table:formula="of:=VALUE(LEFT(MID([.A149];FIND(&quot;&lt;coordinates&gt;&quot;;[.A149])+15;26);11))" office:value-type="float" office:value="38.67213">
            <text:p>38.67213000</text:p>
          </table:table-cell>
          <table:table-cell table:formula="of:=VALUE(RIGHT(MID([.A149];FIND(&quot;&lt;coordinates&gt;&quot;;[.A149])+14;26);11))" office:value-type="float" office:value="48.79798">
            <text:p>48.79798000</text:p>
          </table:table-cell>
          <table:table-cell table:formula="of:=SQRT(([.G149]-[.G148])*([.G149]-[.G148])+([.H149]-[.H148])*([.H149]-[.H148]))" office:value-type="float" office:value="0.00129282636112449">
            <text:p>0.0012928264</text:p>
          </table:table-cell>
          <table:table-cell table:number-columns-repeated="2" office:value-type="float" office:value="0">
            <text:p>0</text:p>
          </table:table-cell>
          <table:table-cell table:formula="of:=[.J149]*[.K14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798 &lt;br&gt; Longitude : <text:s text:c="6"/>38.668&lt;br&gt;Date Acquired : 2022-06-24 &lt;br&gt;Time: 09:17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66787000, <text:s/>48.79827000&lt;/coordinates&gt;&lt;/Point&gt;&lt;/Placemark&gt;</text:p>
          </table:table-cell>
          <table:table-cell office:value-type="float" office:value="571">
            <text:p>571</text:p>
          </table:table-cell>
          <table:table-cell table:formula="of:=IF([.D15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50];162;10)" office:value-type="string" office:string-value="2022-06-24">
            <text:p>2022-06-24</text:p>
          </table:table-cell>
          <table:table-cell table:formula="of:=RIGHT([.A150];LEN([.A150])-FIND(&quot;&lt;/description&gt;&quot;;[.A150])+1)" office:value-type="string" office:string-value="&lt;/description&gt;&lt;Point&gt;&lt;coordinates&gt;  38.66787000,  48.79827000&lt;/coordinates&gt;&lt;/Point&gt;&lt;/Placemark&gt;">
            <text:p>&lt;/description&gt;&lt;Point&gt;&lt;coordinates&gt; <text:s/>38.66787000, <text:s/>48.79827000&lt;/coordinates&gt;&lt;/Point&gt;&lt;/Placemark&gt;</text:p>
          </table:table-cell>
          <table:table-cell office:value-type="float" office:value="571">
            <text:p>571</text:p>
          </table:table-cell>
          <table:table-cell table:formula="of:=VALUE(LEFT(MID([.A150];FIND(&quot;&lt;coordinates&gt;&quot;;[.A150])+15;26);11))" office:value-type="float" office:value="38.66787">
            <text:p>38.66787000</text:p>
          </table:table-cell>
          <table:table-cell table:formula="of:=VALUE(RIGHT(MID([.A150];FIND(&quot;&lt;coordinates&gt;&quot;;[.A150])+14;26);11))" office:value-type="float" office:value="48.79827">
            <text:p>48.79827000</text:p>
          </table:table-cell>
          <table:table-cell table:formula="of:=SQRT(([.G150]-[.G149])*([.G150]-[.G149])+([.H150]-[.H149])*([.H150]-[.H149]))" office:value-type="float" office:value="0.00426985948246756">
            <text:p>0.0042698595</text:p>
          </table:table-cell>
          <table:table-cell table:number-columns-repeated="2" office:value-type="float" office:value="0">
            <text:p>0</text:p>
          </table:table-cell>
          <table:table-cell table:formula="of:=[.J150]*[.K150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799 &lt;br&gt; Longitude : <text:s text:c="6"/>38.672&lt;br&gt;Date Acquired : 2022-06-24 &lt;br&gt;Time: 09:17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67211000, <text:s/>48.79947000&lt;/coordinates&gt;&lt;/Point&gt;&lt;/Placemark&gt;</text:p>
          </table:table-cell>
          <table:table-cell office:value-type="float" office:value="577">
            <text:p>577</text:p>
          </table:table-cell>
          <table:table-cell table:formula="of:=IF([.D15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51];162;10)" office:value-type="string" office:string-value="2022-06-24">
            <text:p>2022-06-24</text:p>
          </table:table-cell>
          <table:table-cell table:formula="of:=RIGHT([.A151];LEN([.A151])-FIND(&quot;&lt;/description&gt;&quot;;[.A151])+1)" office:value-type="string" office:string-value="&lt;/description&gt;&lt;Point&gt;&lt;coordinates&gt;  38.67211000,  48.79947000&lt;/coordinates&gt;&lt;/Point&gt;&lt;/Placemark&gt;">
            <text:p>&lt;/description&gt;&lt;Point&gt;&lt;coordinates&gt; <text:s/>38.67211000, <text:s/>48.79947000&lt;/coordinates&gt;&lt;/Point&gt;&lt;/Placemark&gt;</text:p>
          </table:table-cell>
          <table:table-cell office:value-type="float" office:value="577">
            <text:p>577</text:p>
          </table:table-cell>
          <table:table-cell table:formula="of:=VALUE(LEFT(MID([.A151];FIND(&quot;&lt;coordinates&gt;&quot;;[.A151])+15;26);11))" office:value-type="float" office:value="38.67211">
            <text:p>38.67211000</text:p>
          </table:table-cell>
          <table:table-cell table:formula="of:=VALUE(RIGHT(MID([.A151];FIND(&quot;&lt;coordinates&gt;&quot;;[.A151])+14;26);11))" office:value-type="float" office:value="48.79947">
            <text:p>48.79947000</text:p>
          </table:table-cell>
          <table:table-cell table:formula="of:=SQRT(([.G151]-[.G150])*([.G151]-[.G150])+([.H151]-[.H150])*([.H151]-[.H150]))" office:value-type="float" office:value="0.00440654059325657">
            <text:p>0.0044065406</text:p>
          </table:table-cell>
          <table:table-cell table:number-columns-repeated="2" office:value-type="float" office:value="0">
            <text:p>0</text:p>
          </table:table-cell>
          <table:table-cell table:formula="of:=[.J151]*[.K151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801 &lt;br&gt; Longitude : <text:s text:c="6"/>38.670&lt;br&gt;Date Acquired : 2022-06-24 &lt;br&gt;Time: 10:0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66971000, <text:s/>48.80090000&lt;/coordinates&gt;&lt;/Point&gt;&lt;/Placemark&gt;</text:p>
          </table:table-cell>
          <table:table-cell office:value-type="float" office:value="580">
            <text:p>580</text:p>
          </table:table-cell>
          <table:table-cell table:formula="of:=IF([.D15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52];162;10)" office:value-type="string" office:string-value="2022-06-24">
            <text:p>2022-06-24</text:p>
          </table:table-cell>
          <table:table-cell table:formula="of:=RIGHT([.A152];LEN([.A152])-FIND(&quot;&lt;/description&gt;&quot;;[.A152])+1)" office:value-type="string" office:string-value="&lt;/description&gt;&lt;Point&gt;&lt;coordinates&gt;  38.66971000,  48.80090000&lt;/coordinates&gt;&lt;/Point&gt;&lt;/Placemark&gt;">
            <text:p>&lt;/description&gt;&lt;Point&gt;&lt;coordinates&gt; <text:s/>38.66971000, <text:s/>48.80090000&lt;/coordinates&gt;&lt;/Point&gt;&lt;/Placemark&gt;</text:p>
          </table:table-cell>
          <table:table-cell office:value-type="float" office:value="580">
            <text:p>580</text:p>
          </table:table-cell>
          <table:table-cell table:formula="of:=VALUE(LEFT(MID([.A152];FIND(&quot;&lt;coordinates&gt;&quot;;[.A152])+15;26);11))" office:value-type="float" office:value="38.66971">
            <text:p>38.66971000</text:p>
          </table:table-cell>
          <table:table-cell table:formula="of:=VALUE(RIGHT(MID([.A152];FIND(&quot;&lt;coordinates&gt;&quot;;[.A152])+14;26);11))" office:value-type="float" office:value="48.8009">
            <text:p>48.80090000</text:p>
          </table:table-cell>
          <table:table-cell table:formula="of:=SQRT(([.G152]-[.G151])*([.G152]-[.G151])+([.H152]-[.H151])*([.H152]-[.H151]))" office:value-type="float" office:value="0.00279372511174683">
            <text:p>0.0027937251</text:p>
          </table:table-cell>
          <table:table-cell table:number-columns-repeated="2" office:value-type="float" office:value="0">
            <text:p>0</text:p>
          </table:table-cell>
          <table:table-cell table:formula="of:=[.J152]*[.K152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MODIS FIRE&lt;/name&gt;&lt;styleUrl&gt;#fireIcon&lt;/styleUrl&gt;&lt;description&gt; &lt;![CDATA[ Latitude : <text:s text:c="6"/>48.802 &lt;br&gt; Longitude : <text:s text:c="6"/>38.360&lt;br&gt;Date Acquired : 2022-06-24 &lt;br&gt;Time: 08:30 UTC&lt;br&gt;Confidence [0-100] : 53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5982000, <text:s/>48.80228000&lt;/coordinates&gt;&lt;/Point&gt;&lt;/Placemark&gt;</text:p>
          </table:table-cell>
          <table:table-cell office:value-type="float" office:value="255">
            <text:p>255</text:p>
          </table:table-cell>
          <table:table-cell table:formula="of:=IF([.D15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53];162;10)" office:value-type="string" office:string-value="2022-06-24">
            <text:p>2022-06-24</text:p>
          </table:table-cell>
          <table:table-cell table:formula="of:=RIGHT([.A153];LEN([.A153])-FIND(&quot;&lt;/description&gt;&quot;;[.A153])+1)" office:value-type="string" office:string-value="&lt;/description&gt;&lt;Point&gt;&lt;coordinates&gt;  38.35982000,  48.80228000&lt;/coordinates&gt;&lt;/Point&gt;&lt;/Placemark&gt;">
            <text:p>&lt;/description&gt;&lt;Point&gt;&lt;coordinates&gt; <text:s/>38.35982000, <text:s/>48.80228000&lt;/coordinates&gt;&lt;/Point&gt;&lt;/Placemark&gt;</text:p>
          </table:table-cell>
          <table:table-cell office:value-type="float" office:value="255">
            <text:p>255</text:p>
          </table:table-cell>
          <table:table-cell table:formula="of:=VALUE(LEFT(MID([.A153];FIND(&quot;&lt;coordinates&gt;&quot;;[.A153])+15;26);11))" office:value-type="float" office:value="38.35982">
            <text:p>38.35982000</text:p>
          </table:table-cell>
          <table:table-cell table:formula="of:=VALUE(RIGHT(MID([.A153];FIND(&quot;&lt;coordinates&gt;&quot;;[.A153])+14;26);11))" office:value-type="float" office:value="48.80228">
            <text:p>48.80228000</text:p>
          </table:table-cell>
          <table:table-cell table:formula="of:=SQRT(([.G153]-[.G152])*([.G153]-[.G152])+([.H153]-[.H152])*([.H153]-[.H152]))" office:value-type="float" office:value="0.309893072687987">
            <text:p>0.3098930727</text:p>
          </table:table-cell>
          <table:table-cell table:number-columns-repeated="2" office:value-type="float" office:value="0">
            <text:p>0</text:p>
          </table:table-cell>
          <table:table-cell table:formula="of:=[.J153]*[.K153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803 &lt;br&gt; Longitude : <text:s text:c="6"/>38.359&lt;br&gt;Date Acquired : 2022-06-24 &lt;br&gt;Time: 10:58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5889000, <text:s/>48.80262000&lt;/coordinates&gt;&lt;/Point&gt;&lt;/Placemark&gt;</text:p>
          </table:table-cell>
          <table:table-cell office:value-type="float" office:value="591">
            <text:p>591</text:p>
          </table:table-cell>
          <table:table-cell table:formula="of:=IF([.D15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54];162;10)" office:value-type="string" office:string-value="2022-06-24">
            <text:p>2022-06-24</text:p>
          </table:table-cell>
          <table:table-cell table:formula="of:=RIGHT([.A154];LEN([.A154])-FIND(&quot;&lt;/description&gt;&quot;;[.A154])+1)" office:value-type="string" office:string-value="&lt;/description&gt;&lt;Point&gt;&lt;coordinates&gt;  38.35889000,  48.80262000&lt;/coordinates&gt;&lt;/Point&gt;&lt;/Placemark&gt;">
            <text:p>&lt;/description&gt;&lt;Point&gt;&lt;coordinates&gt; <text:s/>38.35889000, <text:s/>48.80262000&lt;/coordinates&gt;&lt;/Point&gt;&lt;/Placemark&gt;</text:p>
          </table:table-cell>
          <table:table-cell office:value-type="float" office:value="591">
            <text:p>591</text:p>
          </table:table-cell>
          <table:table-cell table:formula="of:=VALUE(LEFT(MID([.A154];FIND(&quot;&lt;coordinates&gt;&quot;;[.A154])+15;26);11))" office:value-type="float" office:value="38.35889">
            <text:p>38.35889000</text:p>
          </table:table-cell>
          <table:table-cell table:formula="of:=VALUE(RIGHT(MID([.A154];FIND(&quot;&lt;coordinates&gt;&quot;;[.A154])+14;26);11))" office:value-type="float" office:value="48.80262">
            <text:p>48.80262000</text:p>
          </table:table-cell>
          <table:table-cell table:formula="of:=SQRT(([.G154]-[.G153])*([.G154]-[.G153])+([.H154]-[.H153])*([.H154]-[.H153]))" office:value-type="float" office:value="0.000990201999589006">
            <text:p>0.000990202</text:p>
          </table:table-cell>
          <table:table-cell table:number-columns-repeated="2" office:value-type="float" office:value="0">
            <text:p>0</text:p>
          </table:table-cell>
          <table:table-cell table:formula="of:=[.J154]*[.K154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804 &lt;br&gt; Longitude : <text:s text:c="6"/>38.669&lt;br&gt;Date Acquired : 2022-06-24 &lt;br&gt;Time: 10:0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66853000, <text:s/>48.80414000&lt;/coordinates&gt;&lt;/Point&gt;&lt;/Placemark&gt;</text:p>
          </table:table-cell>
          <table:table-cell office:value-type="float" office:value="609">
            <text:p>609</text:p>
          </table:table-cell>
          <table:table-cell table:formula="of:=IF([.D15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55];162;10)" office:value-type="string" office:string-value="2022-06-24">
            <text:p>2022-06-24</text:p>
          </table:table-cell>
          <table:table-cell table:formula="of:=RIGHT([.A155];LEN([.A155])-FIND(&quot;&lt;/description&gt;&quot;;[.A155])+1)" office:value-type="string" office:string-value="&lt;/description&gt;&lt;Point&gt;&lt;coordinates&gt;  38.66853000,  48.80414000&lt;/coordinates&gt;&lt;/Point&gt;&lt;/Placemark&gt;">
            <text:p>&lt;/description&gt;&lt;Point&gt;&lt;coordinates&gt; <text:s/>38.66853000, <text:s/>48.80414000&lt;/coordinates&gt;&lt;/Point&gt;&lt;/Placemark&gt;</text:p>
          </table:table-cell>
          <table:table-cell office:value-type="float" office:value="609">
            <text:p>609</text:p>
          </table:table-cell>
          <table:table-cell table:formula="of:=VALUE(LEFT(MID([.A155];FIND(&quot;&lt;coordinates&gt;&quot;;[.A155])+15;26);11))" office:value-type="float" office:value="38.66853">
            <text:p>38.66853000</text:p>
          </table:table-cell>
          <table:table-cell table:formula="of:=VALUE(RIGHT(MID([.A155];FIND(&quot;&lt;coordinates&gt;&quot;;[.A155])+14;26);11))" office:value-type="float" office:value="48.80414">
            <text:p>48.80414000</text:p>
          </table:table-cell>
          <table:table-cell table:formula="of:=SQRT(([.G155]-[.G154])*([.G155]-[.G154])+([.H155]-[.H154])*([.H155]-[.H154]))" office:value-type="float" office:value="0.309643730761656">
            <text:p>0.3096437308</text:p>
          </table:table-cell>
          <table:table-cell table:number-columns-repeated="2" office:value-type="float" office:value="0">
            <text:p>0</text:p>
          </table:table-cell>
          <table:table-cell table:formula="of:=[.J155]*[.K155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804 &lt;br&gt; Longitude : <text:s text:c="6"/>38.669&lt;br&gt;Date Acquired : 2022-06-24 &lt;br&gt;Time: 09:17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66909000, <text:s/>48.80421000&lt;/coordinates&gt;&lt;/Point&gt;&lt;/Placemark&gt;</text:p>
          </table:table-cell>
          <table:table-cell office:value-type="float" office:value="605">
            <text:p>605</text:p>
          </table:table-cell>
          <table:table-cell table:formula="of:=IF([.D15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56];162;10)" office:value-type="string" office:string-value="2022-06-24">
            <text:p>2022-06-24</text:p>
          </table:table-cell>
          <table:table-cell table:formula="of:=RIGHT([.A156];LEN([.A156])-FIND(&quot;&lt;/description&gt;&quot;;[.A156])+1)" office:value-type="string" office:string-value="&lt;/description&gt;&lt;Point&gt;&lt;coordinates&gt;  38.66909000,  48.80421000&lt;/coordinates&gt;&lt;/Point&gt;&lt;/Placemark&gt;">
            <text:p>&lt;/description&gt;&lt;Point&gt;&lt;coordinates&gt; <text:s/>38.66909000, <text:s/>48.80421000&lt;/coordinates&gt;&lt;/Point&gt;&lt;/Placemark&gt;</text:p>
          </table:table-cell>
          <table:table-cell office:value-type="float" office:value="605">
            <text:p>605</text:p>
          </table:table-cell>
          <table:table-cell table:formula="of:=VALUE(LEFT(MID([.A156];FIND(&quot;&lt;coordinates&gt;&quot;;[.A156])+15;26);11))" office:value-type="float" office:value="38.66909">
            <text:p>38.66909000</text:p>
          </table:table-cell>
          <table:table-cell table:formula="of:=VALUE(RIGHT(MID([.A156];FIND(&quot;&lt;coordinates&gt;&quot;;[.A156])+14;26);11))" office:value-type="float" office:value="48.80421">
            <text:p>48.80421000</text:p>
          </table:table-cell>
          <table:table-cell table:formula="of:=SQRT(([.G156]-[.G155])*([.G156]-[.G155])+([.H156]-[.H155])*([.H156]-[.H155]))" office:value-type="float" office:value="0.000564358042381125">
            <text:p>0.000564358</text:p>
          </table:table-cell>
          <table:table-cell table:number-columns-repeated="2" office:value-type="float" office:value="0">
            <text:p>0</text:p>
          </table:table-cell>
          <table:table-cell table:formula="of:=[.J156]*[.K156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805 &lt;br&gt; Longitude : <text:s text:c="6"/>38.674&lt;br&gt;Date Acquired : 2022-06-24 &lt;br&gt;Time: 10:0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67368000, <text:s/>48.80495000&lt;/coordinates&gt;&lt;/Point&gt;&lt;/Placemark&gt;</text:p>
          </table:table-cell>
          <table:table-cell office:value-type="float" office:value="632">
            <text:p>632</text:p>
          </table:table-cell>
          <table:table-cell table:formula="of:=IF([.D15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57];162;10)" office:value-type="string" office:string-value="2022-06-24">
            <text:p>2022-06-24</text:p>
          </table:table-cell>
          <table:table-cell table:formula="of:=RIGHT([.A157];LEN([.A157])-FIND(&quot;&lt;/description&gt;&quot;;[.A157])+1)" office:value-type="string" office:string-value="&lt;/description&gt;&lt;Point&gt;&lt;coordinates&gt;  38.67368000,  48.80495000&lt;/coordinates&gt;&lt;/Point&gt;&lt;/Placemark&gt;">
            <text:p>&lt;/description&gt;&lt;Point&gt;&lt;coordinates&gt; <text:s/>38.67368000, <text:s/>48.80495000&lt;/coordinates&gt;&lt;/Point&gt;&lt;/Placemark&gt;</text:p>
          </table:table-cell>
          <table:table-cell office:value-type="float" office:value="632">
            <text:p>632</text:p>
          </table:table-cell>
          <table:table-cell table:formula="of:=VALUE(LEFT(MID([.A157];FIND(&quot;&lt;coordinates&gt;&quot;;[.A157])+15;26);11))" office:value-type="float" office:value="38.67368">
            <text:p>38.67368000</text:p>
          </table:table-cell>
          <table:table-cell table:formula="of:=VALUE(RIGHT(MID([.A157];FIND(&quot;&lt;coordinates&gt;&quot;;[.A157])+14;26);11))" office:value-type="float" office:value="48.80495">
            <text:p>48.80495000</text:p>
          </table:table-cell>
          <table:table-cell table:formula="of:=SQRT(([.G157]-[.G156])*([.G157]-[.G156])+([.H157]-[.H156])*([.H157]-[.H156]))" office:value-type="float" office:value="0.00464926875970872">
            <text:p>0.00464926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157]*[.K157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806 &lt;br&gt; Longitude : <text:s text:c="6"/>38.662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66169000, <text:s/>48.80605000&lt;/coordinates&gt;&lt;/Point&gt;&lt;/Placemark&gt;</text:p>
          </table:table-cell>
          <table:table-cell office:value-type="float" office:value="635">
            <text:p>635</text:p>
          </table:table-cell>
          <table:table-cell table:formula="of:=IF([.D15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58];162;10)" office:value-type="string" office:string-value="2022-06-24">
            <text:p>2022-06-24</text:p>
          </table:table-cell>
          <table:table-cell table:formula="of:=RIGHT([.A158];LEN([.A158])-FIND(&quot;&lt;/description&gt;&quot;;[.A158])+1)" office:value-type="string" office:string-value="&lt;/description&gt;&lt;Point&gt;&lt;coordinates&gt;  38.66169000,  48.80605000&lt;/coordinates&gt;&lt;/Point&gt;&lt;/Placemark&gt;">
            <text:p>&lt;/description&gt;&lt;Point&gt;&lt;coordinates&gt; <text:s/>38.66169000, <text:s/>48.80605000&lt;/coordinates&gt;&lt;/Point&gt;&lt;/Placemark&gt;</text:p>
          </table:table-cell>
          <table:table-cell office:value-type="float" office:value="635">
            <text:p>635</text:p>
          </table:table-cell>
          <table:table-cell table:formula="of:=VALUE(LEFT(MID([.A158];FIND(&quot;&lt;coordinates&gt;&quot;;[.A158])+15;26);11))" office:value-type="float" office:value="38.66169">
            <text:p>38.66169000</text:p>
          </table:table-cell>
          <table:table-cell table:formula="of:=VALUE(RIGHT(MID([.A158];FIND(&quot;&lt;coordinates&gt;&quot;;[.A158])+14;26);11))" office:value-type="float" office:value="48.80605">
            <text:p>48.80605000</text:p>
          </table:table-cell>
          <table:table-cell table:formula="of:=SQRT(([.G158]-[.G157])*([.G158]-[.G157])+([.H158]-[.H157])*([.H158]-[.H157]))" office:value-type="float" office:value="0.0120403529848563">
            <text:p>0.0120403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158]*[.K158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MODIS FIRE&lt;/name&gt;&lt;styleUrl&gt;#fireIcon&lt;/styleUrl&gt;&lt;description&gt; &lt;![CDATA[ Latitude : <text:s text:c="6"/>48.807 &lt;br&gt; Longitude : <text:s text:c="6"/>38.676&lt;br&gt;Date Acquired : 2022-06-24 &lt;br&gt;Time: 08:30 UTC&lt;br&gt;Confidence [0-100] : 74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67555000, <text:s/>48.80703000&lt;/coordinates&gt;&lt;/Point&gt;&lt;/Placemark&gt;</text:p>
          </table:table-cell>
          <table:table-cell office:value-type="float" office:value="262">
            <text:p>262</text:p>
          </table:table-cell>
          <table:table-cell table:formula="of:=IF([.D15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59];162;10)" office:value-type="string" office:string-value="2022-06-24">
            <text:p>2022-06-24</text:p>
          </table:table-cell>
          <table:table-cell table:formula="of:=RIGHT([.A159];LEN([.A159])-FIND(&quot;&lt;/description&gt;&quot;;[.A159])+1)" office:value-type="string" office:string-value="&lt;/description&gt;&lt;Point&gt;&lt;coordinates&gt;  38.67555000,  48.80703000&lt;/coordinates&gt;&lt;/Point&gt;&lt;/Placemark&gt;">
            <text:p>&lt;/description&gt;&lt;Point&gt;&lt;coordinates&gt; <text:s/>38.67555000, <text:s/>48.80703000&lt;/coordinates&gt;&lt;/Point&gt;&lt;/Placemark&gt;</text:p>
          </table:table-cell>
          <table:table-cell office:value-type="float" office:value="262">
            <text:p>262</text:p>
          </table:table-cell>
          <table:table-cell table:formula="of:=VALUE(LEFT(MID([.A159];FIND(&quot;&lt;coordinates&gt;&quot;;[.A159])+15;26);11))" office:value-type="float" office:value="38.67555">
            <text:p>38.67555000</text:p>
          </table:table-cell>
          <table:table-cell table:formula="of:=VALUE(RIGHT(MID([.A159];FIND(&quot;&lt;coordinates&gt;&quot;;[.A159])+14;26);11))" office:value-type="float" office:value="48.80703">
            <text:p>48.80703000</text:p>
          </table:table-cell>
          <table:table-cell table:formula="of:=SQRT(([.G159]-[.G158])*([.G159]-[.G158])+([.H159]-[.H158])*([.H159]-[.H158]))" office:value-type="float" office:value="0.0138946032688964">
            <text:p>0.01389460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159]*[.K15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MODIS FIRE&lt;/name&gt;&lt;styleUrl&gt;#fireIcon&lt;/styleUrl&gt;&lt;description&gt; &lt;![CDATA[ Latitude : <text:s text:c="6"/>48.808 &lt;br&gt; Longitude : <text:s text:c="6"/>38.675&lt;br&gt;Date Acquired : 2022-06-24 &lt;br&gt;Time: 10:11 UTC&lt;br&gt;Confidence [0-100] : 58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67528000, <text:s/>48.80760000&lt;/coordinates&gt;&lt;/Point&gt;&lt;/Placemark&gt;</text:p>
          </table:table-cell>
          <table:table-cell office:value-type="float" office:value="264">
            <text:p>264</text:p>
          </table:table-cell>
          <table:table-cell table:formula="of:=IF([.D16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60];162;10)" office:value-type="string" office:string-value="2022-06-24">
            <text:p>2022-06-24</text:p>
          </table:table-cell>
          <table:table-cell table:formula="of:=RIGHT([.A160];LEN([.A160])-FIND(&quot;&lt;/description&gt;&quot;;[.A160])+1)" office:value-type="string" office:string-value="&lt;/description&gt;&lt;Point&gt;&lt;coordinates&gt;  38.67528000,  48.80760000&lt;/coordinates&gt;&lt;/Point&gt;&lt;/Placemark&gt;">
            <text:p>&lt;/description&gt;&lt;Point&gt;&lt;coordinates&gt; <text:s/>38.67528000, <text:s/>48.80760000&lt;/coordinates&gt;&lt;/Point&gt;&lt;/Placemark&gt;</text:p>
          </table:table-cell>
          <table:table-cell office:value-type="float" office:value="264">
            <text:p>264</text:p>
          </table:table-cell>
          <table:table-cell table:formula="of:=VALUE(LEFT(MID([.A160];FIND(&quot;&lt;coordinates&gt;&quot;;[.A160])+15;26);11))" office:value-type="float" office:value="38.67528">
            <text:p>38.67528000</text:p>
          </table:table-cell>
          <table:table-cell table:formula="of:=VALUE(RIGHT(MID([.A160];FIND(&quot;&lt;coordinates&gt;&quot;;[.A160])+14;26);11))" office:value-type="float" office:value="48.8076">
            <text:p>48.80760000</text:p>
          </table:table-cell>
          <table:table-cell table:formula="of:=SQRT(([.G160]-[.G159])*([.G160]-[.G159])+([.H160]-[.H159])*([.H160]-[.H159]))" office:value-type="float" office:value="0.000630713881252019">
            <text:p>0.0006307139</text:p>
          </table:table-cell>
          <table:table-cell table:number-columns-repeated="2" office:value-type="float" office:value="0">
            <text:p>0</text:p>
          </table:table-cell>
          <table:table-cell table:formula="of:=[.J160]*[.K160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397 &lt;br&gt; Longitude : <text:s text:c="6"/>38.195&lt;br&gt;Date Acquired : 2022-06-24 &lt;br&gt;Time: 22:2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9509000, <text:s/>49.39670000&lt;/coordinates&gt;&lt;/Point&gt;&lt;/Placemark&gt;</text:p>
          </table:table-cell>
          <table:table-cell office:value-type="float" office:value="200">
            <text:p>200</text:p>
          </table:table-cell>
          <table:table-cell table:formula="of:=IF([.D16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61];162;10)" office:value-type="string" office:string-value="2022-06-24">
            <text:p>2022-06-24</text:p>
          </table:table-cell>
          <table:table-cell table:formula="of:=RIGHT([.A161];LEN([.A161])-FIND(&quot;&lt;/description&gt;&quot;;[.A161])+1)" office:value-type="string" office:string-value="&lt;/description&gt;&lt;Point&gt;&lt;coordinates&gt;  38.19509000,  49.39670000&lt;/coordinates&gt;&lt;/Point&gt;&lt;/Placemark&gt;">
            <text:p>&lt;/description&gt;&lt;Point&gt;&lt;coordinates&gt; <text:s/>38.19509000, <text:s/>49.39670000&lt;/coordinates&gt;&lt;/Point&gt;&lt;/Placemark&gt;</text:p>
          </table:table-cell>
          <table:table-cell office:value-type="float" office:value="200">
            <text:p>200</text:p>
          </table:table-cell>
          <table:table-cell table:formula="of:=VALUE(LEFT(MID([.A161];FIND(&quot;&lt;coordinates&gt;&quot;;[.A161])+15;26);11))" office:value-type="float" office:value="38.19509">
            <text:p>38.19509000</text:p>
          </table:table-cell>
          <table:table-cell table:formula="of:=VALUE(RIGHT(MID([.A161];FIND(&quot;&lt;coordinates&gt;&quot;;[.A161])+14;26);11))" office:value-type="float" office:value="49.3967">
            <text:p>49.39670000</text:p>
          </table:table-cell>
          <table:table-cell table:formula="of:=SQRT(([.G161]-[.G160])*([.G161]-[.G160])+([.H161]-[.H160])*([.H161]-[.H160]))" office:value-type="float" office:value="0.760013977568836">
            <text:p>0.760013977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161]*[.K161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397 &lt;br&gt; Longitude : <text:s text:c="6"/>38.195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9473000, <text:s/>49.39685000&lt;/coordinates&gt;&lt;/Point&gt;&lt;/Placemark&gt;</text:p>
          </table:table-cell>
          <table:table-cell office:value-type="float" office:value="764">
            <text:p>764</text:p>
          </table:table-cell>
          <table:table-cell table:formula="of:=IF([.D16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62];162;10)" office:value-type="string" office:string-value="2022-06-24">
            <text:p>2022-06-24</text:p>
          </table:table-cell>
          <table:table-cell table:formula="of:=RIGHT([.A162];LEN([.A162])-FIND(&quot;&lt;/description&gt;&quot;;[.A162])+1)" office:value-type="string" office:string-value="&lt;/description&gt;&lt;Point&gt;&lt;coordinates&gt;  38.19473000,  49.39685000&lt;/coordinates&gt;&lt;/Point&gt;&lt;/Placemark&gt;">
            <text:p>&lt;/description&gt;&lt;Point&gt;&lt;coordinates&gt; <text:s/>38.19473000, <text:s/>49.39685000&lt;/coordinates&gt;&lt;/Point&gt;&lt;/Placemark&gt;</text:p>
          </table:table-cell>
          <table:table-cell office:value-type="float" office:value="764">
            <text:p>764</text:p>
          </table:table-cell>
          <table:table-cell table:formula="of:=VALUE(LEFT(MID([.A162];FIND(&quot;&lt;coordinates&gt;&quot;;[.A162])+15;26);11))" office:value-type="float" office:value="38.19473">
            <text:p>38.19473000</text:p>
          </table:table-cell>
          <table:table-cell table:formula="of:=VALUE(RIGHT(MID([.A162];FIND(&quot;&lt;coordinates&gt;&quot;;[.A162])+14;26);11))" office:value-type="float" office:value="49.39685">
            <text:p>49.39685000</text:p>
          </table:table-cell>
          <table:table-cell table:formula="of:=SQRT(([.G162]-[.G161])*([.G162]-[.G161])+([.H162]-[.H161])*([.H162]-[.H161]))" office:value-type="float" office:value="0.00038999999999972">
            <text:p>0.000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162]*[.K162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0.542 &lt;br&gt; Longitude : <text:s text:c="6"/>26.264&lt;br&gt;Date Acquired : 2022-06-24 &lt;br&gt;Time: 11:49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26363000, <text:s/>50.54228000&lt;/coordinates&gt;&lt;/Point&gt;&lt;/Placemark&gt;</text:p>
          </table:table-cell>
          <table:table-cell office:value-type="float" office:value="807">
            <text:p>807</text:p>
          </table:table-cell>
          <table:table-cell table:formula="of:=IF([.D16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63];162;10)" office:value-type="string" office:string-value="2022-06-24">
            <text:p>2022-06-24</text:p>
          </table:table-cell>
          <table:table-cell table:formula="of:=RIGHT([.A163];LEN([.A163])-FIND(&quot;&lt;/description&gt;&quot;;[.A163])+1)" office:value-type="string" office:string-value="&lt;/description&gt;&lt;Point&gt;&lt;coordinates&gt;  26.26363000,  50.54228000&lt;/coordinates&gt;&lt;/Point&gt;&lt;/Placemark&gt;">
            <text:p>&lt;/description&gt;&lt;Point&gt;&lt;coordinates&gt; <text:s/>26.26363000, <text:s/>50.54228000&lt;/coordinates&gt;&lt;/Point&gt;&lt;/Placemark&gt;</text:p>
          </table:table-cell>
          <table:table-cell office:value-type="float" office:value="807">
            <text:p>807</text:p>
          </table:table-cell>
          <table:table-cell table:formula="of:=VALUE(LEFT(MID([.A163];FIND(&quot;&lt;coordinates&gt;&quot;;[.A163])+15;26);11))" office:value-type="float" office:value="26.26363">
            <text:p>26.26363000</text:p>
          </table:table-cell>
          <table:table-cell table:formula="of:=VALUE(RIGHT(MID([.A163];FIND(&quot;&lt;coordinates&gt;&quot;;[.A163])+14;26);11))" office:value-type="float" office:value="50.54228">
            <text:p>50.54228000</text:p>
          </table:table-cell>
          <table:table-cell table:formula="of:=SQRT(([.G163]-[.G162])*([.G163]-[.G162])+([.H163]-[.H162])*([.H163]-[.H162]))" office:value-type="float" office:value="11.9859566616478">
            <text:p>11.98595666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163]*[.K163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0.543 &lt;br&gt; Longitude : <text:s text:c="6"/>26.262&lt;br&gt;Date Acquired : 2022-06-24 &lt;br&gt;Time: 01:1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26202000, <text:s/>50.54317000&lt;/coordinates&gt;&lt;/Point&gt;&lt;/Placemark&gt;</text:p>
          </table:table-cell>
          <table:table-cell office:value-type="float" office:value="812">
            <text:p>812</text:p>
          </table:table-cell>
          <table:table-cell table:formula="of:=IF([.D16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64];162;10)" office:value-type="string" office:string-value="2022-06-24">
            <text:p>2022-06-24</text:p>
          </table:table-cell>
          <table:table-cell table:formula="of:=RIGHT([.A164];LEN([.A164])-FIND(&quot;&lt;/description&gt;&quot;;[.A164])+1)" office:value-type="string" office:string-value="&lt;/description&gt;&lt;Point&gt;&lt;coordinates&gt;  26.26202000,  50.54317000&lt;/coordinates&gt;&lt;/Point&gt;&lt;/Placemark&gt;">
            <text:p>&lt;/description&gt;&lt;Point&gt;&lt;coordinates&gt; <text:s/>26.26202000, <text:s/>50.54317000&lt;/coordinates&gt;&lt;/Point&gt;&lt;/Placemark&gt;</text:p>
          </table:table-cell>
          <table:table-cell office:value-type="float" office:value="812">
            <text:p>812</text:p>
          </table:table-cell>
          <table:table-cell table:formula="of:=VALUE(LEFT(MID([.A164];FIND(&quot;&lt;coordinates&gt;&quot;;[.A164])+15;26);11))" office:value-type="float" office:value="26.26202">
            <text:p>26.26202000</text:p>
          </table:table-cell>
          <table:table-cell table:formula="of:=VALUE(RIGHT(MID([.A164];FIND(&quot;&lt;coordinates&gt;&quot;;[.A164])+14;26);11))" office:value-type="float" office:value="50.54317">
            <text:p>50.54317000</text:p>
          </table:table-cell>
          <table:table-cell table:formula="of:=SQRT(([.G164]-[.G163])*([.G164]-[.G163])+([.H164]-[.H163])*([.H164]-[.H163]))" office:value-type="float" office:value="0.0018396195258824">
            <text:p>0.0018396195</text:p>
          </table:table-cell>
          <table:table-cell table:number-columns-repeated="2" office:value-type="float" office:value="0">
            <text:p>0</text:p>
          </table:table-cell>
          <table:table-cell table:formula="of:=[.J164]*[.K164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0.544 &lt;br&gt; Longitude : <text:s text:c="6"/>26.259&lt;br&gt;Date Acquired : 2022-06-24 &lt;br&gt;Time: 00:2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25908000, <text:s/>50.54414000&lt;/coordinates&gt;&lt;/Point&gt;&lt;/Placemark&gt;</text:p>
          </table:table-cell>
          <table:table-cell office:value-type="float" office:value="823">
            <text:p>823</text:p>
          </table:table-cell>
          <table:table-cell table:formula="of:=IF([.D16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65];162;10)" office:value-type="string" office:string-value="2022-06-24">
            <text:p>2022-06-24</text:p>
          </table:table-cell>
          <table:table-cell table:formula="of:=RIGHT([.A165];LEN([.A165])-FIND(&quot;&lt;/description&gt;&quot;;[.A165])+1)" office:value-type="string" office:string-value="&lt;/description&gt;&lt;Point&gt;&lt;coordinates&gt;  26.25908000,  50.54414000&lt;/coordinates&gt;&lt;/Point&gt;&lt;/Placemark&gt;">
            <text:p>&lt;/description&gt;&lt;Point&gt;&lt;coordinates&gt; <text:s/>26.25908000, <text:s/>50.54414000&lt;/coordinates&gt;&lt;/Point&gt;&lt;/Placemark&gt;</text:p>
          </table:table-cell>
          <table:table-cell office:value-type="float" office:value="823">
            <text:p>823</text:p>
          </table:table-cell>
          <table:table-cell table:formula="of:=VALUE(LEFT(MID([.A165];FIND(&quot;&lt;coordinates&gt;&quot;;[.A165])+15;26);11))" office:value-type="float" office:value="26.25908">
            <text:p>26.25908000</text:p>
          </table:table-cell>
          <table:table-cell table:formula="of:=VALUE(RIGHT(MID([.A165];FIND(&quot;&lt;coordinates&gt;&quot;;[.A165])+14;26);11))" office:value-type="float" office:value="50.54414">
            <text:p>50.54414000</text:p>
          </table:table-cell>
          <table:table-cell table:formula="of:=SQRT(([.G165]-[.G164])*([.G165]-[.G164])+([.H165]-[.H164])*([.H165]-[.H164]))" office:value-type="float" office:value="0.00309588436476299">
            <text:p>0.0030958844</text:p>
          </table:table-cell>
          <table:table-cell table:number-columns-repeated="2" office:value-type="float" office:value="0">
            <text:p>0</text:p>
          </table:table-cell>
          <table:table-cell table:formula="of:=[.J165]*[.K165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0.545 &lt;br&gt; Longitude : <text:s text:c="6"/>26.255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25494000, <text:s/>50.54516000&lt;/coordinates&gt;&lt;/Point&gt;&lt;/Placemark&gt;</text:p>
          </table:table-cell>
          <table:table-cell office:value-type="float" office:value="822">
            <text:p>822</text:p>
          </table:table-cell>
          <table:table-cell table:formula="of:=IF([.D16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66];162;10)" office:value-type="string" office:string-value="2022-06-24">
            <text:p>2022-06-24</text:p>
          </table:table-cell>
          <table:table-cell table:formula="of:=RIGHT([.A166];LEN([.A166])-FIND(&quot;&lt;/description&gt;&quot;;[.A166])+1)" office:value-type="string" office:string-value="&lt;/description&gt;&lt;Point&gt;&lt;coordinates&gt;  26.25494000,  50.54516000&lt;/coordinates&gt;&lt;/Point&gt;&lt;/Placemark&gt;">
            <text:p>&lt;/description&gt;&lt;Point&gt;&lt;coordinates&gt; <text:s/>26.25494000, <text:s/>50.54516000&lt;/coordinates&gt;&lt;/Point&gt;&lt;/Placemark&gt;</text:p>
          </table:table-cell>
          <table:table-cell office:value-type="float" office:value="822">
            <text:p>822</text:p>
          </table:table-cell>
          <table:table-cell table:formula="of:=VALUE(LEFT(MID([.A166];FIND(&quot;&lt;coordinates&gt;&quot;;[.A166])+15;26);11))" office:value-type="float" office:value="26.25494">
            <text:p>26.25494000</text:p>
          </table:table-cell>
          <table:table-cell table:formula="of:=VALUE(RIGHT(MID([.A166];FIND(&quot;&lt;coordinates&gt;&quot;;[.A166])+14;26);11))" office:value-type="float" office:value="50.54516">
            <text:p>50.54516000</text:p>
          </table:table-cell>
          <table:table-cell table:formula="of:=SQRT(([.G166]-[.G165])*([.G166]-[.G165])+([.H166]-[.H165])*([.H166]-[.H165]))" office:value-type="float" office:value="0.00426380112106613">
            <text:p>0.00426380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166]*[.K166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245 &lt;br&gt; Longitude : <text:s text:c="6"/>30.903&lt;br&gt;Date Acquired : 2022-06-24 &lt;br&gt;Time: 11:49 UTC&lt;br&gt;Confidence [0-100] : high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0.90268000, <text:s/>51.24548000&lt;/coordinates&gt;&lt;/Point&gt;&lt;/Placemark&gt;</text:p>
          </table:table-cell>
          <table:table-cell office:value-type="float" office:value="861">
            <text:p>861</text:p>
          </table:table-cell>
          <table:table-cell table:formula="of:=IF([.D16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67];162;10)" office:value-type="string" office:string-value="2022-06-24">
            <text:p>2022-06-24</text:p>
          </table:table-cell>
          <table:table-cell table:formula="of:=RIGHT([.A167];LEN([.A167])-FIND(&quot;&lt;/description&gt;&quot;;[.A167])+1)" office:value-type="string" office:string-value="&lt;/description&gt;&lt;Point&gt;&lt;coordinates&gt;  30.90268000,  51.24548000&lt;/coordinates&gt;&lt;/Point&gt;&lt;/Placemark&gt;">
            <text:p>&lt;/description&gt;&lt;Point&gt;&lt;coordinates&gt; <text:s/>30.90268000, <text:s/>51.24548000&lt;/coordinates&gt;&lt;/Point&gt;&lt;/Placemark&gt;</text:p>
          </table:table-cell>
          <table:table-cell office:value-type="float" office:value="861">
            <text:p>861</text:p>
          </table:table-cell>
          <table:table-cell table:formula="of:=VALUE(LEFT(MID([.A167];FIND(&quot;&lt;coordinates&gt;&quot;;[.A167])+15;26);11))" office:value-type="float" office:value="30.90268">
            <text:p>30.90268000</text:p>
          </table:table-cell>
          <table:table-cell table:formula="of:=VALUE(RIGHT(MID([.A167];FIND(&quot;&lt;coordinates&gt;&quot;;[.A167])+14;26);11))" office:value-type="float" office:value="51.24548">
            <text:p>51.24548000</text:p>
          </table:table-cell>
          <table:table-cell table:formula="of:=SQRT(([.G167]-[.G166])*([.G167]-[.G166])+([.H167]-[.H166])*([.H167]-[.H166]))" office:value-type="float" office:value="4.70020586889553">
            <text:p>4.70020586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167]*[.K167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248 &lt;br&gt; Longitude : <text:s text:c="6"/>30.905&lt;br&gt;Date Acquired : 2022-06-24 &lt;br&gt;Time: 10:1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0.90525000, <text:s/>51.24755000&lt;/coordinates&gt;&lt;/Point&gt;&lt;/Placemark&gt;</text:p>
          </table:table-cell>
          <table:table-cell office:value-type="float" office:value="863">
            <text:p>863</text:p>
          </table:table-cell>
          <table:table-cell table:formula="of:=IF([.D16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68];162;10)" office:value-type="string" office:string-value="2022-06-24">
            <text:p>2022-06-24</text:p>
          </table:table-cell>
          <table:table-cell table:formula="of:=RIGHT([.A168];LEN([.A168])-FIND(&quot;&lt;/description&gt;&quot;;[.A168])+1)" office:value-type="string" office:string-value="&lt;/description&gt;&lt;Point&gt;&lt;coordinates&gt;  30.90525000,  51.24755000&lt;/coordinates&gt;&lt;/Point&gt;&lt;/Placemark&gt;">
            <text:p>&lt;/description&gt;&lt;Point&gt;&lt;coordinates&gt; <text:s/>30.90525000, <text:s/>51.24755000&lt;/coordinates&gt;&lt;/Point&gt;&lt;/Placemark&gt;</text:p>
          </table:table-cell>
          <table:table-cell office:value-type="float" office:value="863">
            <text:p>863</text:p>
          </table:table-cell>
          <table:table-cell table:formula="of:=VALUE(LEFT(MID([.A168];FIND(&quot;&lt;coordinates&gt;&quot;;[.A168])+15;26);11))" office:value-type="float" office:value="30.90525">
            <text:p>30.90525000</text:p>
          </table:table-cell>
          <table:table-cell table:formula="of:=VALUE(RIGHT(MID([.A168];FIND(&quot;&lt;coordinates&gt;&quot;;[.A168])+14;26);11))" office:value-type="float" office:value="51.24755">
            <text:p>51.24755000</text:p>
          </table:table-cell>
          <table:table-cell table:formula="of:=SQRT(([.G168]-[.G167])*([.G168]-[.G167])+([.H168]-[.H167])*([.H168]-[.H167]))" office:value-type="float" office:value="0.00329996969682714">
            <text:p>0.0032999697</text:p>
          </table:table-cell>
          <table:table-cell table:number-columns-repeated="2" office:value-type="float" office:value="0">
            <text:p>0</text:p>
          </table:table-cell>
          <table:table-cell table:formula="of:=[.J168]*[.K168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249 &lt;br&gt; Longitude : <text:s text:c="6"/>30.903&lt;br&gt;Date Acquired : 2022-06-24 &lt;br&gt;Time: 10:58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0.90313000, <text:s/>51.24862000&lt;/coordinates&gt;&lt;/Point&gt;&lt;/Placemark&gt;</text:p>
          </table:table-cell>
          <table:table-cell office:value-type="float" office:value="864">
            <text:p>864</text:p>
          </table:table-cell>
          <table:table-cell table:formula="of:=IF([.D16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69];162;10)" office:value-type="string" office:string-value="2022-06-24">
            <text:p>2022-06-24</text:p>
          </table:table-cell>
          <table:table-cell table:formula="of:=RIGHT([.A169];LEN([.A169])-FIND(&quot;&lt;/description&gt;&quot;;[.A169])+1)" office:value-type="string" office:string-value="&lt;/description&gt;&lt;Point&gt;&lt;coordinates&gt;  30.90313000,  51.24862000&lt;/coordinates&gt;&lt;/Point&gt;&lt;/Placemark&gt;">
            <text:p>&lt;/description&gt;&lt;Point&gt;&lt;coordinates&gt; <text:s/>30.90313000, <text:s/>51.24862000&lt;/coordinates&gt;&lt;/Point&gt;&lt;/Placemark&gt;</text:p>
          </table:table-cell>
          <table:table-cell office:value-type="float" office:value="864">
            <text:p>864</text:p>
          </table:table-cell>
          <table:table-cell table:formula="of:=VALUE(LEFT(MID([.A169];FIND(&quot;&lt;coordinates&gt;&quot;;[.A169])+15;26);11))" office:value-type="float" office:value="30.90313">
            <text:p>30.90313000</text:p>
          </table:table-cell>
          <table:table-cell table:formula="of:=VALUE(RIGHT(MID([.A169];FIND(&quot;&lt;coordinates&gt;&quot;;[.A169])+14;26);11))" office:value-type="float" office:value="51.24862">
            <text:p>51.24862000</text:p>
          </table:table-cell>
          <table:table-cell table:formula="of:=SQRT(([.G169]-[.G168])*([.G169]-[.G168])+([.H169]-[.H168])*([.H169]-[.H168]))" office:value-type="float" office:value="0.00237472103624894">
            <text:p>0.002374721</text:p>
          </table:table-cell>
          <table:table-cell table:number-columns-repeated="2" office:value-type="float" office:value="0">
            <text:p>0</text:p>
          </table:table-cell>
          <table:table-cell table:formula="of:=[.J169]*[.K16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249 &lt;br&gt; Longitude : <text:s text:c="6"/>30.905&lt;br&gt;Date Acquired : 2022-06-24 &lt;br&gt;Time: 10:1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0.90506000, <text:s/>51.24937000&lt;/coordinates&gt;&lt;/Point&gt;&lt;/Placemark&gt;</text:p>
          </table:table-cell>
          <table:table-cell office:value-type="float" office:value="866">
            <text:p>866</text:p>
          </table:table-cell>
          <table:table-cell table:formula="of:=IF([.D17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70];162;10)" office:value-type="string" office:string-value="2022-06-24">
            <text:p>2022-06-24</text:p>
          </table:table-cell>
          <table:table-cell table:formula="of:=RIGHT([.A170];LEN([.A170])-FIND(&quot;&lt;/description&gt;&quot;;[.A170])+1)" office:value-type="string" office:string-value="&lt;/description&gt;&lt;Point&gt;&lt;coordinates&gt;  30.90506000,  51.24937000&lt;/coordinates&gt;&lt;/Point&gt;&lt;/Placemark&gt;">
            <text:p>&lt;/description&gt;&lt;Point&gt;&lt;coordinates&gt; <text:s/>30.90506000, <text:s/>51.24937000&lt;/coordinates&gt;&lt;/Point&gt;&lt;/Placemark&gt;</text:p>
          </table:table-cell>
          <table:table-cell office:value-type="float" office:value="866">
            <text:p>866</text:p>
          </table:table-cell>
          <table:table-cell table:formula="of:=VALUE(LEFT(MID([.A170];FIND(&quot;&lt;coordinates&gt;&quot;;[.A170])+15;26);11))" office:value-type="float" office:value="30.90506">
            <text:p>30.90506000</text:p>
          </table:table-cell>
          <table:table-cell table:formula="of:=VALUE(RIGHT(MID([.A170];FIND(&quot;&lt;coordinates&gt;&quot;;[.A170])+14;26);11))" office:value-type="float" office:value="51.24937">
            <text:p>51.24937000</text:p>
          </table:table-cell>
          <table:table-cell table:formula="of:=SQRT(([.G170]-[.G169])*([.G170]-[.G169])+([.H170]-[.H169])*([.H170]-[.H169]))" office:value-type="float" office:value="0.00207060377667649">
            <text:p>0.00207060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170]*[.K170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263 &lt;br&gt; Longitude : <text:s text:c="6"/>32.081&lt;br&gt;Date Acquired : 2022-06-24 &lt;br&gt;Time: 10:1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08139000, <text:s/>51.26256000&lt;/coordinates&gt;&lt;/Point&gt;&lt;/Placemark&gt;</text:p>
          </table:table-cell>
          <table:table-cell office:value-type="float" office:value="868">
            <text:p>868</text:p>
          </table:table-cell>
          <table:table-cell table:formula="of:=IF([.D17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71];162;10)" office:value-type="string" office:string-value="2022-06-24">
            <text:p>2022-06-24</text:p>
          </table:table-cell>
          <table:table-cell table:formula="of:=RIGHT([.A171];LEN([.A171])-FIND(&quot;&lt;/description&gt;&quot;;[.A171])+1)" office:value-type="string" office:string-value="&lt;/description&gt;&lt;Point&gt;&lt;coordinates&gt;  32.08139000,  51.26256000&lt;/coordinates&gt;&lt;/Point&gt;&lt;/Placemark&gt;">
            <text:p>&lt;/description&gt;&lt;Point&gt;&lt;coordinates&gt; <text:s/>32.08139000, <text:s/>51.26256000&lt;/coordinates&gt;&lt;/Point&gt;&lt;/Placemark&gt;</text:p>
          </table:table-cell>
          <table:table-cell office:value-type="float" office:value="868">
            <text:p>868</text:p>
          </table:table-cell>
          <table:table-cell table:formula="of:=VALUE(LEFT(MID([.A171];FIND(&quot;&lt;coordinates&gt;&quot;;[.A171])+15;26);11))" office:value-type="float" office:value="32.08139">
            <text:p>32.08139000</text:p>
          </table:table-cell>
          <table:table-cell table:formula="of:=VALUE(RIGHT(MID([.A171];FIND(&quot;&lt;coordinates&gt;&quot;;[.A171])+14;26);11))" office:value-type="float" office:value="51.26256">
            <text:p>51.26256000</text:p>
          </table:table-cell>
          <table:table-cell table:formula="of:=SQRT(([.G171]-[.G170])*([.G171]-[.G170])+([.H171]-[.H170])*([.H171]-[.H170]))" office:value-type="float" office:value="1.17640394635516">
            <text:p>1.17640394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171]*[.K171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264 &lt;br&gt; Longitude : <text:s text:c="6"/>32.078&lt;br&gt;Date Acquired : 2022-06-24 &lt;br&gt;Time: 10:58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07779000, <text:s/>51.26394000&lt;/coordinates&gt;&lt;/Point&gt;&lt;/Placemark&gt;</text:p>
          </table:table-cell>
          <table:table-cell office:value-type="float" office:value="869">
            <text:p>869</text:p>
          </table:table-cell>
          <table:table-cell table:formula="of:=IF([.D17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72];162;10)" office:value-type="string" office:string-value="2022-06-24">
            <text:p>2022-06-24</text:p>
          </table:table-cell>
          <table:table-cell table:formula="of:=RIGHT([.A172];LEN([.A172])-FIND(&quot;&lt;/description&gt;&quot;;[.A172])+1)" office:value-type="string" office:string-value="&lt;/description&gt;&lt;Point&gt;&lt;coordinates&gt;  32.07779000,  51.26394000&lt;/coordinates&gt;&lt;/Point&gt;&lt;/Placemark&gt;">
            <text:p>&lt;/description&gt;&lt;Point&gt;&lt;coordinates&gt; <text:s/>32.07779000, <text:s/>51.26394000&lt;/coordinates&gt;&lt;/Point&gt;&lt;/Placemark&gt;</text:p>
          </table:table-cell>
          <table:table-cell office:value-type="float" office:value="869">
            <text:p>869</text:p>
          </table:table-cell>
          <table:table-cell table:formula="of:=VALUE(LEFT(MID([.A172];FIND(&quot;&lt;coordinates&gt;&quot;;[.A172])+15;26);11))" office:value-type="float" office:value="32.07779">
            <text:p>32.07779000</text:p>
          </table:table-cell>
          <table:table-cell table:formula="of:=VALUE(RIGHT(MID([.A172];FIND(&quot;&lt;coordinates&gt;&quot;;[.A172])+14;26);11))" office:value-type="float" office:value="51.26394">
            <text:p>51.26394000</text:p>
          </table:table-cell>
          <table:table-cell table:formula="of:=SQRT(([.G172]-[.G171])*([.G172]-[.G171])+([.H172]-[.H171])*([.H172]-[.H171]))" office:value-type="float" office:value="0.00385543771833807">
            <text:p>0.00385543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172]*[.K172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264 &lt;br&gt; Longitude : <text:s text:c="6"/>32.082&lt;br&gt;Date Acquired : 2022-06-24 &lt;br&gt;Time: 10:1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08180000, <text:s/>51.26413000&lt;/coordinates&gt;&lt;/Point&gt;&lt;/Placemark&gt;</text:p>
          </table:table-cell>
          <table:table-cell office:value-type="float" office:value="870">
            <text:p>870</text:p>
          </table:table-cell>
          <table:table-cell table:formula="of:=IF([.D173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73];162;10)" office:value-type="string" office:string-value="2022-06-24">
            <text:p>2022-06-24</text:p>
          </table:table-cell>
          <table:table-cell table:formula="of:=RIGHT([.A173];LEN([.A173])-FIND(&quot;&lt;/description&gt;&quot;;[.A173])+1)" office:value-type="string" office:string-value="&lt;/description&gt;&lt;Point&gt;&lt;coordinates&gt;  32.08180000,  51.26413000&lt;/coordinates&gt;&lt;/Point&gt;&lt;/Placemark&gt;">
            <text:p>&lt;/description&gt;&lt;Point&gt;&lt;coordinates&gt; <text:s/>32.08180000, <text:s/>51.26413000&lt;/coordinates&gt;&lt;/Point&gt;&lt;/Placemark&gt;</text:p>
          </table:table-cell>
          <table:table-cell office:value-type="float" office:value="870">
            <text:p>870</text:p>
          </table:table-cell>
          <table:table-cell table:formula="of:=VALUE(LEFT(MID([.A173];FIND(&quot;&lt;coordinates&gt;&quot;;[.A173])+15;26);11))" office:value-type="float" office:value="32.0818">
            <text:p>32.08180000</text:p>
          </table:table-cell>
          <table:table-cell table:formula="of:=VALUE(RIGHT(MID([.A173];FIND(&quot;&lt;coordinates&gt;&quot;;[.A173])+14;26);11))" office:value-type="float" office:value="51.26413">
            <text:p>51.26413000</text:p>
          </table:table-cell>
          <table:table-cell table:formula="of:=SQRT(([.G173]-[.G172])*([.G173]-[.G172])+([.H173]-[.H172])*([.H173]-[.H172]))" office:value-type="float" office:value="0.00401449872337867">
            <text:p>0.0040144987</text:p>
          </table:table-cell>
          <table:table-cell table:number-columns-repeated="2" office:value-type="float" office:value="0">
            <text:p>0</text:p>
          </table:table-cell>
          <table:table-cell table:formula="of:=[.J173]*[.K173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634 &lt;br&gt; Longitude : <text:s text:c="6"/>27.264&lt;br&gt;Date Acquired : 2022-06-24 &lt;br&gt;Time: 10:1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7.26388000, <text:s/>51.63429000&lt;/coordinates&gt;&lt;/Point&gt;&lt;/Placemark&gt;</text:p>
          </table:table-cell>
          <table:table-cell office:value-type="float" office:value="872">
            <text:p>872</text:p>
          </table:table-cell>
          <table:table-cell table:formula="of:=IF([.D174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74];162;10)" office:value-type="string" office:string-value="2022-06-24">
            <text:p>2022-06-24</text:p>
          </table:table-cell>
          <table:table-cell table:formula="of:=RIGHT([.A174];LEN([.A174])-FIND(&quot;&lt;/description&gt;&quot;;[.A174])+1)" office:value-type="string" office:string-value="&lt;/description&gt;&lt;Point&gt;&lt;coordinates&gt;  27.26388000,  51.63429000&lt;/coordinates&gt;&lt;/Point&gt;&lt;/Placemark&gt;">
            <text:p>&lt;/description&gt;&lt;Point&gt;&lt;coordinates&gt; <text:s/>27.26388000, <text:s/>51.63429000&lt;/coordinates&gt;&lt;/Point&gt;&lt;/Placemark&gt;</text:p>
          </table:table-cell>
          <table:table-cell office:value-type="float" office:value="872">
            <text:p>872</text:p>
          </table:table-cell>
          <table:table-cell table:formula="of:=VALUE(LEFT(MID([.A174];FIND(&quot;&lt;coordinates&gt;&quot;;[.A174])+15;26);11))" office:value-type="float" office:value="27.26388">
            <text:p>27.26388000</text:p>
          </table:table-cell>
          <table:table-cell table:formula="of:=VALUE(RIGHT(MID([.A174];FIND(&quot;&lt;coordinates&gt;&quot;;[.A174])+14;26);11))" office:value-type="float" office:value="51.63429">
            <text:p>51.63429000</text:p>
          </table:table-cell>
          <table:table-cell table:formula="of:=SQRT(([.G174]-[.G173])*([.G174]-[.G173])+([.H174]-[.H173])*([.H174]-[.H173]))" office:value-type="float" office:value="4.83211874357409">
            <text:p>4.83211874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174]*[.K174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634 &lt;br&gt; Longitude : <text:s text:c="6"/>27.265&lt;br&gt;Date Acquired : 2022-06-24 &lt;br&gt;Time: 10:1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7.26464000, <text:s/>51.63443000&lt;/coordinates&gt;&lt;/Point&gt;&lt;/Placemark&gt;</text:p>
          </table:table-cell>
          <table:table-cell office:value-type="float" office:value="874">
            <text:p>874</text:p>
          </table:table-cell>
          <table:table-cell table:formula="of:=IF([.D175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75];162;10)" office:value-type="string" office:string-value="2022-06-24">
            <text:p>2022-06-24</text:p>
          </table:table-cell>
          <table:table-cell table:formula="of:=RIGHT([.A175];LEN([.A175])-FIND(&quot;&lt;/description&gt;&quot;;[.A175])+1)" office:value-type="string" office:string-value="&lt;/description&gt;&lt;Point&gt;&lt;coordinates&gt;  27.26464000,  51.63443000&lt;/coordinates&gt;&lt;/Point&gt;&lt;/Placemark&gt;">
            <text:p>&lt;/description&gt;&lt;Point&gt;&lt;coordinates&gt; <text:s/>27.26464000, <text:s/>51.63443000&lt;/coordinates&gt;&lt;/Point&gt;&lt;/Placemark&gt;</text:p>
          </table:table-cell>
          <table:table-cell office:value-type="float" office:value="874">
            <text:p>874</text:p>
          </table:table-cell>
          <table:table-cell table:formula="of:=VALUE(LEFT(MID([.A175];FIND(&quot;&lt;coordinates&gt;&quot;;[.A175])+15;26);11))" office:value-type="float" office:value="27.26464">
            <text:p>27.26464000</text:p>
          </table:table-cell>
          <table:table-cell table:formula="of:=VALUE(RIGHT(MID([.A175];FIND(&quot;&lt;coordinates&gt;&quot;;[.A175])+14;26);11))" office:value-type="float" office:value="51.63443">
            <text:p>51.63443000</text:p>
          </table:table-cell>
          <table:table-cell table:formula="of:=SQRT(([.G175]-[.G174])*([.G175]-[.G174])+([.H175]-[.H174])*([.H175]-[.H174]))" office:value-type="float" office:value="0.000772787163454449">
            <text:p>0.0007727872</text:p>
          </table:table-cell>
          <table:table-cell table:number-columns-repeated="2" office:value-type="float" office:value="0">
            <text:p>0</text:p>
          </table:table-cell>
          <table:table-cell table:formula="of:=[.J175]*[.K175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635 &lt;br&gt; Longitude : <text:s text:c="6"/>27.259&lt;br&gt;Date Acquired : 2022-06-24 &lt;br&gt;Time: 11:00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7.25936000, <text:s/>51.63450000&lt;/coordinates&gt;&lt;/Point&gt;&lt;/Placemark&gt;</text:p>
          </table:table-cell>
          <table:table-cell office:value-type="float" office:value="231">
            <text:p>231</text:p>
          </table:table-cell>
          <table:table-cell table:formula="of:=IF([.D176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76];162;10)" office:value-type="string" office:string-value="2022-06-24">
            <text:p>2022-06-24</text:p>
          </table:table-cell>
          <table:table-cell table:formula="of:=RIGHT([.A176];LEN([.A176])-FIND(&quot;&lt;/description&gt;&quot;;[.A176])+1)" office:value-type="string" office:string-value="&lt;/description&gt;&lt;Point&gt;&lt;coordinates&gt;  27.25936000,  51.63450000&lt;/coordinates&gt;&lt;/Point&gt;&lt;/Placemark&gt;">
            <text:p>&lt;/description&gt;&lt;Point&gt;&lt;coordinates&gt; <text:s/>27.25936000, <text:s/>51.63450000&lt;/coordinates&gt;&lt;/Point&gt;&lt;/Placemark&gt;</text:p>
          </table:table-cell>
          <table:table-cell office:value-type="float" office:value="231">
            <text:p>231</text:p>
          </table:table-cell>
          <table:table-cell table:formula="of:=VALUE(LEFT(MID([.A176];FIND(&quot;&lt;coordinates&gt;&quot;;[.A176])+15;26);11))" office:value-type="float" office:value="27.25936">
            <text:p>27.25936000</text:p>
          </table:table-cell>
          <table:table-cell table:formula="of:=VALUE(RIGHT(MID([.A176];FIND(&quot;&lt;coordinates&gt;&quot;;[.A176])+14;26);11))" office:value-type="float" office:value="51.6345">
            <text:p>51.63450000</text:p>
          </table:table-cell>
          <table:table-cell table:formula="of:=SQRT(([.G176]-[.G175])*([.G176]-[.G175])+([.H176]-[.H175])*([.H176]-[.H175]))" office:value-type="float" office:value="0.00528046399476317">
            <text:p>0.0052804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176]*[.K176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889 &lt;br&gt; Longitude : <text:s text:c="6"/>29.342&lt;br&gt;Date Acquired : 2022-06-24 &lt;br&gt;Time: 11:4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9.34193000, <text:s/>51.88930000&lt;/coordinates&gt;&lt;/Point&gt;&lt;/Placemark&gt;</text:p>
          </table:table-cell>
          <table:table-cell office:value-type="float" office:value="880">
            <text:p>880</text:p>
          </table:table-cell>
          <table:table-cell table:formula="of:=IF([.D177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77];162;10)" office:value-type="string" office:string-value="2022-06-24">
            <text:p>2022-06-24</text:p>
          </table:table-cell>
          <table:table-cell table:formula="of:=RIGHT([.A177];LEN([.A177])-FIND(&quot;&lt;/description&gt;&quot;;[.A177])+1)" office:value-type="string" office:string-value="&lt;/description&gt;&lt;Point&gt;&lt;coordinates&gt;  29.34193000,  51.88930000&lt;/coordinates&gt;&lt;/Point&gt;&lt;/Placemark&gt;">
            <text:p>&lt;/description&gt;&lt;Point&gt;&lt;coordinates&gt; <text:s/>29.34193000, <text:s/>51.88930000&lt;/coordinates&gt;&lt;/Point&gt;&lt;/Placemark&gt;</text:p>
          </table:table-cell>
          <table:table-cell office:value-type="float" office:value="880">
            <text:p>880</text:p>
          </table:table-cell>
          <table:table-cell table:formula="of:=VALUE(LEFT(MID([.A177];FIND(&quot;&lt;coordinates&gt;&quot;;[.A177])+15;26);11))" office:value-type="float" office:value="29.34193">
            <text:p>29.34193000</text:p>
          </table:table-cell>
          <table:table-cell table:formula="of:=VALUE(RIGHT(MID([.A177];FIND(&quot;&lt;coordinates&gt;&quot;;[.A177])+14;26);11))" office:value-type="float" office:value="51.8893">
            <text:p>51.88930000</text:p>
          </table:table-cell>
          <table:table-cell table:formula="of:=SQRT(([.G177]-[.G176])*([.G177]-[.G176])+([.H177]-[.H176])*([.H177]-[.H176]))" office:value-type="float" office:value="2.09809934104656">
            <text:p>2.0980993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177]*[.K177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890 &lt;br&gt; Longitude : <text:s text:c="6"/>29.341&lt;br&gt;Date Acquired : 2022-06-24 &lt;br&gt;Time: 00:2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9.34064000, <text:s/>51.89021000&lt;/coordinates&gt;&lt;/Point&gt;&lt;/Placemark&gt;</text:p>
          </table:table-cell>
          <table:table-cell office:value-type="float" office:value="882">
            <text:p>882</text:p>
          </table:table-cell>
          <table:table-cell table:formula="of:=IF([.D178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78];162;10)" office:value-type="string" office:string-value="2022-06-24">
            <text:p>2022-06-24</text:p>
          </table:table-cell>
          <table:table-cell table:formula="of:=RIGHT([.A178];LEN([.A178])-FIND(&quot;&lt;/description&gt;&quot;;[.A178])+1)" office:value-type="string" office:string-value="&lt;/description&gt;&lt;Point&gt;&lt;coordinates&gt;  29.34064000,  51.89021000&lt;/coordinates&gt;&lt;/Point&gt;&lt;/Placemark&gt;">
            <text:p>&lt;/description&gt;&lt;Point&gt;&lt;coordinates&gt; <text:s/>29.34064000, <text:s/>51.89021000&lt;/coordinates&gt;&lt;/Point&gt;&lt;/Placemark&gt;</text:p>
          </table:table-cell>
          <table:table-cell office:value-type="float" office:value="882">
            <text:p>882</text:p>
          </table:table-cell>
          <table:table-cell table:formula="of:=VALUE(LEFT(MID([.A178];FIND(&quot;&lt;coordinates&gt;&quot;;[.A178])+15;26);11))" office:value-type="float" office:value="29.34064">
            <text:p>29.34064000</text:p>
          </table:table-cell>
          <table:table-cell table:formula="of:=VALUE(RIGHT(MID([.A178];FIND(&quot;&lt;coordinates&gt;&quot;;[.A178])+14;26);11))" office:value-type="float" office:value="51.89021">
            <text:p>51.89021000</text:p>
          </table:table-cell>
          <table:table-cell table:formula="of:=SQRT(([.G178]-[.G177])*([.G178]-[.G177])+([.H178]-[.H177])*([.H178]-[.H177]))" office:value-type="float" office:value="0.00157867032657574">
            <text:p>0.0015786703</text:p>
          </table:table-cell>
          <table:table-cell table:number-columns-repeated="2" office:value-type="float" office:value="0">
            <text:p>0</text:p>
          </table:table-cell>
          <table:table-cell table:formula="of:=[.J178]*[.K178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892 &lt;br&gt; Longitude : <text:s text:c="6"/>29.339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9.33908000, <text:s/>51.89240000&lt;/coordinates&gt;&lt;/Point&gt;&lt;/Placemark&gt;</text:p>
          </table:table-cell>
          <table:table-cell office:value-type="float" office:value="886">
            <text:p>886</text:p>
          </table:table-cell>
          <table:table-cell table:formula="of:=IF([.D179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79];162;10)" office:value-type="string" office:string-value="2022-06-24">
            <text:p>2022-06-24</text:p>
          </table:table-cell>
          <table:table-cell table:formula="of:=RIGHT([.A179];LEN([.A179])-FIND(&quot;&lt;/description&gt;&quot;;[.A179])+1)" office:value-type="string" office:string-value="&lt;/description&gt;&lt;Point&gt;&lt;coordinates&gt;  29.33908000,  51.89240000&lt;/coordinates&gt;&lt;/Point&gt;&lt;/Placemark&gt;">
            <text:p>&lt;/description&gt;&lt;Point&gt;&lt;coordinates&gt; <text:s/>29.33908000, <text:s/>51.89240000&lt;/coordinates&gt;&lt;/Point&gt;&lt;/Placemark&gt;</text:p>
          </table:table-cell>
          <table:table-cell office:value-type="float" office:value="886">
            <text:p>886</text:p>
          </table:table-cell>
          <table:table-cell table:formula="of:=VALUE(LEFT(MID([.A179];FIND(&quot;&lt;coordinates&gt;&quot;;[.A179])+15;26);11))" office:value-type="float" office:value="29.33908">
            <text:p>29.33908000</text:p>
          </table:table-cell>
          <table:table-cell table:formula="of:=VALUE(RIGHT(MID([.A179];FIND(&quot;&lt;coordinates&gt;&quot;;[.A179])+14;26);11))" office:value-type="float" office:value="51.8924">
            <text:p>51.89240000</text:p>
          </table:table-cell>
          <table:table-cell table:formula="of:=SQRT(([.G179]-[.G178])*([.G179]-[.G178])+([.H179]-[.H178])*([.H179]-[.H178]))" office:value-type="float" office:value="0.0026888101457706">
            <text:p>0.0026888101</text:p>
          </table:table-cell>
          <table:table-cell table:number-columns-repeated="2" office:value-type="float" office:value="0">
            <text:p>0</text:p>
          </table:table-cell>
          <table:table-cell table:formula="of:=[.J179]*[.K17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893 &lt;br&gt; Longitude : <text:s text:c="6"/>29.333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9.33317000, <text:s/>51.89256000&lt;/coordinates&gt;&lt;/Point&gt;&lt;/Placemark&gt;</text:p>
          </table:table-cell>
          <table:table-cell office:value-type="float" office:value="887">
            <text:p>887</text:p>
          </table:table-cell>
          <table:table-cell table:formula="of:=IF([.D180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80];162;10)" office:value-type="string" office:string-value="2022-06-24">
            <text:p>2022-06-24</text:p>
          </table:table-cell>
          <table:table-cell table:formula="of:=RIGHT([.A180];LEN([.A180])-FIND(&quot;&lt;/description&gt;&quot;;[.A180])+1)" office:value-type="string" office:string-value="&lt;/description&gt;&lt;Point&gt;&lt;coordinates&gt;  29.33317000,  51.89256000&lt;/coordinates&gt;&lt;/Point&gt;&lt;/Placemark&gt;">
            <text:p>&lt;/description&gt;&lt;Point&gt;&lt;coordinates&gt; <text:s/>29.33317000, <text:s/>51.89256000&lt;/coordinates&gt;&lt;/Point&gt;&lt;/Placemark&gt;</text:p>
          </table:table-cell>
          <table:table-cell office:value-type="float" office:value="887">
            <text:p>887</text:p>
          </table:table-cell>
          <table:table-cell table:formula="of:=VALUE(LEFT(MID([.A180];FIND(&quot;&lt;coordinates&gt;&quot;;[.A180])+15;26);11))" office:value-type="float" office:value="29.33317">
            <text:p>29.33317000</text:p>
          </table:table-cell>
          <table:table-cell table:formula="of:=VALUE(RIGHT(MID([.A180];FIND(&quot;&lt;coordinates&gt;&quot;;[.A180])+14;26);11))" office:value-type="float" office:value="51.89256">
            <text:p>51.89256000</text:p>
          </table:table-cell>
          <table:table-cell table:formula="of:=SQRT(([.G180]-[.G179])*([.G180]-[.G179])+([.H180]-[.H179])*([.H180]-[.H179]))" office:value-type="float" office:value="0.00591216542393743">
            <text:p>0.0059121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180]*[.K180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2.288 &lt;br&gt; Longitude : <text:s text:c="6"/>39.710&lt;br&gt;Date Acquired : 2022-06-24 &lt;br&gt;Time: 22:20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9.70992000, <text:s/>52.28811000&lt;/coordinates&gt;&lt;/Point&gt;&lt;/Placemark&gt;</text:p>
          </table:table-cell>
          <table:table-cell office:value-type="float" office:value="905">
            <text:p>905</text:p>
          </table:table-cell>
          <table:table-cell table:formula="of:=IF([.D181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81];162;10)" office:value-type="string" office:string-value="2022-06-24">
            <text:p>2022-06-24</text:p>
          </table:table-cell>
          <table:table-cell table:formula="of:=RIGHT([.A181];LEN([.A181])-FIND(&quot;&lt;/description&gt;&quot;;[.A181])+1)" office:value-type="string" office:string-value="&lt;/description&gt;&lt;Point&gt;&lt;coordinates&gt;  39.70992000,  52.28811000&lt;/coordinates&gt;&lt;/Point&gt;&lt;/Placemark&gt;">
            <text:p>&lt;/description&gt;&lt;Point&gt;&lt;coordinates&gt; <text:s/>39.70992000, <text:s/>52.28811000&lt;/coordinates&gt;&lt;/Point&gt;&lt;/Placemark&gt;</text:p>
          </table:table-cell>
          <table:table-cell office:value-type="float" office:value="905">
            <text:p>905</text:p>
          </table:table-cell>
          <table:table-cell table:formula="of:=VALUE(LEFT(MID([.A181];FIND(&quot;&lt;coordinates&gt;&quot;;[.A181])+15;26);11))" office:value-type="float" office:value="39.70992">
            <text:p>39.70992000</text:p>
          </table:table-cell>
          <table:table-cell table:formula="of:=VALUE(RIGHT(MID([.A181];FIND(&quot;&lt;coordinates&gt;&quot;;[.A181])+14;26);11))" office:value-type="float" office:value="52.28811">
            <text:p>52.28811000</text:p>
          </table:table-cell>
          <table:table-cell table:formula="of:=SQRT(([.G181]-[.G180])*([.G181]-[.G180])+([.H181]-[.H180])*([.H181]-[.H180]))" office:value-type="float" office:value="10.3842862231836">
            <text:p>10.38428622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181]*[.K181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2.289 &lt;br&gt; Longitude : <text:s text:c="6"/>39.708&lt;br&gt;Date Acquired : 2022-06-24 &lt;br&gt;Time: 23:1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9.70790000, <text:s/>52.28947000&lt;/coordinates&gt;&lt;/Point&gt;&lt;/Placemark&gt;</text:p>
          </table:table-cell>
          <table:table-cell office:value-type="float" office:value="916">
            <text:p>916</text:p>
          </table:table-cell>
          <table:table-cell table:formula="of:=IF([.D182]&lt;YEAR(TODAY())&amp;&quot;-&quot;&amp;TEXT(MONTH(TODAY());&quot;00&quot;)&amp;&quot;-&quot;&amp;TEXT(DAY(TODAY());&quot;00&quot;);&quot;&lt;Placemark&gt;&lt;name&gt;Fire&lt;/name&gt;&lt;styleUrl&gt;#fireIcon2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2&lt;/styleUrl&gt;&lt;description&gt;">
            <text:p>&lt;Placemark&gt;&lt;name&gt;Fire&lt;/name&gt;&lt;styleUrl&gt;#fireIcon2&lt;/styleUrl&gt;&lt;description&gt;</text:p>
          </table:table-cell>
          <table:table-cell table:formula="of:=MID([.A182];162;10)" office:value-type="string" office:string-value="2022-06-24">
            <text:p>2022-06-24</text:p>
          </table:table-cell>
          <table:table-cell table:formula="of:=RIGHT([.A182];LEN([.A182])-FIND(&quot;&lt;/description&gt;&quot;;[.A182])+1)" office:value-type="string" office:string-value="&lt;/description&gt;&lt;Point&gt;&lt;coordinates&gt;  39.70790000,  52.28947000&lt;/coordinates&gt;&lt;/Point&gt;&lt;/Placemark&gt;">
            <text:p>&lt;/description&gt;&lt;Point&gt;&lt;coordinates&gt; <text:s/>39.70790000, <text:s/>52.28947000&lt;/coordinates&gt;&lt;/Point&gt;&lt;/Placemark&gt;</text:p>
          </table:table-cell>
          <table:table-cell office:value-type="float" office:value="916">
            <text:p>916</text:p>
          </table:table-cell>
          <table:table-cell table:formula="of:=VALUE(LEFT(MID([.A182];FIND(&quot;&lt;coordinates&gt;&quot;;[.A182])+15;26);11))" office:value-type="float" office:value="39.7079">
            <text:p>39.70790000</text:p>
          </table:table-cell>
          <table:table-cell table:formula="of:=VALUE(RIGHT(MID([.A182];FIND(&quot;&lt;coordinates&gt;&quot;;[.A182])+14;26);11))" office:value-type="float" office:value="52.28947">
            <text:p>52.28947000</text:p>
          </table:table-cell>
          <table:table-cell table:formula="of:=SQRT(([.G182]-[.G181])*([.G182]-[.G181])+([.H182]-[.H181])*([.H182]-[.H181]))" office:value-type="float" office:value="0.00243515913237171">
            <text:p>0.00243515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182]*[.K182]" office:value-type="float" office:value="0">
            <text:p>0</text:p>
          </table:table-cell>
          <table:table-cell/>
        </table:table-row>
        <table:table-row table:style-name="ro1" table:number-rows-repeated="76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2" table:number-rows-repeated="10">
          <table:table-cell/>
        </table:table-row>
        <table:table-row table:style-name="ro2">
          <table:table-cell office:value-type="string">
            <text:p>&lt;/description&gt;&lt;Point&gt;&lt;coordinates&gt; <text:s/>34.87396000, <text:s/>45.88717000&lt;/coordinates&gt;&lt;/Point&gt;&lt;/Placemark&gt;</text:p>
          </table:table-cell>
        </table:table-row>
        <table:table-row table:style-name="ro2" table:number-rows-repeated="6">
          <table:table-cell/>
        </table:table-row>
        <table:table-row table:style-name="ro2">
          <table:table-cell office:value-type="string">
            <text:p>&lt;Placemark&gt;&lt;name&gt;MODIS FIRE&lt;/name&gt;&lt;styleUrl&gt;#fireIcon&lt;/styleUrl&gt;&lt;description&gt;</text:p>
          </table:table-cell>
        </table:table-row>
        <table:table-row table:style-name="ro2" table:number-rows-repeated="4">
          <table:table-cell/>
        </table:table-row>
        <table:table-row table:style-name="ro2">
          <table:table-cell table:formula="of:=LEFT([.A31];FIND(&quot;&lt;![CDATA[ &quot;;[.A31])-2)" office:value-type="string" office:string-value="&lt;Placemark&gt;&lt;name&gt;MODIS FIRE&lt;/name&gt;&lt;styleUrl&gt;#fireIcon&lt;/styleUrl&gt;&lt;description&gt;">
            <text:p>&lt;Placemark&gt;&lt;name&gt;MODIS FIRE&lt;/name&gt;&lt;styleUrl&gt;#fireIcon&lt;/styleUrl&gt;&lt;description&gt;</text:p>
          </table:table-cell>
        </table:table-row>
        <table:table-row table:style-name="ro2">
          <table:table-cell table:formula="of:=RIGHT([.A31];95)" office:value-type="string" office:string-value="&lt;/description&gt;&lt;Point&gt;&lt;coordinates&gt;  34.87396000,  45.88717000&lt;/coordinates&gt;&lt;/Point&gt;&lt;/Placemark&gt;">
            <text:p>&lt;/description&gt;&lt;Point&gt;&lt;coordinates&gt; <text:s/>34.87396000, <text:s/>45.88717000&lt;/coordinates&gt;&lt;/Point&gt;&lt;/Placemark&gt;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&lt;/description&gt;&lt;Point&gt;&lt;coordinates&gt; <text:s/>34.87396000, <text:s/>45.88717000&lt;/coordinates&gt;&lt;/Point&gt;&lt;/Placemark&gt;</text:p>
          </table:table-cell>
        </table:table-row>
        <table:table-row table:style-name="ro2">
          <table:table-cell/>
        </table:table-row>
        <table:table-row table:style-name="ro2">
          <table:table-cell table:formula="of:=LEN([.A31])-FIND(&quot;&lt;/description&gt;&quot;;[.A31])+1" office:value-type="float" office:value="95">
            <text:p>95</text:p>
          </table:table-cell>
        </table:table-row>
        <table:table-row table:style-name="ro2">
          <table:table-cell/>
        </table:table-row>
        <table:table-row table:style-name="ro2">
          <table:table-cell/>
        </table:table-row>
        <table:table-row table:style-name="ro1">
          <table:table-cell office:value-type="string">
            <text:p>&lt;Placemark&gt;&lt;name&gt;MODIS FIRE&lt;/name&gt;&lt;styleUrl&gt;#fireIcon&lt;/styleUrl&gt;&lt;description&gt; &lt;![CDATA[ Latitude : <text:s text:c="6"/>45.887 &lt;br&gt; Longitude : <text:s text:c="6"/>34.874&lt;br&gt;Date Acquired : 2022-06-17 &lt;br&gt;Time: 08:24 UTC&lt;br&gt;Confidence [0-100] : 75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87396000, <text:s/>45.88717000&lt;/coordinates&gt;&lt;/Point&gt;&lt;/Placemark&gt;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8.76430000, <text:s/>45.7909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9.05720000, <text:s/>46.2432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0.45626000, <text:s/>46.2583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8.18890000, <text:s/>46.2757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8.51373000, <text:s/>46.5051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04388000, <text:s/>46.6303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9.39608000, <text:s/>46.6457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54903000, <text:s/>46.6746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54475000, <text:s/>46.6791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76875000, <text:s/>46.6865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00851000, <text:s/>46.70729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01611000, <text:s/>46.7077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01141000, <text:s/>46.72369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00510000, <text:s/>46.7261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01693000, <text:s/>46.7452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13965000, <text:s/>46.7615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15525000, <text:s/>46.7623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5.47866000, <text:s/>46.7674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94956000, <text:s/>46.7729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27499000, <text:s/>46.7802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28511000, <text:s/>46.7819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41033000, <text:s/>46.8028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03227000, <text:s/>46.8128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03444000, <text:s/>46.8160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03833000, <text:s/>46.8201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02549000, <text:s/>46.8225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0.87226000, <text:s/>46.8805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8.65543000, <text:s/>46.9400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8.42898000, <text:s/>46.9871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71234000, <text:s/>47.0187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72223000, <text:s/>47.0270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73064000, <text:s/>47.0274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93444000, <text:s/>47.0947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66430000, <text:s/>47.1008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95724000, <text:s/>47.1045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78271000, <text:s/>47.1561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24943000, <text:s/>47.1714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5.47073000, <text:s/>47.1860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07304000, <text:s/>47.28619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1.80531000, <text:s/>47.2957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27807000, <text:s/>47.3046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25430000, <text:s/>47.3114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26540000, <text:s/>47.3149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47868000, <text:s/>47.4668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5.58780000, <text:s/>47.4728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01541000, <text:s/>47.48829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5.42363000, <text:s/>47.50319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5.41503000, <text:s/>47.5032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42437000, <text:s/>47.5084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43845000, <text:s/>47.5108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44359000, <text:s/>47.5152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43433000, <text:s/>47.5165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44803000, <text:s/>47.5171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74609000, <text:s/>47.5294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54934000, <text:s/>47.5319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10788000, <text:s/>47.5797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4.32367000, <text:s/>47.6284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9.01772000, <text:s/>47.7877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8.95573000, <text:s/>47.7889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53204000, <text:s/>47.7920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8.13278000, <text:s/>47.8161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43351000, <text:s/>47.8634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5.15478000, <text:s/>47.87639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64149000, <text:s/>47.9249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1.24170000, <text:s/>47.9603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7.03709000, <text:s/>47.9696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51255000, <text:s/>47.9796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40687000, <text:s/>47.9923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40178000, <text:s/>47.9958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72914000, <text:s/>48.0072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33271000, <text:s/>48.0124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95299000, <text:s/>48.0591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58828000, <text:s/>48.07179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58638000, <text:s/>48.0780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74034000, <text:s/>48.1047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61301000, <text:s/>48.1062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45500000, <text:s/>48.2127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92290000, <text:s/>48.2846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7.04482000, <text:s/>48.4019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6.77070000, <text:s/>48.4524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17508000, <text:s/>48.4566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77420000, <text:s/>48.4604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75254000, <text:s/>48.4613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75736000, <text:s/>48.4670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17311000, <text:s/>48.4708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4.63221000, <text:s/>48.4725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80131000, <text:s/>48.4959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01782000, <text:s/>48.5466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03057000, <text:s/>48.57539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04145000, <text:s/>48.5798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06116000, <text:s/>48.6032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33506000, <text:s/>48.6517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55403000, <text:s/>48.67509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16360000, <text:s/>48.6834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27169000, <text:s/>48.7335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50409000, <text:s/>48.7353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05956000, <text:s/>48.7454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6.60208000, <text:s/>48.7488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31294000, <text:s/>48.7681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8382000, <text:s/>48.7734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9883000, <text:s/>48.7751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71387000, <text:s/>48.7769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32853000, <text:s/>48.7795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70795000, <text:s/>48.7800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9910000, <text:s/>48.7821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9624000, <text:s/>48.7845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71128000, <text:s/>48.7863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53698000, <text:s/>48.7891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52829000, <text:s/>48.7919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44805000, <text:s/>48.7978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45477000, <text:s/>48.7985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9.28767000, <text:s/>48.8102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5.28030000, <text:s/>48.8161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83963000, <text:s/>48.8305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43804000, <text:s/>48.8353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42831000, <text:s/>48.8355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34608000, <text:s/>48.8376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50746000, <text:s/>48.8439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90433000, <text:s/>48.9197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6.95136000, <text:s/>48.9253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8.59085000, <text:s/>48.9433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59858000, <text:s/>48.9445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71220000, <text:s/>48.9619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97917000, <text:s/>48.9619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19636000, <text:s/>48.9686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22345000, <text:s/>48.9714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23129000, <text:s/>48.9750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23992000, <text:s/>48.97549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6882000, <text:s/>48.9971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8461000, <text:s/>48.9982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6496000, <text:s/>48.9988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14841000, <text:s/>49.0002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1707000, <text:s/>49.0029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3208000, <text:s/>49.0048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2442000, <text:s/>49.0079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3970000, <text:s/>49.0123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1293000, <text:s/>49.0143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3189000, <text:s/>49.0156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0488000, <text:s/>49.0157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3654000, <text:s/>49.0168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1209000, <text:s/>49.0216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42588000, <text:s/>49.0255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53979000, <text:s/>49.0325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53112000, <text:s/>49.0325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54377000, <text:s/>49.03699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53520000, <text:s/>49.0370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4.47230000, <text:s/>49.0382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29761000, <text:s/>49.0419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31329000, <text:s/>49.0436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53526000, <text:s/>49.0436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29100000, <text:s/>49.0460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29641000, <text:s/>49.0500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30309000, <text:s/>49.0507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25357000, <text:s/>49.0512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24802000, <text:s/>49.0524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27354000, <text:s/>49.0535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25508000, <text:s/>49.0640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25920000, <text:s/>49.0647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8.66688000, <text:s/>49.0927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25048000, <text:s/>49.1134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37560000, <text:s/>49.1643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38318000, <text:s/>49.1649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38126000, <text:s/>49.1721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08173000, <text:s/>49.1908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00110000, <text:s/>49.2326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8.88194000, <text:s/>49.2551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01449000, <text:s/>49.2552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8.87577000, <text:s/>49.2554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01888000, <text:s/>49.26029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34635000, <text:s/>49.2851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40.13617000, <text:s/>49.3987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00565000, <text:s/>49.4031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01501000, <text:s/>49.4102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00284000, <text:s/>49.4121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01291000, <text:s/>49.4128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71764000, <text:s/>49.4938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62236000, <text:s/>49.5582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63186000, <text:s/>49.5616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93982000, <text:s/>49.7148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8.86084000, <text:s/>49.7520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41400000, <text:s/>49.9465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7.73237000, <text:s/>49.9545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8.97683000, <text:s/>49.9571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83012000, <text:s/>50.0485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42517000, <text:s/>50.1382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6.93210000, <text:s/>50.1469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42924000, <text:s/>50.1946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43967000, <text:s/>50.1969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32144000, <text:s/>50.2099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34813000, <text:s/>50.2310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57118000, <text:s/>50.2643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55334000, <text:s/>50.2670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4.96298000, <text:s/>50.2841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3.88433000, <text:s/>50.2880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4.11845000, <text:s/>50.4550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9.20993000, <text:s/>50.52586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9.22110000, <text:s/>50.5320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6.26043000, <text:s/>50.5419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47514000, <text:s/>50.5795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55344000, <text:s/>50.6119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60169000, <text:s/>50.6155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9.94495000, <text:s/>50.83995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2.59055000, <text:s/>50.9693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92794000, <text:s/>51.13853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9.39183000, <text:s/>51.1547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94590000, <text:s/>51.1582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9.73471000, <text:s/>51.1972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0.82019000, <text:s/>51.22698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7.76147000, <text:s/>51.25750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0.79896000, <text:s/>51.2634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40.25013000, <text:s/>51.45369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4.63164000, <text:s/>51.68087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98822000, <text:s/>51.7195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9.33880000, <text:s/>51.89162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9.89373000, <text:s/>51.93314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27.25230000, <text:s/>52.07941000&lt;/coordinates&gt;&lt;/Point&gt;&lt;/Placemark&gt;</text:p>
          </table:table-cell>
        </table:table-row>
        <table:table-row table:style-name="ro2">
          <table:table-cell office:value-type="string">
            <text:p>&lt;Placemark&gt;&lt;name&gt;Fire&lt;/name&gt;&lt;styleUrl&gt;#fireIcon1&lt;/styleUrl&gt;&lt;description&gt;</text:p>
          </table:table-cell>
          <table:table-cell office:value-type="string">
            <text:p>2022-06-20</text:p>
          </table:table-cell>
          <table:table-cell office:value-type="string">
            <text:p>&lt;/description&gt;&lt;Point&gt;&lt;coordinates&gt; <text:s/>36.48980000, <text:s/>52.25994000&lt;/coordinates&gt;&lt;/Point&gt;&lt;/Placemark&gt;</text:p>
          </table:table-cell>
        </table:table-row>
      </table:table>
      <table:database-ranges>
        <table:database-range table:target-range-address="Sheet1.A1:Sheet1.L77" table:contains-header="false">
          <table:sort>
            <table:sort-by table:field-number="3" table:order="descending" table:data-type="automatic"/>
            <table:sort-by table:field-number="6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0" number:min-integer-digits="0"/>
    </number:number-style>
    <number:number-style style:name="N118">
      <number:number number:decimal-places="8" number:min-integer-digits="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5">06/25/2022</text:date>, <text:time>08:3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8T15:37:24.88</meta:creation-date>
    <dc:date>2022-06-25T08:35:32.72</dc:date>
    <meta:editing-duration>PT8H3M58S</meta:editing-duration>
    <meta:editing-cycles>6</meta:editing-cycles>
    <meta:generator>OpenOffice/4.1.6$Win32 OpenOffice.org_project/416m1$Build-9790</meta:generator>
    <meta:document-statistic meta:table-count="3" meta:cell-count="3000" meta:object-count="0"/>
  </office:meta>
</office:document-meta>
</file>